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148cm" fo:min-width="2.298cm" fo:padding-top="0.326cm" fo:padding-bottom="0.326cm" fo:padding-left="0.451cm" fo:padding-right="0.451cm"/>
    </style:style>
    <style:style style:name="gr2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3cm" fo:min-width="0.6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3.948cm" fo:min-width="0cm" fo:padding-top="0.326cm" fo:padding-bottom="0.326cm" fo:padding-left="0.451cm" fo:padding-right="0.451cm"/>
    </style:style>
    <style:style style:name="gr4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94cm" fo:min-width="0.601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2.548cm" fo:min-width="3.898cm" fo:padding-top="0.326cm" fo:padding-bottom="0.326cm" fo:padding-left="0.451cm" fo:padding-right="0.451cm"/>
    </style:style>
    <style:style style:name="gr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34cm" fo:min-width="0.2cm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0.955cm"/>
    </style:style>
    <style:style style:name="gr8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35cm" fo:min-width="0.1cm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cm" fo:min-width="2.098cm" fo:padding-top="0.326cm" fo:padding-bottom="0.326cm" fo:padding-left="0.451cm" fo:padding-right="0.451cm"/>
    </style:style>
    <style:style style:name="gr10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4.548cm" fo:min-width="0.698cm" fo:padding-top="0.326cm" fo:padding-bottom="0.326cm" fo:padding-left="0.451cm" fo:padding-right="0.451cm"/>
    </style:style>
    <style:style style:name="gr11" style:family="graphic" style:parent-style-name="standard">
      <style:graphic-properties svg:stroke-width="0.2cm" svg:stroke-color="#e6e6e6" draw:marker-start-width="0.8cm" draw:marker-end-width="0.8cm" draw:fill="solid" draw:fill-color="#e6e6e6" draw:textarea-horizontal-align="justify" draw:textarea-vertical-align="middle" draw:auto-grow-height="false" fo:min-height="5.35cm" fo:min-width="5.1cm" fo:padding-top="0.225cm" fo:padding-bottom="0.225cm" fo:padding-left="0.35cm" fo:padding-right="0.35cm"/>
    </style:style>
    <style:style style:name="gr12" style:family="graphic" style:parent-style-name="standard">
      <style:graphic-properties svg:stroke-width="0.1cm" svg:stroke-color="#e6e6e6" draw:marker-start-width="0.106cm" draw:marker-end-width="0.106cm" draw:stroke-linejoin="bevel" draw:fill="solid" draw:fill-color="#e6e6e6" draw:textarea-horizontal-align="justify" draw:textarea-vertical-align="middle" draw:auto-grow-height="false" fo:min-height="1.611cm" fo:min-width="4.347cm" fo:padding-top="0.179cm" fo:padding-bottom="0.179cm" fo:padding-left="0.304cm" fo:padding-right="0.304cm"/>
    </style:style>
    <style:style style:name="gr13" style:family="graphic" style:parent-style-name="standard">
      <style:graphic-properties svg:stroke-width="0.05cm" svg:stroke-color="#999999" draw:marker-start-width="0.35cm" draw:marker-end-width="0.35cm" draw:fill="solid" draw:fill-color="#999999" draw:textarea-horizontal-align="justify" draw:textarea-vertical-align="middle" draw:auto-grow-height="false" fo:min-height="0.3cm" fo:min-width="5.2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999999" draw:marker-start-width="0.35cm" draw:marker-end-width="0.35cm" draw:fill="solid" draw:fill-color="#999999" draw:textarea-horizontal-align="justify" draw:textarea-vertical-align="middle" draw:auto-grow-height="false" fo:min-height="1.58cm" fo:min-width="2.35cm" fo:padding-top="0.15cm" fo:padding-bottom="0.15cm" fo:padding-left="0.275cm" fo:padding-right="0.275cm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 fo:min-height="0.95cm" fo:min-width="0.7cm"/>
    </style:style>
    <style:style style:name="gr16" style:family="graphic" style:parent-style-name="measure">
      <style:graphic-properties draw:stroke-linejoin="bevel" draw:textarea-vertical-align="middle" draw:line-distance="0.2cm" draw:placing="below"/>
    </style:style>
    <style:style style:name="gr17" style:family="graphic" style:parent-style-name="measure">
      <style:graphic-properties draw:stroke-linejoin="bevel" draw:textarea-vertical-align="middle" draw:line-distance="0.3cm" draw:placing="below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9" style:family="graphic" style:parent-style-name="standard">
      <style:graphic-properties svg:stroke-width="0.7cm" svg:stroke-color="#808080" draw:marker-start-width="1.05cm" draw:marker-end-width="1.05cm" svg:stroke-linecap="round" draw:fill-color="#808080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20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1.242cm" fo:min-width="0cm" fo:padding-top="0.179cm" fo:padding-bottom="0.179cm" fo:padding-left="0.304cm" fo:padding-right="0.304cm"/>
    </style:style>
    <style:style style:name="gr21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1.042cm" fo:min-width="0cm" fo:padding-top="0.179cm" fo:padding-bottom="0.179cm" fo:padding-left="0.304cm" fo:padding-right="0.304cm"/>
    </style:style>
    <style:style style:name="gr22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right" draw:textarea-vertical-align="bottom" draw:auto-grow-height="false" fo:min-height="0cm" fo:min-width="0cm" fo:padding-top="0.5cm" fo:padding-bottom="0.5cm" fo:padding-left="0.5cm" fo:padding-right="0.5cm"/>
    </style:style>
    <style:style style:name="gr23" style:family="graphic" style:parent-style-name="standard">
      <style:graphic-properties svg:stroke-width="0cm" svg:stroke-color="#999999" draw:stroke-linejoin="miter" svg:stroke-linecap="round" draw:fill="hatch" draw:fill-color="#999999" draw:fill-hatch-name="Trap" draw:fill-hatch-solid="true" draw:opacity="50%" draw:textarea-horizontal-align="center" draw:textarea-vertical-align="bottom" draw:auto-grow-height="false" fo:min-height="5.35cm" fo:min-width="1.7cm" draw:shadow-opacity="50%"/>
    </style:style>
    <style:style style:name="gr24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4.248cm" fo:min-width="0.198cm" fo:padding-top="0.276cm" fo:padding-bottom="0.276cm" fo:padding-left="0.401cm" fo:padding-right="0.401cm"/>
    </style:style>
    <style:style style:name="gr25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5cm" fo:min-width="0.5cm" draw:shadow-opacity="100%"/>
    </style:style>
    <style:style style:name="gr26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1cm"/>
    </style:style>
    <style:style style:name="gr27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365cm" fo:min-width="0.5cm" draw:shadow-opacity="100%"/>
    </style:style>
    <style:style style:name="gr28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.7cm" draw:shadow-opacity="100%"/>
    </style:style>
    <style:style style:name="gr29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65cm" fo:min-width="0cm" draw:shadow-opacity="100%"/>
    </style:style>
    <style:style style:name="gr30" style:family="graphic" style:parent-style-name="objectwithoutfill">
      <style:graphic-properties svg:stroke-width="0.3cm" svg:stroke-color="#666666" draw:marker-start-width="0.798cm" draw:marker-end-width="0.798cm" draw:stroke-linejoin="miter" svg:stroke-linecap="round" draw:fill="none" draw:textarea-vertical-align="middle" fo:padding-top="0.276cm" fo:padding-bottom="0.276cm" fo:padding-left="0.401cm" fo:padding-right="0.401cm"/>
    </style:style>
    <style:style style:name="gr31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.648cm" fo:min-width="0.198cm" fo:padding-top="0.276cm" fo:padding-bottom="0.276cm" fo:padding-left="0.401cm" fo:padding-right="0.401cm"/>
    </style:style>
    <style:style style:name="gr32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75cm" fo:min-width="0.5cm" draw:shadow-opacity="100%"/>
    </style:style>
    <style:style style:name="gr33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1.5cm"/>
    </style:style>
    <style:style style:name="gr34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75cm" fo:min-width="0.5cm" draw:shadow-opacity="100%"/>
    </style:style>
    <style:style style:name="gr35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0.5cm"/>
    </style:style>
    <style:style style:name="gr36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1.55cm" fo:min-width="0.5cm" draw:shadow-opacity="100%"/>
    </style:style>
    <style:style style:name="gr37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0.448cm" fo:min-width="1.597cm" fo:padding-top="0.276cm" fo:padding-bottom="0.276cm" fo:padding-left="0.401cm" fo:padding-right="0.401cm"/>
    </style:style>
    <style:style style:name="gr38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0.75cm" fo:min-width="0.5cm" draw:shadow-opacity="100%"/>
    </style:style>
    <style:style style:name="gr39" style:family="graphic" style:parent-style-name="standard">
      <style:graphic-properties draw:stroke="solid" svg:stroke-width="0.2cm" svg:stroke-color="#cccccc" draw:marker-start-width="0.801cm" draw:marker-end-width="0.801cm" draw:stroke-linejoin="miter" draw:fill="solid" draw:fill-color="#cccccc" draw:opacity="100%" draw:textarea-horizontal-align="right" draw:textarea-vertical-align="middle" draw:auto-grow-height="false" fo:min-height="0.948cm" fo:min-width="8.498cm" fo:padding-top="0.326cm" fo:padding-bottom="0.326cm" fo:padding-left="0.451cm" fo:padding-right="0.451cm" draw:shadow-opacity="100%"/>
    </style:style>
    <style:style style:name="gr40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2.597cm" fo:min-width="4cm" fo:padding-top="0.225cm" fo:padding-bottom="0.225cm" fo:padding-left="0.35cm" fo:padding-right="0.35cm" draw:shadow-opacity="100%"/>
    </style:style>
    <style:style style:name="gr41" style:family="graphic" style:parent-style-name="standard">
      <style:graphic-properties svg:stroke-width="0.2cm" svg:stroke-color="#cccccc" draw:marker-start-width="0.8cm" draw:marker-end-width="0.8cm" draw:fill="solid" draw:fill-color="#cccccc" draw:opacity="100%" draw:textarea-horizontal-align="justify" draw:textarea-vertical-align="middle" draw:auto-grow-height="false" fo:min-height="4.95cm" fo:min-width="4.7cm" fo:padding-top="0.225cm" fo:padding-bottom="0.225cm" fo:padding-left="0.35cm" fo:padding-right="0.35cm" draw:shadow-opacity="100%"/>
    </style:style>
    <style:style style:name="gr42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000000" draw:opacity="100%" draw:textarea-horizontal-align="right" draw:textarea-vertical-align="middle" draw:auto-grow-height="false" fo:min-height="4.748cm" fo:min-width="0cm" fo:padding-top="0.326cm" fo:padding-bottom="0.326cm" fo:padding-left="0.451cm" fo:padding-right="0.451cm" draw:shadow-opacity="100%"/>
    </style:style>
    <style:style style:name="gr43" style:family="graphic" style:parent-style-name="standard">
      <style:graphic-properties draw:stroke="solid" svg:stroke-width="0.2cm" svg:stroke-color="#cccccc" draw:marker-start-width="0.801cm" draw:marker-end-width="0.801cm" draw:stroke-linejoin="bevel" svg:stroke-linecap="square" draw:fill="solid" draw:fill-color="#cccccc" draw:opacity="100%" draw:textarea-horizontal-align="right" draw:textarea-vertical-align="middle" draw:auto-grow-height="false" fo:min-height="4.948cm" fo:min-width="4.698cm" fo:padding-top="0.326cm" fo:padding-bottom="0.326cm" fo:padding-left="0.451cm" fo:padding-right="0.451cm" draw:shadow-opacity="100%"/>
    </style:style>
    <style:style style:name="gr4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1.7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846cm" fo:min-width="2.995cm" fo:padding-top="0.178cm" fo:padding-bottom="0.178cm" fo:padding-left="0.303cm" fo:padding-right="0.303cm"/>
    </style:style>
    <style:style style:name="gr4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0.595cm" fo:padding-top="0.178cm" fo:padding-bottom="0.178cm" fo:padding-left="0.303cm" fo:padding-right="0.303cm"/>
    </style:style>
    <style:style style:name="gr47" style:family="graphic" style:parent-style-name="measure">
      <style:graphic-properties draw:textarea-vertical-align="middle"/>
    </style:style>
    <style:style style:name="gr48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.25cm" fo:min-width="2.2cm" fo:padding-top="0.375cm" fo:padding-bottom="0.375cm" fo:padding-left="0.5cm" fo:padding-right="0.5cm"/>
    </style:style>
    <style:style style:name="gr49" style:family="graphic" style:parent-style-name="standard">
      <style:graphic-properties svg:stroke-width="0.5cm" svg:stroke-color="#999999" draw:marker-start-width="0.591cm" draw:marker-end-width="0.591cm" draw:stroke-linejoin="round" draw:fill-color="#b3b3b3" draw:textarea-horizontal-align="justify" draw:textarea-vertical-align="middle" draw:auto-grow-height="false" fo:min-height="0cm" fo:min-width="0.6cm" fo:padding-top="0.375cm" fo:padding-bottom="0.375cm" fo:padding-left="0.5cm" fo:padding-right="0.5cm"/>
    </style:style>
    <style:style style:name="gr50" style:family="graphic" style:parent-style-name="objectwithoutfill">
      <style:graphic-properties draw:stroke="dash" draw:stroke-dash="Ultrafine_20_2_20_Dots_20_3_20_Dashes" svg:stroke-width="0.2cm" svg:stroke-color="#b80047" draw:marker-start-width="0.8cm" draw:marker-end-width="0.8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3cm" fo:min-width="1.394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6cm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3.748cm" fo:min-width="0cm" fo:padding-top="0.326cm" fo:padding-bottom="0.326cm" fo:padding-left="0.451cm" fo:padding-right="0.451cm"/>
    </style:style>
    <style:style style:name="gr54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1.348cm" fo:min-width="1.098cm" fo:padding-top="0.326cm" fo:padding-bottom="0.326cm" fo:padding-left="0.451cm" fo:padding-right="0.451cm"/>
    </style:style>
    <style:style style:name="gr55" style:family="graphic" style:parent-style-name="standard">
      <style:graphic-properties draw:stroke="none" svg:stroke-width="0cm" svg:stroke-color="#cccccc" draw:marker-start-width="0.201cm" draw:marker-end-width="0.201cm" draw:stroke-linejoin="miter" draw:fill-color="#cccccc" draw:textarea-horizontal-align="right" draw:textarea-vertical-align="middle" draw:auto-grow-height="false" fo:min-height="2.348cm" fo:min-width="1.098cm" fo:padding-top="0.326cm" fo:padding-bottom="0.326cm" fo:padding-left="0.451cm" fo:padding-right="0.451cm"/>
    </style:style>
    <style:style style:name="gr56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6.498cm" fo:padding-top="0.326cm" fo:padding-bottom="0.326cm" fo:padding-left="0.451cm" fo:padding-right="0.451cm"/>
    </style:style>
    <style:style style:name="gr57" style:family="graphic" style:parent-style-name="measure">
      <style:graphic-properties draw:textarea-vertical-align="middle" draw:line-distance="0.7cm" draw:placing="above"/>
    </style:style>
    <style:style style:name="gr5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2cm" fo:min-width="1.373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344cm" fo:min-width="1.372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1.394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594cm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993cm" fo:min-width="2.568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4.194cm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0.594cm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44cm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4cm" fo:min-width="2.192cm" fo:padding-top="0.178cm" fo:padding-bottom="0.178cm" fo:padding-left="0.303cm" fo:padding-right="0.303cm"/>
    </style:style>
    <style:style style:name="gr67" style:family="graphic" style:parent-style-name="measure">
      <style:graphic-properties draw:textarea-vertical-align="middle" draw:line-distance="0.9cm"/>
    </style:style>
    <style:style style:name="gr6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6cm" fo:min-width="2.594cm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width="0cm" svg:stroke-color="#cccccc" draw:marker-start-width="0.201cm" draw:marker-end-width="0.201cm" draw:stroke-linejoin="round" svg:stroke-linecap="round" draw:fill-color="#cccccc" draw:textarea-horizontal-align="right" draw:textarea-vertical-align="middle" draw:auto-grow-height="false" fo:min-height="4.148cm" fo:min-width="8.028cm" fo:padding-top="0.326cm" fo:padding-bottom="0.326cm" fo:padding-left="0.451cm" fo:padding-right="0.451cm"/>
    </style:style>
    <style:style style:name="gr70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6.348cm" fo:min-width="1.098cm" fo:padding-top="0.326cm" fo:padding-bottom="0.326cm" fo:padding-left="0.451cm" fo:padding-right="0.451cm"/>
    </style:style>
    <style:style style:name="gr71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1.754cm" fo:min-width="2.7cm" fo:padding-top="0.225cm" fo:padding-bottom="0.225cm" fo:padding-left="0.35cm" fo:padding-right="0.35cm"/>
    </style:style>
    <style:style style:name="gr72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3.994cm" fo:min-width="1.394cm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2.044cm" fo:min-width="0.594cm" fo:padding-top="0.178cm" fo:padding-bottom="0.178cm" fo:padding-left="0.303cm" fo:padding-right="0.303cm"/>
    </style:style>
    <style:style style:name="gr74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444cm" fo:min-width="0.594cm" fo:padding-top="0.178cm" fo:padding-bottom="0.178cm" fo:padding-left="0.303cm" fo:padding-right="0.303cm"/>
    </style:style>
    <style:style style:name="gr75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center" draw:textarea-vertical-align="middle" draw:auto-grow-height="false" fo:min-height="0.844cm" fo:min-width="0.594cm" fo:padding-top="0.178cm" fo:padding-bottom="0.178cm" fo:padding-left="0.303cm" fo:padding-right="0.303cm"/>
    </style:style>
    <style:style style:name="gr76" style:family="graphic" style:parent-style-name="measure">
      <style:graphic-properties draw:textarea-vertical-align="middle" draw:line-distance="0.3cm" draw:placing="below"/>
    </style:style>
    <style:style style:name="gr7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78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544cm" fo:min-width="0.594cm" fo:padding-top="0.178cm" fo:padding-bottom="0.178cm" fo:padding-left="0.303cm" fo:padding-right="0.303cm"/>
    </style:style>
    <style:style style:name="gr79" style:family="graphic" style:parent-style-name="standard">
      <style:graphic-properties svg:stroke-width="0.1cm" svg:stroke-color="#666666" draw:marker-start-width="0.3cm" draw:marker-end-width="0.3cm" draw:stroke-linejoin="bevel" draw:fill="solid" draw:fill-color="#729fcf" draw:textarea-horizontal-align="left" draw:textarea-vertical-align="middle" draw:auto-grow-height="false" fo:min-height="0.542cm" fo:min-width="0.192cm" fo:padding-top="0.179cm" fo:padding-bottom="0.179cm" fo:padding-left="0.304cm" fo:padding-right="0.304cm"/>
    </style:style>
    <style:style style:name="gr80" style:family="graphic" style:parent-style-name="standard">
      <style:graphic-properties svg:stroke-width="0.3cm" svg:stroke-color="#333333" draw:marker-start-width="0.9cm" draw:marker-end-width="0.9cm" draw:stroke-linejoin="round" svg:stroke-linecap="round" draw:fill="solid" draw:fill-color="#333333" draw:textarea-horizontal-align="left" draw:textarea-vertical-align="middle" draw:auto-grow-height="false" fo:min-height="0cm" fo:min-width="0cm" fo:padding-top="0.279cm" fo:padding-bottom="0.279cm" fo:padding-left="0.404cm" fo:padding-right="0.404cm"/>
    </style:style>
    <style:style style:name="gr81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3" style:family="graphic" style:parent-style-name="standard">
      <style:graphic-properties svg:stroke-width="0.106cm" svg:stroke-color="#666666" draw:marker-start-width="0.359cm" draw:marker-end-width="0.359cm" draw:stroke-linejoin="miter" draw:fill-color="#999999" draw:textarea-horizontal-align="justify" draw:textarea-vertical-align="middle" draw:auto-grow-height="false" fo:min-height="0cm" fo:min-width="0.594cm" fo:padding-top="0.178cm" fo:padding-bottom="0.178cm" fo:padding-left="0.303cm" fo:padding-right="0.303cm"/>
    </style:style>
    <style:style style:name="gr84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1.94cm" fo:min-width="2.492cm" fo:padding-top="0.229cm" fo:padding-bottom="0.229cm" fo:padding-left="0.354cm" fo:padding-right="0.354cm"/>
    </style:style>
    <style:style style:name="gr8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622cm" fo:min-width="1.657cm" fo:padding-top="0.178cm" fo:padding-bottom="0.178cm" fo:padding-left="0.303cm" fo:padding-right="0.303cm"/>
    </style:style>
    <style:style style:name="gr86" style:family="graphic" style:parent-style-name="measure">
      <style:graphic-properties draw:textarea-vertical-align="middle" draw:line-distance="0.6cm" draw:placing="above"/>
    </style:style>
    <style:style style:name="gr87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2cm" fo:min-width="2cm" fo:padding-top="0cm" fo:padding-bottom="0cm" fo:padding-left="0cm" fo:padding-right="0cm"/>
    </style:style>
    <style:style style:name="gr88" style:family="graphic" style:parent-style-name="standard">
      <style:graphic-properties svg:stroke-width="0.106cm" svg:stroke-color="#666666" draw:marker-start-width="0.659cm" draw:marker-end-width="0.659cm" draw:fill-color="#b3b3b3" draw:textarea-horizontal-align="right" draw:textarea-vertical-align="bottom" draw:auto-grow-height="false" fo:min-height="1.401cm" fo:min-width="1.4cm" fo:padding-top="0cm" fo:padding-bottom="0cm" fo:padding-left="0cm" fo:padding-right="0cm"/>
    </style:style>
    <style:style style:name="gr89" style:family="graphic" style:parent-style-name="measure" style:list-style-name="L1">
      <style:graphic-properties draw:textarea-vertical-align="middle" draw:line-distance="0.3cm" draw:start-guide="0cm" draw:placing="below"/>
    </style:style>
    <style:style style:name="gr90" style:family="graphic" style:parent-style-name="measure">
      <style:graphic-properties draw:textarea-vertical-align="middle" draw:line-distance="-0.022cm" draw:placing="above"/>
    </style:style>
    <style:style style:name="gr91" style:family="graphic" style:parent-style-name="measure">
      <style:graphic-properties draw:textarea-vertical-align="middle" draw:line-distance="0.265cm" draw:placing="below"/>
    </style:style>
    <style:style style:name="gr92" style:family="graphic" style:parent-style-name="standard">
      <style:graphic-properties draw:fill="none" draw:opacity="100%" draw:fill-image-width="0cm" draw:fill-image-height="0cm" draw:textarea-horizontal-align="justify" draw:textarea-vertical-align="middle" draw:auto-grow-height="false" fo:min-height="0.75cm" fo:min-width="0.5cm" draw:shadow-opacity="100%"/>
    </style:style>
    <style:style style:name="gr93" style:family="graphic" style:parent-style-name="standard">
      <style:graphic-properties draw:stroke="none" draw:fill="none" draw:opacity="100%" draw:fill-image-width="0cm" draw:fill-image-height="0cm" fo:min-height="5.212cm" draw:shadow-opacity="100%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0.217cm"/>
    </style:style>
    <style:style style:name="gr95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96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1.148cm" fo:min-width="2.501cm" fo:padding-top="0.226cm" fo:padding-bottom="0.226cm" fo:padding-left="0.351cm" fo:padding-right="0.351cm"/>
    </style:style>
    <style:style style:name="gr97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5cm" fo:min-width="7.696cm" fo:padding-top="0.227cm" fo:padding-bottom="0.227cm" fo:padding-left="0.352cm" fo:padding-right="0.352cm"/>
    </style:style>
    <style:style style:name="gr98" style:family="graphic" style:parent-style-name="measure">
      <style:graphic-properties draw:textarea-vertical-align="middle" draw:line-distance="0.65cm" draw:placing="above"/>
    </style:style>
    <style:style style:name="gr99" style:family="graphic" style:parent-style-name="measure" style:list-style-name="L1">
      <style:graphic-properties draw:textarea-vertical-align="middle" draw:line-distance="1.1cm" draw:placing="above"/>
    </style:style>
    <style:style style:name="gr100" style:family="graphic" style:parent-style-name="measure">
      <style:graphic-properties draw:textarea-vertical-align="middle" draw:line-distance="0.2cm" draw:placing="below"/>
    </style:style>
    <style:style style:name="gr101" style:family="graphic" style:parent-style-name="measure" style:list-style-name="L1">
      <style:graphic-properties draw:textarea-vertical-align="middle" draw:line-distance="0.2cm" draw:placing="below"/>
    </style:style>
    <style:style style:name="gr102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1.273cm" fo:min-width="0.798cm" fo:padding-top="0.326cm" fo:padding-bottom="0.326cm" fo:padding-left="0.451cm" fo:padding-right="0.451cm"/>
    </style:style>
    <style:style style:name="gr103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04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836cm" fo:min-width="0cm" fo:padding-top="0.326cm" fo:padding-bottom="0.326cm" fo:padding-left="0.451cm" fo:padding-right="0.451cm"/>
    </style:style>
    <style:style style:name="gr105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cm" fo:min-width="0.373cm" fo:padding-top="0.326cm" fo:padding-bottom="0.326cm" fo:padding-left="0.451cm" fo:padding-right="0.451cm"/>
    </style:style>
    <style:style style:name="gr106" style:family="graphic" style:parent-style-name="standard">
      <style:graphic-properties svg:stroke-width="0.2cm" svg:stroke-color="#cccccc" draw:marker-start-width="0.8cm" draw:marker-end-width="0.8cm" draw:fill-color="#cccccc" draw:textarea-horizontal-align="justify" draw:textarea-vertical-align="middle" draw:auto-grow-height="false" fo:min-height="0.188cm" fo:min-width="0cm" fo:padding-top="0.225cm" fo:padding-bottom="0.225cm" fo:padding-left="0.35cm" fo:padding-right="0.35cm"/>
    </style:style>
    <style:style style:name="gr107" style:family="graphic" style:parent-style-name="standard">
      <style:graphic-properties draw:stroke="solid" svg:stroke-width="0.2cm" svg:stroke-color="#cccccc" draw:marker-start-width="0.801cm" draw:marker-end-width="0.801cm" draw:stroke-linejoin="round" svg:stroke-linecap="round" draw:fill-color="#cccccc" draw:textarea-horizontal-align="right" draw:textarea-vertical-align="middle" draw:auto-grow-height="false" fo:min-height="0.411cm" fo:min-width="0cm" fo:padding-top="0.326cm" fo:padding-bottom="0.326cm" fo:padding-left="0.451cm" fo:padding-right="0.451cm"/>
    </style:style>
    <style:style style:name="gr108" style:family="graphic" style:parent-style-name="standard">
      <style:graphic-properties svg:stroke-width="0.05cm" svg:stroke-color="#666666" draw:marker-start-width="0.35cm" draw:marker-end-width="0.35cm" svg:stroke-linecap="round" draw:fill="solid" draw:fill-color="#83caff" draw:textarea-horizontal-align="justify" draw:textarea-vertical-align="middle" draw:auto-grow-height="false" fo:min-height="0.3cm" fo:min-width="0.05cm" fo:padding-top="0.15cm" fo:padding-bottom="0.15cm" fo:padding-left="0.275cm" fo:padding-right="0.275cm"/>
    </style:style>
    <style:style style:name="gr109" style:family="graphic" style:parent-style-name="standard">
      <style:graphic-properties svg:stroke-width="0.4cm" svg:stroke-color="#999999" draw:marker-start-width="0.3cm" draw:marker-end-width="0.3cm" draw:stroke-linejoin="round" draw:fill-color="#b3b3b3" draw:textarea-horizontal-align="justify" draw:textarea-vertical-align="middle" draw:auto-grow-height="false" fo:min-height="0.15cm" fo:min-width="0.1cm" fo:padding-top="0.325cm" fo:padding-bottom="0.325cm" fo:padding-left="0.45cm" fo:padding-right="0.45cm"/>
    </style:style>
    <style:style style:name="gr110" style:family="graphic" style:parent-style-name="standard">
      <style:graphic-properties draw:stroke="none" draw:fill="none" draw:fill-color="#ffff99" draw:fill-image-width="0cm" draw:fill-image-height="0cm" fo:min-height="0.712cm"/>
    </style:style>
    <style:style style:name="gr111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12" style:family="graphic" style:parent-style-name="measure">
      <style:graphic-properties draw:textarea-vertical-align="middle" draw:line-distance="0.6cm" draw:start-guide="-0.006cm"/>
    </style:style>
    <style:style style:name="gr113" style:family="graphic" style:parent-style-name="measure">
      <style:graphic-properties draw:textarea-vertical-align="middle" draw:line-distance="0.6cm" draw:placing="below"/>
    </style:style>
    <style:style style:name="gr114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644cm" fo:min-width="0.994cm" fo:padding-top="0.178cm" fo:padding-bottom="0.178cm" fo:padding-left="0.303cm" fo:padding-right="0.303cm"/>
    </style:style>
    <style:style style:name="gr115" style:family="graphic" style:parent-style-name="objectwithoutfill">
      <style:graphic-properties svg:stroke-width="0.201cm" svg:stroke-color="#cccccc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116" style:family="graphic" style:parent-style-name="objectwithoutfill">
      <style:graphic-properties svg:stroke-width="0.1cm" svg:stroke-color="#666666" draw:marker-start-width="0.201cm" draw:marker-end-width="0.201cm" draw:stroke-linejoin="miter" svg:stroke-linecap="round" draw:fill="none" draw:textarea-vertical-align="middle" fo:padding-top="0.177cm" fo:padding-bottom="0.177cm" fo:padding-left="0.302cm" fo:padding-right="0.302cm"/>
    </style:style>
    <style:style style:name="gr117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244cm" fo:min-width="0.019cm" fo:padding-top="0.178cm" fo:padding-bottom="0.178cm" fo:padding-left="0.303cm" fo:padding-right="0.303cm"/>
    </style:style>
    <style:style style:name="gr118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119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3.844cm" fo:min-width="0cm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644cm" fo:min-width="0cm" fo:padding-top="0.178cm" fo:padding-bottom="0.178cm" fo:padding-left="0.303cm" fo:padding-right="0.303cm"/>
    </style:style>
    <style:style style:name="gr121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844cm" fo:min-width="0cm" fo:padding-top="0.178cm" fo:padding-bottom="0.178cm" fo:padding-left="0.303cm" fo:padding-right="0.303cm"/>
    </style:style>
    <style:style style:name="gr122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35cm" fo:min-width="0cm" fo:padding-top="0.178cm" fo:padding-bottom="0.178cm" fo:padding-left="0.303cm" fo:padding-right="0.303cm"/>
    </style:style>
    <style:style style:name="gr123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2.974cm" fo:min-width="0cm" fo:padding-top="0.178cm" fo:padding-bottom="0.178cm" fo:padding-left="0.303cm" fo:padding-right="0.303cm"/>
    </style:style>
    <style:style style:name="gr124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cm" fo:min-width="1.794cm" fo:padding-top="0.178cm" fo:padding-bottom="0.178cm" fo:padding-left="0.303cm" fo:padding-right="0.303cm"/>
    </style:style>
    <style:style style:name="gr125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4.028cm" fo:min-width="0cm" fo:padding-top="0.178cm" fo:padding-bottom="0.178cm" fo:padding-left="0.303cm" fo:padding-right="0.303cm"/>
    </style:style>
    <style:style style:name="gr126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2.372cm" fo:min-width="0cm" fo:padding-top="0.178cm" fo:padding-bottom="0.178cm" fo:padding-left="0.303cm" fo:padding-right="0.303cm"/>
    </style:style>
    <style:style style:name="gr127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776cm" fo:min-width="0cm" fo:padding-top="0.178cm" fo:padding-bottom="0.178cm" fo:padding-left="0.303cm" fo:padding-right="0.303cm"/>
    </style:style>
    <style:style style:name="gr128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2.844cm" fo:min-width="0cm" fo:padding-top="0.178cm" fo:padding-bottom="0.178cm" fo:padding-left="0.303cm" fo:padding-right="0.303cm"/>
    </style:style>
    <style:style style:name="gr129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4.644cm" fo:min-width="0cm" fo:padding-top="0.178cm" fo:padding-bottom="0.178cm" fo:padding-left="0.303cm" fo:padding-right="0.303cm"/>
    </style:style>
    <style:style style:name="gr130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131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7.464cm" fo:min-width="0cm" fo:padding-top="0.178cm" fo:padding-bottom="0.178cm" fo:padding-left="0.303cm" fo:padding-right="0.303cm"/>
    </style:style>
    <style:style style:name="gr132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cm" fo:min-width="3.594cm" fo:padding-top="0.178cm" fo:padding-bottom="0.178cm" fo:padding-left="0.303cm" fo:padding-right="0.303cm"/>
    </style:style>
    <style:style style:name="gr133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.397cm" fo:min-width="0cm" fo:padding-top="0.178cm" fo:padding-bottom="0.178cm" fo:padding-left="0.303cm" fo:padding-right="0.303cm"/>
    </style:style>
    <style:style style:name="gr134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644cm" fo:min-width="0cm" fo:padding-top="0.178cm" fo:padding-bottom="0.178cm" fo:padding-left="0.303cm" fo:padding-right="0.303cm"/>
    </style:style>
    <style:style style:name="gr135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36" style:family="graphic" style:parent-style-name="objectwithoutfill">
      <style:graphic-properties svg:stroke-width="0.25cm" svg:stroke-color="#cccccc" draw:marker-start-width="0.651cm" draw:marker-end-width="0.651cm" draw:stroke-linejoin="miter" svg:stroke-linecap="round" draw:fill="none" draw:textarea-vertical-align="middle" fo:padding-top="0.252cm" fo:padding-bottom="0.252cm" fo:padding-left="0.377cm" fo:padding-right="0.377cm"/>
    </style:style>
    <style:style style:name="gr137" style:family="graphic" style:parent-style-name="standard">
      <style:graphic-properties svg:stroke-width="0.106cm" svg:stroke-color="#000000" draw:marker-start-width="0.359cm" draw:marker-end-width="0.359cm" draw:stroke-linejoin="miter" draw:fill="none" draw:fill-color="#b3b3b3" draw:textarea-horizontal-align="justify" draw:textarea-vertical-align="middle" draw:auto-grow-height="false" fo:min-height="1.844cm" fo:min-width="0cm" fo:padding-top="0.178cm" fo:padding-bottom="0.178cm" fo:padding-left="0.303cm" fo:padding-right="0.303cm"/>
    </style:style>
    <style:style style:name="gr138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2.149cm" fo:min-width="31.758cm"/>
    </style:style>
    <style:style style:name="gr139" style:family="graphic" style:parent-style-name="measure">
      <style:graphic-properties draw:stroke-linejoin="bevel" draw:textarea-vertical-align="middle" draw:line-distance="0.1cm" draw:placing="below"/>
    </style:style>
    <style:style style:name="gr140" style:family="graphic" style:parent-style-name="measure" style:list-style-name="L1">
      <style:graphic-properties draw:textarea-vertical-align="middle" draw:line-distance="0.4cm" draw:placing="above"/>
    </style:style>
    <style:style style:name="gr141" style:family="graphic" style:parent-style-name="measure">
      <style:graphic-properties draw:stroke-linejoin="bevel" draw:textarea-vertical-align="middle" draw:line-distance="0.4cm"/>
    </style:style>
    <style:style style:name="gr142" style:family="graphic" style:parent-style-name="measure" style:list-style-name="L1">
      <style:graphic-properties draw:textarea-vertical-align="middle" draw:line-distance="0.433cm" draw:placing="above"/>
    </style:style>
    <style:style style:name="gr143" style:family="graphic" style:parent-style-name="measure" style:list-style-name="L1">
      <style:graphic-properties draw:textarea-vertical-align="middle" draw:line-distance="0.4cm" draw:placing="above"/>
    </style:style>
    <style:style style:name="gr144" style:family="graphic" style:parent-style-name="measure" style:list-style-name="L1">
      <style:graphic-properties draw:textarea-vertical-align="middle" draw:line-distance="0.4cm" draw:placing="above"/>
    </style:style>
    <style:style style:name="gr145" style:family="graphic" style:parent-style-name="measure" style:list-style-name="L1">
      <style:graphic-properties draw:textarea-vertical-align="middle" draw:line-distance="0.4cm" draw:placing="above"/>
    </style:style>
    <style:style style:name="gr146" style:family="graphic" style:parent-style-name="measure" style:list-style-name="L1">
      <style:graphic-properties draw:textarea-vertical-align="middle" draw:line-distance="0.4cm" draw:placing="above"/>
    </style:style>
    <style:style style:name="gr147" style:family="graphic" style:parent-style-name="measure" style:list-style-name="L1">
      <style:graphic-properties draw:textarea-vertical-align="middle" draw:line-distance="0.4cm" draw:placing="above"/>
    </style:style>
    <style:style style:name="gr148" style:family="graphic" style:parent-style-name="measure" style:list-style-name="L1">
      <style:graphic-properties draw:textarea-vertical-align="middle" draw:line-distance="0.4cm" draw:placing="above"/>
    </style:style>
    <style:style style:name="gr149" style:family="graphic" style:parent-style-name="measure">
      <style:graphic-properties draw:stroke-linejoin="bevel" draw:textarea-vertical-align="middle" draw:line-distance="0cm" draw:placing="below"/>
    </style:style>
    <style:style style:name="gr150" style:family="graphic" style:parent-style-name="standard">
      <style:graphic-properties draw:stroke="solid" draw:stroke-dash="Ultrafine_20_Dashed" svg:stroke-width="0.02cm" svg:stroke-color="#000000" draw:marker-start-width="0cm" draw:marker-end-width="0cm" draw:textarea-vertical-align="middle" fo:padding-top="0.135cm" fo:padding-bottom="0.135cm" fo:padding-left="0.26cm" fo:padding-right="0.26cm"/>
    </style:style>
    <style:style style:name="gr151" style:family="graphic" style:parent-style-name="objectwithoutfill">
      <style:graphic-properties svg:stroke-width="0.02cm" svg:stroke-color="#000000" draw:marker-start-width="0cm" draw:marker-end-width="0cm" draw:fill="none" draw:textarea-vertical-align="middle" fo:padding-top="0.135cm" fo:padding-bottom="0.135cm" fo:padding-left="0.26cm" fo:padding-right="0.26cm"/>
    </style:style>
    <style:style style:name="gr152" style:family="graphic" style:parent-style-name="objectwithoutfill">
      <style:graphic-properties svg:stroke-width="0.02cm" svg:stroke-color="#000000" draw:marker-start-width="0cm" draw:marker-end="Circle" draw:marker-end-width="0.1cm" draw:fill="none" draw:textarea-vertical-align="middle" fo:padding-top="0.135cm" fo:padding-bottom="0.135cm" fo:padding-left="0.26cm" fo:padding-right="0.26cm"/>
    </style:style>
    <style:style style:name="gr153" style:family="graphic" style:parent-style-name="measure" style:list-style-name="L1">
      <style:graphic-properties draw:textarea-vertical-align="middle" draw:line-distance="0.4cm" draw:placing="above"/>
    </style:style>
    <style:style style:name="gr154" style:family="graphic" style:parent-style-name="measure" style:list-style-name="L1">
      <style:graphic-properties draw:textarea-vertical-align="middle" draw:line-distance="0.433cm" draw:placing="above"/>
    </style:style>
    <style:style style:name="gr155" style:family="graphic" style:parent-style-name="measure" style:list-style-name="L1">
      <style:graphic-properties draw:textarea-vertical-align="middle" draw:line-distance="0.4cm" draw:placing="above"/>
    </style:style>
    <style:style style:name="gr156" style:family="graphic" style:parent-style-name="measure" style:list-style-name="L1">
      <style:graphic-properties draw:textarea-vertical-align="middle" draw:line-distance="0.4cm" draw:placing="above"/>
    </style:style>
    <style:style style:name="gr157" style:family="graphic" style:parent-style-name="measure" style:list-style-name="L1">
      <style:graphic-properties draw:textarea-vertical-align="middle" draw:line-distance="0.4cm" draw:placing="above"/>
    </style:style>
    <style:style style:name="gr158" style:family="graphic" style:parent-style-name="measure" style:list-style-name="L1">
      <style:graphic-properties draw:textarea-vertical-align="middle" draw:line-distance="0.4cm" draw:placing="above"/>
    </style:style>
    <style:style style:name="gr159" style:family="graphic" style:parent-style-name="measure" style:list-style-name="L1">
      <style:graphic-properties draw:textarea-vertical-align="middle" draw:line-distance="0.4cm" draw:placing="above"/>
    </style:style>
    <style:style style:name="gr160" style:family="graphic" style:parent-style-name="measure" style:list-style-name="L1">
      <style:graphic-properties draw:textarea-vertical-align="middle" draw:line-distance="0.4cm" draw:placing="above"/>
    </style:style>
    <style:style style:name="gr161" style:family="graphic" style:parent-style-name="objectwithoutfill">
      <style:graphic-properties svg:stroke-width="0.3cm" svg:stroke-color="#6633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162" style:family="graphic" style:parent-style-name="objectwithoutfill">
      <style:graphic-properties svg:stroke-width="0.1cm" svg:stroke-color="#0000ff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63" style:family="graphic" style:parent-style-name="objectwithoutfill">
      <style:graphic-properties svg:stroke-width="0.2cm" svg:stroke-color="#eb613d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64" style:family="graphic" style:parent-style-name="objectwithoutfill">
      <style:graphic-properties svg:stroke-width="0.1cm" svg:stroke-color="#33a3a3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65" style:family="graphic" style:parent-style-name="objectwithoutfill">
      <style:graphic-properties svg:stroke-width="0.2cm" svg:stroke-color="#00ff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66" style:family="graphic" style:parent-style-name="objectwithoutfill">
      <style:graphic-properties svg:stroke-width="0.2cm" svg:stroke-color="#0000ff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67" style:family="graphic" style:parent-style-name="objectwithoutfill">
      <style:graphic-properties svg:stroke-width="0.2cm" svg:stroke-color="#008000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168" style:family="graphic" style:parent-style-name="objectwithoutfill">
      <style:graphic-properties svg:stroke-width="0.1cm" svg:stroke-color="#ff0000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69" style:family="graphic" style:parent-style-name="measure" style:list-style-name="L1">
      <style:graphic-properties draw:textarea-vertical-align="middle" draw:line-distance="0.4cm" draw:placing="above"/>
    </style:style>
    <style:style style:name="gr170" style:family="graphic" style:parent-style-name="measure" style:list-style-name="L1">
      <style:graphic-properties draw:textarea-vertical-align="middle" draw:line-distance="0.433cm" draw:placing="above"/>
    </style:style>
    <style:style style:name="gr171" style:family="graphic" style:parent-style-name="measure" style:list-style-name="L1">
      <style:graphic-properties draw:textarea-vertical-align="middle" draw:line-distance="0.4cm" draw:placing="above"/>
    </style:style>
    <style:style style:name="gr172" style:family="graphic" style:parent-style-name="measure" style:list-style-name="L1">
      <style:graphic-properties draw:textarea-vertical-align="middle" draw:line-distance="0.4cm" draw:placing="above"/>
    </style:style>
    <style:style style:name="gr173" style:family="graphic" style:parent-style-name="measure" style:list-style-name="L1">
      <style:graphic-properties draw:textarea-vertical-align="middle" draw:line-distance="0.4cm" draw:placing="above"/>
    </style:style>
    <style:style style:name="gr174" style:family="graphic" style:parent-style-name="measure" style:list-style-name="L1">
      <style:graphic-properties draw:textarea-vertical-align="middle" draw:line-distance="0.4cm" draw:placing="above"/>
    </style:style>
    <style:style style:name="gr175" style:family="graphic" style:parent-style-name="measure" style:list-style-name="L1">
      <style:graphic-properties draw:textarea-vertical-align="middle" draw:line-distance="0.4cm" draw:placing="above"/>
    </style:style>
    <style:style style:name="gr176" style:family="graphic" style:parent-style-name="measure" style:list-style-name="L1">
      <style:graphic-properties draw:textarea-vertical-align="middle" draw:line-distance="0.4cm" draw:placing="above"/>
    </style:style>
    <style:style style:name="gr177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642cm" fo:padding-top="0.154cm" fo:padding-bottom="0.154cm" fo:padding-left="0.279cm" fo:padding-right="0.279cm" draw:shadow-opacity="50%"/>
    </style:style>
    <style:style style:name="gr178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2.892cm" fo:min-width="16.242cm" fo:padding-top="0.154cm" fo:padding-bottom="0.154cm" fo:padding-left="0.279cm" fo:padding-right="0.279cm" draw:shadow-opacity="50%"/>
    </style:style>
    <style:style style:name="gr179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5.492cm" fo:min-width="8.042cm" fo:padding-top="0.154cm" fo:padding-bottom="0.154cm" fo:padding-left="0.279cm" fo:padding-right="0.279cm" draw:shadow-opacity="50%"/>
    </style:style>
    <style:style style:name="gr180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3.292cm" fo:min-width="7.642cm" fo:padding-top="0.154cm" fo:padding-bottom="0.154cm" fo:padding-left="0.279cm" fo:padding-right="0.279cm" draw:shadow-opacity="50%"/>
    </style:style>
    <style:style style:name="gr181" style:family="graphic" style:parent-style-name="objectwithoutfill">
      <style:graphic-properties svg:stroke-width="0.05cm" svg:stroke-color="#ffffff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82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842cm" fo:padding-top="0.154cm" fo:padding-bottom="0.154cm" fo:padding-left="0.279cm" fo:padding-right="0.279cm" draw:shadow-opacity="50%"/>
    </style:style>
    <style:style style:name="gr183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0.948cm" fo:min-width="5.698cm" fo:padding-top="0.326cm" fo:padding-bottom="0.326cm" fo:padding-left="0.451cm" fo:padding-right="0.451cm"/>
    </style:style>
    <style:style style:name="gr18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9.148cm" fo:min-width="6.098cm" fo:padding-top="0.326cm" fo:padding-bottom="0.326cm" fo:padding-left="0.451cm" fo:padding-right="0.451cm"/>
    </style:style>
    <style:style style:name="gr185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2.594cm" fo:padding-top="0.178cm" fo:padding-bottom="0.178cm" fo:padding-left="0.303cm" fo:padding-right="0.303cm"/>
    </style:style>
    <style:style style:name="gr18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445cm" fo:min-width="0.594cm" fo:padding-top="0.178cm" fo:padding-bottom="0.178cm" fo:padding-left="0.303cm" fo:padding-right="0.303cm"/>
    </style:style>
    <style:style style:name="gr18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18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6.948cm" fo:min-width="3.1cm" fo:padding-top="0.326cm" fo:padding-bottom="0.326cm" fo:padding-left="0.451cm" fo:padding-right="0.451cm"/>
    </style:style>
    <style:style style:name="gr189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0.288cm" fo:padding-top="0.231cm" fo:padding-bottom="0.231cm" fo:padding-left="0.356cm" fo:padding-right="0.356cm"/>
    </style:style>
    <style:style style:name="gr190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1.288cm" fo:padding-top="0.231cm" fo:padding-bottom="0.231cm" fo:padding-left="0.356cm" fo:padding-right="0.356cm"/>
    </style:style>
    <style:style style:name="gr191" style:family="graphic" style:parent-style-name="standard">
      <style:graphic-properties draw:stroke="solid" svg:stroke-color="#808080" draw:stroke-linejoin="miter" draw:fill="solid" draw:fill-color="#e6e6e6" draw:opacity="10%" draw:textarea-horizontal-align="justify" draw:textarea-vertical-align="middle" draw:auto-grow-height="false" fo:min-height="0.01cm" fo:min-width="1.102cm" draw:shadow-opacity="10%"/>
    </style:style>
    <style:style style:name="gr192" style:family="graphic" style:parent-style-name="standard">
      <style:graphic-properties draw:stroke-linejoin="miter" draw:fill-color="#e6e6e6" draw:textarea-horizontal-align="justify" draw:textarea-vertical-align="middle" draw:auto-grow-height="false" fo:min-height="1.352cm" fo:min-width="0cm"/>
    </style:style>
    <style:style style:name="gr193" style:family="graphic" style:parent-style-name="measure">
      <style:graphic-properties draw:textarea-vertical-align="middle" draw:line-distance="0.4cm" draw:placing="below"/>
    </style:style>
    <style:style style:name="gr194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15.748cm" fo:min-width="8.298cm" fo:padding-top="0.326cm" fo:padding-bottom="0.326cm" fo:padding-left="0.451cm" fo:padding-right="0.451cm"/>
    </style:style>
    <style:style style:name="gr195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48cm" fo:min-width="2.898cm" fo:padding-top="0.326cm" fo:padding-bottom="0.326cm" fo:padding-left="0.451cm" fo:padding-right="0.451cm"/>
    </style:style>
    <style:style style:name="gr19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3.644cm" fo:min-width="1.394cm" fo:padding-top="0.178cm" fo:padding-bottom="0.178cm" fo:padding-left="0.303cm" fo:padding-right="0.303cm"/>
    </style:style>
    <style:style style:name="gr19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4cm" fo:padding-top="0.178cm" fo:padding-bottom="0.178cm" fo:padding-left="0.303cm" fo:padding-right="0.303cm"/>
    </style:style>
    <style:style style:name="gr198" style:family="graphic" style:parent-style-name="standard">
      <style:graphic-properties draw:stroke="solid" svg:stroke-width="0.2cm" svg:stroke-color="#cccccc" draw:marker-start-width="0.801cm" draw:marker-end-width="0.801cm" draw:stroke-linejoin="miter" draw:fill-color="#cccccc" draw:textarea-horizontal-align="right" draw:textarea-vertical-align="middle" draw:auto-grow-height="false" fo:min-height="5.382cm" fo:min-width="8.898cm" fo:padding-top="0.326cm" fo:padding-bottom="0.326cm" fo:padding-left="0.451cm" fo:padding-right="0.451cm"/>
    </style:style>
    <style:style style:name="gr199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6.448cm" fo:min-width="0.198cm" fo:padding-top="0.276cm" fo:padding-bottom="0.276cm" fo:padding-left="0.401cm" fo:padding-right="0.401cm"/>
    </style:style>
    <style:style style:name="gr200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3.248cm" fo:min-width="0.198cm" fo:padding-top="0.276cm" fo:padding-bottom="0.276cm" fo:padding-left="0.401cm" fo:padding-right="0.401cm"/>
    </style:style>
    <style:style style:name="gr201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3.848cm" fo:min-width="0.198cm" fo:padding-top="0.276cm" fo:padding-bottom="0.276cm" fo:padding-left="0.401cm" fo:padding-right="0.401cm"/>
    </style:style>
    <style:style style:name="gr202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16.248cm" fo:min-width="0.198cm" fo:padding-top="0.276cm" fo:padding-bottom="0.276cm" fo:padding-left="0.401cm" fo:padding-right="0.401cm"/>
    </style:style>
    <style:style style:name="gr203" style:family="graphic" style:parent-style-name="standard">
      <style:graphic-properties draw:stroke="solid" svg:stroke-color="#808080" draw:stroke-linejoin="miter" draw:fill="solid" draw:fill-color="#e6e6e6" draw:opacity="100%" draw:textarea-horizontal-align="justify" draw:textarea-vertical-align="middle" draw:auto-grow-height="false" fo:min-height="2.55cm" fo:min-width="0.5cm" draw:shadow-opacity="100%"/>
    </style:style>
    <style:style style:name="gr204" style:family="graphic" style:parent-style-name="standard">
      <style:graphic-properties draw:stroke-linejoin="miter" draw:fill-color="#83caff" draw:textarea-horizontal-align="justify" draw:textarea-vertical-align="middle" draw:auto-grow-height="false" fo:min-height="0cm" fo:min-width="2.3cm"/>
    </style:style>
    <style:style style:name="gr205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206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244cm" fo:min-width="0.994cm" fo:padding-top="0.178cm" fo:padding-bottom="0.178cm" fo:padding-left="0.303cm" fo:padding-right="0.303cm"/>
    </style:style>
    <style:style style:name="gr207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644cm" fo:min-width="0cm" fo:padding-top="0.178cm" fo:padding-bottom="0.178cm" fo:padding-left="0.303cm" fo:padding-right="0.303cm"/>
    </style:style>
    <style:style style:name="gr208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1.244cm" fo:min-width="0cm" fo:padding-top="0.178cm" fo:padding-bottom="0.178cm" fo:padding-left="0.303cm" fo:padding-right="0.303cm"/>
    </style:style>
    <style:style style:name="gr209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5.844cm" fo:min-width="0cm" fo:padding-top="0.178cm" fo:padding-bottom="0.178cm" fo:padding-left="0.303cm" fo:padding-right="0.303cm"/>
    </style:style>
    <style:style style:name="gr210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11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0cm" fo:min-width="5.594cm" fo:padding-top="0.178cm" fo:padding-bottom="0.178cm" fo:padding-left="0.303cm" fo:padding-right="0.303cm"/>
    </style:style>
    <style:style style:name="gr212" style:family="graphic" style:parent-style-name="standard">
      <style:graphic-properties draw:stroke="dash" draw:stroke-dash="Ultrafine_20_Dashed" svg:stroke-width="0.05cm" svg:stroke-color="#000000" draw:marker-start-width="0.191cm" draw:marker-end-width="0.191cm" draw:stroke-linejoin="miter" draw:fill="none" draw:fill-color="#b3b3b3" draw:textarea-horizontal-align="justify" draw:textarea-vertical-align="middle" draw:auto-grow-height="false" fo:min-height="0.644cm" fo:min-width="0.994cm" fo:padding-top="0.15cm" fo:padding-bottom="0.15cm" fo:padding-left="0.275cm" fo:padding-right="0.275cm"/>
    </style:style>
    <style:style style:name="gr213" style:family="graphic" style:parent-style-name="standard">
      <style:graphic-properties svg:stroke-width="0.2cm" svg:stroke-color="#9966cc" draw:marker-start-width="0.8cm" draw:marker-end-width="0.8cm" svg:stroke-opacity="60%" draw:fill="none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214" style:family="graphic" style:parent-style-name="standard">
      <style:graphic-properties draw:stroke="dash" draw:stroke-dash="Ultrafine_20_Dashed" svg:stroke-width="1.5cm" svg:stroke-color="#808080" draw:marker-start-width="2.7cm" draw:marker-end-width="2.7cm" svg:stroke-opacity="50%" svg:stroke-linecap="round" draw:fill="none" draw:fill-color="#808080" draw:textarea-horizontal-align="justify" draw:textarea-vertical-align="middle" draw:auto-grow-height="false" fo:min-height="0cm" fo:min-width="0cm" fo:padding-top="0.875cm" fo:padding-bottom="0.875cm" fo:padding-left="1cm" fo:padding-right="1cm"/>
    </style:style>
    <style:style style:name="gr215" style:family="graphic" style:parent-style-name="standard">
      <style:graphic-properties svg:stroke-width="0.106cm" svg:stroke-color="#000000" draw:marker-start-width="0.359cm" draw:marker-end-width="0.359cm" draw:stroke-linejoin="miter" draw:fill-color="#b3b3b3" draw:textarea-horizontal-align="justify" draw:textarea-vertical-align="middle" draw:auto-grow-height="false" fo:min-height="6.244cm" fo:min-width="0cm" fo:padding-top="0.178cm" fo:padding-bottom="0.178cm" fo:padding-left="0.303cm" fo:padding-right="0.303cm"/>
    </style:style>
    <style:style style:name="gr216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25.35cm" fo:min-width="31.5cm"/>
    </style:style>
    <style:style style:name="gr217" style:family="graphic" style:parent-style-name="measure" style:list-style-name="L1">
      <style:graphic-properties draw:textarea-vertical-align="middle" draw:line-distance="0.4cm" draw:placing="above"/>
    </style:style>
    <style:style style:name="gr218" style:family="graphic" style:parent-style-name="measure" style:list-style-name="L1">
      <style:graphic-properties draw:textarea-vertical-align="middle" draw:line-distance="0.499cm" draw:placing="above"/>
    </style:style>
    <style:style style:name="gr219" style:family="graphic" style:parent-style-name="measure" style:list-style-name="L1">
      <style:graphic-properties draw:textarea-vertical-align="middle" draw:line-distance="0.4cm" draw:placing="above"/>
    </style:style>
    <style:style style:name="gr220" style:family="graphic" style:parent-style-name="measure" style:list-style-name="L1">
      <style:graphic-properties draw:textarea-vertical-align="middle" draw:line-distance="0.4cm" draw:placing="above"/>
    </style:style>
    <style:style style:name="gr221" style:family="graphic" style:parent-style-name="measure" style:list-style-name="L1">
      <style:graphic-properties draw:textarea-vertical-align="middle" draw:line-distance="0.4cm" draw:placing="above"/>
    </style:style>
    <style:style style:name="gr222" style:family="graphic" style:parent-style-name="measure" style:list-style-name="L1">
      <style:graphic-properties draw:textarea-vertical-align="middle" draw:line-distance="0.4cm" draw:placing="above"/>
    </style:style>
    <style:style style:name="gr223" style:family="graphic" style:parent-style-name="measure" style:list-style-name="L1">
      <style:graphic-properties draw:textarea-vertical-align="middle" draw:line-distance="0.4cm" draw:placing="above"/>
    </style:style>
    <style:style style:name="gr224" style:family="graphic" style:parent-style-name="standard">
      <style:graphic-properties draw:stroke="dash" draw:stroke-dash="Ultrafine_20_Dashed" svg:stroke-width="0.05cm" svg:stroke-color="#000000" draw:marker-start-width="0.191cm" draw:marker-end-width="0.191cm" draw:stroke-linejoin="miter" draw:fill="none" draw:fill-color="#b3b3b3" draw:textarea-horizontal-align="justify" draw:textarea-vertical-align="middle" draw:auto-grow-height="false" fo:min-height="0.7cm" fo:min-width="1.05cm" fo:padding-top="0.15cm" fo:padding-bottom="0.15cm" fo:padding-left="0.275cm" fo:padding-right="0.275cm"/>
    </style:style>
    <style:style style:name="gr225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5.248cm" fo:min-width="0.198cm" fo:padding-top="0.276cm" fo:padding-bottom="0.276cm" fo:padding-left="0.401cm" fo:padding-right="0.401cm"/>
    </style:style>
    <style:style style:name="gr226" style:family="graphic" style:parent-style-name="standard">
      <style:graphic-properties draw:stroke="none" svg:stroke-width="0.1cm" svg:stroke-color="#000000" draw:marker-start-width="0.501cm" draw:marker-end-width="0.501cm" draw:stroke-linejoin="round" svg:stroke-linecap="round" draw:fill-color="#729fcf" draw:textarea-horizontal-align="right" draw:textarea-vertical-align="middle" draw:auto-grow-height="false" fo:min-height="0.648cm" fo:min-width="0.198cm" fo:padding-top="0.276cm" fo:padding-bottom="0.276cm" fo:padding-left="0.401cm" fo:padding-right="0.401cm"/>
    </style:style>
    <style:style style:name="gr227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7cm" fo:min-width="16.242cm" fo:padding-top="0.154cm" fo:padding-bottom="0.154cm" fo:padding-left="0.279cm" fo:padding-right="0.279cm" draw:shadow-opacity="50%"/>
    </style:style>
    <style:style style:name="gr228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5cm" fo:min-width="16.242cm" fo:padding-top="0.154cm" fo:padding-bottom="0.154cm" fo:padding-left="0.279cm" fo:padding-right="0.279cm" draw:shadow-opacity="50%"/>
    </style:style>
    <style:style style:name="gr229" style:family="graphic" style:parent-style-name="standard">
      <style:graphic-properties draw:stroke="dash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5.7cm" fo:min-width="16.242cm" fo:padding-top="0.154cm" fo:padding-bottom="0.154cm" fo:padding-left="0.279cm" fo:padding-right="0.279cm" draw:shadow-opacity="50%"/>
    </style:style>
    <style:style style:name="gr230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5.7cm" fo:min-width="16.242cm" fo:padding-top="0.154cm" fo:padding-bottom="0.154cm" fo:padding-left="0.279cm" fo:padding-right="0.279cm" draw:shadow-opacity="50%"/>
    </style:style>
    <style:style style:name="gr231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5cm" fo:min-width="8.042cm" fo:padding-top="0.154cm" fo:padding-bottom="0.154cm" fo:padding-left="0.279cm" fo:padding-right="0.279cm" draw:shadow-opacity="50%"/>
    </style:style>
    <style:style style:name="gr232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2.1cm" fo:min-width="8.042cm" fo:padding-top="0.154cm" fo:padding-bottom="0.154cm" fo:padding-left="0.279cm" fo:padding-right="0.279cm" draw:shadow-opacity="50%"/>
    </style:style>
    <style:style style:name="gr233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8.492cm" fo:min-width="5.042cm" fo:padding-top="0.154cm" fo:padding-bottom="0.154cm" fo:padding-left="0.279cm" fo:padding-right="0.279cm" draw:shadow-opacity="50%"/>
    </style:style>
    <style:style style:name="gr234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3.9cm" fo:min-width="16.242cm" fo:padding-top="0.154cm" fo:padding-bottom="0.154cm" fo:padding-left="0.279cm" fo:padding-right="0.279cm" draw:shadow-opacity="50%"/>
    </style:style>
    <style:style style:name="gr235" style:family="graphic" style:parent-style-name="standard">
      <style:graphic-properties draw:stroke="dash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3.892cm" fo:min-width="16.242cm" fo:padding-top="0.154cm" fo:padding-bottom="0.154cm" fo:padding-left="0.279cm" fo:padding-right="0.279cm" draw:shadow-opacity="50%"/>
    </style:style>
    <style:style style:name="gr236" style:family="graphic" style:parent-style-name="objectwithoutfill">
      <style:graphic-properties svg:stroke-width="0.3cm" svg:stroke-color="#666600" draw:marker-start-width="0.9cm" draw:marker-end-width="0.9cm" svg:stroke-linecap="round" draw:fill="none" draw:textarea-vertical-align="middle" fo:padding-top="0.275cm" fo:padding-bottom="0.275cm" fo:padding-left="0.4cm" fo:padding-right="0.4cm"/>
    </style:style>
    <style:style style:name="gr237" style:family="graphic" style:parent-style-name="objectwithoutfill">
      <style:graphic-properties svg:stroke-width="0.15cm" svg:stroke-color="#ff0000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238" style:family="graphic" style:parent-style-name="objectwithoutfill">
      <style:graphic-properties svg:stroke-width="0.1cm" svg:stroke-color="#0066cc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39" style:family="graphic" style:parent-style-name="objectwithoutfill">
      <style:graphic-properties svg:stroke-width="0.15cm" svg:stroke-color="#0066cc" draw:marker-start-width="0.65cm" draw:marker-end-width="0.65cm" svg:stroke-linecap="round" draw:fill="none" draw:textarea-vertical-align="middle" fo:padding-top="0.2cm" fo:padding-bottom="0.2cm" fo:padding-left="0.325cm" fo:padding-right="0.325cm"/>
    </style:style>
    <style:style style:name="gr240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492cm" fo:min-width="19.042cm" fo:padding-top="0.154cm" fo:padding-bottom="0.154cm" fo:padding-left="0.279cm" fo:padding-right="0.279cm" draw:shadow-opacity="50%"/>
    </style:style>
    <style:style style:name="gr241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692cm" fo:min-width="19.042cm" fo:padding-top="0.154cm" fo:padding-bottom="0.154cm" fo:padding-left="0.279cm" fo:padding-right="0.279cm" draw:shadow-opacity="50%"/>
    </style:style>
    <style:style style:name="gr242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10.492cm" fo:min-width="19.042cm" fo:padding-top="0.154cm" fo:padding-bottom="0.154cm" fo:padding-left="0.279cm" fo:padding-right="0.279cm" draw:shadow-opacity="50%"/>
    </style:style>
    <style:style style:name="gr243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13.292cm" fo:min-width="1.042cm" fo:padding-top="0.154cm" fo:padding-bottom="0.154cm" fo:padding-left="0.279cm" fo:padding-right="0.279cm" draw:shadow-opacity="50%"/>
    </style:style>
    <style:style style:name="gr244" style:family="graphic" style:parent-style-name="objectwithoutfill">
      <style:graphic-properties svg:stroke-width="0.05cm" svg:stroke-color="#ffffff" draw:marker-start-width="0.075cm" draw:marker-end-width="0.075cm" svg:stroke-opacity="100%" draw:fill="none" draw:textarea-vertical-align="middle" fo:padding-top="0.15cm" fo:padding-bottom="0.15cm" fo:padding-left="0.275cm" fo:padding-right="0.275cm"/>
    </style:style>
    <style:style style:name="gr245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492cm" fo:min-width="15.842cm" fo:padding-top="0.154cm" fo:padding-bottom="0.154cm" fo:padding-left="0.279cm" fo:padding-right="0.279cm" draw:shadow-opacity="50%"/>
    </style:style>
    <style:style style:name="gr246" style:family="graphic" style:parent-style-name="standard">
      <style:graphic-properties draw:stroke="dash" draw:stroke-dash="Ultrafine_20_Dashed" svg:stroke-width="0.05cm" svg:stroke-color="#ffffff" draw:marker-start-width="0.135cm" draw:marker-end-width="0.135cm" svg:stroke-opacity="100%" draw:stroke-linejoin="bevel" svg:stroke-linecap="square" draw:fill="solid" draw:fill-color="#729fcf" draw:opacity="50%" draw:textarea-horizontal-align="justify" draw:textarea-vertical-align="middle" draw:auto-grow-height="false" fo:min-height="0.692cm" fo:min-width="15.842cm" fo:padding-top="0.154cm" fo:padding-bottom="0.154cm" fo:padding-left="0.279cm" fo:padding-right="0.279cm" draw:shadow-opacity="50%"/>
    </style:style>
    <style:style style:name="gr247" style:family="graphic" style:parent-style-name="standard">
      <style:graphic-properties draw:stroke="solid" draw:stroke-dash="Ultrafine_20_Dashed" svg:stroke-width="0.05cm" svg:stroke-color="#b84747" draw:marker-start-width="0.135cm" draw:marker-end-width="0.135cm" svg:stroke-opacity="100%" draw:stroke-linejoin="bevel" svg:stroke-linecap="square" draw:fill="none" draw:fill-color="#729fcf" draw:opacity="50%" draw:textarea-horizontal-align="justify" draw:textarea-vertical-align="middle" draw:auto-grow-height="false" fo:min-height="3.092cm" fo:min-width="15.842cm" fo:padding-top="0.154cm" fo:padding-bottom="0.154cm" fo:padding-left="0.279cm" fo:padding-right="0.279cm" draw:shadow-opacity="50%"/>
    </style:style>
    <style:style style:name="gr248" style:family="graphic" style:parent-style-name="standard">
      <style:graphic-properties svg:stroke-opacity="100%" draw:textarea-horizontal-align="justify" draw:textarea-vertical-align="middle" draw:auto-grow-height="false" fo:min-height="1.75cm" fo:min-width="2.7cm"/>
    </style:style>
    <style:style style:name="gr249" style:family="graphic" style:parent-style-name="standard">
      <style:graphic-properties svg:stroke-opacity="100%" draw:textarea-horizontal-align="justify" draw:textarea-vertical-align="middle" draw:auto-grow-height="false" fo:min-height="5.15cm" fo:min-width="3.5cm"/>
    </style:style>
    <style:style style:name="gr250" style:family="graphic" style:parent-style-name="standard">
      <style:graphic-properties svg:stroke-opacity="100%" draw:textarea-horizontal-align="justify" draw:textarea-vertical-align="middle" draw:auto-grow-height="false" fo:min-height="4.55cm" fo:min-width="1.3cm"/>
    </style:style>
    <style:style style:name="gr251" style:family="graphic" style:parent-style-name="measure" style:list-style-name="L1">
      <style:graphic-properties draw:textarea-vertical-align="middle" draw:line-distance="0.4cm" draw:placing="above"/>
    </style:style>
    <style:style style:name="gr252" style:family="graphic" style:parent-style-name="measure" style:list-style-name="L1">
      <style:graphic-properties draw:textarea-vertical-align="middle" draw:line-distance="0.499cm" draw:placing="above"/>
    </style:style>
    <style:style style:name="gr253" style:family="graphic" style:parent-style-name="measure" style:list-style-name="L1">
      <style:graphic-properties draw:textarea-vertical-align="middle" draw:line-distance="0.4cm" draw:placing="above"/>
    </style:style>
    <style:style style:name="gr254" style:family="graphic" style:parent-style-name="measure" style:list-style-name="L1">
      <style:graphic-properties draw:textarea-vertical-align="middle" draw:line-distance="0.4cm" draw:placing="above"/>
    </style:style>
    <style:style style:name="gr255" style:family="graphic" style:parent-style-name="measure" style:list-style-name="L1">
      <style:graphic-properties draw:textarea-vertical-align="middle" draw:line-distance="0.4cm" draw:placing="above"/>
    </style:style>
    <style:style style:name="gr256" style:family="graphic" style:parent-style-name="measure" style:list-style-name="L1">
      <style:graphic-properties draw:textarea-vertical-align="middle" draw:line-distance="0.4cm" draw:placing="above"/>
    </style:style>
    <style:style style:name="gr257" style:family="graphic" style:parent-style-name="measure" style:list-style-name="L1">
      <style:graphic-properties draw:textarea-vertical-align="middle" draw:line-distance="0.4cm" draw:placing="above"/>
    </style:style>
    <style:style style:name="gr258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3.5cm"/>
    </style:style>
    <style:style style:name="gr259" style:family="graphic" style:parent-style-name="standard">
      <style:graphic-properties draw:stroke="none" svg:stroke-color="#000000" draw:fill="none" draw:fill-color="#ffffff" draw:opacity="100%" draw:fill-image-width="0cm" draw:fill-image-height="0cm" fo:min-height="2.151cm" draw:shadow-opacity="100%"/>
    </style:style>
    <style:style style:name="gr260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261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7.1cm"/>
    </style:style>
    <style:style style:name="gr262" style:family="graphic" style:parent-style-name="objectwithoutfill">
      <style:graphic-properties svg:stroke-width="0.6cm" svg:stroke-color="#b84700" draw:marker-start-width="1.35cm" draw:marker-end-width="1.35cm" svg:stroke-linecap="round" draw:fill="none" draw:textarea-vertical-align="middle" fo:padding-top="0.424cm" fo:padding-bottom="0.424cm" fo:padding-left="0.549cm" fo:padding-right="0.549cm"/>
    </style:style>
    <style:style style:name="gr263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264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265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29.1cm"/>
    </style:style>
    <style:style style:name="gr266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9cm"/>
    </style:style>
    <style:style style:name="gr267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268" style:family="graphic" style:parent-style-name="measure" style:list-style-name="L1">
      <style:graphic-properties draw:textarea-vertical-align="middle" draw:line-distance="0.6cm"/>
    </style:style>
    <style:style style:name="gr269" style:family="graphic" style:parent-style-name="measure" style:list-style-name="L1">
      <style:graphic-properties draw:textarea-vertical-align="middle" draw:line-distance="0.6cm" draw:placing="above"/>
    </style:style>
    <style:style style:name="gr270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271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272" style:family="graphic" style:parent-style-name="measure">
      <style:graphic-properties draw:textarea-vertical-align="middle" draw:line-distance="1.589cm" draw:end-guide="-0.014cm"/>
    </style:style>
    <style:style style:name="gr273" style:family="graphic" style:parent-style-name="measure" style:list-style-name="L1">
      <style:graphic-properties draw:textarea-vertical-align="middle" draw:line-distance="0.6cm" draw:placing="above"/>
    </style:style>
    <style:style style:name="gr274" style:family="graphic" style:parent-style-name="measure" style:list-style-name="L1">
      <style:graphic-properties draw:textarea-vertical-align="middle" draw:line-distance="1cm"/>
    </style:style>
    <style:style style:name="gr275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276" style:family="graphic" style:parent-style-name="measure">
      <style:graphic-properties draw:textarea-vertical-align="middle" draw:line-distance="1.589cm"/>
    </style:style>
    <style:style style:name="gr277" style:family="graphic" style:parent-style-name="measure">
      <style:graphic-properties draw:textarea-vertical-align="middle" draw:line-distance="1.588cm"/>
    </style:style>
    <style:style style:name="gr278" style:family="graphic" style:parent-style-name="measure" style:list-style-name="L1">
      <style:graphic-properties draw:textarea-vertical-align="middle" draw:line-distance="0.6cm" draw:placing="above"/>
    </style:style>
    <style:style style:name="gr279" style:family="graphic" style:parent-style-name="measure" style:list-style-name="L1">
      <style:graphic-properties draw:textarea-vertical-align="middle" draw:line-distance="0.6cm" draw:placing="above"/>
    </style:style>
    <style:style style:name="gr280" style:family="graphic" style:parent-style-name="measure" style:list-style-name="L1">
      <style:graphic-properties draw:textarea-vertical-align="middle" draw:line-distance="0.6cm" draw:placing="below"/>
    </style:style>
    <style:style style:name="gr281" style:family="graphic" style:parent-style-name="measure" style:list-style-name="L1">
      <style:graphic-properties draw:textarea-vertical-align="middle" draw:line-distance="1cm" draw:placing="above"/>
    </style:style>
    <style:style style:name="gr282" style:family="graphic" style:parent-style-name="measure" style:list-style-name="L1">
      <style:graphic-properties draw:textarea-vertical-align="middle" draw:line-distance="1cm" draw:placing="above"/>
    </style:style>
    <style:style style:name="gr283" style:family="graphic" style:parent-style-name="measure">
      <style:graphic-properties draw:textarea-vertical-align="middle" draw:line-distance="0.2cm" draw:end-guide="0.026cm"/>
    </style:style>
    <style:style style:name="gr284" style:family="graphic" style:parent-style-name="measure" style:list-style-name="L1">
      <style:graphic-properties draw:textarea-vertical-align="middle" draw:line-distance="1cm" draw:placing="above"/>
    </style:style>
    <style:style style:name="gr285" style:family="graphic" style:parent-style-name="measure" style:list-style-name="L1">
      <style:graphic-properties draw:textarea-vertical-align="middle" draw:line-distance="1cm" draw:placing="above"/>
    </style:style>
    <style:style style:name="gr286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287" style:family="graphic" style:parent-style-name="measure" style:list-style-name="L1">
      <style:graphic-properties draw:textarea-vertical-align="middle" draw:placing="below"/>
    </style:style>
    <style:style style:name="gr288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289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01cm" fo:padding-top="0.126cm" fo:padding-bottom="0.126cm" fo:padding-left="0.251cm" fo:padding-right="0.251cm" draw:shadow-opacity="100%"/>
    </style:style>
    <style:style style:name="gr29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1cm" fo:min-width="7.498cm" fo:padding-top="0.126cm" fo:padding-bottom="0.126cm" fo:padding-left="0.251cm" fo:padding-right="0.251cm" draw:shadow-opacity="100%"/>
    </style:style>
    <style:style style:name="gr291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4cm" fo:padding-top="0.126cm" fo:padding-bottom="0.126cm" fo:padding-left="0.251cm" fo:padding-right="0.251cm" draw:shadow-opacity="100%"/>
    </style:style>
    <style:style style:name="gr29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5cm" fo:min-width="9.69cm" fo:padding-top="0.429cm" fo:padding-bottom="0.429cm" fo:padding-left="0.554cm" fo:padding-right="0.554cm" draw:shadow-opacity="100%"/>
    </style:style>
    <style:style style:name="gr293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6.742cm" fo:min-width="4.491cm" fo:padding-top="0.429cm" fo:padding-bottom="0.429cm" fo:padding-left="0.554cm" fo:padding-right="0.554cm" draw:shadow-opacity="100%"/>
    </style:style>
    <style:style style:name="gr294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cm" fo:min-width="3.293cm" fo:padding-top="0.429cm" fo:padding-bottom="0.429cm" fo:padding-left="0.554cm" fo:padding-right="0.554cm" draw:shadow-opacity="100%"/>
    </style:style>
    <style:style style:name="gr295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9cm" fo:padding-top="0.429cm" fo:padding-bottom="0.429cm" fo:padding-left="0.554cm" fo:padding-right="0.554cm" draw:shadow-opacity="100%"/>
    </style:style>
    <style:style style:name="gr29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0.742cm" fo:min-width="2.893cm" fo:padding-top="0.429cm" fo:padding-bottom="0.429cm" fo:padding-left="0.554cm" fo:padding-right="0.554cm" draw:shadow-opacity="100%"/>
    </style:style>
    <style:style style:name="gr297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7cm" fo:padding-top="0.126cm" fo:padding-bottom="0.126cm" fo:padding-left="0.251cm" fo:padding-right="0.251cm" draw:shadow-opacity="100%"/>
    </style:style>
    <style:style style:name="gr29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1cm" fo:padding-top="0.429cm" fo:padding-bottom="0.429cm" fo:padding-left="0.554cm" fo:padding-right="0.554cm"/>
    </style:style>
    <style:style style:name="gr29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300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30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3cm" fo:padding-top="0.429cm" fo:padding-bottom="0.429cm" fo:padding-left="0.554cm" fo:padding-right="0.554cm"/>
    </style:style>
    <style:style style:name="gr30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30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304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305" style:family="graphic" style:parent-style-name="measure" style:list-style-name="L1">
      <style:graphic-properties draw:textarea-vertical-align="middle" draw:line-distance="0.6cm"/>
    </style:style>
    <style:style style:name="gr306" style:family="graphic" style:parent-style-name="measure" style:list-style-name="L1">
      <style:graphic-properties draw:textarea-vertical-align="middle" draw:line-distance="0.6cm" draw:placing="above"/>
    </style:style>
    <style:style style:name="gr307" style:family="graphic" style:parent-style-name="measure" style:list-style-name="L1">
      <style:graphic-properties draw:textarea-vertical-align="middle" draw:line-distance="0.6cm" draw:placing="above"/>
    </style:style>
    <style:style style:name="gr308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9" style:family="graphic" style:parent-style-name="measure" style:list-style-name="L1">
      <style:graphic-properties draw:textarea-vertical-align="middle" draw:line-distance="1cm"/>
    </style:style>
    <style:style style:name="gr310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311" style:family="graphic" style:parent-style-name="measure" style:list-style-name="L1">
      <style:graphic-properties draw:textarea-vertical-align="middle" draw:line-distance="0.6cm" draw:placing="above"/>
    </style:style>
    <style:style style:name="gr312" style:family="graphic" style:parent-style-name="measure" style:list-style-name="L1">
      <style:graphic-properties draw:textarea-vertical-align="middle" draw:line-distance="0.662cm" draw:placing="below"/>
    </style:style>
    <style:style style:name="gr313" style:family="graphic" style:parent-style-name="measure" style:list-style-name="L1">
      <style:graphic-properties draw:textarea-vertical-align="middle" draw:line-distance="-0.091cm" draw:placing="above"/>
    </style:style>
    <style:style style:name="gr314" style:family="graphic" style:parent-style-name="measure" style:list-style-name="L1">
      <style:graphic-properties draw:textarea-vertical-align="middle" draw:line-distance="0.6cm" draw:placing="above"/>
    </style:style>
    <style:style style:name="gr315" style:family="graphic" style:parent-style-name="measure" style:list-style-name="L1">
      <style:graphic-properties draw:textarea-vertical-align="middle" draw:line-distance="-0.1cm" draw:placing="above"/>
    </style:style>
    <style:style style:name="gr316" style:family="graphic" style:parent-style-name="measure" style:list-style-name="L1">
      <style:graphic-properties draw:textarea-vertical-align="middle" draw:line-distance="1cm" draw:placing="above"/>
    </style:style>
    <style:style style:name="gr317" style:family="graphic" style:parent-style-name="measure" style:list-style-name="L1">
      <style:graphic-properties draw:textarea-vertical-align="middle" draw:line-distance="1cm" draw:placing="above"/>
    </style:style>
    <style:style style:name="gr318" style:family="graphic" style:parent-style-name="measure" style:list-style-name="L1">
      <style:graphic-properties draw:textarea-vertical-align="middle" draw:line-distance="1cm" draw:placing="above"/>
    </style:style>
    <style:style style:name="gr319" style:family="graphic" style:parent-style-name="measure" style:list-style-name="L1">
      <style:graphic-properties draw:textarea-vertical-align="middle" draw:line-distance="1cm" draw:placing="above"/>
    </style:style>
    <style:style style:name="gr320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321" style:family="graphic" style:parent-style-name="measure" style:list-style-name="L1">
      <style:graphic-properties draw:textarea-vertical-align="middle" draw:placing="below"/>
    </style:style>
    <style:style style:name="gr322" style:family="graphic" style:parent-style-name="measure" style:list-style-name="L1">
      <style:graphic-properties draw:textarea-vertical-align="middle" draw:line-distance="1.8cm"/>
    </style:style>
    <style:style style:name="gr32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35cm" fo:min-width="1.1cm"/>
    </style:style>
    <style:style style:name="gr324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325" style:family="graphic" style:parent-style-name="measure" style:list-style-name="L1">
      <style:graphic-properties draw:textarea-vertical-align="middle" draw:line-distance="0.6cm" draw:placing="above"/>
    </style:style>
    <style:style style:name="gr326" style:family="graphic" style:parent-style-name="measure" style:list-style-name="L1">
      <style:graphic-properties draw:textarea-vertical-align="middle" draw:line-distance="0.6cm" draw:placing="above"/>
    </style:style>
    <style:style style:name="gr327" style:family="graphic" style:parent-style-name="standard">
      <style:graphic-properties draw:fill-color="#e6e6e6" draw:textarea-horizontal-align="justify" draw:textarea-vertical-align="middle" draw:auto-grow-height="false" fo:min-height="0.95cm" fo:min-width="2.301cm"/>
    </style:style>
    <style:style style:name="gr328" style:family="graphic" style:parent-style-name="measure" style:list-style-name="L1">
      <style:graphic-properties draw:textarea-vertical-align="middle" draw:line-distance="0.6cm" draw:placing="above"/>
    </style:style>
    <style:style style:name="gr329" style:family="graphic" style:parent-style-name="measure" style:list-style-name="L1">
      <style:graphic-properties draw:textarea-vertical-align="middle" draw:line-distance="0.6cm" draw:placing="above"/>
    </style:style>
    <style:style style:name="gr330" style:family="graphic" style:parent-style-name="measure" style:list-style-name="L1">
      <style:graphic-properties draw:textarea-vertical-align="middle" draw:line-distance="0.6cm" draw:placing="above"/>
    </style:style>
    <style:style style:name="gr331" style:family="graphic" style:parent-style-name="measure" style:list-style-name="L1">
      <style:graphic-properties draw:textarea-vertical-align="middle" draw:line-distance="0.6cm" draw:placing="above"/>
    </style:style>
    <style:style style:name="gr332" style:family="graphic" style:parent-style-name="measure" style:list-style-name="L1">
      <style:graphic-properties draw:textarea-vertical-align="middle" draw:line-distance="0.6cm" draw:placing="above"/>
    </style:style>
    <style:style style:name="gr33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2.95cm" fo:min-width="1.1cm"/>
    </style:style>
    <style:style style:name="gr334" style:family="graphic" style:parent-style-name="standard">
      <style:graphic-properties draw:fill-color="#b84747" draw:textarea-horizontal-align="justify" draw:textarea-vertical-align="middle" draw:auto-grow-height="false" fo:min-height="3.752cm" fo:min-width="1.5cm"/>
    </style:style>
    <style:style style:name="gr335" style:family="graphic" style:parent-style-name="standard">
      <style:graphic-properties draw:fill-color="#e6e6e6" draw:textarea-horizontal-align="justify" draw:textarea-vertical-align="middle" draw:auto-grow-height="false" fo:min-height="0.95cm" fo:min-width="0.698cm"/>
    </style:style>
    <style:style style:name="gr336" style:family="graphic" style:parent-style-name="standard">
      <style:graphic-properties draw:stroke="none" svg:stroke-color="#000000" draw:fill="none" draw:fill-color="#ffffff" draw:opacity="100%" draw:fill-image-width="0cm" draw:fill-image-height="0cm" fo:min-height="1.35cm" draw:shadow-opacity="100%"/>
    </style:style>
    <style:style style:name="gr337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5.142cm" fo:min-width="9.692cm" fo:padding-top="0.429cm" fo:padding-bottom="0.429cm" fo:padding-left="0.554cm" fo:padding-right="0.554cm" draw:shadow-opacity="100%"/>
    </style:style>
    <style:style style:name="gr338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7.748cm" fo:min-width="3.5cm" fo:padding-top="0.126cm" fo:padding-bottom="0.126cm" fo:padding-left="0.251cm" fo:padding-right="0.251cm" draw:shadow-opacity="100%"/>
    </style:style>
    <style:style style:name="gr339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3.75cm" fo:min-width="7.498cm" fo:padding-top="0.126cm" fo:padding-bottom="0.126cm" fo:padding-left="0.251cm" fo:padding-right="0.251cm" draw:shadow-opacity="100%"/>
    </style:style>
    <style:style style:name="gr340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4.546cm" fo:min-width="1.897cm" fo:padding-top="0.126cm" fo:padding-bottom="0.126cm" fo:padding-left="0.251cm" fo:padding-right="0.251cm" draw:shadow-opacity="100%"/>
    </style:style>
    <style:style style:name="gr341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3.541cm" fo:min-width="3.291cm" fo:padding-top="0.429cm" fo:padding-bottom="0.429cm" fo:padding-left="0.554cm" fo:padding-right="0.554cm" draw:shadow-opacity="100%"/>
    </style:style>
    <style:style style:name="gr342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66cm" fo:padding-top="0.429cm" fo:padding-bottom="0.429cm" fo:padding-left="0.554cm" fo:padding-right="0.554cm" draw:shadow-opacity="100%"/>
    </style:style>
    <style:style style:name="gr343" style:family="graphic" style:parent-style-name="standard">
      <style:graphic-properties draw:stroke="none" svg:stroke-width="0cm" svg:stroke-color="#b84700" draw:marker-start-width="0.2cm" draw:marker-end-width="0.2cm" draw:stroke-linejoin="miter" draw:fill="solid" draw:fill-color="#ffcc99" draw:fill-hatch-solid="false" draw:opacity="100%" draw:textarea-horizontal-align="justify" draw:textarea-vertical-align="middle" draw:auto-grow-height="false" fo:min-height="1.348cm" fo:min-width="0.298cm" fo:padding-top="0.126cm" fo:padding-bottom="0.126cm" fo:padding-left="0.251cm" fo:padding-right="0.251cm" draw:shadow-opacity="100%"/>
    </style:style>
    <style:style style:name="gr34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345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346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9.1cm"/>
    </style:style>
    <style:style style:name="gr34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348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34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1cm" fo:min-width="15.5cm"/>
    </style:style>
    <style:style style:name="gr350" style:family="graphic" style:parent-style-name="measure" style:list-style-name="L1">
      <style:graphic-properties draw:textarea-vertical-align="middle" draw:line-distance="1cm" draw:placing="above"/>
    </style:style>
    <style:style style:name="gr351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35.5cm"/>
    </style:style>
    <style:style style:name="gr352" style:family="graphic" style:parent-style-name="standard">
      <style:graphic-properties draw:fill-color="#e6e6e6" draw:textarea-horizontal-align="justify" draw:textarea-vertical-align="middle" draw:auto-grow-height="false" fo:min-height="0.95cm" fo:min-width="1.899cm"/>
    </style:style>
    <style:style style:name="gr353" style:family="graphic" style:parent-style-name="standard">
      <style:graphic-properties draw:stroke="none" draw:fill="none" draw:fill-color="#e6e6e6" draw:textarea-horizontal-align="justify" draw:textarea-vertical-align="middle" draw:auto-grow-height="false" fo:min-height="0.55cm" fo:min-width="0.298cm"/>
    </style:style>
    <style:style style:name="gr354" style:family="graphic" style:parent-style-name="standard">
      <style:graphic-properties draw:fill-color="#e6e6e6" draw:textarea-horizontal-align="justify" draw:textarea-vertical-align="middle" draw:auto-grow-height="false" fo:min-height="0.35cm" fo:min-width="0.298cm"/>
    </style:style>
    <style:style style:name="gr355" style:family="graphic" style:parent-style-name="standard">
      <style:graphic-properties draw:fill-color="#e6e6e6" draw:textarea-horizontal-align="justify" draw:textarea-vertical-align="middle" draw:auto-grow-height="false" fo:min-height="0.95cm" fo:min-width="3.499cm"/>
    </style:style>
    <style:style style:name="gr356" style:family="graphic" style:parent-style-name="standard">
      <style:graphic-properties draw:fill-color="#b84747" draw:textarea-horizontal-align="justify" draw:textarea-vertical-align="middle" draw:auto-grow-height="false" fo:min-height="3.749cm" fo:min-width="1.5cm"/>
    </style:style>
    <style:style style:name="gr357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358" style:family="graphic" style:parent-style-name="measure" style:list-style-name="L1">
      <style:graphic-properties draw:textarea-vertical-align="middle" draw:line-distance="0.6cm" draw:placing="above"/>
    </style:style>
    <style:style style:name="gr359" style:family="graphic" style:parent-style-name="measure" style:list-style-name="L1">
      <style:graphic-properties draw:textarea-vertical-align="middle" draw:line-distance="0.6cm" draw:placing="above"/>
    </style:style>
    <style:style style:name="gr360" style:family="graphic" style:parent-style-name="measure" style:list-style-name="L1">
      <style:graphic-properties draw:textarea-vertical-align="middle" draw:line-distance="0.6cm" draw:placing="above"/>
    </style:style>
    <style:style style:name="gr361" style:family="graphic" style:parent-style-name="measure" style:list-style-name="L1">
      <style:graphic-properties draw:textarea-vertical-align="middle" draw:line-distance="0.6cm" draw:placing="above"/>
    </style:style>
    <style:style style:name="gr362" style:family="graphic" style:parent-style-name="measure" style:list-style-name="L1">
      <style:graphic-properties draw:textarea-vertical-align="middle" draw:line-distance="0.6cm" draw:placing="above"/>
    </style:style>
    <style:style style:name="gr363" style:family="graphic" style:parent-style-name="measure" style:list-style-name="L1">
      <style:graphic-properties draw:textarea-vertical-align="middle" draw:line-distance="0.6cm" draw:placing="above"/>
    </style:style>
    <style:style style:name="gr364" style:family="graphic" style:parent-style-name="measure" style:list-style-name="L1">
      <style:graphic-properties draw:textarea-vertical-align="middle" draw:line-distance="0.6cm" draw:placing="above"/>
    </style:style>
    <style:style style:name="gr365" style:family="graphic" style:parent-style-name="standard">
      <style:graphic-properties draw:opacity="50%" draw:textarea-horizontal-align="justify" draw:textarea-vertical-align="top" draw:auto-grow-height="false" fo:min-height="16.15cm" fo:min-width="6.5cm" draw:shadow-opacity="50%"/>
    </style:style>
    <style:style style:name="gr366" style:family="graphic" style:parent-style-name="standard">
      <style:graphic-properties draw:opacity="50%" draw:textarea-horizontal-align="justify" draw:textarea-vertical-align="top" draw:auto-grow-height="false" fo:min-height="16.15cm" fo:min-width="0.3cm" draw:shadow-opacity="50%"/>
    </style:style>
    <style:style style:name="gr367" style:family="graphic" style:parent-style-name="standard">
      <style:graphic-properties draw:opacity="50%" draw:textarea-horizontal-align="justify" draw:textarea-vertical-align="top" draw:auto-grow-height="false" fo:min-height="16.15cm" fo:min-width="2.7cm" draw:shadow-opacity="50%"/>
    </style:style>
    <style:style style:name="gr368" style:family="graphic" style:parent-style-name="standard">
      <style:graphic-properties draw:opacity="50%" draw:textarea-horizontal-align="justify" draw:textarea-vertical-align="top" draw:auto-grow-height="false" fo:min-height="16.15cm" fo:min-width="3.9cm" draw:shadow-opacity="50%"/>
    </style:style>
    <style:style style:name="gr369" style:family="graphic" style:parent-style-name="standard">
      <style:graphic-properties draw:opacity="50%" draw:textarea-horizontal-align="justify" draw:textarea-vertical-align="top" draw:auto-grow-height="false" fo:min-height="16.15cm" fo:min-width="4.3cm" draw:shadow-opacity="50%"/>
    </style:style>
    <style:style style:name="gr370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5.142cm" fo:min-width="0.492cm" fo:padding-top="0.429cm" fo:padding-bottom="0.429cm" fo:padding-left="0.554cm" fo:padding-right="0.554cm" draw:shadow-opacity="100%"/>
    </style:style>
    <style:style style:name="gr37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92cm" fo:padding-top="0.429cm" fo:padding-bottom="0.429cm" fo:padding-left="0.554cm" fo:padding-right="0.554cm"/>
    </style:style>
    <style:style style:name="gr37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0.064cm" fo:padding-top="0.429cm" fo:padding-bottom="0.429cm" fo:padding-left="0.554cm" fo:padding-right="0.554cm"/>
    </style:style>
    <style:style style:name="gr37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4.484cm" fo:padding-top="0.429cm" fo:padding-bottom="0.429cm" fo:padding-left="0.554cm" fo:padding-right="0.554cm"/>
    </style:style>
    <style:style style:name="gr37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7.656cm" fo:padding-top="0.429cm" fo:padding-bottom="0.429cm" fo:padding-left="0.554cm" fo:padding-right="0.554cm"/>
    </style:style>
    <style:style style:name="gr375" style:family="graphic" style:parent-style-name="standard">
      <style:graphic-properties draw:fill="solid" draw:fill-color="#7da647" draw:fill-hatch-solid="true" draw:textarea-horizontal-align="justify" draw:textarea-vertical-align="middle" draw:auto-grow-height="false" fo:min-height="0.151cm" fo:min-width="29.1cm"/>
    </style:style>
    <style:style style:name="gr376" style:family="graphic" style:parent-style-name="measure" style:list-style-name="L1">
      <style:graphic-properties draw:textarea-vertical-align="middle" draw:line-distance="0.6cm" draw:placing="above"/>
    </style:style>
    <style:style style:name="gr377" style:family="graphic" style:parent-style-name="measure" style:list-style-name="L1">
      <style:graphic-properties draw:textarea-vertical-align="middle" draw:line-distance="0.6cm" draw:placing="above"/>
    </style:style>
    <style:style style:name="gr378" style:family="graphic" style:parent-style-name="measure" style:list-style-name="L1">
      <style:graphic-properties draw:textarea-vertical-align="middle" draw:line-distance="0.6cm" draw:placing="above"/>
    </style:style>
    <style:style style:name="gr379" style:family="graphic" style:parent-style-name="measure" style:list-style-name="L1">
      <style:graphic-properties draw:textarea-vertical-align="middle" draw:line-distance="0.6cm" draw:placing="above"/>
    </style:style>
    <style:style style:name="gr380" style:family="graphic" style:parent-style-name="measure" style:list-style-name="L1">
      <style:graphic-properties draw:textarea-vertical-align="middle" draw:line-distance="0.6cm" draw:placing="above"/>
    </style:style>
    <style:style style:name="gr381" style:family="graphic" style:parent-style-name="measure" style:list-style-name="L1">
      <style:graphic-properties draw:textarea-vertical-align="middle" draw:line-distance="0.6cm" draw:placing="above"/>
    </style:style>
    <style:style style:name="gr382" style:family="graphic" style:parent-style-name="measure" style:list-style-name="L1">
      <style:graphic-properties draw:textarea-vertical-align="middle" draw:line-distance="0.6cm" draw:placing="above"/>
    </style:style>
    <style:style style:name="gr383" style:family="graphic" style:parent-style-name="measure" style:list-style-name="L1">
      <style:graphic-properties draw:textarea-vertical-align="middle" draw:line-distance="0.6cm" draw:placing="above"/>
    </style:style>
    <style:style style:name="gr384" style:family="graphic" style:parent-style-name="measure" style:list-style-name="L1">
      <style:graphic-properties draw:textarea-vertical-align="middle" draw:line-distance="0.4cm" draw:placing="below"/>
    </style:style>
    <style:style style:name="gr385" style:family="graphic" style:parent-style-name="measure" style:list-style-name="L1">
      <style:graphic-properties draw:textarea-vertical-align="middle" draw:line-distance="0.2cm" draw:placing="below"/>
    </style:style>
    <style:style style:name="gr386" style:family="graphic" style:parent-style-name="measure" style:list-style-name="L1">
      <style:graphic-properties draw:textarea-vertical-align="middle" draw:line-distance="0.6cm" draw:placing="below"/>
    </style:style>
    <style:style style:name="gr387" style:family="graphic" style:parent-style-name="measure" style:list-style-name="L1">
      <style:graphic-properties draw:textarea-vertical-align="middle" draw:line-distance="0.8cm" draw:placing="below"/>
    </style:style>
    <style:style style:name="gr388" style:family="graphic" style:parent-style-name="measure" style:list-style-name="L1">
      <style:graphic-properties draw:textarea-vertical-align="middle" draw:line-distance="0.6cm" draw:placing="above"/>
    </style:style>
    <style:style style:name="gr389" style:family="graphic" style:parent-style-name="measure" style:list-style-name="L1">
      <style:graphic-properties draw:textarea-vertical-align="middle" draw:line-distance="0.6cm" draw:placing="below"/>
    </style:style>
    <style:style style:name="gr390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49cm" fo:min-width="15.9cm"/>
    </style:style>
    <style:style style:name="gr391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49cm" fo:min-width="18.3cm"/>
    </style:style>
    <style:style style:name="gr392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2.149cm" fo:min-width="28.7cm"/>
    </style:style>
    <style:style style:name="gr393" style:family="graphic" style:parent-style-name="standard">
      <style:graphic-properties svg:stroke-width="0.1cm" draw:marker-start-width="0.5cm" draw:marker-end-width="0.5cm" draw:fill-color="#b84700" draw:opacity="50%" draw:textarea-horizontal-align="justify" draw:textarea-vertical-align="middle" draw:auto-grow-height="false" fo:min-height="8.049cm" fo:min-width="0cm" fo:padding-top="0.175cm" fo:padding-bottom="0.175cm" fo:padding-left="0.3cm" fo:padding-right="0.3cm" draw:shadow-opacity="50%"/>
    </style:style>
    <style:style style:name="gr394" style:family="graphic" style:parent-style-name="measure" style:list-style-name="L1">
      <style:graphic-properties draw:textarea-vertical-align="middle" draw:line-distance="0.5cm" draw:placing="below"/>
    </style:style>
    <style:style style:name="gr395" style:family="graphic" style:parent-style-name="measure" style:list-style-name="L1">
      <style:graphic-properties draw:textarea-vertical-align="middle" draw:line-distance="0.5cm" draw:placing="below"/>
    </style:style>
    <style:style style:name="gr396" style:family="graphic" style:parent-style-name="measure" style:list-style-name="L1">
      <style:graphic-properties draw:textarea-vertical-align="middle" draw:line-distance="1cm" draw:placing="above"/>
    </style:style>
    <style:style style:name="gr397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0.451cm" fo:min-width="15.8cm" fo:padding-top="0.175cm" fo:padding-bottom="0.175cm" fo:padding-left="0.3cm" fo:padding-right="0.3cm" draw:shadow-opacity="100%"/>
    </style:style>
    <style:style style:name="gr398" style:family="graphic" style:parent-style-name="standard">
      <style:graphic-properties draw:stroke="none" svg:stroke-width="0.1cm" draw:marker-start-width="0.5cm" draw:marker-end-width="0.5cm" draw:fill-color="#b84700" draw:opacity="100%" draw:textarea-horizontal-align="justify" draw:textarea-vertical-align="middle" draw:auto-grow-height="false" fo:min-height="13.25cm" fo:min-width="0.2cm" fo:padding-top="0.175cm" fo:padding-bottom="0.175cm" fo:padding-left="0.3cm" fo:padding-right="0.3cm" draw:shadow-opacity="100%"/>
    </style:style>
    <style:style style:name="gr399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4.05cm" fo:min-width="0cm" fo:padding-top="0.175cm" fo:padding-bottom="0.175cm" fo:padding-left="0.3cm" fo:padding-right="0.3cm" draw:shadow-opacity="100%"/>
    </style:style>
    <style:style style:name="gr400" style:family="graphic" style:parent-style-name="standard">
      <style:graphic-properties svg:stroke-width="0.1cm" draw:marker-start-width="0.5cm" draw:marker-end-width="0.5cm" draw:fill-color="#b84700" draw:opacity="100%" draw:textarea-horizontal-align="justify" draw:textarea-vertical-align="middle" draw:auto-grow-height="false" fo:min-height="0.449cm" fo:min-width="0cm" fo:padding-top="0.175cm" fo:padding-bottom="0.175cm" fo:padding-left="0.3cm" fo:padding-right="0.3cm" draw:shadow-opacity="100%"/>
    </style:style>
    <style:style style:name="gr401" style:family="graphic" style:parent-style-name="measure" style:list-style-name="L1">
      <style:graphic-properties draw:textarea-vertical-align="middle" draw:line-distance="0.5cm" draw:placing="below"/>
    </style:style>
    <style:style style:name="gr402" style:family="graphic" style:parent-style-name="measure" style:list-style-name="L1">
      <style:graphic-properties draw:textarea-vertical-align="middle" draw:line-distance="1cm" draw:placing="above"/>
    </style:style>
    <style:style style:name="gr403" style:family="graphic" style:parent-style-name="measure" style:list-style-name="L1">
      <style:graphic-properties draw:textarea-vertical-align="middle" draw:line-distance="1cm" draw:placing="above"/>
    </style:style>
    <style:style style:name="gr404" style:family="graphic" style:parent-style-name="measure" style:list-style-name="L1">
      <style:graphic-properties draw:textarea-vertical-align="middle" draw:line-distance="0.6cm" draw:placing="above"/>
    </style:style>
    <style:style style:name="gr405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49cm" fo:min-width="1.9cm"/>
    </style:style>
    <style:style style:name="gr406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692cm" fo:padding-top="0.429cm" fo:padding-bottom="0.429cm" fo:padding-left="0.554cm" fo:padding-right="0.554cm" draw:shadow-opacity="100%"/>
    </style:style>
    <style:style style:name="gr40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6.09cm" fo:padding-top="0.23cm" fo:padding-bottom="0.23cm" fo:padding-left="0.355cm" fo:padding-right="0.355cm"/>
    </style:style>
    <style:style style:name="gr40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3.69cm" fo:padding-top="0.23cm" fo:padding-bottom="0.23cm" fo:padding-left="0.355cm" fo:padding-right="0.355cm"/>
    </style:style>
    <style:style style:name="gr40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49cm" fo:padding-top="0.23cm" fo:padding-bottom="0.23cm" fo:padding-left="0.355cm" fo:padding-right="0.355cm"/>
    </style:style>
    <style:style style:name="gr41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41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41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1cm" fo:min-width="0cm" fo:padding-top="0.23cm" fo:padding-bottom="0.23cm" fo:padding-left="0.355cm" fo:padding-right="0.355cm"/>
    </style:style>
    <style:style style:name="gr41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1cm" fo:min-width="0cm" fo:padding-top="0.23cm" fo:padding-bottom="0.23cm" fo:padding-left="0.355cm" fo:padding-right="0.355cm"/>
    </style:style>
    <style:style style:name="gr41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2cm" fo:min-width="2.49cm" fo:padding-top="0.23cm" fo:padding-bottom="0.23cm" fo:padding-left="0.355cm" fo:padding-right="0.355cm"/>
    </style:style>
    <style:style style:name="gr4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0.217cm"/>
    </style:style>
    <style:style style:name="gr41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7.142cm" fo:min-width="0cm" fo:padding-top="0.429cm" fo:padding-bottom="0.429cm" fo:padding-left="0.554cm" fo:padding-right="0.554cm"/>
    </style:style>
    <style:style style:name="gr417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1cm" fo:min-width="18.3cm"/>
    </style:style>
    <style:style style:name="gr418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9cm"/>
    </style:style>
    <style:style style:name="gr419" style:family="graphic" style:parent-style-name="standard">
      <style:graphic-properties draw:stroke="none" svg:stroke-width="0cm" svg:stroke-color="#b84700" draw:marker-start-width="0.707cm" draw:marker-end-width="0.707cm" draw:fill="solid" draw:fill-color="#b84700" draw:textarea-horizontal-align="justify" draw:textarea-vertical-align="middle" draw:auto-grow-height="false" fo:min-height="0cm" fo:min-width="0cm" fo:padding-top="0.429cm" fo:padding-bottom="0.429cm" fo:padding-left="0.554cm" fo:padding-right="0.554cm"/>
    </style:style>
    <style:style style:name="gr42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13.292cm" fo:padding-top="0.429cm" fo:padding-bottom="0.429cm" fo:padding-left="0.554cm" fo:padding-right="0.554cm"/>
    </style:style>
    <style:style style:name="gr421" style:family="graphic" style:parent-style-name="standard">
      <style:graphic-properties draw:fill-color="#b84700" draw:textarea-horizontal-align="justify" draw:textarea-vertical-align="middle" draw:auto-grow-height="false" fo:min-height="2.95cm" fo:min-width="0cm"/>
    </style:style>
    <style:style style:name="gr422" style:family="graphic" style:parent-style-name="standard">
      <style:graphic-properties draw:fill-color="#314004" draw:opacity="90%" draw:textarea-horizontal-align="justify" draw:textarea-vertical-align="middle" draw:auto-grow-height="false" fo:min-height="4.55cm" fo:min-width="19.046cm"/>
    </style:style>
    <style:style style:name="gr423" style:family="graphic" style:parent-style-name="measure" style:list-style-name="L1">
      <style:graphic-properties draw:textarea-vertical-align="middle" draw:line-distance="0.6cm"/>
    </style:style>
    <style:style style:name="gr424" style:family="graphic" style:parent-style-name="measure" style:list-style-name="L1">
      <style:graphic-properties draw:textarea-vertical-align="middle" draw:line-distance="1cm"/>
    </style:style>
    <style:style style:name="gr42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542cm" fo:min-width="2.891cm" fo:padding-top="0.429cm" fo:padding-bottom="0.429cm" fo:padding-left="0.554cm" fo:padding-right="0.554cm"/>
    </style:style>
    <style:style style:name="gr426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20.549cm" fo:min-width="29.1cm"/>
    </style:style>
    <style:style style:name="gr427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28" style:family="graphic" style:parent-style-name="standard">
      <style:graphic-properties draw:stroke="none" svg:stroke-width="0cm" svg:stroke-color="#b84700" draw:marker-start-width="0.707cm" draw:marker-end-width="0.707cm" draw:fill="solid" draw:fill-color="#ffcc99" draw:fill-hatch-solid="false" draw:opacity="100%" draw:textarea-horizontal-align="justify" draw:textarea-vertical-align="middle" draw:auto-grow-height="false" fo:min-height="17.142cm" fo:min-width="9.291cm" fo:padding-top="0.429cm" fo:padding-bottom="0.429cm" fo:padding-left="0.554cm" fo:padding-right="0.554cm" draw:shadow-opacity="100%"/>
    </style:style>
    <style:style style:name="gr429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15.1cm"/>
    </style:style>
    <style:style style:name="gr430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1cm" fo:min-width="1.5cm"/>
    </style:style>
    <style:style style:name="gr431" style:family="graphic" style:parent-style-name="measure" style:list-style-name="L1">
      <style:graphic-properties draw:textarea-vertical-align="middle" draw:line-distance="0.6cm"/>
    </style:style>
    <style:style style:name="gr432" style:family="graphic" style:parent-style-name="measure" style:list-style-name="L1">
      <style:graphic-properties draw:textarea-vertical-align="middle" draw:line-distance="1cm"/>
    </style:style>
    <style:style style:name="gr433" style:family="graphic" style:parent-style-name="standard">
      <style:graphic-properties draw:fill-color="#e6e6e6" draw:textarea-horizontal-align="justify" draw:textarea-vertical-align="middle" draw:auto-grow-height="false" fo:min-height="4.15cm" fo:min-width="3.1cm"/>
    </style:style>
    <style:style style:name="gr434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752cm" fo:min-width="3.499cm" fo:padding-top="0.175cm" fo:padding-bottom="0.175cm" fo:padding-left="0.3cm" fo:padding-right="0.3cm"/>
    </style:style>
    <style:style style:name="gr435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95cm" fo:min-width="3.499cm" fo:padding-top="0.175cm" fo:padding-bottom="0.175cm" fo:padding-left="0.3cm" fo:padding-right="0.3cm"/>
    </style:style>
    <style:style style:name="gr436" style:family="graphic" style:parent-style-name="standard">
      <style:graphic-properties draw:fill-color="#e6e6e6" draw:textarea-horizontal-align="justify" draw:textarea-vertical-align="middle" draw:auto-grow-height="false" fo:min-height="4.152cm" fo:min-width="3.1cm"/>
    </style:style>
    <style:style style:name="gr437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652cm" fo:min-width="3.399cm" fo:padding-top="0.175cm" fo:padding-bottom="0.175cm" fo:padding-left="0.3cm" fo:padding-right="0.3cm"/>
    </style:style>
    <style:style style:name="gr438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1.85cm" fo:min-width="3.399cm" fo:padding-top="0.175cm" fo:padding-bottom="0.175cm" fo:padding-left="0.3cm" fo:padding-right="0.3cm"/>
    </style:style>
    <style:style style:name="gr43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1cm" fo:min-width="1.5cm"/>
    </style:style>
    <style:style style:name="gr440" style:family="graphic" style:parent-style-name="standard">
      <style:graphic-properties draw:stroke="none" draw:fill-color="#314004" draw:opacity="100%" draw:textarea-horizontal-align="justify" draw:textarea-vertical-align="middle" draw:auto-grow-height="false" fo:min-height="0.151cm" fo:min-width="7.1cm" draw:shadow-opacity="100%"/>
    </style:style>
    <style:style style:name="gr44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1cm"/>
    </style:style>
    <style:style style:name="gr442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51cm" fo:min-width="3.201cm"/>
    </style:style>
    <style:style style:name="gr44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51cm" fo:min-width="18.3cm"/>
    </style:style>
    <style:style style:name="gr44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549cm" fo:min-width="18.3cm"/>
    </style:style>
    <style:style style:name="gr44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0.183cm" fo:min-width="18.3cm"/>
    </style:style>
    <style:style style:name="gr44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749cm" fo:min-width="0cm"/>
    </style:style>
    <style:style style:name="gr44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0cm"/>
    </style:style>
    <style:style style:name="gr44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82cm" fo:min-width="5.5cm"/>
    </style:style>
    <style:style style:name="gr44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5.5cm"/>
    </style:style>
    <style:style style:name="gr450" style:family="graphic" style:parent-style-name="standard">
      <style:graphic-properties draw:fill-color="#333333" draw:textarea-horizontal-align="justify" draw:textarea-vertical-align="middle" draw:auto-grow-height="false" fo:min-height="1.75cm" fo:min-width="5.1cm"/>
    </style:style>
    <style:style style:name="gr451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5cm" fo:min-width="1.5cm"/>
    </style:style>
    <style:style style:name="gr452" style:family="graphic" style:parent-style-name="standard">
      <style:graphic-properties draw:fill-color="#333333" draw:textarea-horizontal-align="justify" draw:textarea-vertical-align="middle" draw:auto-grow-height="false" fo:min-height="1.549cm" fo:min-width="1.1cm"/>
    </style:style>
    <style:style style:name="gr45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1.749cm" fo:min-width="5.5cm"/>
    </style:style>
    <style:style style:name="P1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  <style:text-properties fo:font-size="24pt" fo:language="nl" fo:country="NL" style:font-weight-complex="normal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-color="#808080"/>
      <style:paragraph-properties fo:text-align="center"/>
      <style:text-properties fo:font-size="12pt" style:font-size-asian="18pt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10" style:family="paragraph">
      <loext:graphic-properties draw:fill-color="#808080"/>
      <style:paragraph-properties fo:text-align="center"/>
      <style:text-properties fo:font-size="12pt" fo:language="nl" fo:country="NL" style:font-size-asian="12pt" style:font-size-complex="12pt"/>
    </style:style>
    <style:style style:name="P11" style:family="paragraph">
      <loext:graphic-properties draw:fill="solid" draw:fill-color="#729fcf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12" style:family="paragraph">
      <style:paragraph-properties fo:line-height="100%" fo:text-align="center"/>
    </style:style>
    <style:style style:name="P13" style:family="paragraph">
      <loext:graphic-properties draw:fill="hatch" draw:fill-color="#999999" draw:fill-hatch-name="Trap" draw:fill-hatch-solid="true" draw:opacity="50%"/>
      <style:paragraph-properties fo:line-height="100%" fo:text-align="center"/>
      <style:text-properties fo:font-size="10pt" fo:language="nl" fo:country="NL" style:font-size-asian="10pt" style:font-size-complex="10pt"/>
    </style:style>
    <style:style style:name="P14" style:family="paragraph">
      <loext:graphic-properties draw:fill-color="#729fcf"/>
      <style:paragraph-properties fo:text-align="center"/>
      <style:text-properties fo:font-size="24pt" fo:language="nl" fo:country="NL"/>
    </style:style>
    <style:style style:name="P15" style:family="paragraph">
      <loext:graphic-properties draw:fill="solid" draw:fill-color="#e6e6e6" draw:opacity="100%"/>
      <style:paragraph-properties fo:text-align="center"/>
      <style:text-properties fo:language="nl" fo:country="NL"/>
    </style:style>
    <style:style style:name="P16" style:family="paragraph">
      <loext:graphic-properties draw:fill-color="#83caff"/>
      <style:paragraph-properties fo:text-align="center"/>
      <style:text-properties fo:language="nl" fo:country="NL"/>
    </style:style>
    <style:style style:name="P17" style:family="paragraph">
      <loext:graphic-properties draw:fill="none"/>
      <style:paragraph-properties fo:text-align="center"/>
      <style:text-properties fo:language="nl" fo:country="NL"/>
    </style:style>
    <style:style style:name="P18" style:family="paragraph">
      <loext:graphic-properties draw:fill="solid" draw:fill-color="#cccccc" draw:opacity="100%"/>
      <style:paragraph-properties fo:text-align="center"/>
      <style:text-properties fo:font-size="24pt" fo:language="nl" fo:country="NL"/>
    </style:style>
    <style:style style:name="P19" style:family="paragraph">
      <loext:graphic-properties draw:fill="solid" draw:fill-color="#cccccc" draw:opacity="100%"/>
      <style:paragraph-properties fo:text-align="center"/>
    </style:style>
    <style:style style:name="P20" style:family="paragraph">
      <loext:graphic-properties draw:fill="solid" draw:fill-color="#000000" draw:opacity="100%"/>
      <style:paragraph-properties fo:text-align="center"/>
      <style:text-properties fo:font-size="24pt" fo:language="nl" fo:country="NL"/>
    </style:style>
    <style:style style:name="P21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22" style:family="paragraph">
      <style:paragraph-properties fo:margin-left="0.5cm" fo:margin-right="0cm" fo:text-align="end" fo:text-indent="0cm"/>
      <style:text-properties fo:language="nl" fo:country="NL"/>
    </style:style>
    <style:style style:name="P23" style:family="paragraph">
      <loext:graphic-properties draw:fill-color="#999999"/>
      <style:paragraph-properties fo:text-align="center"/>
      <style:text-properties fo:font-size="14pt" fo:language="nl" fo:country="NL" style:font-size-asian="14pt" style:font-size-complex="14pt"/>
    </style:style>
    <style:style style:name="P24" style:family="paragraph">
      <loext:graphic-properties draw:fill="solid" draw:fill-color="#333333"/>
      <style:paragraph-properties fo:text-align="center"/>
      <style:text-properties fo:font-size="12pt" fo:language="nl" fo:country="NL" style:font-size-asian="18pt" style:font-size-complex="18pt" style:font-weight-complex="normal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27" style:family="paragraph">
      <loext:graphic-properties draw:fill-color="#b3b3b3"/>
      <style:paragraph-properties fo:text-align="center"/>
      <style:text-properties fo:font-size="14pt" style:font-size-asian="18pt" style:font-size-complex="18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opacity="100%" draw:fill-image-width="0cm" draw:fill-image-height="0cm"/>
      <style:paragraph-properties fo:text-align="center"/>
      <style:text-properties style:font-name="Courier New" fo:font-size="13.8999996185303pt" fo:language="nl" fo:country="NL" style:font-size-asian="18pt" style:font-size-complex="18pt" style:font-weight-complex="normal"/>
    </style:style>
    <style:style style:name="P30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31" style:family="paragraph">
      <loext:graphic-properties draw:fill="none" draw:fill-color="#ffffff" draw:opacity="100%" draw:fill-image-width="0cm" draw:fill-image-height="0cm"/>
      <style:text-properties fo:font-size="17.8999996185303pt" fo:language="nl" fo:country="NL" style:font-size-asian="18pt" style:font-size-complex="18pt" style:font-weight-complex="normal"/>
    </style:style>
    <style:style style:name="P32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33" style:family="paragraph">
      <loext:graphic-properties draw:fill="solid" draw:fill-color="#83caff"/>
      <style:paragraph-properties fo:text-align="center"/>
    </style:style>
    <style:style style:name="P34" style:family="paragraph">
      <loext:graphic-properties draw:fill-color="#b3b3b3"/>
      <style:paragraph-properties fo:text-align="center"/>
      <style:text-properties fo:language="nl" fo:country="NL"/>
    </style:style>
    <style:style style:name="P35" style:family="paragraph">
      <loext:graphic-properties draw:fill="none" draw:fill-color="#ffff99" draw:fill-image-width="0cm" draw:fill-image-height="0cm"/>
      <style:paragraph-properties fo:text-align="center"/>
      <style:text-properties fo:language="nl" fo:country="NL"/>
    </style:style>
    <style:style style:name="P36" style:family="paragraph">
      <loext:graphic-properties draw:fill="none"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37" style:family="paragraph">
      <loext:graphic-properties draw:fill="none" draw:fill-color="#cccccc"/>
      <style:paragraph-properties fo:text-align="center"/>
      <style:text-properties fo:language="nl" fo:country="NL"/>
    </style:style>
    <style:style style:name="P38" style:family="paragraph">
      <loext:graphic-properties draw:fill="solid" draw:fill-color="#729fcf" draw:opacity="50%"/>
      <style:paragraph-properties fo:text-align="center"/>
      <style:text-properties fo:font-size="24pt" fo:language="nl" fo:country="NL" style:font-weight-complex="normal"/>
    </style:style>
    <style:style style:name="P39" style:family="paragraph">
      <loext:graphic-properties draw:fill-color="#b3b3b3"/>
      <style:paragraph-properties fo:text-align="center"/>
      <style:text-properties fo:font-size="14pt" fo:language="nl" fo:country="NL" style:font-size-asian="18pt" style:font-size-complex="18pt" style:font-weight-complex="normal"/>
    </style:style>
    <style:style style:name="P40" style:family="paragraph">
      <loext:graphic-properties draw:fill="solid" draw:fill-color="#e6e6e6" draw:opacity="10%"/>
      <style:paragraph-properties fo:text-align="center"/>
      <style:text-properties fo:language="nl" fo:country="NL"/>
    </style:style>
    <style:style style:name="P41" style:family="paragraph">
      <loext:graphic-properties draw:fill-color="#e6e6e6"/>
      <style:paragraph-properties fo:text-align="center"/>
      <style:text-properties fo:language="nl" fo:country="NL"/>
    </style:style>
    <style:style style:name="P42" style:family="paragraph">
      <loext:graphic-properties draw:fill="none" draw:fill-color="#808080"/>
      <style:paragraph-properties fo:text-align="center"/>
      <style:text-properties fo:font-size="10pt" fo:language="nl" fo:country="NL" style:font-size-asian="10pt" style:font-size-complex="10pt"/>
    </style:style>
    <style:style style:name="P43" style:family="paragraph">
      <loext:graphic-properties draw:fill="none" draw:fill-color="#729fcf" draw:opacity="50%"/>
      <style:paragraph-properties fo:text-align="center"/>
      <style:text-properties fo:font-size="24pt" fo:language="nl" fo:country="NL" style:font-weight-complex="normal"/>
    </style:style>
    <style:style style:name="P44" style:family="paragraph">
      <loext:graphic-properties draw:fill="none" draw:fill-color="#729fcf"/>
      <style:paragraph-properties fo:text-align="center"/>
      <style:text-properties fo:language="nl" fo:country="NL"/>
    </style:style>
    <style:style style:name="P45" style:family="paragraph">
      <loext:graphic-properties draw:fill="none" draw:fill-color="#ffffff"/>
      <style:text-properties fo:language="nl" fo:country="NL"/>
    </style:style>
    <style:style style:name="P46" style:family="paragraph">
      <loext:graphic-properties draw:fill="hatch" draw:fill-color="#808080" draw:fill-hatch-name="Black_20_45_20_Degrees_20_Wide" draw:fill-hatch-solid="true"/>
      <style:paragraph-properties fo:text-align="center"/>
      <style:text-properties fo:language="nl" fo:country="NL"/>
    </style:style>
    <style:style style:name="P47" style:family="paragraph">
      <loext:graphic-properties draw:fill="hatch" draw:fill-color="#c0c0c0" draw:fill-hatch-name="Hatching_20_betonplaat" draw:fill-hatch-solid="true"/>
      <style:paragraph-properties fo:text-align="center"/>
      <style:text-properties fo:language="nl" fo:country="NL"/>
    </style:style>
    <style:style style:name="P48" style:family="paragraph">
      <loext:graphic-properties draw:fill="hatch" draw:fill-color="#808080" draw:fill-hatch-name="Black_20_-45_20_Degrees" draw:fill-hatch-solid="true"/>
      <style:paragraph-properties fo:text-align="center"/>
      <style:text-properties fo:language="nl" fo:country="NL"/>
    </style:style>
    <style:style style:name="P49" style:family="paragraph">
      <style:paragraph-properties fo:text-align="center"/>
      <style:text-properties fo:language="nl" fo:country="NL"/>
    </style:style>
    <style:style style:name="P50" style:family="paragraph">
      <loext:graphic-properties draw:fill="solid" draw:fill-color="#ffcc99" draw:fill-hatch-solid="false" draw:opacity="100%"/>
      <style:paragraph-properties fo:text-align="center"/>
      <style:text-properties fo:language="nl" fo:country="NL"/>
    </style:style>
    <style:style style:name="P51" style:family="paragraph">
      <loext:graphic-properties draw:fill="solid" draw:fill-color="#ffcc99" draw:fill-hatch-solid="false" draw:opacity="100%"/>
      <style:paragraph-properties fo:text-align="center"/>
      <style:text-properties fo:font-size="24pt" fo:language="nl" fo:country="NL" style:font-weight-complex="normal"/>
    </style:style>
    <style:style style:name="P52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53" style:family="paragraph">
      <loext:graphic-properties draw:fill="none" draw:fill-color="#e6e6e6"/>
      <style:paragraph-properties fo:text-align="center"/>
      <style:text-properties fo:language="nl" fo:country="NL"/>
    </style:style>
    <style:style style:name="P54" style:family="paragraph">
      <loext:graphic-properties draw:fill-color="#b84747"/>
      <style:paragraph-properties fo:text-align="center"/>
      <style:text-properties fo:language="nl" fo:country="NL"/>
    </style:style>
    <style:style style:name="P55" style:family="paragraph">
      <loext:graphic-properties draw:fill="none" draw:fill-color="#ffffff" draw:opacity="100%" draw:fill-image-width="0cm" draw:fill-image-height="0cm"/>
      <style:text-properties fo:font-size="13.8999996185303pt" fo:language="nl" fo:country="NL" style:font-size-asian="18pt" style:font-size-complex="18pt" style:font-weight-complex="normal"/>
    </style:style>
    <style:style style:name="P56" style:family="paragraph">
      <loext:graphic-properties draw:opacity="50%"/>
      <style:paragraph-properties fo:text-align="center"/>
    </style:style>
    <style:style style:name="P57" style:family="paragraph">
      <loext:graphic-properties draw:fill="solid" draw:fill-color="#7da647" draw:fill-hatch-solid="true"/>
      <style:paragraph-properties fo:text-align="center"/>
      <style:text-properties fo:language="nl" fo:country="NL"/>
    </style:style>
    <style:style style:name="P58" style:family="paragraph">
      <loext:graphic-properties draw:fill-color="#b84700" draw:opacity="50%"/>
      <style:paragraph-properties fo:text-align="center"/>
      <style:text-properties fo:language="nl" fo:country="NL"/>
    </style:style>
    <style:style style:name="P59" style:family="paragraph">
      <loext:graphic-properties draw:fill-color="#b84700" draw:opacity="100%"/>
      <style:paragraph-properties fo:text-align="center"/>
      <style:text-properties fo:language="nl" fo:country="NL"/>
    </style:style>
    <style:style style:name="P60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61" style:family="paragraph">
      <loext:graphic-properties draw:fill="solid" draw:fill-color="#b84700"/>
      <style:paragraph-properties fo:text-align="center"/>
      <style:text-properties fo:font-size="24pt" fo:language="nl" fo:country="NL" style:font-weight-complex="normal"/>
    </style:style>
    <style:style style:name="P62" style:family="paragraph">
      <loext:graphic-properties draw:fill-color="#b84700"/>
      <style:paragraph-properties fo:text-align="center"/>
      <style:text-properties fo:language="nl" fo:country="NL"/>
    </style:style>
    <style:style style:name="P63" style:family="paragraph">
      <loext:graphic-properties draw:fill-color="#314004" draw:opacity="90%"/>
      <style:paragraph-properties fo:text-align="center"/>
      <style:text-properties fo:language="nl" fo:country="NL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.8999996185303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-color="#314004" draw:opacity="100%"/>
      <style:paragraph-properties fo:text-align="center"/>
      <style:text-properties fo:language="nl" fo:country="NL"/>
    </style:style>
    <style:style style:name="P66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font-size="24pt" fo:language="nl" fo:country="NL"/>
    </style:style>
    <style:style style:name="T2" style:family="text">
      <style:text-properties fo:font-size="12pt" style:font-size-asian="18pt" style:font-size-complex="18pt" style:font-weight-complex="normal"/>
    </style:style>
    <style:style style:name="T3" style:family="text">
      <style:text-properties fo:language="nl" fo:country="NL"/>
    </style:style>
    <style:style style:name="T4" style:family="text">
      <style:text-properties fo:font-size="12pt" fo:language="nl" fo:country="NL" style:font-size-asian="12pt" style:font-size-complex="12pt"/>
    </style:style>
    <style:style style:name="T5" style:family="text">
      <style:text-properties fo:font-size="12pt" fo:language="nl" fo:country="NL" style:font-size-asian="18pt" style:font-size-complex="18pt" style:font-weight-complex="normal"/>
    </style:style>
    <style:style style:name="T6" style:family="text">
      <style:text-properties fo:font-size="10pt" fo:language="nl" fo:country="NL" style:font-size-asian="10pt" style:font-size-complex="10pt" style:font-weight-complex="normal"/>
    </style:style>
    <style:style style:name="T7" style:family="text">
      <style:text-properties fo:font-size="14pt" fo:language="nl" fo:country="NL" style:font-size-asian="14pt" style:font-size-complex="14pt"/>
    </style:style>
    <style:style style:name="T8" style:family="text">
      <style:text-properties fo:font-size="24pt" fo:language="nl" fo:country="NL" style:font-weight-complex="normal"/>
    </style:style>
    <style:style style:name="T9" style:family="text">
      <style:text-properties fo:font-size="14pt" style:font-size-asian="18pt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ourier New" fo:font-size="14pt" fo:language="nl" fo:country="NL" style:font-size-asian="18pt" style:font-size-complex="18pt" style:font-weight-complex="normal"/>
    </style:style>
    <style:style style:name="T12" style:family="text">
      <style:text-properties style:text-outline="true" fo:font-size="18pt" fo:language="nl" fo:country="NL" style:font-size-asian="18pt" style:font-size-complex="18pt" style:font-weight-complex="normal"/>
    </style:style>
    <style:style style:name="T13" style:family="text">
      <style:text-properties fo:font-size="18pt" fo:language="nl" fo:country="NL" style:font-size-asian="18pt" style:font-size-complex="18pt"/>
    </style:style>
    <style:style style:name="T14" style:family="text">
      <style:text-properties fo:font-size="14pt" fo:language="nl" fo:country="NL" style:font-size-asian="18pt" style:font-size-complex="18pt" style:font-weight-complex="normal"/>
    </style:style>
    <style:style style:name="T15" style:family="text">
      <style:text-properties fo:font-size="10pt" fo:language="nl" fo:country="NL" style:font-size-asian="10pt" style:font-size-complex="10pt"/>
    </style:style>
    <style:style style:name="T16" style:family="text">
      <style:text-properties fo:font-size="13.8999996185303pt"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0.8cm" svg:x="6.3cm" svg:y="10.9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" draw:text-style-name="P2" draw:layer="layout" svg:width="2.599cm" svg:height="2.6cm" svg:x="17.1cm" svg:y="14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0.6cm" svg:height="4.6cm" svg:x="21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601cm" svg:height="2.601cm" draw:transform="rotate (-3.14159265358979) translate (19.9cm 19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4.8cm" svg:height="3.2cm" svg:x="6.3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8cm" svg:height="1.8cm" svg:x="10.1cm" svg:y="7.5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7" draw:text-style-name="P4" draw:layer="layout" svg:width="2.995cm" svg:height="1.205cm" svg:x="6.905cm" svg:y="7.9cm">
            <draw:text-box>
              <text:p text:style-name="P3"><text:span text:style-name="T1">Entree</text:span></text:p>
            </draw:text-box>
          </draw:frame>
          <draw:custom-shape draw:style-name="gr4" draw:text-style-name="P2" draw:layer="layout" svg:width="2.601cm" svg:height="2.601cm" draw:transform="rotate (-3.14159265358979) translate (17.099cm 17.1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2.599cm" svg:height="2.6cm" svg:x="19.3cm" svg:y="16.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2.601cm" svg:height="2.601cm" draw:transform="rotate (-3.14159265358979) translate (22.1cm 22.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2.599cm" svg:height="2.6cm" svg:x="14.499cm" svg:y="11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2.601cm" svg:height="2.601cm" draw:transform="rotate (-3.14159265358979) translate (14.499cm 14.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2.599cm" svg:height="2.6cm" svg:x="11.899cm" svg:y="9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2.601cm" svg:height="2.601cm" draw:transform="rotate (-3.14159265358979) translate (11.899cm 11.90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2" draw:layer="layout" svg:width="0.8cm" svg:height="0.8cm" draw:transform="rotate (-3.14159265358979) translate (10.3cm 11.7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9" draw:text-style-name="P1" draw:layer="layout" svg:width="3cm" svg:height="0.6cm" svg:x="7.5cm" svg:y="6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1.6cm" svg:height="5.2cm" svg:x="22.5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1" draw:text-style-name="P5" draw:layer="layout" svg:width="5.8cm" svg:height="5.8cm" draw:transform="rotate (1.5707963267949) translate (6.3cm 18.1cm)">
                <text:p/>
  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custom-shape draw:style-name="gr12" draw:text-style-name="P6" draw:layer="layout" svg:width="4.955cm" svg:height="1.969cm" draw:transform="rotate (2.35619449019234) translate (10.603cm 15.796cm)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custom-shape draw:style-name="gr13" draw:text-style-name="P7" draw:layer="layout" svg:width="5.8cm" svg:height="0.6cm" svg:x="6.3cm" svg:y="1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7" draw:layer="layout" svg:width="5.8cm" svg:height="5.8cm" draw:transform="rotate (1.5707963267949) translate (6.3cm 18.1cm)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5" draw:text-style-name="P8" draw:layer="layout" svg:width="1.2cm" svg:height="1.2cm" draw:transform="rotate (-0.785398163397448) translate (7.451cm 14.603cm)">
                <text:p text:style-name="P3"><text:span text:style-name="T2">Was-</text:span></text:p>
                <text:p text:style-name="P3"><text:span text:style-name="T2">machin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measure draw:style-name="gr16" draw:text-style-name="P9" draw:layer="layout" svg:x1="12.1cm" svg:y1="17.9cm" svg:x2="6.3cm" svg:y2="17.9cm">
                <text:p text:style-name="P9"><text:span text:style-name="T3"><text:measure text:kind="gap"/></text:span><text:span text:style-name="T3"><text:measure text:kind="value">2.900</text:measure></text:span><text:span text:style-name="T3"><text:s/></text:span><text:span text:style-name="T3"><text:measure text:kind="unit">mm</text:measure></text:span><text:span text:style-name="T3"><text:measure text:kind="gap"/></text:span></text:p>
              </draw:measure>
              <draw:measure draw:style-name="gr17" draw:text-style-name="P9" draw:layer="layout" svg:x1="11.7cm" svg:y1="12.3cm" svg:x2="11.7cm" svg:y2="18.7cm">
                <text:p text:style-name="P9"><text:span text:style-name="T3"><text:measure text:kind="gap"/></text:span><text:span text:style-name="T3"><text:measure text:kind="value">3.200</text:measure></text:span><text:span text:style-name="T3"><text:s/></text:span><text:span text:style-name="T3"><text:measure text:kind="unit">mm</text:measure></text:span><text:span text:style-name="T3"><text:measure text:kind="gap"/></text:span></text:p>
              </draw:measure>
              <draw:g>
                <draw:custom-shape draw:style-name="gr18" draw:text-style-name="P3" draw:layer="layout" svg:width="1.4cm" svg:height="1.4cm" svg:x="6.5cm" svg:y="12.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10" draw:layer="layout" svg:width="0.7cm" svg:height="0.703cm" svg:x="6.852cm" svg:y="13.07cm">
                  <text:p text:style-name="P3"><text:span text:style-name="T4">Warmte-</text:span></text:p>
                  <text:p text:style-name="P3"><text:span text:style-name="T4">pomp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20" draw:text-style-name="P11" draw:layer="layout" svg:width="0.2cm" svg:height="1.6cm" svg:x="7.5cm" svg:y="18.1cm">
              <text:p text:style-name="P3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1" draw:layer="layout" svg:width="0.2cm" svg:height="1.4cm" svg:x="9.9cm" svg:y="18.3cm">
              <text:p text:style-name="P3"><text:span text:style-name="T5"><text:s text:c="3"/></text:span><text:span text:style-name="T5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2" draw:text-style-name="P11" draw:layer="layout" svg:width="0.2cm" svg:height="0.2cm" svg:x="6.5cm" svg:y="18.5cm">
                <text:p text:style-name="P3"><text:span text:style-name="T5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11" draw:layer="layout" svg:width="0.2cm" svg:height="0.2cm" svg:x="6.5cm" svg:y="12.3cm">
                <text:p text:style-name="P3"><text:span text:style-name="T5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11" draw:layer="layout" svg:width="0.2cm" svg:height="0.2cm" svg:x="10.5cm" svg:y="16.3cm">
                <text:p text:style-name="P3"><text:span text:style-name="T5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11" draw:layer="layout" svg:width="0.2cm" svg:height="0.2cm" svg:x="10.5cm" svg:y="14.5cm">
                <text:p text:style-name="P3"><text:span text:style-name="T5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11" draw:layer="layout" svg:width="0.2cm" svg:height="0.2cm" svg:x="11.3cm" svg:y="14.5cm">
                <text:p text:style-name="P3"><text:span text:style-name="T5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11" draw:layer="layout" svg:width="0.2cm" svg:height="0.2cm" svg:x="11.3cm" svg:y="16.3cm">
                <text:p text:style-name="P3"><text:span text:style-name="T5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23" draw:text-style-name="P13" draw:layer="layout" svg:width="2.2cm" svg:height="5.6cm" svg:x="6.3cm" svg:y="9.7cm">
            <text:p text:style-name="P12"><text:span text:style-name="T6"/></text:p>
            <text:p text:style-name="P12"><text:span text:style-name="T6">40</text:span></text:p>
            <text:p text:style-name="P12"><text:span text:style-name="T6"/></text:p>
            <text:p text:style-name="P12"><text:span text:style-name="T6">80</text:span></text:p>
            <text:p text:style-name="P12"><text:span text:style-name="T6"/></text:p>
            <text:p text:style-name="P12"><text:span text:style-name="T6">120</text:span></text:p>
            <text:p text:style-name="P12"><text:span text:style-name="T6"/></text:p>
            <text:p text:style-name="P12"><text:span text:style-name="T6">160</text:span></text:p>
            <text:p text:style-name="P12"><text:span text:style-name="T6"/></text:p>
            <text:p text:style-name="P12"><text:span text:style-name="T6">200</text:span></text:p>
            <text:p text:style-name="P12"><text:span text:style-name="T6"/></text:p>
            <text:p text:style-name="P12"><text:span text:style-name="T6">240</text:span></text:p>
            <text:p text:style-name="P12"><text:span text:style-name="T6"/></text:p>
            <text:p text:style-name="P12"><text:span text:style-name="T6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14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15" draw:layer="layout" svg:width="1cm" svg:height="0.6cm" draw:transform="rotate (-1.5707963267949) translate (10.5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6" draw:layer="layout" svg:width="0.6cm" svg:height="0.2cm" draw:transform="rotate (-3.14159265358979) translate (10.5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7" draw:text-style-name="P15" draw:layer="layout" svg:width="1cm" svg:height="0.615cm" draw:transform="rotate (-1.5707963267949) translate (8.1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6" draw:layer="layout" svg:width="0.6cm" svg:height="0.2cm" draw:transform="rotate (-3.14159265358979) translate (8.1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8" draw:text-style-name="P15" draw:layer="layout" svg:width="1.2cm" svg:height="1.815cm" draw:transform="rotate (-1.5707963267949) translate (9.9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0.2cm" svg:height="1.815cm" draw:transform="rotate (-1.5707963267949) translate (9.893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0" draw:text-style-name="P17" draw:layer="layout" svg:x1="8.1cm" svg:y1="6.5cm" svg:x2="10.1cm" svg:y2="7.3cm">
              <text:p/>
            </draw:line>
          </draw:g>
          <draw:g>
            <draw:custom-shape draw:style-name="gr31" draw:text-style-name="P14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2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20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33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5" draw:layer="layout" svg:width="1cm" svg:height="1.8cm" draw:transform="rotate (1.5707963267949) translate (22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0" draw:text-style-name="P17" draw:layer="layout" svg:x1="22.3cm" svg:y1="24.5cm" svg:x2="23.7cm" svg:y2="25.3cm">
              <text:p/>
            </draw:line>
          </draw:g>
          <draw:g>
            <draw:custom-shape draw:style-name="gr31" draw:text-style-name="P14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" draw:text-style-name="P14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" draw:text-style-name="P14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29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29.7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22.9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22.9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27.7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27.7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33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33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33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9" draw:text-style-name="P18" draw:layer="layout" svg:width="9.4cm" svg:height="1.6cm" svg:x="12.1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9" draw:layer="layout" svg:width="9.399cm" svg:height="9.4cm" svg:x="12.101cm" svg:y="12.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1" draw:text-style-name="P19" draw:layer="layout" svg:width="5.4cm" svg:height="5.4cm" svg:x="6.5cm" svg:y="12.7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2" draw:text-style-name="P20" draw:layer="layout" svg:width="0.2cm" svg:height="5.4cm" svg:x="11.9cm" svg:y="12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8" draw:layer="layout" svg:width="5.6cm" svg:height="5.6cm" svg:x="6.5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1" draw:layer="layout" svg:width="2.4cm" svg:height="1cm" draw:transform="rotate (-0.785398163397449) translate (14.207cm 14.9cm)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5" draw:text-style-name="P21" draw:layer="layout" svg:width="3.601cm" svg:height="4.202cm" draw:transform="rotate (-3.14159265358979) translate (16.864cm 23.7cm)">
              <text:p text:style-name="P3"><text:span text:style-name="T7">Bed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6" draw:text-style-name="P21" draw:layer="layout" svg:width="1.201cm" svg:height="0.8cm" draw:transform="rotate (-3.14159265358979) translate (18.064cm 23.7cm)">
              <text:p text:style-name="P3"><text:span text:style-name="T7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6" draw:text-style-name="P21" draw:layer="layout" svg:width="1.201cm" svg:height="0.8cm" draw:transform="rotate (-3.14159265358979) translate (13.264cm 23.7cm)">
              <text:p text:style-name="P3"><text:span text:style-name="T7">kast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measure draw:style-name="gr47" draw:text-style-name="P3" draw:layer="measurelines" svg:x1="17.638cm" svg:y1="18.191cm" svg:x2="16.648cm" svg:y2="19.181cm">
            <text:p text:style-name="P3"><text:measure text:kind="gap"/><text:measure text:kind="value">700</text:measure><text:s/><text:measure text:kind="unit">mm</text:measure><text:measure text:kind="gap"/></text:p>
          </draw:measure>
          <draw:custom-shape draw:style-name="gr48" draw:text-style-name="P21" draw:layer="layout" svg:width="3.2cm" svg:height="1cm" svg:x="6.9cm" svg:y="22.5cm">
            <text:p text:style-name="P3"><text:span text:style-name="T7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1" draw:layer="layout" svg:width="1.6cm" svg:height="0.563cm" draw:transform="skewX (-0.0160570291183478) rotate (1.55508836352695) translate (6.9cm 21.1cm)">
            <text:p text:style-name="P3"><text:span text:style-name="T7">Was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11.1cm" svg:y1="19.9cm" svg:x2="11.1cm" svg:y2="23.5cm">
            <text:p/>
          </draw:line>
          <draw:custom-shape draw:style-name="gr51" draw:text-style-name="P21" draw:layer="layout" svg:width="2cm" svg:height="1.186cm" draw:transform="rotate (0.785398163397448) translate (8.3cm 16.261cm)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4" draw:layer="layout" svg:x1="8.1cm" svg:y1="16.5cm" svg:x2="9.3cm" svg:y2="17.7cm">
            <text:p/>
          </draw:line>
          <draw:line draw:style-name="gr50" draw:text-style-name="P4" draw:layer="layout" svg:x1="9.7cm" svg:y1="18.1cm" svg:x2="11.1cm" svg:y2="19.5cm">
            <text:p/>
          </draw:line>
          <draw:custom-shape draw:style-name="gr51" draw:text-style-name="P21" draw:layer="layout" svg:width="2cm" svg:height="1.186cm" draw:transform="rotate (0.785398163397448) translate (10.5cm 14.061cm)">
            <text:p text:style-name="P3"><text:span text:style-name="T7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1" draw:layer="layout" svg:width="1.602cm" svg:height="1.2cm" draw:transform="rotate (-1.5707963267949) translate (21.5cm 22.1cm)">
            <text:p text:style-name="P3"><text:span text:style-name="T7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7" draw:text-style-name="P3" draw:layer="layout" svg:x1="11.1cm" svg:y1="21.3cm" svg:x2="6.3cm" svg:y2="21.3cm">
            <text:p text:style-name="P3"><text:measure text:kind="gap"/><text:measure text:kind="value">2.400</text:measure><text:s/><text:measure text:kind="unit">mm</text:measure><text:measure text:kind="gap"/></text:p>
          </draw:measure>
          <draw:measure draw:style-name="gr47" draw:text-style-name="P3" draw:layer="layout" svg:x1="11.1cm" svg:y1="19.5cm" svg:x2="11.1cm" svg:y2="23.9cm">
            <text:p text:style-name="P3"><text:measure text:kind="gap"/><text:measure text:kind="value">2.200</text:measure><text:s/><text:measure text:kind="unit">mm</text:measure><text:measure text:kind="gap"/></text:p>
          </draw:measure>
          <draw:custom-shape draw:style-name="gr51" draw:text-style-name="P21" draw:layer="layout" svg:width="2cm" svg:height="1.186cm" draw:transform="rotate (0.785398163397448) translate (6.447cm 18.114cm)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3" draw:text-style-name="P1" draw:layer="layout" svg:width="0.2cm" svg:height="4.4cm" svg:x="24.9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" draw:layer="layout" svg:width="2cm" svg:height="2cm" svg:x="27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" draw:layer="layout" svg:width="2cm" svg:height="3cm" svg:x="30.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" draw:layer="layout" svg:width="2cm" svg:height="3cm" svg:x="30.7cm" svg:y="1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" draw:layer="layout" svg:width="2cm" svg:height="2cm" svg:x="27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7.4cm" svg:height="16.4cm" svg:x="25.1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57" draw:text-style-name="P22" draw:layer="layout" svg:x1="32.5cm" svg:y1="11.1cm" svg:x2="25.1cm" svg:y2="11.1cm">
            <text:p text:style-name="P22"><text:span text:style-name="T3"><text:measure text:kind="gap"/></text:span><text:span text:style-name="T3"><text:measure text:kind="value">3.7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custom-shape draw:style-name="gr58" draw:text-style-name="P21" draw:layer="layout" svg:width="1.979cm" svg:height="1.698cm" draw:transform="rotate (-0.785398163397448) translate (30.747cm 8.318cm)">
            <text:p text:style-name="P3"><text:span text:style-name="T7">fauteu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1" draw:layer="layout" svg:width="1.978cm" svg:height="1.7cm" draw:transform="rotate (0.523598775598299) translate (25.384cm 9.106cm)">
            <text:p text:style-name="P3"><text:span text:style-name="T7">fauteu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1" draw:layer="layout" svg:width="2cm" svg:height="1.2cm" draw:transform="rotate (1.5707963267949) translate (29.547cm 16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1" draw:layer="layout" svg:width="3.2cm" svg:height="1.6cm" svg:x="27.547cm" svg:y="15.717cm">
            <text:p text:style-name="P3"><text:span text:style-name="T7">B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1" draw:layer="layout" svg:width="3.174cm" svg:height="1.349cm" svg:x="27.147cm" svg:y="12.369cm">
            <text:p text:style-name="P3"><text:span text:style-name="T7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21" draw:layer="layout" svg:width="4.8cm" svg:height="0.8cm" draw:transform="rotate (1.5707963267949) translate (25.15cm 19.75cm)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1" draw:layer="layout" svg:width="3.2cm" svg:height="1.6cm" svg:x="29.3cm" svg:y="22.1cm">
            <text:p text:style-name="P3"><text:span text:style-name="T7">Meng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1" draw:layer="layout" svg:width="1.2cm" svg:height="0.802cm" svg:x="31.3cm" svg:y="7.3cm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2.75cm" svg:height="0.8cm" draw:transform="rotate (1.5707963267949) translate (31.7cm 14.9cm)">
            <text:p text:style-name="P3"><text:span text:style-name="T7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6" draw:text-style-name="P21" draw:layer="layout" svg:width="2.798cm" svg:height="0.8cm" draw:transform="rotate (1.5707963267949) translate (31.7cm 18.898cm)">
            <text:p text:style-name="P3"><text:span text:style-name="T7">dresso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67" draw:text-style-name="P9" draw:layer="layout" svg:x1="26.3cm" svg:y1="7.3cm" svg:x2="26.3cm" svg:y2="23.7cm">
            <text:p text:style-name="P9"><text:span text:style-name="T3"><text:measure text:kind="gap"/></text:span><text:span text:style-name="T3"><text:measure text:kind="value">8.2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custom-shape draw:style-name="gr68" draw:text-style-name="P21" draw:layer="layout" svg:width="3.2cm" svg:height="0.802cm" svg:x="27.5cm" svg:y="7.3cm">
            <text:p text:style-name="P3"><text:span text:style-name="T7">dressoi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9" draw:text-style-name="P1" draw:layer="layout" svg:width="8.93cm" svg:height="4.8cm" svg:x="15.3cm" svg:y="7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" draw:layer="layout" svg:width="2cm" svg:height="7cm" svg:x="22.23cm" svg:y="11.7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2" draw:layer="layout" svg:width="6.8cm" svg:height="6.8cm" draw:transform="rotate (-3.14159265358979) translate (22.1cm 18.753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72" draw:text-style-name="P23" draw:layer="layout" svg:width="2cm" svg:height="4.35cm" draw:transform="rotate (1.5707963267949) translate (15.35cm 11.9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23" draw:layer="layout" svg:width="1.2cm" svg:height="2.4cm" draw:transform="rotate (1.5707963267949) translate (18.3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3" draw:layer="layout" svg:width="1.2cm" svg:height="0.8cm" draw:transform="rotate (1.5707963267949) translate (15.4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23" draw:layer="layout" svg:width="1.2cm" svg:height="1.2cm" svg:x="21.6cm" svg:y="7.153cm">
              <text:p text:style-name="P3"><text:span text:style-name="T7">Vaat</text:span></text:p>
              <text:p text:style-name="P3"><text:span text:style-name="T7">w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76" draw:text-style-name="P22" draw:layer="layout" svg:x1="15.3cm" svg:y1="8.553cm" svg:x2="24.3cm" svg:y2="8.553cm">
              <text:p text:style-name="P22"><text:span text:style-name="T3"><text:measure text:kind="gap"/></text:span><text:span text:style-name="T3"><text:measure text:kind="value">4.500</text:measure></text:span><text:span text:style-name="T3"><text:s/></text:span><text:span text:style-name="T3"><text:measure text:kind="unit">mm</text:measure></text:span><text:span text:style-name="T3"><text:measure text:kind="gap"/></text:span></text:p>
            </draw:measure>
            <draw:custom-shape draw:style-name="gr77" draw:text-style-name="P21" draw:layer="layout" svg:width="1.2cm" svg:height="1.2cm" svg:x="23cm" svg:y="7.153cm">
              <text:p text:style-name="P3"><text:span text:style-name="T7">Oven</text:span></text:p>
              <text:p text:style-name="P3"><text:span text:style-name="T7">K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23" draw:layer="layout" svg:width="1.2cm" svg:height="0.9cm" draw:transform="rotate (1.5707963267949) translate (17.4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11" draw:layer="layout" svg:width="0.8cm" svg:height="0.9cm" draw:transform="rotate (1.5707963267949) translate (19.1cm 8.1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80" draw:text-style-name="P24" draw:layer="layout" svg:width="0.2cm" svg:height="0.2cm" svg:x="17.1cm" svg:y="10.1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0" draw:text-style-name="P24" draw:layer="layout" svg:width="0.2cm" svg:height="0.2cm" svg:x="17.1cm" svg:y="10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0" draw:text-style-name="P24" draw:layer="layout" svg:width="0.2cm" svg:height="0.2cm" svg:x="17.7cm" svg:y="10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0" draw:text-style-name="P24" draw:layer="layout" svg:width="0.2cm" svg:height="0.2cm" svg:x="17.7cm" svg:y="10.1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81" draw:text-style-name="P23" draw:layer="layout" svg:width="1.2cm" svg:height="1.2cm" draw:transform="rotate (-3.14159265358979) translate (17.4cm 8.353cm)">
              <text:p text:style-name="P3"><text:span text:style-name="T7">Vrie</text:span></text:p>
              <text:p text:style-name="P3"><text:span text:style-name="T7">z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frame draw:style-name="gr82" draw:text-style-name="P25" draw:layer="layout" svg:width="0.502cm" svg:height="1.187cm" svg:x="15.9cm" svg:y="7.753cm">
              <draw:text-box>
                <text:p/>
              </draw:text-box>
            </draw:frame>
            <draw:custom-shape draw:style-name="gr83" draw:text-style-name="P23" draw:layer="layout" svg:width="1.2cm" svg:height="0.2cm" draw:transform="rotate (1.5707963267949) translate (22.8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23" draw:layer="layout" svg:width="1.2cm" svg:height="0.9cm" draw:transform="rotate (1.5707963267949) translate (20.7cm 8.3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4" draw:text-style-name="P26" draw:layer="layout" svg:width="3.2cm" svg:height="2.398cm" svg:x="18.249cm" svg:y="12.321cm">
            <text:p text:style-name="P3"><text:span text:style-name="T8">Keuken</text:span></text:p>
            <text:p text:style-name="P3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1" draw:layer="layout" svg:width="2.263cm" svg:height="1.978cm" draw:transform="skewX (0.000523598775598274) rotate (0.785398163397448) translate (19.43cm 15.953cm)">
            <text:p text:style-name="P3"><text:span text:style-name="T7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6" draw:text-style-name="P9" draw:layer="layout" svg:x1="23.7cm" svg:y1="10.353cm" svg:x2="23.7cm" svg:y2="14.753cm">
            <text:p text:style-name="P9"><text:span text:style-name="T3"><text:measure text:kind="gap"/></text:span><text:span text:style-name="T3"><text:measure text:kind="value">2.2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custom-shape draw:style-name="gr87" draw:text-style-name="P27" draw:layer="layout" svg:width="2cm" svg:height="2cm" draw:transform="rotate (-3.14159265358979) translate (24.252cm 18.753cm)">
            <text:p text:style-name="P3"><text:span text:style-name="T9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8" draw:text-style-name="P27" draw:layer="layout" svg:width="1.4cm" svg:height="1.401cm" draw:transform="rotate (-3.14159265358979) translate (24.252cm 18.699cm)">
            <text:p text:style-name="P3"><text:span text:style-name="T9">kast</text:span></text:p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measure draw:style-name="gr89" draw:text-style-name="P28" draw:layer="layout" svg:x1="15.9cm" svg:y1="9.953cm" svg:x2="15.9cm" svg:y2="8.353cm">
            <text:p text:style-name="P28"><text:span text:style-name="T10"><text:measure text:kind="gap"/></text:span><text:span text:style-name="T10"><text:measure text:kind="value">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90" draw:text-style-name="P9" draw:layer="layout" svg:x1="23.252cm" svg:y1="8.353cm" svg:x2="23.252cm" svg:y2="18.753cm">
            <text:p text:style-name="P9"><text:span text:style-name="T3"><text:measure text:kind="gap"/></text:span><text:span text:style-name="T3"><text:measure text:kind="value">5.2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91" draw:text-style-name="P9" draw:layer="layout" svg:x1="22.101cm" svg:y1="18.682cm" svg:x2="15.03cm" svg:y2="11.753cm">
            <text:p text:style-name="P9"><text:span text:style-name="T3"><text:measure text:kind="gap"/></text:span><text:span text:style-name="T3"><text:measure text:kind="value">4.95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custom-shape draw:style-name="gr92" draw:text-style-name="P29" draw:layer="layout" svg:width="2cm" svg:height="1.999cm" svg:x="2.5cm" svg:y="4.468cm">
          <text:p text:style-name="P3"><text:span text:style-name="T11">O</text:span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4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frame draw:style-name="gr94" draw:text-style-name="P25" draw:layer="layout" svg:width="0.717cm" svg:height="1.703cm" svg:x="17.7cm" svg:y="26.067cm">
          <draw:text-box>
            <text:p/>
          </draw:text-box>
        </draw:frame>
        <draw:frame draw:style-name="gr95" draw:text-style-name="P31" draw:layer="layout" svg:width="13.2cm" svg:height="1.673cm" svg:x="5.697cm" svg:y="3.268cm">
          <draw:text-box>
            <text:p><text:span text:style-name="T13">Begane grond, deuren, ramen</text:span></text:p>
          </draw:text-box>
        </draw:frame>
        <draw:g>
          <draw:custom-shape draw:style-name="gr96" draw:text-style-name="P32" draw:layer="layout" svg:width="3.203cm" svg:height="1.6cm" svg:x="7.697cm" svg:y="7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32" draw:layer="layout" svg:width="8.4cm" svg:height="14.799cm" svg:x="23.544cm" svg:y="7.928cm">
            <text:p text:style-name="P3"><text:span text:style-name="T1">Woonkamer /</text:span></text:p>
            <text:p text:style-name="P3"><text:span text:style-name="T1">Muziekkamer</text:span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8" draw:text-style-name="P22" draw:layer="layout" svg:x1="11.997cm" svg:y1="7.516cm" svg:x2="13.797cm" svg:y2="7.516cm">
            <text:p text:style-name="P22"><text:span text:style-name="T3"><text:measure text:kind="gap"/></text:span><text:span text:style-name="T3"><text:measure text:kind="value">9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99" draw:text-style-name="P28" draw:layer="layout" svg:x1="11.797cm" svg:y1="7.166cm" svg:x2="11.797cm" svg:y2="9.366cm">
            <text:p text:style-name="P28"><text:span text:style-name="T10"><text:measure text:kind="gap"/></text:span><text:span text:style-name="T10"><text:measure text:kind="value">1.1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00" draw:text-style-name="P9" draw:layer="layout" svg:x1="32.7cm" svg:y1="10.9cm" svg:x2="33.7cm" svg:y2="10.9cm">
            <text:p text:style-name="P9"><text:span text:style-name="T3"><text:measure text:kind="gap"/></text:span><text:span text:style-name="T3"><text:measure text:kind="value">5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01" draw:text-style-name="P28" draw:layer="layout" svg:x1="22.7cm" svg:y1="8.5cm" svg:x2="22.7cm" svg:y2="7.3cm">
            <text:p text:style-name="P28"><text:span text:style-name="T10"><text:measure text:kind="gap"/></text:span><text:span text:style-name="T10"><text:measure text:kind="value">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</draw:g>
        <draw:g>
          <draw:g>
            <draw:custom-shape draw:style-name="gr102" draw:text-style-name="P1" draw:layer="layout" svg:width="1.7cm" svg:height="1.925cm" svg:x="13.2cm" svg:y="7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3" draw:text-style-name="P2" draw:layer="layout" svg:width="0.425cm" svg:height="0.425cm" draw:transform="rotate (-3.14159265358979) translate (14.9cm 11.351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3" draw:text-style-name="P2" draw:layer="layout" svg:width="1.063cm" svg:height="1.062cm" draw:transform="rotate (-3.14159265358979) translate (12.563cm 9.013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3" draw:text-style-name="P2" draw:layer="layout" svg:width="1.275cm" svg:height="1.275cm" draw:transform="rotate (-3.14159265358979) translate (14.05cm 10.501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4" draw:text-style-name="P1" draw:layer="layout" svg:width="0.85cm" svg:height="1.488cm" svg:x="14.05cm" svg:y="9.01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5" draw:text-style-name="P1" draw:layer="layout" svg:width="1.275cm" svg:height="0.65cm" svg:x="11.5cm" svg:y="7.30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3" draw:text-style-name="P2" draw:layer="layout" svg:width="0.212cm" svg:height="0.212cm" draw:transform="rotate (-3.14159265358979) translate (12.775cm 9.013cm)">
              <text:p/>
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6" draw:text-style-name="P2" draw:layer="layout" svg:width="0.638cm" svg:height="0.638cm" draw:transform="rotate (-3.14159265358979) translate (13.413cm 9.226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7" draw:text-style-name="P1" draw:layer="layout" svg:width="0.425cm" svg:height="1.063cm" svg:x="12.35cm" svg:y="7.7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33" draw:layer="layout" svg:width="0.6cm" svg:height="0.6cm" draw:transform="rotate (-3.14159265358979) translate (14.875cm 10.50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109" draw:text-style-name="P34" draw:layer="layout" svg:width="1cm" svg:height="0.8cm" draw:transform="rotate (-1.5707963267949) translate (14.523cm 7.7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0" draw:text-style-name="P35" draw:layer="layout" svg:width="1.321cm" svg:height="0.962cm" draw:transform="rotate (-1.5707963267949) translate (14.6cm 7.501cm)">
              <draw:text-box>
                <text:p text:style-name="P3"><text:span text:style-name="T3">wc</text:span></text:p>
              </draw:text-box>
            </draw:frame>
            <draw:custom-shape draw:style-name="gr111" draw:text-style-name="P21" draw:layer="layout" svg:width="0.4cm" svg:height="1.2cm" draw:transform="rotate (-1.5707963267949) translate (14.723cm 7.3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frame draw:style-name="gr94" draw:text-style-name="P25" draw:layer="layout" svg:width="0.717cm" svg:height="1.703cm" svg:x="8.03cm" svg:y="10.667cm">
          <draw:text-box>
            <text:p/>
          </draw:text-box>
        </draw:frame>
        <draw:measure draw:style-name="gr112" draw:text-style-name="P3" draw:layer="measurelines" svg:x1="24.328cm" svg:y1="7.1cm" svg:x2="24.557cm" svg:y2="7.1cm">
          <text:p text:style-name="P3"><text:measure text:kind="gap"/><text:measure text:kind="value">114,5</text:measure><text:s/><text:measure text:kind="unit">mm</text:measure><text:measure text:kind="gap"/></text:p>
        </draw:measure>
        <draw:measure draw:style-name="gr113" draw:text-style-name="P3" draw:layer="layout" svg:x1="25.026cm" svg:y1="7.1cm" svg:x2="24.712cm" svg:y2="7.1cm">
          <text:p text:style-name="P3"><text:measure text:kind="gap"/><text:measure text:kind="value">157</text:measure><text:s/><text:measure text:kind="unit">mm</text:measure><text:measure text:kind="gap"/></text:p>
        </draw:measure>
        <draw:measure draw:style-name="gr113" draw:text-style-name="P3" draw:layer="layout" svg:x1="24.698cm" svg:y1="7.407cm" svg:x2="24.572cm" svg:y2="7.407cm">
          <text:p text:style-name="P3"><text:measure text:kind="gap"/><text:measure text:kind="value">63</text:measure><text:s/><text:measure text:kind="unit">mm</text:measure><text:measure text:kind="gap"/></text:p>
        </draw:measure>
        <draw:g>
          <draw:custom-shape draw:style-name="gr114" draw:text-style-name="P36" draw:layer="layout" svg:width="1.6cm" svg:height="1cm" svg:x="11.275cm" svg:y="7.1cm">
            <text:p text:style-name="P3"><text:span text:style-name="T7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115" draw:text-style-name="P17" draw:layer="layout" svg:x1="12.3cm" svg:y1="9.225cm" svg:x2="11.5cm" svg:y2="8.425cm">
              <text:p/>
            </draw:line>
            <draw:line draw:style-name="gr116" draw:text-style-name="P17" draw:layer="layout" svg:x1="12.3cm" svg:y1="9.225cm" svg:x2="11.275cm" svg:y2="8.625cm">
              <text:p/>
            </draw:line>
          </draw:g>
          <draw:custom-shape draw:style-name="gr117" draw:text-style-name="P36" draw:layer="layout" svg:width="0.625cm" svg:height="0.6cm" svg:x="12.87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36" draw:layer="layout" svg:width="0.6cm" svg:height="0.6cm" svg:x="14.7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36" draw:layer="layout" svg:width="0.2cm" svg:height="4.2cm" svg:x="15.1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36" draw:layer="layout" svg:width="0.2cm" svg:height="1cm" svg:x="11.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36" draw:layer="layout" svg:width="0.2cm" svg:height="1.2cm" svg:x="12.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36" draw:layer="layout" svg:width="0.2cm" svg:height="1.706cm" draw:transform="rotate (0.785398163397448) translate (11.147cm 8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36" draw:layer="layout" svg:width="0.2cm" svg:height="3.33cm" draw:transform="rotate (0.785398163397448) translate (19.452cm 16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36" draw:layer="layout" svg:width="2.4cm" svg:height="0.2cm" svg:x="21.9cm" svg:y="1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36" draw:layer="layout" svg:width="0.2cm" svg:height="4.384cm" draw:transform="rotate (0.785398163397448) translate (13.429cm 13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36" draw:layer="layout" svg:width="0.2cm" svg:height="2.728cm" draw:transform="rotate (0.785398163397448) translate (19.629cm 20.1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36" draw:layer="layout" svg:width="0.2cm" svg:height="1.132cm" draw:transform="rotate (0.785398163397448) translate (15.452cm 12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6" draw:layer="layout" svg:width="0.2cm" svg:height="3.2cm" svg:x="24.3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6" draw:layer="layout" svg:width="0.2cm" svg:height="3.2cm" svg:x="24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6" draw:layer="layout" svg:width="0.2cm" svg:height="5cm" svg:x="24.3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6" draw:layer="layout" svg:width="0.2cm" svg:height="5cm" svg:x="24.7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6" draw:layer="layout" svg:width="0.2cm" svg:height="1.8cm" svg:x="21.5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6" draw:layer="layout" svg:width="0.199cm" svg:height="7.82cm" draw:transform="rotate (0.785398163397448) translate (6.406cm 12.4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2" draw:text-style-name="P36" draw:layer="layout" svg:width="4.2cm" svg:height="0.2cm" svg:x="6.3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6" draw:layer="layout" svg:width="0.199cm" svg:height="0.753cm" draw:transform="rotate (0.785398163397448) translate (12.41cm 8.8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36" draw:layer="layout" svg:width="0.2cm" svg:height="2cm" svg:x="24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36" draw:layer="layout" svg:width="0.2cm" svg:height="2cm" svg:x="24.3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5" draw:text-style-name="P36" draw:layer="layout" svg:width="0.2cm" svg:height="0.2cm" svg:x="24.5cm" svg:y="2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24.6cm" svg:y1="21.9cm" svg:x2="24.6cm" svg:y2="19.7cm">
                <text:p/>
              </draw:line>
              <draw:line draw:style-name="gr115" draw:text-style-name="P17" draw:layer="layout" svg:x1="24.6cm" svg:y1="21.1cm" svg:x2="24.6cm" svg:y2="17.5cm">
                <text:p/>
              </draw:line>
              <draw:line draw:style-name="gr116" draw:text-style-name="P17" draw:layer="layout" svg:x1="24.6cm" svg:y1="17.5cm" svg:x2="24.6cm" svg:y2="19.9cm">
                <text:p/>
              </draw:line>
            </draw:g>
          </draw:g>
          <draw:g>
            <draw:g>
              <draw:line draw:style-name="gr136" draw:text-style-name="P17" draw:layer="layout" svg:x1="24.6cm" svg:y1="12.5cm" svg:x2="24.6cm" svg:y2="14.8cm">
                <text:p/>
              </draw:line>
              <draw:line draw:style-name="gr115" draw:text-style-name="P17" draw:layer="layout" svg:x1="24.6cm" svg:y1="13.336cm" svg:x2="24.6cm" svg:y2="17.1cm">
                <text:p/>
              </draw:line>
              <draw:line draw:style-name="gr116" draw:text-style-name="P17" draw:layer="layout" svg:x1="24.6cm" svg:y1="17.099cm" svg:x2="24.6cm" svg:y2="14.59cm">
                <text:p/>
              </draw:line>
            </draw:g>
            <draw:g>
              <draw:line draw:style-name="gr136" draw:text-style-name="P17" draw:layer="layout" svg:x1="24.6cm" svg:y1="12.5cm" svg:x2="24.6cm" svg:y2="10.2cm">
                <text:p/>
              </draw:line>
              <draw:line draw:style-name="gr115" draw:text-style-name="P17" draw:layer="layout" svg:x1="24.6cm" svg:y1="11.664cm" svg:x2="24.6cm" svg:y2="7.9cm">
                <text:p/>
              </draw:line>
              <draw:line draw:style-name="gr116" draw:text-style-name="P17" draw:layer="layout" svg:x1="24.6cm" svg:y1="7.9cm" svg:x2="24.6cm" svg:y2="10.409cm">
                <text:p/>
              </draw:line>
            </draw:g>
          </draw:g>
          <draw:g>
            <draw:custom-shape draw:style-name="gr135" draw:text-style-name="P36" draw:layer="layout" svg:width="0.2cm" svg:height="0.2cm" draw:transform="rotate (0.785398163397448) translate (12.3cm 9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36" draw:layer="layout" svg:width="0.2cm" svg:height="2.2cm" draw:transform="rotate (0.785398163397448) translate (13.855cm 10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2.5cm" svg:y1="9.447cm" svg:x2="13.926cm" svg:y2="10.873cm">
                <text:p/>
              </draw:line>
              <draw:line draw:style-name="gr115" draw:text-style-name="P17" draw:layer="layout" svg:x1="13.018cm" svg:y1="9.965cm" svg:x2="15.351cm" svg:y2="12.298cm">
                <text:p/>
              </draw:line>
              <draw:line draw:style-name="gr116" draw:text-style-name="P17" draw:layer="layout" svg:x1="15.352cm" svg:y1="12.299cm" svg:x2="13.796cm" svg:y2="10.743cm">
                <text:p/>
              </draw:line>
            </draw:g>
          </draw:g>
          <draw:g>
            <draw:custom-shape draw:style-name="gr135" draw:text-style-name="P36" draw:layer="layout" svg:width="0.2cm" svg:height="0.2cm" draw:transform="rotate (0.785398163397448) translate (16.3cm 13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36" draw:layer="layout" svg:width="0.2cm" svg:height="2.2cm" draw:transform="rotate (0.785398163397448) translate (17.855cm 14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6.5cm" svg:y1="13.447cm" svg:x2="17.926cm" svg:y2="14.873cm">
                <text:p/>
              </draw:line>
              <draw:line draw:style-name="gr115" draw:text-style-name="P17" draw:layer="layout" svg:x1="17.018cm" svg:y1="13.965cm" svg:x2="19.351cm" svg:y2="16.298cm">
                <text:p/>
              </draw:line>
              <draw:line draw:style-name="gr116" draw:text-style-name="P17" draw:layer="layout" svg:x1="19.352cm" svg:y1="16.299cm" svg:x2="17.796cm" svg:y2="14.743cm">
                <text:p/>
              </draw:line>
            </draw:g>
          </draw:g>
          <draw:g>
            <draw:custom-shape draw:style-name="gr135" draw:text-style-name="P36" draw:layer="layout" svg:width="0.199cm" svg:height="0.2cm" draw:transform="rotate (0.785398163397448) translate (19.47cm 19.99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7" draw:text-style-name="P36" draw:layer="layout" svg:width="0.199cm" svg:height="2.2cm" draw:transform="rotate (0.785398163397448) translate (16.501cm 17.02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line draw:style-name="gr136" draw:text-style-name="P17" draw:layer="layout" svg:x1="19.552cm" svg:y1="19.952cm" svg:x2="18.126cm" svg:y2="18.526cm">
                <text:p/>
              </draw:line>
              <draw:line draw:style-name="gr115" draw:text-style-name="P17" draw:layer="layout" svg:x1="19.033cm" svg:y1="19.433cm" svg:x2="16.7cm" svg:y2="17.1cm">
                <text:p/>
              </draw:line>
              <draw:line draw:style-name="gr116" draw:text-style-name="P17" draw:layer="layout" svg:x1="16.7cm" svg:y1="17.1cm" svg:x2="18.256cm" svg:y2="18.656cm">
                <text:p/>
              </draw:line>
            </draw:g>
          </draw:g>
          <draw:g>
            <draw:custom-shape draw:style-name="gr135" draw:text-style-name="P36" draw:layer="layout" svg:width="0.2cm" svg:height="0.2cm" draw:transform="rotate (0.785398163397448) translate (10.3cm 10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36" draw:layer="layout" svg:width="0.2cm" svg:height="2.2cm" draw:transform="rotate (0.785398163397448) translate (11.855cm 12.3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0.5cm" svg:y1="10.9cm" svg:x2="11.926cm" svg:y2="12.326cm">
                <text:p/>
              </draw:line>
              <draw:line draw:style-name="gr115" draw:text-style-name="P17" draw:layer="layout" svg:x1="11.018cm" svg:y1="11.418cm" svg:x2="13.351cm" svg:y2="13.751cm">
                <text:p/>
              </draw:line>
              <draw:line draw:style-name="gr116" draw:text-style-name="P17" draw:layer="layout" svg:x1="13.352cm" svg:y1="13.752cm" svg:x2="11.796cm" svg:y2="12.196cm">
                <text:p/>
              </draw:line>
            </draw:g>
          </draw:g>
        </draw:g>
        <draw:g>
          <draw:custom-shape draw:style-name="gr138" draw:text-style-name="P37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9" draw:text-style-name="P9" draw:layer="layout" svg:x1="4.4cm" svg:y1="12.9cm" svg:x2="4.4cm" svg:y2="8.1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0" draw:text-style-name="P28" draw:layer="layout" svg:x1="30.3cm" svg:y1="5.4cm" svg:x2="25.5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1" draw:text-style-name="P9" draw:layer="layout" svg:x1="4.5cm" svg:y1="24.9cm" svg:x2="4.5cm" svg:y2="6.1cm">
            <text:p text:style-name="P9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2" draw:text-style-name="P28" draw:layer="layout" svg:x1="33.7cm" svg:y1="4.6cm" svg:x2="5.3cm" svg:y2="4.6cm">
            <text:p text:style-name="P28"><text:span text:style-name="T10"><text:measure text:kind="gap"/></text:span><text:span text:style-name="T10"><text:measure text:kind="value">14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3" draw:text-style-name="P28" draw:layer="layout" svg:x1="15.9cm" svg:y1="5.4cm" svg:x2="11.1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4" draw:text-style-name="P28" draw:layer="layout" svg:x1="20.7cm" svg:y1="5.4cm" svg:x2="15.9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5" draw:text-style-name="P28" draw:layer="layout" svg:x1="25.5cm" svg:y1="5.4cm" svg:x2="20.7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6" draw:text-style-name="P28" draw:layer="layout" svg:x1="11.1cm" svg:y1="5.4cm" svg:x2="6.3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7" draw:text-style-name="P28" draw:layer="layout" svg:x1="33.7cm" svg:y1="5.415cm" svg:x2="30.3cm" svg:y2="5.415cm">
            <text:p text:style-name="P28"><text:span text:style-name="T10"><text:measure text:kind="gap"/></text:span><text:span text:style-name="T10"><text:measure text:kind="value">1.7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8" draw:text-style-name="P28" draw:layer="layout" svg:x1="6.3cm" svg:y1="5.4cm" svg:x2="5.3cm" svg:y2="5.4cm">
            <text:p text:style-name="P28"><text:span text:style-name="T10"><text:measure text:kind="gap"/></text:span><text:span text:style-name="T10"><text:measure text:kind="value">500</text:measure></text:span></text:p>
          </draw:measure>
          <draw:measure draw:style-name="gr139" draw:text-style-name="P9" draw:layer="layout" svg:x1="4.4cm" svg:y1="17.7cm" svg:x2="4.4cm" svg:y2="12.9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39" draw:text-style-name="P9" draw:layer="layout" svg:x1="4.4cm" svg:y1="22.5cm" svg:x2="4.4cm" svg:y2="17.7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39" draw:text-style-name="P9" draw:layer="layout" svg:x1="4.4cm" svg:y1="24.5cm" svg:x2="4.4cm" svg:y2="22.5cm">
            <text:p text:style-name="P9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9" draw:text-style-name="P9" draw:layer="layout" svg:x1="4.5cm" svg:y1="8.1cm" svg:x2="4.5cm" svg:y2="6.1cm">
            <text:p text:style-name="P9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</draw:page>
      <draw:page draw:name="page2" draw:style-name="dp1" draw:master-page-name="Default">
        <draw:g>
          <draw:custom-shape draw:style-name="gr114" draw:text-style-name="P36" draw:layer="layout" svg:width="1.6cm" svg:height="1cm" svg:x="11.275cm" svg:y="7.1cm">
            <text:p text:style-name="P3"><text:span text:style-name="T7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line draw:style-name="gr115" draw:text-style-name="P17" draw:layer="layout" svg:x1="12.3cm" svg:y1="9.225cm" svg:x2="11.5cm" svg:y2="8.425cm">
              <text:p/>
            </draw:line>
            <draw:line draw:style-name="gr116" draw:text-style-name="P17" draw:layer="layout" svg:x1="12.3cm" svg:y1="9.225cm" svg:x2="11.275cm" svg:y2="8.625cm">
              <text:p/>
            </draw:line>
          </draw:g>
          <draw:custom-shape draw:style-name="gr117" draw:text-style-name="P36" draw:layer="layout" svg:width="0.625cm" svg:height="0.6cm" svg:x="12.87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36" draw:layer="layout" svg:width="0.6cm" svg:height="0.6cm" svg:x="14.7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36" draw:layer="layout" svg:width="0.2cm" svg:height="4.2cm" svg:x="15.1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36" draw:layer="layout" svg:width="0.2cm" svg:height="1cm" svg:x="11.1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36" draw:layer="layout" svg:width="0.2cm" svg:height="1.2cm" svg:x="12.9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36" draw:layer="layout" svg:width="0.2cm" svg:height="1.706cm" draw:transform="rotate (0.785398163397448) translate (11.147cm 8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36" draw:layer="layout" svg:width="0.2cm" svg:height="3.33cm" draw:transform="rotate (0.785398163397448) translate (19.452cm 16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36" draw:layer="layout" svg:width="2.4cm" svg:height="0.2cm" svg:x="21.9cm" svg:y="1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36" draw:layer="layout" svg:width="0.2cm" svg:height="4.384cm" draw:transform="rotate (0.785398163397448) translate (13.429cm 13.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36" draw:layer="layout" svg:width="0.2cm" svg:height="2.728cm" draw:transform="rotate (0.785398163397448) translate (19.629cm 20.1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36" draw:layer="layout" svg:width="0.2cm" svg:height="1.132cm" draw:transform="rotate (0.785398163397448) translate (15.452cm 12.5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6" draw:layer="layout" svg:width="0.2cm" svg:height="3.2cm" svg:x="24.3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6" draw:layer="layout" svg:width="0.2cm" svg:height="3.2cm" svg:x="24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6" draw:layer="layout" svg:width="0.2cm" svg:height="5cm" svg:x="24.3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36" draw:layer="layout" svg:width="0.2cm" svg:height="5cm" svg:x="24.7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6" draw:layer="layout" svg:width="0.2cm" svg:height="1.8cm" svg:x="21.5cm" svg:y="2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6" draw:layer="layout" svg:width="0.199cm" svg:height="7.82cm" draw:transform="rotate (0.785398163397448) translate (6.406cm 12.4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2" draw:text-style-name="P36" draw:layer="layout" svg:width="4.2cm" svg:height="0.2cm" svg:x="6.3cm" svg:y="10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36" draw:layer="layout" svg:width="0.199cm" svg:height="0.753cm" draw:transform="rotate (0.785398163397448) translate (12.41cm 8.84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36" draw:layer="layout" svg:width="0.2cm" svg:height="2cm" svg:x="24.7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36" draw:layer="layout" svg:width="0.2cm" svg:height="2cm" svg:x="24.3cm" svg:y="2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35" draw:text-style-name="P36" draw:layer="layout" svg:width="0.2cm" svg:height="0.2cm" svg:x="24.5cm" svg:y="2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24.6cm" svg:y1="21.9cm" svg:x2="24.6cm" svg:y2="19.7cm">
                <text:p/>
              </draw:line>
              <draw:line draw:style-name="gr115" draw:text-style-name="P17" draw:layer="layout" svg:x1="24.6cm" svg:y1="21.1cm" svg:x2="24.6cm" svg:y2="17.5cm">
                <text:p/>
              </draw:line>
              <draw:line draw:style-name="gr116" draw:text-style-name="P17" draw:layer="layout" svg:x1="24.6cm" svg:y1="17.5cm" svg:x2="24.6cm" svg:y2="19.9cm">
                <text:p/>
              </draw:line>
            </draw:g>
          </draw:g>
          <draw:g>
            <draw:g>
              <draw:line draw:style-name="gr136" draw:text-style-name="P17" draw:layer="layout" svg:x1="24.6cm" svg:y1="12.5cm" svg:x2="24.6cm" svg:y2="14.8cm">
                <text:p/>
              </draw:line>
              <draw:line draw:style-name="gr115" draw:text-style-name="P17" draw:layer="layout" svg:x1="24.6cm" svg:y1="13.336cm" svg:x2="24.6cm" svg:y2="17.1cm">
                <text:p/>
              </draw:line>
              <draw:line draw:style-name="gr116" draw:text-style-name="P17" draw:layer="layout" svg:x1="24.6cm" svg:y1="17.099cm" svg:x2="24.6cm" svg:y2="14.59cm">
                <text:p/>
              </draw:line>
            </draw:g>
            <draw:g>
              <draw:line draw:style-name="gr136" draw:text-style-name="P17" draw:layer="layout" svg:x1="24.6cm" svg:y1="12.5cm" svg:x2="24.6cm" svg:y2="10.2cm">
                <text:p/>
              </draw:line>
              <draw:line draw:style-name="gr115" draw:text-style-name="P17" draw:layer="layout" svg:x1="24.6cm" svg:y1="11.664cm" svg:x2="24.6cm" svg:y2="7.9cm">
                <text:p/>
              </draw:line>
              <draw:line draw:style-name="gr116" draw:text-style-name="P17" draw:layer="layout" svg:x1="24.6cm" svg:y1="7.9cm" svg:x2="24.6cm" svg:y2="10.409cm">
                <text:p/>
              </draw:line>
            </draw:g>
          </draw:g>
          <draw:g>
            <draw:custom-shape draw:style-name="gr135" draw:text-style-name="P36" draw:layer="layout" svg:width="0.2cm" svg:height="0.2cm" draw:transform="rotate (0.785398163397448) translate (12.3cm 9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36" draw:layer="layout" svg:width="0.2cm" svg:height="2.2cm" draw:transform="rotate (0.785398163397448) translate (13.855cm 10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2.5cm" svg:y1="9.447cm" svg:x2="13.926cm" svg:y2="10.873cm">
                <text:p/>
              </draw:line>
              <draw:line draw:style-name="gr115" draw:text-style-name="P17" draw:layer="layout" svg:x1="13.018cm" svg:y1="9.965cm" svg:x2="15.351cm" svg:y2="12.298cm">
                <text:p/>
              </draw:line>
              <draw:line draw:style-name="gr116" draw:text-style-name="P17" draw:layer="layout" svg:x1="15.352cm" svg:y1="12.299cm" svg:x2="13.796cm" svg:y2="10.743cm">
                <text:p/>
              </draw:line>
            </draw:g>
          </draw:g>
          <draw:g>
            <draw:custom-shape draw:style-name="gr135" draw:text-style-name="P36" draw:layer="layout" svg:width="0.2cm" svg:height="0.2cm" draw:transform="rotate (0.785398163397448) translate (16.3cm 13.3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36" draw:layer="layout" svg:width="0.2cm" svg:height="2.2cm" draw:transform="rotate (0.785398163397448) translate (17.855cm 14.9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6.5cm" svg:y1="13.447cm" svg:x2="17.926cm" svg:y2="14.873cm">
                <text:p/>
              </draw:line>
              <draw:line draw:style-name="gr115" draw:text-style-name="P17" draw:layer="layout" svg:x1="17.018cm" svg:y1="13.965cm" svg:x2="19.351cm" svg:y2="16.298cm">
                <text:p/>
              </draw:line>
              <draw:line draw:style-name="gr116" draw:text-style-name="P17" draw:layer="layout" svg:x1="19.352cm" svg:y1="16.299cm" svg:x2="17.796cm" svg:y2="14.743cm">
                <text:p/>
              </draw:line>
            </draw:g>
          </draw:g>
          <draw:g>
            <draw:custom-shape draw:style-name="gr135" draw:text-style-name="P36" draw:layer="layout" svg:width="0.199cm" svg:height="0.2cm" draw:transform="rotate (0.785398163397448) translate (19.47cm 19.99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7" draw:text-style-name="P36" draw:layer="layout" svg:width="0.199cm" svg:height="2.2cm" draw:transform="rotate (0.785398163397448) translate (16.501cm 17.02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line draw:style-name="gr136" draw:text-style-name="P17" draw:layer="layout" svg:x1="19.552cm" svg:y1="19.952cm" svg:x2="18.126cm" svg:y2="18.526cm">
                <text:p/>
              </draw:line>
              <draw:line draw:style-name="gr115" draw:text-style-name="P17" draw:layer="layout" svg:x1="19.033cm" svg:y1="19.433cm" svg:x2="16.7cm" svg:y2="17.1cm">
                <text:p/>
              </draw:line>
              <draw:line draw:style-name="gr116" draw:text-style-name="P17" draw:layer="layout" svg:x1="16.7cm" svg:y1="17.1cm" svg:x2="18.256cm" svg:y2="18.656cm">
                <text:p/>
              </draw:line>
            </draw:g>
          </draw:g>
          <draw:g>
            <draw:custom-shape draw:style-name="gr135" draw:text-style-name="P36" draw:layer="layout" svg:width="0.2cm" svg:height="0.2cm" draw:transform="rotate (0.785398163397448) translate (10.3cm 10.8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7" draw:text-style-name="P36" draw:layer="layout" svg:width="0.2cm" svg:height="2.2cm" draw:transform="rotate (0.785398163397448) translate (11.855cm 12.3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0.5cm" svg:y1="10.9cm" svg:x2="11.926cm" svg:y2="12.326cm">
                <text:p/>
              </draw:line>
              <draw:line draw:style-name="gr115" draw:text-style-name="P17" draw:layer="layout" svg:x1="11.018cm" svg:y1="11.418cm" svg:x2="13.351cm" svg:y2="13.751cm">
                <text:p/>
              </draw:line>
              <draw:line draw:style-name="gr116" draw:text-style-name="P17" draw:layer="layout" svg:x1="13.352cm" svg:y1="13.752cm" svg:x2="11.796cm" svg:y2="12.196cm">
                <text:p/>
              </draw:line>
            </draw:g>
          </draw:g>
        </draw:g>
        <draw:g>
          <draw:g>
            <draw:custom-shape draw:style-name="gr24" draw:text-style-name="P14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5" draw:text-style-name="P15" draw:layer="layout" svg:width="1cm" svg:height="0.6cm" draw:transform="rotate (-1.5707963267949) translate (10.5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6" draw:layer="layout" svg:width="0.6cm" svg:height="0.2cm" draw:transform="rotate (-3.14159265358979) translate (10.5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7" draw:text-style-name="P15" draw:layer="layout" svg:width="1cm" svg:height="0.615cm" draw:transform="rotate (-1.5707963267949) translate (8.1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" draw:text-style-name="P16" draw:layer="layout" svg:width="0.6cm" svg:height="0.2cm" draw:transform="rotate (-3.14159265358979) translate (8.11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8" draw:text-style-name="P15" draw:layer="layout" svg:width="1.2cm" svg:height="1.815cm" draw:transform="rotate (-1.5707963267949) translate (9.91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0.2cm" svg:height="1.815cm" draw:transform="rotate (-1.5707963267949) translate (9.893cm 6.33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30" draw:text-style-name="P17" draw:layer="layout" svg:x1="8.1cm" svg:y1="6.5cm" svg:x2="10.1cm" svg:y2="7.3cm">
              <text:p/>
            </draw:line>
          </draw:g>
          <draw:g>
            <draw:custom-shape draw:style-name="gr31" draw:text-style-name="P14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2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20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33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6" draw:text-style-name="P15" draw:layer="layout" svg:width="1cm" svg:height="1.8cm" draw:transform="rotate (1.5707963267949) translate (22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0" draw:text-style-name="P17" draw:layer="layout" svg:x1="22.3cm" svg:y1="24.5cm" svg:x2="23.7cm" svg:y2="25.3cm">
              <text:p/>
            </draw:line>
          </draw:g>
          <draw:g>
            <draw:custom-shape draw:style-name="gr31" draw:text-style-name="P14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" draw:text-style-name="P14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" draw:text-style-name="P14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29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29.7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20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22.9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22.9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27.7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27.7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33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33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33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33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92" draw:text-style-name="P29" draw:layer="layout" svg:width="2cm" svg:height="1.999cm" svg:x="2.5cm" svg:y="4.468cm">
          <text:p text:style-name="P3"><text:span text:style-name="T11">O</text:span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4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frame draw:style-name="gr94" draw:text-style-name="P25" draw:layer="layout" svg:width="0.717cm" svg:height="1.703cm" svg:x="17.7cm" svg:y="26.067cm">
          <draw:text-box>
            <text:p/>
          </draw:text-box>
        </draw:frame>
        <draw:frame draw:style-name="gr95" draw:text-style-name="P31" draw:layer="layout" svg:width="13.2cm" svg:height="1.673cm" svg:x="5.697cm" svg:y="3.268cm">
          <draw:text-box>
            <text:p><text:span text:style-name="T13">Begane grond, leidingplan</text:span></text:p>
          </draw:text-box>
        </draw:frame>
        <draw:frame draw:style-name="gr94" draw:text-style-name="P25" draw:layer="layout" svg:width="0.717cm" svg:height="1.703cm" svg:x="8.03cm" svg:y="10.667cm">
          <draw:text-box>
            <text:p/>
          </draw:text-box>
        </draw:frame>
        <draw:measure draw:style-name="gr112" draw:text-style-name="P3" draw:layer="measurelines" svg:x1="24.328cm" svg:y1="7.1cm" svg:x2="24.557cm" svg:y2="7.1cm">
          <text:p text:style-name="P3"><text:measure text:kind="gap"/><text:measure text:kind="value">114,5</text:measure><text:s/><text:measure text:kind="unit">mm</text:measure><text:measure text:kind="gap"/></text:p>
        </draw:measure>
        <draw:measure draw:style-name="gr113" draw:text-style-name="P3" draw:layer="layout" svg:x1="25.026cm" svg:y1="7.1cm" svg:x2="24.712cm" svg:y2="7.1cm">
          <text:p text:style-name="P3"><text:measure text:kind="gap"/><text:measure text:kind="value">157</text:measure><text:s/><text:measure text:kind="unit">mm</text:measure><text:measure text:kind="gap"/></text:p>
        </draw:measure>
        <draw:measure draw:style-name="gr113" draw:text-style-name="P3" draw:layer="layout" svg:x1="24.698cm" svg:y1="7.407cm" svg:x2="24.572cm" svg:y2="7.407cm">
          <text:p text:style-name="P3"><text:measure text:kind="gap"/><text:measure text:kind="value">63</text:measure><text:s/><text:measure text:kind="unit">mm</text:measure><text:measure text:kind="gap"/></text:p>
        </draw:measure>
        <draw:g>
          <draw:g>
            <draw:ellipse draw:style-name="gr150" draw:text-style-name="P3" draw:layer="layout" svg:width="0.435cm" svg:height="0.4cm" draw:transform="rotate (1.5707963267949) translate (12.1cm 23.537cm)" draw:kind="arc" draw:start-angle="84.74" draw:end-angle="272.86">
              <text:p/>
            </draw:ellipse>
            <draw:line draw:style-name="gr151" draw:text-style-name="P4" draw:layer="layout" svg:x1="12.3cm" svg:y1="23.536cm" svg:x2="12.3cm" svg:y2="23.899cm">
              <text:p/>
            </draw:line>
            <draw:ellipse draw:style-name="gr150" draw:text-style-name="P3" draw:layer="layout" svg:width="0.29cm" svg:height="0.266cm" draw:transform="rotate (1.5707963267949) translate (12.167cm 23.464cm)" draw:kind="arc" draw:start-angle="84.74" draw:end-angle="272.86">
              <text:p/>
            </draw:ellipse>
            <draw:line draw:style-name="gr151" draw:text-style-name="P4" draw:layer="layout" svg:x1="12.1cm" svg:y1="23.609cm" svg:x2="12.5cm" svg:y2="23.609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17.7cm 23.537cm)" draw:kind="arc" draw:start-angle="84.74" draw:end-angle="272.86">
              <text:p/>
            </draw:ellipse>
            <draw:line draw:style-name="gr151" draw:text-style-name="P4" draw:layer="layout" svg:x1="17.9cm" svg:y1="23.536cm" svg:x2="17.9cm" svg:y2="23.899cm">
              <text:p/>
            </draw:line>
            <draw:ellipse draw:style-name="gr150" draw:text-style-name="P3" draw:layer="layout" svg:width="0.29cm" svg:height="0.266cm" draw:transform="rotate (1.5707963267949) translate (17.767cm 23.464cm)" draw:kind="arc" draw:start-angle="84.74" draw:end-angle="272.86">
              <text:p/>
            </draw:ellipse>
            <draw:line draw:style-name="gr151" draw:text-style-name="P4" draw:layer="layout" svg:x1="17.7cm" svg:y1="23.609cm" svg:x2="18.1cm" svg:y2="23.609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0.7cm 23.538cm)" draw:kind="arc" draw:start-angle="84.74" draw:end-angle="272.86">
              <text:p/>
            </draw:ellipse>
            <draw:line draw:style-name="gr151" draw:text-style-name="P4" draw:layer="layout" svg:x1="20.9cm" svg:y1="23.537cm" svg:x2="20.9cm" svg:y2="23.9cm">
              <text:p/>
            </draw:line>
            <draw:ellipse draw:style-name="gr150" draw:text-style-name="P3" draw:layer="layout" svg:width="0.29cm" svg:height="0.266cm" draw:transform="rotate (1.5707963267949) translate (20.767cm 23.465cm)" draw:kind="arc" draw:start-angle="84.74" draw:end-angle="272.86">
              <text:p/>
            </draw:ellipse>
            <draw:line draw:style-name="gr151" draw:text-style-name="P4" draw:layer="layout" svg:x1="20.7cm" svg:y1="23.61cm" svg:x2="21.1cm" svg:y2="23.61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15.7cm 7.897cm)" draw:kind="arc" draw:start-angle="267.37" draw:end-angle="95">
              <text:p/>
            </draw:ellipse>
            <draw:line draw:style-name="gr151" draw:text-style-name="P4" draw:layer="layout" svg:x1="15.9cm" svg:y1="7.463cm" svg:x2="15.9cm" svg:y2="7.1cm">
              <text:p/>
            </draw:line>
            <draw:ellipse draw:style-name="gr150" draw:text-style-name="P3" draw:layer="layout" svg:width="0.29cm" svg:height="0.266cm" draw:transform="rotate (1.5707963267949) translate (15.767cm 7.825cm)" draw:kind="arc" draw:start-angle="267.24" draw:end-angle="95.16">
              <text:p/>
            </draw:ellipse>
            <draw:line draw:style-name="gr151" draw:text-style-name="P4" draw:layer="layout" svg:x1="15.7cm" svg:y1="7.39cm" svg:x2="16.1cm" svg:y2="7.39cm">
              <text:p/>
            </draw:line>
          </draw:g>
          <draw:g>
            <draw:ellipse draw:style-name="gr150" draw:text-style-name="P3" draw:layer="layout" svg:width="0.435cm" svg:height="0.4cm" draw:transform="rotate (-2.35619449019234) translate (12.986cm 13.897cm)" draw:kind="arc" draw:start-angle="84.74" draw:end-angle="272.86">
              <text:p/>
            </draw:ellipse>
            <draw:line draw:style-name="gr151" draw:text-style-name="P4" draw:layer="layout" svg:x1="12.844cm" svg:y1="13.756cm" svg:x2="13.1cm" svg:y2="13.5cm">
              <text:p/>
            </draw:line>
            <draw:ellipse draw:style-name="gr150" draw:text-style-name="P3" draw:layer="layout" svg:width="0.29cm" svg:height="0.266cm" draw:transform="rotate (-2.35619449019235) translate (12.887cm 13.902cm)" draw:kind="arc" draw:start-angle="84.74" draw:end-angle="272.86">
              <text:p/>
            </draw:ellipse>
            <draw:line draw:style-name="gr151" draw:text-style-name="P4" draw:layer="layout" svg:x1="13.037cm" svg:y1="13.847cm" svg:x2="12.754cm" svg:y2="13.564cm">
              <text:p/>
            </draw:line>
          </draw:g>
          <draw:g>
            <draw:ellipse draw:style-name="gr150" draw:text-style-name="P3" draw:layer="layout" svg:width="0.435cm" svg:height="0.4cm" draw:transform="rotate (-2.35619449019234) translate (17.586cm 18.497cm)" draw:kind="arc" draw:start-angle="84.74" draw:end-angle="272.86">
              <text:p/>
            </draw:ellipse>
            <draw:line draw:style-name="gr151" draw:text-style-name="P4" draw:layer="layout" svg:x1="17.444cm" svg:y1="18.356cm" svg:x2="17.7cm" svg:y2="18.1cm">
              <text:p/>
            </draw:line>
            <draw:ellipse draw:style-name="gr150" draw:text-style-name="P3" draw:layer="layout" svg:width="0.29cm" svg:height="0.266cm" draw:transform="rotate (-2.35619449019235) translate (17.487cm 18.502cm)" draw:kind="arc" draw:start-angle="84.74" draw:end-angle="272.86">
              <text:p/>
            </draw:ellipse>
            <draw:line draw:style-name="gr151" draw:text-style-name="P4" draw:layer="layout" svg:x1="17.637cm" svg:y1="18.447cm" svg:x2="17.354cm" svg:y2="18.164cm">
              <text:p/>
            </draw:line>
          </draw:g>
          <draw:g>
            <draw:ellipse draw:style-name="gr150" draw:text-style-name="P3" draw:layer="layout" svg:width="0.436cm" svg:height="0.4cm" draw:transform="rotate (2.35619449019234) translate (9.964cm 15.605cm)" draw:kind="arc" draw:start-angle="267.11" draw:end-angle="95.27">
              <text:p/>
            </draw:ellipse>
            <draw:line draw:style-name="gr151" draw:text-style-name="P4" draw:layer="layout" svg:x1="9.798cm" svg:y1="15.156cm" svg:x2="9.542cm" svg:y2="14.9cm">
              <text:p/>
            </draw:line>
            <draw:ellipse draw:style-name="gr150" draw:text-style-name="P3" draw:layer="layout" svg:width="0.29cm" svg:height="0.266cm" draw:transform="rotate (2.35619449019234) translate (9.96cm 15.507cm)" draw:kind="arc" draw:start-angle="267.24" draw:end-angle="95.16">
              <text:p/>
            </draw:ellipse>
            <draw:line draw:style-name="gr151" draw:text-style-name="P4" draw:layer="layout" svg:x1="9.606cm" svg:y1="15.247cm" svg:x2="9.889cm" svg:y2="14.964cm">
              <text:p/>
            </draw:line>
          </draw:g>
          <draw:g>
            <draw:ellipse draw:style-name="gr150" draw:text-style-name="P3" draw:layer="layout" svg:width="0.436cm" svg:height="0.4cm" draw:transform="rotate (2.35619449019234) translate (7.164cm 18.405cm)" draw:kind="arc" draw:start-angle="267.11" draw:end-angle="95.27">
              <text:p/>
            </draw:ellipse>
            <draw:line draw:style-name="gr151" draw:text-style-name="P4" draw:layer="layout" svg:x1="6.998cm" svg:y1="17.956cm" svg:x2="6.742cm" svg:y2="17.7cm">
              <text:p/>
            </draw:line>
            <draw:ellipse draw:style-name="gr150" draw:text-style-name="P3" draw:layer="layout" svg:width="0.29cm" svg:height="0.266cm" draw:transform="rotate (2.35619449019234) translate (7.16cm 18.307cm)" draw:kind="arc" draw:start-angle="267.24" draw:end-angle="95.16">
              <text:p/>
            </draw:ellipse>
            <draw:line draw:style-name="gr151" draw:text-style-name="P4" draw:layer="layout" svg:x1="6.806cm" svg:y1="18.047cm" svg:x2="7.089cm" svg:y2="17.764cm">
              <text:p/>
            </draw:line>
          </draw:g>
          <draw:g>
            <draw:ellipse draw:style-name="gr150" draw:text-style-name="P3" draw:layer="layout" svg:width="0.436cm" svg:height="0.4cm" draw:transform="rotate (0.785398163397448) translate (18.856cm 15.267cm)" draw:kind="arc" draw:start-angle="84.73" draw:end-angle="272.63">
              <text:p/>
            </draw:ellipse>
            <draw:line draw:style-name="gr151" draw:text-style-name="P4" draw:layer="layout" svg:x1="18.998cm" svg:y1="15.408cm" svg:x2="18.742cm" svg:y2="15.664cm">
              <text:p/>
            </draw:line>
            <draw:ellipse draw:style-name="gr150" draw:text-style-name="P3" draw:layer="layout" svg:width="0.29cm" svg:height="0.266cm" draw:transform="rotate (0.785398163397448) translate (18.955cm 15.262cm)" draw:kind="arc" draw:start-angle="84.84" draw:end-angle="272.76">
              <text:p/>
            </draw:ellipse>
            <draw:line draw:style-name="gr151" draw:text-style-name="P4" draw:layer="layout" svg:x1="18.806cm" svg:y1="15.318cm" svg:x2="19.089cm" svg:y2="15.601cm">
              <text:p/>
            </draw:line>
          </draw:g>
          <draw:g>
            <draw:ellipse draw:style-name="gr150" draw:text-style-name="P3" draw:layer="layout" svg:width="0.436cm" svg:height="0.4cm" draw:transform="rotate (0.785398163397448) translate (16.456cm 12.668cm)" draw:kind="arc" draw:start-angle="84.73" draw:end-angle="272.63">
              <text:p/>
            </draw:ellipse>
            <draw:line draw:style-name="gr151" draw:text-style-name="P4" draw:layer="layout" svg:x1="16.598cm" svg:y1="12.809cm" svg:x2="16.342cm" svg:y2="13.065cm">
              <text:p/>
            </draw:line>
            <draw:ellipse draw:style-name="gr150" draw:text-style-name="P3" draw:layer="layout" svg:width="0.29cm" svg:height="0.266cm" draw:transform="rotate (0.785398163397448) translate (16.555cm 12.663cm)" draw:kind="arc" draw:start-angle="84.84" draw:end-angle="272.76">
              <text:p/>
            </draw:ellipse>
            <draw:line draw:style-name="gr151" draw:text-style-name="P4" draw:layer="layout" svg:x1="16.406cm" svg:y1="12.719cm" svg:x2="16.689cm" svg:y2="13.002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18.1cm 7.897cm)" draw:kind="arc" draw:start-angle="267.37" draw:end-angle="95">
              <text:p/>
            </draw:ellipse>
            <draw:line draw:style-name="gr151" draw:text-style-name="P4" draw:layer="layout" svg:x1="18.3cm" svg:y1="7.463cm" svg:x2="18.3cm" svg:y2="7.1cm">
              <text:p/>
            </draw:line>
            <draw:ellipse draw:style-name="gr150" draw:text-style-name="P3" draw:layer="layout" svg:width="0.29cm" svg:height="0.266cm" draw:transform="rotate (1.5707963267949) translate (18.167cm 7.825cm)" draw:kind="arc" draw:start-angle="267.24" draw:end-angle="95.16">
              <text:p/>
            </draw:ellipse>
            <draw:line draw:style-name="gr151" draw:text-style-name="P4" draw:layer="layout" svg:x1="18.1cm" svg:y1="7.39cm" svg:x2="18.5cm" svg:y2="7.39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0.5cm 7.899cm)" draw:kind="arc" draw:start-angle="267.37" draw:end-angle="95">
              <text:p/>
            </draw:ellipse>
            <draw:line draw:style-name="gr151" draw:text-style-name="P4" draw:layer="layout" svg:x1="20.7cm" svg:y1="7.465cm" svg:x2="20.7cm" svg:y2="7.102cm">
              <text:p/>
            </draw:line>
            <draw:ellipse draw:style-name="gr150" draw:text-style-name="P3" draw:layer="layout" svg:width="0.29cm" svg:height="0.266cm" draw:transform="rotate (1.5707963267949) translate (20.567cm 7.827cm)" draw:kind="arc" draw:start-angle="267.24" draw:end-angle="95.16">
              <text:p/>
            </draw:ellipse>
            <draw:line draw:style-name="gr151" draw:text-style-name="P4" draw:layer="layout" svg:x1="20.5cm" svg:y1="7.392cm" svg:x2="20.9cm" svg:y2="7.392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2.1cm 7.899cm)" draw:kind="arc" draw:start-angle="267.37" draw:end-angle="95">
              <text:p/>
            </draw:ellipse>
            <draw:line draw:style-name="gr151" draw:text-style-name="P4" draw:layer="layout" svg:x1="22.3cm" svg:y1="7.465cm" svg:x2="22.3cm" svg:y2="7.102cm">
              <text:p/>
            </draw:line>
            <draw:ellipse draw:style-name="gr150" draw:text-style-name="P3" draw:layer="layout" svg:width="0.29cm" svg:height="0.266cm" draw:transform="rotate (1.5707963267949) translate (22.167cm 7.827cm)" draw:kind="arc" draw:start-angle="267.24" draw:end-angle="95.16">
              <text:p/>
            </draw:ellipse>
            <draw:line draw:style-name="gr151" draw:text-style-name="P4" draw:layer="layout" svg:x1="22.1cm" svg:y1="7.392cm" svg:x2="22.5cm" svg:y2="7.392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3.3cm 7.897cm)" draw:kind="arc" draw:start-angle="267.37" draw:end-angle="95">
              <text:p/>
            </draw:ellipse>
            <draw:line draw:style-name="gr151" draw:text-style-name="P4" draw:layer="layout" svg:x1="23.5cm" svg:y1="7.463cm" svg:x2="23.5cm" svg:y2="7.1cm">
              <text:p/>
            </draw:line>
            <draw:ellipse draw:style-name="gr150" draw:text-style-name="P3" draw:layer="layout" svg:width="0.29cm" svg:height="0.266cm" draw:transform="rotate (1.5707963267949) translate (23.367cm 7.825cm)" draw:kind="arc" draw:start-angle="267.24" draw:end-angle="95.16">
              <text:p/>
            </draw:ellipse>
            <draw:line draw:style-name="gr151" draw:text-style-name="P4" draw:layer="layout" svg:x1="23.3cm" svg:y1="7.39cm" svg:x2="23.7cm" svg:y2="7.39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11.5cm 7.899cm)" draw:kind="arc" draw:start-angle="267.37" draw:end-angle="95">
              <text:p/>
            </draw:ellipse>
            <draw:line draw:style-name="gr151" draw:text-style-name="P4" draw:layer="layout" svg:x1="11.7cm" svg:y1="7.465cm" svg:x2="11.7cm" svg:y2="7.102cm">
              <text:p/>
            </draw:line>
            <draw:ellipse draw:style-name="gr150" draw:text-style-name="P3" draw:layer="layout" svg:width="0.29cm" svg:height="0.266cm" draw:transform="rotate (1.5707963267949) translate (11.567cm 7.827cm)" draw:kind="arc" draw:start-angle="267.24" draw:end-angle="95.16">
              <text:p/>
            </draw:ellipse>
            <draw:line draw:style-name="gr151" draw:text-style-name="P4" draw:layer="layout" svg:x1="11.5cm" svg:y1="7.392cm" svg:x2="11.9cm" svg:y2="7.392cm">
              <text:p/>
            </draw:line>
          </draw:g>
          <draw:g>
            <draw:ellipse draw:style-name="gr150" draw:text-style-name="P3" draw:layer="layout" svg:width="0.435cm" svg:height="0.4cm" svg:x="23.501cm" svg:y="15.9cm" draw:kind="arc" draw:start-angle="267.37" draw:end-angle="95">
              <text:p/>
            </draw:ellipse>
            <draw:line draw:style-name="gr151" draw:text-style-name="P4" draw:layer="layout" svg:x1="23.935cm" svg:y1="16.1cm" svg:x2="24.298cm" svg:y2="16.1cm">
              <text:p/>
            </draw:line>
            <draw:ellipse draw:style-name="gr150" draw:text-style-name="P3" draw:layer="layout" svg:width="0.29cm" svg:height="0.266cm" svg:x="23.573cm" svg:y="15.967cm" draw:kind="arc" draw:start-angle="267.24" draw:end-angle="95.16">
              <text:p/>
            </draw:ellipse>
            <draw:line draw:style-name="gr151" draw:text-style-name="P4" draw:layer="layout" svg:x1="24.008cm" svg:y1="15.9cm" svg:x2="24.008cm" svg:y2="16.3cm">
              <text:p/>
            </draw:line>
          </draw:g>
          <draw:g>
            <draw:ellipse draw:style-name="gr150" draw:text-style-name="P3" draw:layer="layout" svg:width="0.435cm" svg:height="0.4cm" svg:x="12.301cm" svg:y="8.3cm" draw:kind="arc" draw:start-angle="267.37" draw:end-angle="95">
              <text:p/>
            </draw:ellipse>
            <draw:line draw:style-name="gr151" draw:text-style-name="P4" draw:layer="layout" svg:x1="12.735cm" svg:y1="8.5cm" svg:x2="13.098cm" svg:y2="8.5cm">
              <text:p/>
            </draw:line>
            <draw:ellipse draw:style-name="gr150" draw:text-style-name="P3" draw:layer="layout" svg:width="0.29cm" svg:height="0.266cm" svg:x="12.373cm" svg:y="8.367cm" draw:kind="arc" draw:start-angle="267.24" draw:end-angle="95.16">
              <text:p/>
            </draw:ellipse>
            <draw:line draw:style-name="gr151" draw:text-style-name="P4" draw:layer="layout" svg:x1="12.808cm" svg:y1="8.3cm" svg:x2="12.808cm" svg:y2="8.7cm">
              <text:p/>
            </draw:line>
          </draw:g>
          <draw:g>
            <draw:ellipse draw:style-name="gr150" draw:text-style-name="P3" draw:layer="layout" svg:width="0.435cm" svg:height="0.4cm" svg:x="23.501cm" svg:y="9.7cm" draw:kind="arc" draw:start-angle="267.37" draw:end-angle="95">
              <text:p/>
            </draw:ellipse>
            <draw:line draw:style-name="gr151" draw:text-style-name="P4" draw:layer="layout" svg:x1="23.935cm" svg:y1="9.9cm" svg:x2="24.298cm" svg:y2="9.9cm">
              <text:p/>
            </draw:line>
            <draw:ellipse draw:style-name="gr150" draw:text-style-name="P3" draw:layer="layout" svg:width="0.29cm" svg:height="0.266cm" svg:x="23.573cm" svg:y="9.767cm" draw:kind="arc" draw:start-angle="267.24" draw:end-angle="95.16">
              <text:p/>
            </draw:ellipse>
            <draw:line draw:style-name="gr151" draw:text-style-name="P4" draw:layer="layout" svg:x1="24.008cm" svg:y1="9.7cm" svg:x2="24.008cm" svg:y2="10.1cm">
              <text:p/>
            </draw:line>
          </draw:g>
          <draw:g>
            <draw:ellipse draw:style-name="gr150" draw:text-style-name="P3" draw:layer="layout" svg:width="0.435cm" svg:height="0.4cm" svg:x="31.903cm" svg:y="11.5cm" draw:kind="arc" draw:start-angle="267.37" draw:end-angle="95">
              <text:p/>
            </draw:ellipse>
            <draw:line draw:style-name="gr151" draw:text-style-name="P4" draw:layer="layout" svg:x1="32.337cm" svg:y1="11.7cm" svg:x2="32.7cm" svg:y2="11.7cm">
              <text:p/>
            </draw:line>
            <draw:ellipse draw:style-name="gr150" draw:text-style-name="P3" draw:layer="layout" svg:width="0.29cm" svg:height="0.266cm" svg:x="31.975cm" svg:y="11.567cm" draw:kind="arc" draw:start-angle="267.24" draw:end-angle="95.16">
              <text:p/>
            </draw:ellipse>
            <draw:line draw:style-name="gr151" draw:text-style-name="P4" draw:layer="layout" svg:x1="32.41cm" svg:y1="11.5cm" svg:x2="32.41cm" svg:y2="11.9cm">
              <text:p/>
            </draw:line>
          </draw:g>
          <draw:g>
            <draw:ellipse draw:style-name="gr150" draw:text-style-name="P3" draw:layer="layout" svg:width="0.435cm" svg:height="0.4cm" svg:x="31.903cm" svg:y="19.1cm" draw:kind="arc" draw:start-angle="267.37" draw:end-angle="95">
              <text:p/>
            </draw:ellipse>
            <draw:line draw:style-name="gr151" draw:text-style-name="P4" draw:layer="layout" svg:x1="32.337cm" svg:y1="19.3cm" svg:x2="32.7cm" svg:y2="19.3cm">
              <text:p/>
            </draw:line>
            <draw:ellipse draw:style-name="gr150" draw:text-style-name="P3" draw:layer="layout" svg:width="0.29cm" svg:height="0.266cm" svg:x="31.975cm" svg:y="19.167cm" draw:kind="arc" draw:start-angle="267.24" draw:end-angle="95.16">
              <text:p/>
            </draw:ellipse>
            <draw:line draw:style-name="gr151" draw:text-style-name="P4" draw:layer="layout" svg:x1="32.41cm" svg:y1="19.1cm" svg:x2="32.41cm" svg:y2="19.5cm">
              <text:p/>
            </draw:line>
          </draw:g>
          <draw:g>
            <draw:ellipse draw:style-name="gr150" draw:text-style-name="P3" draw:layer="layout" svg:width="0.435cm" svg:height="0.4cm" svg:x="31.903cm" svg:y="8.1cm" draw:kind="arc" draw:start-angle="267.37" draw:end-angle="95">
              <text:p/>
            </draw:ellipse>
            <draw:line draw:style-name="gr151" draw:text-style-name="P4" draw:layer="layout" svg:x1="32.337cm" svg:y1="8.3cm" svg:x2="32.7cm" svg:y2="8.3cm">
              <text:p/>
            </draw:line>
            <draw:ellipse draw:style-name="gr150" draw:text-style-name="P3" draw:layer="layout" svg:width="0.29cm" svg:height="0.266cm" svg:x="31.975cm" svg:y="8.167cm" draw:kind="arc" draw:start-angle="267.24" draw:end-angle="95.16">
              <text:p/>
            </draw:ellipse>
            <draw:line draw:style-name="gr151" draw:text-style-name="P4" draw:layer="layout" svg:x1="32.41cm" svg:y1="8.1cm" svg:x2="32.41cm" svg:y2="8.5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9.7cm 7.699cm)" draw:kind="arc" draw:start-angle="267.37" draw:end-angle="95">
              <text:p/>
            </draw:ellipse>
            <draw:line draw:style-name="gr151" draw:text-style-name="P4" draw:layer="layout" svg:x1="29.9cm" svg:y1="7.265cm" svg:x2="29.9cm" svg:y2="6.902cm">
              <text:p/>
            </draw:line>
            <draw:ellipse draw:style-name="gr150" draw:text-style-name="P3" draw:layer="layout" svg:width="0.29cm" svg:height="0.266cm" draw:transform="rotate (1.5707963267949) translate (29.767cm 7.627cm)" draw:kind="arc" draw:start-angle="267.24" draw:end-angle="95.16">
              <text:p/>
            </draw:ellipse>
            <draw:line draw:style-name="gr151" draw:text-style-name="P4" draw:layer="layout" svg:x1="29.7cm" svg:y1="7.192cm" svg:x2="30.1cm" svg:y2="7.192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7.1cm 7.699cm)" draw:kind="arc" draw:start-angle="267.37" draw:end-angle="95">
              <text:p/>
            </draw:ellipse>
            <draw:line draw:style-name="gr151" draw:text-style-name="P4" draw:layer="layout" svg:x1="27.3cm" svg:y1="7.265cm" svg:x2="27.3cm" svg:y2="6.902cm">
              <text:p/>
            </draw:line>
            <draw:ellipse draw:style-name="gr150" draw:text-style-name="P3" draw:layer="layout" svg:width="0.29cm" svg:height="0.266cm" draw:transform="rotate (1.5707963267949) translate (27.167cm 7.627cm)" draw:kind="arc" draw:start-angle="267.24" draw:end-angle="95.16">
              <text:p/>
            </draw:ellipse>
            <draw:line draw:style-name="gr151" draw:text-style-name="P4" draw:layer="layout" svg:x1="27.1cm" svg:y1="7.192cm" svg:x2="27.5cm" svg:y2="7.192cm">
              <text:p/>
            </draw:line>
          </draw:g>
          <draw:g>
            <draw:ellipse draw:style-name="gr150" draw:text-style-name="P3" draw:layer="layout" svg:width="0.435cm" svg:height="0.4cm" svg:x="32.101cm" svg:y="15.3cm" draw:kind="arc" draw:start-angle="267.37" draw:end-angle="95">
              <text:p/>
            </draw:ellipse>
            <draw:line draw:style-name="gr151" draw:text-style-name="P4" draw:layer="layout" svg:x1="32.535cm" svg:y1="15.5cm" svg:x2="32.898cm" svg:y2="15.5cm">
              <text:p/>
            </draw:line>
            <draw:ellipse draw:style-name="gr150" draw:text-style-name="P3" draw:layer="layout" svg:width="0.29cm" svg:height="0.266cm" svg:x="32.173cm" svg:y="15.367cm" draw:kind="arc" draw:start-angle="267.24" draw:end-angle="95.16">
              <text:p/>
            </draw:ellipse>
            <draw:line draw:style-name="gr151" draw:text-style-name="P4" draw:layer="layout" svg:x1="32.608cm" svg:y1="15.3cm" svg:x2="32.608cm" svg:y2="15.7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9.9cm 23.538cm)" draw:kind="arc" draw:start-angle="84.74" draw:end-angle="272.86">
              <text:p/>
            </draw:ellipse>
            <draw:line draw:style-name="gr151" draw:text-style-name="P4" draw:layer="layout" svg:x1="30.1cm" svg:y1="23.537cm" svg:x2="30.1cm" svg:y2="23.9cm">
              <text:p/>
            </draw:line>
            <draw:ellipse draw:style-name="gr150" draw:text-style-name="P3" draw:layer="layout" svg:width="0.29cm" svg:height="0.266cm" draw:transform="rotate (1.5707963267949) translate (29.967cm 23.465cm)" draw:kind="arc" draw:start-angle="84.74" draw:end-angle="272.86">
              <text:p/>
            </draw:ellipse>
            <draw:line draw:style-name="gr151" draw:text-style-name="P4" draw:layer="layout" svg:x1="29.9cm" svg:y1="23.61cm" svg:x2="30.3cm" svg:y2="23.61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5.1cm 23.537cm)" draw:kind="arc" draw:start-angle="84.74" draw:end-angle="272.86">
              <text:p/>
            </draw:ellipse>
            <draw:line draw:style-name="gr151" draw:text-style-name="P4" draw:layer="layout" svg:x1="25.3cm" svg:y1="23.536cm" svg:x2="25.3cm" svg:y2="23.899cm">
              <text:p/>
            </draw:line>
            <draw:ellipse draw:style-name="gr150" draw:text-style-name="P3" draw:layer="layout" svg:width="0.29cm" svg:height="0.266cm" draw:transform="rotate (1.5707963267949) translate (25.167cm 23.464cm)" draw:kind="arc" draw:start-angle="84.74" draw:end-angle="272.86">
              <text:p/>
            </draw:ellipse>
            <draw:line draw:style-name="gr151" draw:text-style-name="P4" draw:layer="layout" svg:x1="25.1cm" svg:y1="23.609cm" svg:x2="25.5cm" svg:y2="23.609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7.3cm 23.538cm)" draw:kind="arc" draw:start-angle="84.74" draw:end-angle="272.86">
              <text:p/>
            </draw:ellipse>
            <draw:line draw:style-name="gr151" draw:text-style-name="P4" draw:layer="layout" svg:x1="27.5cm" svg:y1="23.537cm" svg:x2="27.5cm" svg:y2="23.9cm">
              <text:p/>
            </draw:line>
            <draw:ellipse draw:style-name="gr150" draw:text-style-name="P3" draw:layer="layout" svg:width="0.29cm" svg:height="0.266cm" draw:transform="rotate (1.5707963267949) translate (27.367cm 23.465cm)" draw:kind="arc" draw:start-angle="84.74" draw:end-angle="272.86">
              <text:p/>
            </draw:ellipse>
            <draw:line draw:style-name="gr151" draw:text-style-name="P4" draw:layer="layout" svg:x1="27.3cm" svg:y1="23.61cm" svg:x2="27.7cm" svg:y2="23.61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32.3cm 23.537cm)" draw:kind="arc" draw:start-angle="84.74" draw:end-angle="272.86">
              <text:p/>
            </draw:ellipse>
            <draw:line draw:style-name="gr151" draw:text-style-name="P4" draw:layer="layout" svg:x1="32.5cm" svg:y1="23.536cm" svg:x2="32.5cm" svg:y2="23.899cm">
              <text:p/>
            </draw:line>
            <draw:ellipse draw:style-name="gr150" draw:text-style-name="P3" draw:layer="layout" svg:width="0.29cm" svg:height="0.266cm" draw:transform="rotate (1.5707963267949) translate (32.367cm 23.464cm)" draw:kind="arc" draw:start-angle="84.74" draw:end-angle="272.86">
              <text:p/>
            </draw:ellipse>
            <draw:line draw:style-name="gr151" draw:text-style-name="P4" draw:layer="layout" svg:x1="32.3cm" svg:y1="23.609cm" svg:x2="32.7cm" svg:y2="23.609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25.1cm 7.699cm)" draw:kind="arc" draw:start-angle="267.37" draw:end-angle="95">
              <text:p/>
            </draw:ellipse>
            <draw:line draw:style-name="gr151" draw:text-style-name="P4" draw:layer="layout" svg:x1="25.3cm" svg:y1="7.265cm" svg:x2="25.3cm" svg:y2="6.902cm">
              <text:p/>
            </draw:line>
            <draw:ellipse draw:style-name="gr150" draw:text-style-name="P3" draw:layer="layout" svg:width="0.29cm" svg:height="0.266cm" draw:transform="rotate (1.5707963267949) translate (25.167cm 7.627cm)" draw:kind="arc" draw:start-angle="267.24" draw:end-angle="95.16">
              <text:p/>
            </draw:ellipse>
            <draw:line draw:style-name="gr151" draw:text-style-name="P4" draw:layer="layout" svg:x1="25.1cm" svg:y1="7.192cm" svg:x2="25.5cm" svg:y2="7.192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32.3cm 7.699cm)" draw:kind="arc" draw:start-angle="267.37" draw:end-angle="95">
              <text:p/>
            </draw:ellipse>
            <draw:line draw:style-name="gr151" draw:text-style-name="P4" draw:layer="layout" svg:x1="32.5cm" svg:y1="7.265cm" svg:x2="32.5cm" svg:y2="6.902cm">
              <text:p/>
            </draw:line>
            <draw:ellipse draw:style-name="gr150" draw:text-style-name="P3" draw:layer="layout" svg:width="0.29cm" svg:height="0.266cm" draw:transform="rotate (1.5707963267949) translate (32.367cm 7.627cm)" draw:kind="arc" draw:start-angle="267.24" draw:end-angle="95.16">
              <text:p/>
            </draw:ellipse>
            <draw:line draw:style-name="gr151" draw:text-style-name="P4" draw:layer="layout" svg:x1="32.3cm" svg:y1="7.192cm" svg:x2="32.7cm" svg:y2="7.192cm">
              <text:p/>
            </draw:line>
          </draw:g>
          <draw:g>
            <draw:ellipse draw:style-name="gr150" draw:text-style-name="P3" draw:layer="layout" svg:width="0.436cm" svg:height="0.4cm" draw:transform="rotate (0.785398163397448) translate (16.456cm 12.669cm)" draw:kind="arc" draw:start-angle="84.73" draw:end-angle="272.63">
              <text:p/>
            </draw:ellipse>
            <draw:line draw:style-name="gr151" draw:text-style-name="P4" draw:layer="layout" svg:x1="16.598cm" svg:y1="12.81cm" svg:x2="16.342cm" svg:y2="13.066cm">
              <text:p/>
            </draw:line>
            <draw:ellipse draw:style-name="gr150" draw:text-style-name="P3" draw:layer="layout" svg:width="0.29cm" svg:height="0.266cm" draw:transform="rotate (0.785398163397448) translate (16.555cm 12.664cm)" draw:kind="arc" draw:start-angle="84.84" draw:end-angle="272.76">
              <text:p/>
            </draw:ellipse>
            <draw:line draw:style-name="gr151" draw:text-style-name="P4" draw:layer="layout" svg:x1="16.406cm" svg:y1="12.72cm" svg:x2="16.689cm" svg:y2="13.003cm">
              <text:p/>
            </draw:line>
          </draw:g>
          <draw:g>
            <draw:ellipse draw:style-name="gr150" draw:text-style-name="P3" draw:layer="layout" svg:width="0.435cm" svg:height="0.4cm" draw:transform="rotate (1.5707963267949) translate (17.3cm 10.537cm)" draw:kind="arc" draw:start-angle="84.73" draw:end-angle="272.89">
              <text:p/>
            </draw:ellipse>
            <draw:line draw:style-name="gr152" draw:text-style-name="P4" draw:layer="layout" svg:x1="17.5cm" svg:y1="10.501cm" svg:x2="17.5cm" svg:y2="11.101cm">
              <text:p/>
            </draw:line>
            <draw:ellipse draw:style-name="gr150" draw:text-style-name="P3" draw:layer="layout" svg:width="0.29cm" svg:height="0.266cm" draw:transform="rotate (1.5707963267949) translate (17.367cm 10.464cm)" draw:kind="arc" draw:start-angle="84.84" draw:end-angle="272.76">
              <text:p/>
            </draw:ellipse>
            <draw:line draw:style-name="gr151" draw:text-style-name="P4" draw:layer="layout" svg:x1="17.3cm" svg:y1="10.609cm" svg:x2="17.7cm" svg:y2="10.609cm">
              <text:p/>
            </draw:line>
            <draw:line draw:style-name="gr151" draw:text-style-name="P4" draw:layer="layout" svg:x1="17.3cm" svg:y1="10.901cm" svg:x2="17.7cm" svg:y2="10.609cm">
              <text:p/>
            </draw:line>
            <draw:line draw:style-name="gr151" draw:text-style-name="P4" draw:layer="layout" svg:x1="17.3cm" svg:y1="10.993cm" svg:x2="17.7cm" svg:y2="10.701cm">
              <text:p/>
            </draw:line>
            <draw:line draw:style-name="gr151" draw:text-style-name="P4" draw:layer="layout" svg:x1="17.3cm" svg:y1="11.101cm" svg:x2="17.7cm" svg:y2="10.809cm">
              <text:p/>
            </draw:line>
          </draw:g>
        </draw:g>
        <draw:g>
          <draw:custom-shape draw:style-name="gr138" draw:text-style-name="P37" draw:layer="layout" svg:width="32.258cm" svg:height="22.399cm" svg:x="2.498cm" svg:y="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9" draw:text-style-name="P9" draw:layer="layout" svg:x1="4.4cm" svg:y1="12.9cm" svg:x2="4.4cm" svg:y2="8.1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53" draw:text-style-name="P28" draw:layer="layout" svg:x1="30.3cm" svg:y1="5.4cm" svg:x2="25.5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1" draw:text-style-name="P9" draw:layer="layout" svg:x1="4.5cm" svg:y1="24.9cm" svg:x2="4.5cm" svg:y2="6.1cm">
            <text:p text:style-name="P9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54" draw:text-style-name="P28" draw:layer="layout" svg:x1="33.7cm" svg:y1="4.6cm" svg:x2="5.302cm" svg:y2="4.6cm">
            <text:p text:style-name="P28"><text:span text:style-name="T10"><text:measure text:kind="gap"/></text:span><text:span text:style-name="T10"><text:measure text:kind="value">14.199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55" draw:text-style-name="P28" draw:layer="layout" svg:x1="15.9cm" svg:y1="5.4cm" svg:x2="11.1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56" draw:text-style-name="P28" draw:layer="layout" svg:x1="20.7cm" svg:y1="5.4cm" svg:x2="15.9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57" draw:text-style-name="P28" draw:layer="layout" svg:x1="25.5cm" svg:y1="5.4cm" svg:x2="20.7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58" draw:text-style-name="P28" draw:layer="layout" svg:x1="11.1cm" svg:y1="5.4cm" svg:x2="6.3cm" svg:y2="5.4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59" draw:text-style-name="P28" draw:layer="layout" svg:x1="33.7cm" svg:y1="5.415cm" svg:x2="30.3cm" svg:y2="5.415cm">
            <text:p text:style-name="P28"><text:span text:style-name="T10"><text:measure text:kind="gap"/></text:span><text:span text:style-name="T10"><text:measure text:kind="value">1.7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60" draw:text-style-name="P28" draw:layer="layout" svg:x1="6.3cm" svg:y1="5.4cm" svg:x2="5.3cm" svg:y2="5.4cm">
            <text:p text:style-name="P28"><text:span text:style-name="T10"><text:measure text:kind="gap"/></text:span><text:span text:style-name="T10"><text:measure text:kind="value">500</text:measure></text:span></text:p>
          </draw:measure>
          <draw:measure draw:style-name="gr139" draw:text-style-name="P9" draw:layer="layout" svg:x1="4.4cm" svg:y1="17.7cm" svg:x2="4.4cm" svg:y2="12.9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39" draw:text-style-name="P9" draw:layer="layout" svg:x1="4.4cm" svg:y1="22.5cm" svg:x2="4.4cm" svg:y2="17.7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39" draw:text-style-name="P9" draw:layer="layout" svg:x1="4.4cm" svg:y1="24.5cm" svg:x2="4.4cm" svg:y2="22.5cm">
            <text:p text:style-name="P9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9" draw:text-style-name="P9" draw:layer="layout" svg:x1="4.5cm" svg:y1="8.1cm" svg:x2="4.5cm" svg:y2="6.1cm">
            <text:p text:style-name="P9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g>
          <draw:line draw:style-name="gr161" draw:text-style-name="P4" draw:layer="layout" svg:x1="19.5cm" svg:y1="7.1cm" svg:x2="18.5cm" svg:y2="8.1cm">
            <text:p/>
          </draw:line>
          <draw:line draw:style-name="gr161" draw:text-style-name="P4" draw:layer="layout" svg:x1="13.3cm" svg:y1="8.1cm" svg:x2="14.1cm" svg:y2="7.3cm">
            <text:p/>
          </draw:line>
          <draw:line draw:style-name="gr161" draw:text-style-name="P4" draw:layer="layout" svg:x1="9.1cm" svg:y1="11.3cm" svg:x2="8.7cm" svg:y2="10.9cm">
            <text:p/>
          </draw:line>
          <draw:line draw:style-name="gr161" draw:text-style-name="P4" draw:layer="layout" svg:x1="6.9cm" svg:y1="22.9cm" svg:x2="6.7cm" svg:y2="22.7cm">
            <text:p/>
          </draw:line>
          <draw:line draw:style-name="gr161" draw:text-style-name="P4" draw:layer="layout" svg:x1="9.5cm" svg:y1="10.9cm" svg:x2="13.1cm" svg:y2="7.3cm">
            <text:p/>
          </draw:line>
          <draw:line draw:style-name="gr161" draw:text-style-name="P4" draw:layer="layout" svg:x1="18.5cm" svg:y1="8.1cm" svg:x2="12.5cm" svg:y2="8.1cm">
            <text:p/>
          </draw:line>
          <draw:line draw:style-name="gr161" draw:text-style-name="P4" draw:layer="layout" svg:x1="6.7cm" svg:y1="19.5cm" svg:x2="6.7cm" svg:y2="22.7cm">
            <text:p/>
          </draw:line>
          <draw:line draw:style-name="gr161" draw:text-style-name="P4" draw:layer="layout" svg:x1="6.9cm" svg:y1="20.3cm" svg:x2="6.7cm" svg:y2="20.3cm">
            <text:p/>
          </draw:line>
          <draw:line draw:style-name="gr161" draw:text-style-name="P4" draw:layer="layout" svg:x1="12.3cm" svg:y1="19.5cm" svg:x2="12.3cm" svg:y2="10.9cm">
            <text:p/>
          </draw:line>
          <draw:line draw:style-name="gr161" draw:text-style-name="P4" draw:layer="layout" svg:x1="12.3cm" svg:y1="19.5cm" svg:x2="6.7cm" svg:y2="19.5cm">
            <text:p/>
          </draw:line>
          <draw:line draw:style-name="gr161" draw:text-style-name="P4" draw:layer="layout" svg:x1="9.1cm" svg:y1="11.3cm" svg:x2="8.9cm" svg:y2="11.5cm">
            <text:p/>
          </draw:line>
          <draw:line draw:style-name="gr161" draw:text-style-name="P4" draw:layer="layout" svg:x1="7.7cm" svg:y1="10.9cm" svg:x2="8.3cm" svg:y2="11.5cm">
            <text:p/>
          </draw:line>
          <draw:line draw:style-name="gr161" draw:text-style-name="P4" draw:layer="layout" svg:x1="12.3cm" svg:y1="10.9cm" svg:x2="3.5cm" svg:y2="10.9cm">
            <text:p/>
          </draw:line>
        </draw:g>
        <draw:g>
          <draw:line draw:style-name="gr162" draw:text-style-name="P4" draw:layer="layout" svg:x1="8.9cm" svg:y1="10.9cm" svg:x2="14.9cm" svg:y2="10.9cm">
            <text:p/>
          </draw:line>
          <draw:line draw:style-name="gr162" draw:text-style-name="P4" draw:layer="layout" svg:x1="6.7cm" svg:y1="19.9cm" svg:x2="6.9cm" svg:y2="19.9cm">
            <text:p/>
          </draw:line>
          <draw:line draw:style-name="gr162" draw:text-style-name="P4" draw:layer="layout" svg:x1="19.7cm" svg:y1="7.5cm" svg:x2="19.7cm" svg:y2="6.9cm">
            <text:p/>
          </draw:line>
          <draw:line draw:style-name="gr162" draw:text-style-name="P4" draw:layer="layout" svg:x1="14.9cm" svg:y1="10.9cm" svg:x2="14.9cm" svg:y2="7.5cm">
            <text:p/>
          </draw:line>
          <draw:line draw:style-name="gr163" draw:text-style-name="P4" draw:layer="layout" svg:x1="3.5cm" svg:y1="7.3cm" svg:x2="12.1cm" svg:y2="7.3cm">
            <text:p/>
          </draw:line>
          <draw:line draw:style-name="gr162" draw:text-style-name="P4" draw:layer="layout" svg:x1="13.7cm" svg:y1="7.5cm" svg:x2="20.5cm" svg:y2="7.5cm">
            <text:p/>
          </draw:line>
          <draw:line draw:style-name="gr162" draw:text-style-name="P4" draw:layer="layout" svg:x1="15.3cm" svg:y1="7.5cm" svg:x2="15.3cm" svg:y2="7.3cm">
            <text:p/>
          </draw:line>
          <draw:line draw:style-name="gr162" draw:text-style-name="P4" draw:layer="layout" svg:x1="12.5cm" svg:y1="7.5cm" svg:x2="13.7cm" svg:y2="7.5cm">
            <text:p/>
          </draw:line>
          <draw:line draw:style-name="gr162" draw:text-style-name="P4" draw:layer="layout" svg:x1="20.5cm" svg:y1="7.5cm" svg:x2="20.5cm" svg:y2="6.9cm">
            <text:p/>
          </draw:line>
          <draw:line draw:style-name="gr162" draw:text-style-name="P4" draw:layer="layout" svg:x1="8.9cm" svg:y1="11.3cm" svg:x2="8.9cm" svg:y2="10.9cm">
            <text:p/>
          </draw:line>
          <draw:line draw:style-name="gr164" draw:text-style-name="P4" draw:layer="layout" svg:x1="6.7cm" svg:y1="19.9cm" svg:x2="6.7cm" svg:y2="11.5cm">
            <text:p/>
          </draw:line>
          <draw:line draw:style-name="gr164" draw:text-style-name="P4" draw:layer="layout" svg:x1="8.9cm" svg:y1="11.5cm" svg:x2="6.7cm" svg:y2="11.5cm">
            <text:p/>
          </draw:line>
          <draw:line draw:style-name="gr164" draw:text-style-name="P4" draw:layer="layout" svg:x1="7.3cm" svg:y1="15.5cm" svg:x2="7.1cm" svg:y2="15.5cm">
            <text:p/>
          </draw:line>
          <draw:line draw:style-name="gr162" draw:text-style-name="P4" draw:layer="layout" svg:x1="6.9cm" svg:y1="11.3cm" svg:x2="9.1cm" svg:y2="11.3cm">
            <text:p/>
          </draw:line>
          <draw:line draw:style-name="gr162" draw:text-style-name="P4" draw:layer="layout" svg:x1="14.7cm" svg:y1="10.3cm" svg:x2="14.7cm" svg:y2="10.9cm">
            <text:p/>
          </draw:line>
          <draw:line draw:style-name="gr164" draw:text-style-name="P4" draw:layer="layout" svg:x1="9.1cm" svg:y1="11.3cm" svg:x2="8.9cm" svg:y2="11.5cm">
            <text:p/>
          </draw:line>
          <draw:line draw:style-name="gr165" draw:text-style-name="P4" draw:layer="layout" svg:x1="3.5cm" svg:y1="7.5cm" svg:x2="11.5cm" svg:y2="7.5cm">
            <text:p/>
          </draw:line>
          <draw:line draw:style-name="gr166" draw:text-style-name="P4" draw:layer="layout" svg:x1="3.5cm" svg:y1="7.7cm" svg:x2="11.7cm" svg:y2="7.7cm">
            <text:p/>
          </draw:line>
          <draw:line draw:style-name="gr167" draw:text-style-name="P4" draw:layer="layout" svg:x1="3.5cm" svg:y1="7.9cm" svg:x2="11.5cm" svg:y2="7.9cm">
            <text:p/>
          </draw:line>
          <draw:line draw:style-name="gr162" draw:text-style-name="P4" draw:layer="layout" svg:x1="12.3cm" svg:y1="7.7cm" svg:x2="12.5cm" svg:y2="7.5cm">
            <text:p/>
          </draw:line>
          <draw:line draw:style-name="gr162" draw:text-style-name="P4" draw:layer="layout" svg:x1="13.7cm" svg:y1="7.5cm" svg:x2="13.7cm" svg:y2="7.3cm">
            <text:p/>
          </draw:line>
          <draw:line draw:style-name="gr162" draw:text-style-name="P4" draw:layer="layout" svg:x1="13.3cm" svg:y1="7.5cm" svg:x2="13.3cm" svg:y2="7.3cm">
            <text:p/>
          </draw:line>
          <draw:line draw:style-name="gr168" draw:text-style-name="P4" draw:layer="layout" svg:x1="9.3cm" svg:y1="11.3cm" svg:x2="9.3cm" svg:y2="11.1cm">
            <text:p/>
          </draw:line>
          <draw:line draw:style-name="gr168" draw:text-style-name="P4" draw:layer="layout" svg:x1="6.5cm" svg:y1="22.7cm" svg:x2="6.5cm" svg:y2="11.1cm">
            <text:p/>
          </draw:line>
          <draw:line draw:style-name="gr168" draw:text-style-name="P4" draw:layer="layout" svg:x1="15.1cm" svg:y1="11.1cm" svg:x2="6.5cm" svg:y2="11.1cm">
            <text:p/>
          </draw:line>
          <draw:line draw:style-name="gr168" draw:text-style-name="P4" draw:layer="layout" svg:x1="6.5cm" svg:y1="20.7cm" svg:x2="6.9cm" svg:y2="20.7cm">
            <text:p/>
          </draw:line>
          <draw:line draw:style-name="gr168" draw:text-style-name="P4" draw:layer="layout" svg:x1="6.7cm" svg:y1="23.1cm" svg:x2="6.9cm" svg:y2="23.1cm">
            <text:p/>
          </draw:line>
          <draw:line draw:style-name="gr168" draw:text-style-name="P4" draw:layer="layout" svg:x1="19.3cm" svg:y1="7.3cm" svg:x2="19.3cm" svg:y2="6.9cm">
            <text:p/>
          </draw:line>
          <draw:line draw:style-name="gr168" draw:text-style-name="P4" draw:layer="layout" svg:x1="15.1cm" svg:y1="11.1cm" svg:x2="15.1cm" svg:y2="7.3cm">
            <text:p/>
          </draw:line>
          <draw:line draw:style-name="gr168" draw:text-style-name="P4" draw:layer="layout" svg:x1="19.3cm" svg:y1="7.3cm" svg:x2="15.1cm" svg:y2="7.3cm">
            <text:p/>
          </draw:line>
          <draw:line draw:style-name="gr168" draw:text-style-name="P4" draw:layer="layout" svg:x1="6.5cm" svg:y1="15.7cm" svg:x2="7.1cm" svg:y2="15.7cm">
            <text:p/>
          </draw:line>
          <draw:line draw:style-name="gr168" draw:text-style-name="P4" draw:layer="layout" svg:x1="6.5cm" svg:y1="12.3cm" svg:x2="6.9cm" svg:y2="12.3cm">
            <text:p/>
          </draw:line>
          <draw:line draw:style-name="gr168" draw:text-style-name="P4" draw:layer="layout" svg:x1="14.5cm" svg:y1="10.5cm" svg:x2="14.5cm" svg:y2="11.1cm">
            <text:p/>
          </draw:line>
        </draw:g>
      </draw:page>
      <draw:page draw:name="page3" draw:style-name="dp1" draw:master-page-name="Default">
        <draw:g>
          <draw:custom-shape draw:style-name="gr138" draw:text-style-name="P37" draw:layer="layout" svg:width="32.258cm" svg:height="22.399cm" svg:x="2.498cm" svg:y="2.4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39" draw:text-style-name="P9" draw:layer="layout" svg:x1="4.4cm" svg:y1="12.901cm" svg:x2="4.4cm" svg:y2="8.101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69" draw:text-style-name="P28" draw:layer="layout" svg:x1="30.3cm" svg:y1="5.401cm" svg:x2="25.5cm" svg:y2="5.4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1" draw:text-style-name="P9" draw:layer="layout" svg:x1="4.5cm" svg:y1="24.901cm" svg:x2="4.5cm" svg:y2="6.101cm">
            <text:p text:style-name="P9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70" draw:text-style-name="P28" draw:layer="layout" svg:x1="33.7cm" svg:y1="4.601cm" svg:x2="5.302cm" svg:y2="4.601cm">
            <text:p text:style-name="P28"><text:span text:style-name="T10"><text:measure text:kind="gap"/></text:span><text:span text:style-name="T10"><text:measure text:kind="value">14.199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71" draw:text-style-name="P28" draw:layer="layout" svg:x1="15.9cm" svg:y1="5.401cm" svg:x2="11.1cm" svg:y2="5.4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72" draw:text-style-name="P28" draw:layer="layout" svg:x1="20.7cm" svg:y1="5.401cm" svg:x2="15.9cm" svg:y2="5.4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73" draw:text-style-name="P28" draw:layer="layout" svg:x1="25.5cm" svg:y1="5.401cm" svg:x2="20.7cm" svg:y2="5.4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74" draw:text-style-name="P28" draw:layer="layout" svg:x1="11.1cm" svg:y1="5.401cm" svg:x2="6.3cm" svg:y2="5.4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75" draw:text-style-name="P28" draw:layer="layout" svg:x1="33.7cm" svg:y1="5.416cm" svg:x2="30.3cm" svg:y2="5.416cm">
            <text:p text:style-name="P28"><text:span text:style-name="T10"><text:measure text:kind="gap"/></text:span><text:span text:style-name="T10"><text:measure text:kind="value">1.7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76" draw:text-style-name="P28" draw:layer="layout" svg:x1="6.3cm" svg:y1="5.401cm" svg:x2="5.3cm" svg:y2="5.401cm">
            <text:p text:style-name="P28"><text:span text:style-name="T10"><text:measure text:kind="gap"/></text:span><text:span text:style-name="T10"><text:measure text:kind="value">500</text:measure></text:span></text:p>
          </draw:measure>
          <draw:measure draw:style-name="gr139" draw:text-style-name="P9" draw:layer="layout" svg:x1="4.4cm" svg:y1="17.701cm" svg:x2="4.4cm" svg:y2="12.901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39" draw:text-style-name="P9" draw:layer="layout" svg:x1="4.4cm" svg:y1="22.501cm" svg:x2="4.4cm" svg:y2="17.701cm">
            <text:p text:style-name="P9"><text:span text:style-name="T3"><text:measure text:kind="gap"/></text:span><text:span text:style-name="T3"><text:measure text:kind="value">2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39" draw:text-style-name="P9" draw:layer="layout" svg:x1="4.4cm" svg:y1="24.501cm" svg:x2="4.4cm" svg:y2="22.501cm">
            <text:p text:style-name="P9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49" draw:text-style-name="P9" draw:layer="layout" svg:x1="4.5cm" svg:y1="8.101cm" svg:x2="4.5cm" svg:y2="6.101cm">
            <text:p text:style-name="P9"><text:span text:style-name="T3"><text:measure text:kind="gap"/></text:span><text:span text:style-name="T3"><text:measure text:kind="value">1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g>
          <draw:custom-shape draw:style-name="gr177" draw:text-style-name="P38" draw:layer="layout" svg:width="6.2cm" svg:height="8.8cm" draw:transform="rotate (1.5707963267949) translate (24.9cm 12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38" draw:layer="layout" svg:width="16.8cm" svg:height="3.2cm" draw:transform="rotate (1.5707963267949) translate (21.7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38" draw:layer="layout" svg:width="8.6cm" svg:height="5.8cm" draw:transform="rotate (1.5707963267949) translate (6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38" draw:layer="layout" svg:width="16.8cm" svg:height="3.2cm" draw:transform="rotate (1.5707963267949) translate (12.1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38" draw:layer="layout" svg:width="16.8cm" svg:height="3.2cm" draw:transform="rotate (1.5707963267949) translate (15.3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38" draw:layer="layout" svg:width="8.2cm" svg:height="3.6cm" draw:transform="rotate (1.5707963267949) translate (8.5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38" draw:layer="layout" svg:width="16.8cm" svg:height="3.2cm" draw:transform="rotate (1.5707963267949) translate (18.5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1" draw:text-style-name="P4" draw:layer="layout" svg:x1="6.3cm" svg:y1="18.1cm" svg:x2="12.1cm" svg:y2="12.3cm">
            <text:p/>
          </draw:line>
          <draw:line draw:style-name="gr181" draw:text-style-name="P4" draw:layer="layout" svg:x1="15.3cm" svg:y1="15.5cm" svg:x2="10.7cm" svg:y2="10.9cm">
            <text:p/>
          </draw:line>
          <draw:line draw:style-name="gr181" draw:text-style-name="P4" draw:layer="layout" svg:x1="8.5cm" svg:y1="10.9cm" svg:x2="10.7cm" svg:y2="10.9cm">
            <text:p/>
          </draw:line>
          <draw:line draw:style-name="gr181" draw:text-style-name="P4" draw:layer="layout" svg:x1="15.3cm" svg:y1="15.5cm" svg:x2="18.5cm" svg:y2="15.5cm">
            <text:p/>
          </draw:line>
          <draw:line draw:style-name="gr181" draw:text-style-name="P4" draw:layer="layout" svg:x1="21.7cm" svg:y1="18.7cm" svg:x2="18.5cm" svg:y2="15.5cm">
            <text:p/>
          </draw:line>
          <draw:line draw:style-name="gr181" draw:text-style-name="P4" draw:layer="layout" svg:x1="21.7cm" svg:y1="18.7cm" svg:x2="24.9cm" svg:y2="18.7cm">
            <text:p/>
          </draw:line>
          <draw:custom-shape draw:style-name="gr177" draw:text-style-name="P38" draw:layer="layout" svg:width="6.2cm" svg:height="8.8cm" draw:transform="rotate (1.5707963267949) translate (24.9cm 24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2" draw:text-style-name="P38" draw:layer="layout" svg:width="6.4cm" svg:height="8.8cm" draw:transform="rotate (1.5707963267949) translate (24.9cm 18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3" draw:text-style-name="P1" draw:layer="layout" svg:width="6.6cm" svg:height="1.6cm" svg:x="6.3cm" svg:y="15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13" draw:layer="layout" svg:width="2.2cm" svg:height="5.6cm" svg:x="6.3cm" svg:y="9.7cm">
            <text:p text:style-name="P12"><text:span text:style-name="T6"/></text:p>
            <text:p text:style-name="P12"><text:span text:style-name="T6">40</text:span></text:p>
            <text:p text:style-name="P12"><text:span text:style-name="T6"/></text:p>
            <text:p text:style-name="P12"><text:span text:style-name="T6">80</text:span></text:p>
            <text:p text:style-name="P12"><text:span text:style-name="T6"/></text:p>
            <text:p text:style-name="P12"><text:span text:style-name="T6">120</text:span></text:p>
            <text:p text:style-name="P12"><text:span text:style-name="T6"/></text:p>
            <text:p text:style-name="P12"><text:span text:style-name="T6">160</text:span></text:p>
            <text:p text:style-name="P12"><text:span text:style-name="T6"/></text:p>
            <text:p text:style-name="P12"><text:span text:style-name="T6">200</text:span></text:p>
            <text:p text:style-name="P12"><text:span text:style-name="T6"/></text:p>
            <text:p text:style-name="P12"><text:span text:style-name="T6">240</text:span></text:p>
            <text:p text:style-name="P12"><text:span text:style-name="T6"/></text:p>
            <text:p text:style-name="P12"><text:span text:style-name="T6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4" draw:text-style-name="P1" draw:layer="layout" svg:width="7cm" svg:height="9.8cm" svg:x="13.5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5" draw:text-style-name="P21" draw:layer="layout" svg:width="3.2cm" svg:height="4cm" svg:x="15.9cm" svg:y="7.3cm">
            <text:p text:style-name="P3"><text:span text:style-name="T7">b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21" draw:layer="layout" svg:width="1.2cm" svg:height="0.801cm" svg:x="19.1cm" svg:y="7.3cm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21" draw:layer="layout" svg:width="1.2cm" svg:height="0.801cm" svg:x="14.7cm" svg:y="7.299cm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21" draw:layer="layout" svg:width="5cm" svg:height="1cm" draw:transform="rotate (1.5707963267949) translate (13.3cm 14.7cm)">
            <text:p text:style-name="P3"><text:span text:style-name="T7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8" draw:text-style-name="P1" draw:layer="layout" svg:width="4.002cm" svg:height="7.6cm" svg:x="8.896cm" svg:y="7.2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9" draw:text-style-name="P34" draw:layer="layout" svg:width="1cm" svg:height="2cm" svg:x="8.9cm" svg:y="12.9cm">
            <text:p text:style-name="P3"><text:span text:style-name="T3">w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0" draw:text-style-name="P39" draw:layer="layout" svg:width="2cm" svg:height="2cm" svg:x="8.898cm" svg:y="9.3cm">
            <text:p text:style-name="P3"><text:span text:style-name="T14">douch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191" draw:text-style-name="P40" draw:layer="layout" svg:width="1.602cm" svg:height="0.26cm" svg:x="9.098cm" svg:y="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2" draw:text-style-name="P41" draw:layer="layout" svg:width="0.129cm" svg:height="1.602cm" draw:transform="rotate (1.5707963267949) translate (9.098cm 9.2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9" draw:text-style-name="P34" draw:layer="layout" svg:width="1cm" svg:height="0.8cm" draw:transform="rotate (-3.14159265358979) translate (10.3cm 8.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10" draw:text-style-name="P35" draw:layer="layout" svg:width="1.321cm" svg:height="0.962cm" svg:x="9.1cm" svg:y="7.823cm">
              <draw:text-box>
                <text:p text:style-name="P3"><text:span text:style-name="T3">wc</text:span></text:p>
              </draw:text-box>
            </draw:frame>
            <draw:custom-shape draw:style-name="gr111" draw:text-style-name="P21" draw:layer="layout" svg:width="0.4cm" svg:height="1.2cm" svg:x="8.9cm" svg:y="7.7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measure draw:style-name="gr100" draw:text-style-name="P3" draw:layer="measurelines" svg:x1="10.9cm" svg:y1="12.7cm" svg:x2="10.9cm" svg:y2="11.1cm">
            <text:p text:style-name="P3"><text:measure text:kind="gap"/><text:measure text:kind="value">800</text:measure><text:s/><text:measure text:kind="unit">mm</text:measure><text:measure text:kind="gap"/></text:p>
          </draw:measure>
          <draw:measure draw:style-name="gr100" draw:text-style-name="P3" draw:layer="layout" svg:x1="10.9cm" svg:y1="9.1cm" svg:x2="10.9cm" svg:y2="7.1cm">
            <text:p text:style-name="P3"><text:measure text:kind="gap"/><text:measure text:kind="value">1.000</text:measure><text:s/><text:measure text:kind="unit">mm</text:measure><text:measure text:kind="gap"/></text:p>
          </draw:measure>
          <draw:measure draw:style-name="gr100" draw:text-style-name="P3" draw:layer="layout" svg:x1="10.9cm" svg:y1="14.9cm" svg:x2="10.9cm" svg:y2="12.7cm">
            <text:p text:style-name="P3"><text:measure text:kind="gap"/><text:measure text:kind="value">1.100</text:measure><text:s/><text:measure text:kind="unit">mm</text:measure><text:measure text:kind="gap"/></text:p>
          </draw:measure>
          <draw:measure draw:style-name="gr100" draw:text-style-name="P3" draw:layer="layout" svg:x1="10.9cm" svg:y1="11.1cm" svg:x2="10.9cm" svg:y2="9.1cm">
            <text:p text:style-name="P3"><text:measure text:kind="gap"/><text:measure text:kind="value">1.000</text:measure><text:s/><text:measure text:kind="unit">mm</text:measure><text:measure text:kind="gap"/></text:p>
          </draw:measure>
          <draw:measure draw:style-name="gr193" draw:text-style-name="P3" draw:layer="measurelines" svg:x1="10.601cm" svg:y1="15.1cm" svg:x2="13.001cm" svg:y2="15.1cm">
            <text:p text:style-name="P3"><text:measure text:kind="gap"/><text:measure text:kind="value">1.200</text:measure><text:s/><text:measure text:kind="unit">mm</text:measure><text:measure text:kind="gap"/></text:p>
          </draw:measure>
        </draw:g>
        <draw:g>
          <draw:custom-shape draw:style-name="gr194" draw:text-style-name="P1" draw:layer="layout" svg:width="9.2cm" svg:height="16.4cm" svg:x="21.9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95" draw:text-style-name="P1" draw:layer="layout" svg:width="3.8cm" svg:height="6cm" svg:x="6.5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21" draw:layer="layout" svg:width="2cm" svg:height="4cm" svg:x="6.5cm" svg:y="19.7cm">
            <text:p text:style-name="P3"><text:span text:style-name="T7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7" draw:text-style-name="P21" draw:layer="layout" svg:width="1.6cm" svg:height="1.2cm" draw:transform="rotate (-1.5707963267949) translate (7.7cm 17.9cm)">
            <text:p text:style-name="P3"><text:span text:style-name="T7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98" draw:text-style-name="P1" draw:layer="layout" svg:width="9.8cm" svg:height="6.034cm" svg:x="10.7cm" svg:y="1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21" draw:layer="layout" svg:width="3.2cm" svg:height="4cm" svg:x="13.5cm" svg:y="19.7cm">
            <text:p text:style-name="P3"><text:span text:style-name="T7">bed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6" draw:text-style-name="P21" draw:layer="layout" svg:width="1.2cm" svg:height="0.801cm" svg:x="12.3cm" svg:y="22.899cm">
            <text:p text:style-name="P3"><text:span text:style-name="T7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6" draw:text-style-name="P21" draw:layer="layout" svg:width="1.2cm" svg:height="0.801cm" svg:x="16.7cm" svg:y="22.9cm">
            <text:p text:style-name="P3"><text:span text:style-name="T7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7" draw:text-style-name="P21" draw:layer="layout" svg:width="1.6cm" svg:height="1.2cm" svg:x="18.9cm" svg:y="22.5cm">
            <text:p text:style-name="P3"><text:span text:style-name="T7">kast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14" draw:layer="layout" svg:width="1cm" svg:height="4.8cm" draw:transform="rotate (1.5707963267949) translate (6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draw:transform="rotate (-1.5707963267949) translate (1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3.14159265358979) translate (10.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5.3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draw:transform="rotate (-1.5707963267949) translate (19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3.14159265358979) translate (19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9" draw:text-style-name="P14" draw:layer="layout" svg:width="1cm" svg:height="7cm" draw:transform="rotate (-3.14159265358979) translate (21.7cm 24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21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00" draw:text-style-name="P14" draw:layer="layout" svg:width="1cm" svg:height="3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" draw:text-style-name="P14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" draw:text-style-name="P14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00" draw:text-style-name="P14" draw:layer="layout" svg:width="1cm" svg:height="3.8cm" draw:transform="rotate (1.5707963267949) translate (21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01" draw:text-style-name="P14" draw:layer="layout" svg:width="1cm" svg:height="14.4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02" draw:text-style-name="P14" draw:layer="layout" svg:width="1cm" svg:height="16.8cm" draw:transform="rotate (-3.14159265358979) translate (32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9" draw:text-style-name="P14" draw:layer="layout" svg:width="1cm" svg:height="7cm" draw:transform="rotate (-3.14159265358979) translate (21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21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21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03" draw:text-style-name="P15" draw:layer="layout" svg:width="1cm" svg:height="2.8cm" draw:transform="rotate (-3.14159265358979) translate (21.7cm 16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6" draw:layer="layout" svg:width="2.8cm" svg:height="0.2cm" draw:transform="rotate (-1.5707963267949) translate (21.5cm 14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30" draw:text-style-name="P17" draw:layer="layout" svg:x1="21.5cm" svg:y1="14.1cm" svg:x2="22.3cm" svg:y2="15.1cm">
              <text:p/>
            </draw:line>
            <draw:line draw:style-name="gr30" draw:text-style-name="P17" draw:layer="layout" svg:x1="21.5cm" svg:y1="16.9cm" svg:x2="22.3cm" svg:y2="15.9cm">
              <text:p/>
            </draw:line>
          </draw:g>
        </draw:g>
        <draw:custom-shape draw:style-name="gr92" draw:text-style-name="P29" draw:layer="layout" svg:width="2cm" svg:height="1.999cm" svg:x="2.5cm" svg:y="4.468cm">
          <text:p text:style-name="P3"><text:span text:style-name="T11">O</text:span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4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frame draw:style-name="gr94" draw:text-style-name="P25" draw:layer="layout" svg:width="0.717cm" svg:height="1.703cm" svg:x="17.7cm" svg:y="26.067cm">
          <draw:text-box>
            <text:p/>
          </draw:text-box>
        </draw:frame>
        <draw:frame draw:style-name="gr95" draw:text-style-name="P31" draw:layer="layout" svg:width="13.2cm" svg:height="1.673cm" svg:x="5.697cm" svg:y="3.268cm">
          <draw:text-box>
            <text:p><text:span text:style-name="T13">Verdieping, deuren, ramen</text:span></text:p>
          </draw:text-box>
        </draw:frame>
        <draw:g>
          <draw:custom-shape draw:style-name="gr205" draw:text-style-name="P21" draw:layer="layout" svg:width="0.6cm" svg:height="0.6cm" svg:x="8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21" draw:layer="layout" svg:width="1.6cm" svg:height="1.6cm" svg:x="8.7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1" draw:layer="layout" svg:width="0.2cm" svg:height="1.2cm" svg:x="8.7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21" draw:layer="layout" svg:width="0.6cm" svg:height="0.6cm" svg:x="8.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1" draw:layer="layout" svg:width="0.2cm" svg:height="1.2cm" svg:x="8.7cm" svg:y="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7" draw:text-style-name="P21" draw:layer="layout" svg:width="0.2cm" svg:height="2cm" svg:x="8.7cm" svg:y="9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8" draw:text-style-name="P21" draw:layer="layout" svg:width="0.2cm" svg:height="1.6cm" svg:x="8.7cm" svg:y="12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9" draw:text-style-name="P21" draw:layer="layout" svg:width="0.2cm" svg:height="6.2cm" svg:x="13.1cm" svg:y="7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0" draw:text-style-name="P21" draw:layer="layout" svg:width="0.4cm" svg:height="0.2cm" svg:x="8.7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21" draw:layer="layout" svg:width="6.2cm" svg:height="0.2cm" svg:x="14.5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2" draw:text-style-name="P36" draw:layer="layout" svg:width="1.6cm" svg:height="1cm" svg:x="11.3cm" svg:y="7.1cm">
            <text:p text:style-name="P3"><text:span text:style-name="T7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13" draw:text-style-name="P4" draw:layer="layout" svg:width="1.2cm" svg:height="1.2cm" svg:x="8.9cm" svg:y="11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4" draw:text-style-name="P42" draw:layer="layout" svg:width="0.015cm" svg:height="0.015cm" svg:x="9.5cm" svg:y="11.9cm">
              <text:p text:style-name="P3"><text:span text:style-name="T15">boil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7" draw:text-style-name="P21" draw:layer="layout" svg:width="0.2cm" svg:height="2cm" draw:transform="rotate (1.5707963267949) translate (9.1cm 15.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draw:transform="rotate (-1.5707963267949) translate (13.089cm 15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2.934cm" svg:y1="15.2cm" svg:x2="11.108cm" svg:y2="15.2cm">
                <text:p/>
              </draw:line>
              <draw:line draw:style-name="gr115" draw:text-style-name="P17" draw:layer="layout" svg:x1="12.27cm" svg:y1="15.2cm" svg:x2="9.282cm" svg:y2="15.2cm">
                <text:p/>
              </draw:line>
              <draw:line draw:style-name="gr116" draw:text-style-name="P17" draw:layer="layout" svg:x1="9.282cm" svg:y1="15.2cm" svg:x2="11.274cm" svg:y2="15.2cm">
                <text:p/>
              </draw:line>
            </draw:g>
          </draw:g>
          <draw:g>
            <draw:custom-shape draw:style-name="gr207" draw:text-style-name="P21" draw:layer="layout" svg:width="0.2cm" svg:height="2cm" draw:transform="rotate (1.5707963267949) translate (6.3cm 17.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draw:transform="rotate (-1.5707963267949) translate (10.289cm 17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0.134cm" svg:y1="17.4cm" svg:x2="8.308cm" svg:y2="17.4cm">
                <text:p/>
              </draw:line>
              <draw:line draw:style-name="gr115" draw:text-style-name="P17" draw:layer="layout" svg:x1="9.47cm" svg:y1="17.4cm" svg:x2="6.482cm" svg:y2="17.4cm">
                <text:p/>
              </draw:line>
              <draw:line draw:style-name="gr116" draw:text-style-name="P17" draw:layer="layout" svg:x1="6.482cm" svg:y1="17.4cm" svg:x2="8.474cm" svg:y2="17.4cm">
                <text:p/>
              </draw:line>
            </draw:g>
          </draw:g>
          <draw:g>
            <draw:custom-shape draw:style-name="gr207" draw:text-style-name="P21" draw:layer="layout" svg:width="0.2cm" svg:height="2cm" svg:x="13.1cm" svg:y="13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svg:x="13.1cm" svg:y="17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3.2cm" svg:y1="17.134cm" svg:x2="13.2cm" svg:y2="15.308cm">
                <text:p/>
              </draw:line>
              <draw:line draw:style-name="gr115" draw:text-style-name="P17" draw:layer="layout" svg:x1="13.2cm" svg:y1="16.47cm" svg:x2="13.2cm" svg:y2="13.482cm">
                <text:p/>
              </draw:line>
              <draw:line draw:style-name="gr116" draw:text-style-name="P17" draw:layer="layout" svg:x1="13.2cm" svg:y1="13.482cm" svg:x2="13.2cm" svg:y2="15.474cm">
                <text:p/>
              </draw:line>
            </draw:g>
          </draw:g>
          <draw:g>
            <draw:custom-shape draw:style-name="gr207" draw:text-style-name="P21" draw:layer="layout" svg:width="0.2cm" svg:height="2cm" draw:transform="rotate (1.5707963267949) translate (12.5cm 1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draw:transform="rotate (-1.5707963267949) translate (10.667cm 17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0.666cm" svg:y1="17.4cm" svg:x2="12.492cm" svg:y2="17.4cm">
                <text:p/>
              </draw:line>
              <draw:line draw:style-name="gr115" draw:text-style-name="P17" draw:layer="layout" svg:x1="11.33cm" svg:y1="17.4cm" svg:x2="14.318cm" svg:y2="17.4cm">
                <text:p/>
              </draw:line>
              <draw:line draw:style-name="gr116" draw:text-style-name="P17" draw:layer="layout" svg:x1="14.318cm" svg:y1="17.4cm" svg:x2="12.326cm" svg:y2="17.4cm">
                <text:p/>
              </draw:line>
            </draw:g>
          </draw:g>
          <draw:custom-shape draw:style-name="gr215" draw:text-style-name="P21" draw:layer="layout" svg:width="0.2cm" svg:height="6.6cm" svg:x="10.3cm" svg:y="17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page4" draw:style-name="dp1" draw:master-page-name="Default">
        <draw:g>
          <draw:custom-shape draw:style-name="gr216" draw:text-style-name="P37" draw:layer="layout" svg:width="32cm" svg:height="25.6cm" svg:x="2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7" draw:text-style-name="P9" draw:layer="layout" svg:x1="4.4cm" svg:y1="18.3cm" svg:x2="4.4cm" svg:y2="12.7cm">
            <text:p text:style-name="P9"><text:span text:style-name="T3"><text:measure text:kind="gap"/></text:span><text:span text:style-name="T3"><text:measure text:kind="value">2.8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17" draw:text-style-name="P28" draw:layer="layout" svg:x1="33.7cm" svg:y1="5.401cm" svg:x2="24.9cm" svg:y2="5.401cm">
            <text:p text:style-name="P28"><text:span text:style-name="T10"><text:measure text:kind="gap"/></text:span><text:span text:style-name="T10"><text:measure text:kind="value">4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1" draw:text-style-name="P9" draw:layer="layout" svg:x1="4.5cm" svg:y1="24.901cm" svg:x2="4.5cm" svg:y2="6.101cm">
            <text:p text:style-name="P9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18" draw:text-style-name="P28" draw:layer="layout" svg:x1="33.7cm" svg:y1="4.601cm" svg:x2="5.3cm" svg:y2="4.601cm">
            <text:p text:style-name="P28"><text:span text:style-name="T10"><text:measure text:kind="gap"/></text:span><text:span text:style-name="T10"><text:measure text:kind="value">14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19" draw:text-style-name="P28" draw:layer="layout" svg:x1="14.7cm" svg:y1="5.4cm" svg:x2="8.7cm" svg:y2="5.4cm">
            <text:p text:style-name="P28"><text:span text:style-name="T10"><text:measure text:kind="gap"/></text:span><text:span text:style-name="T10"><text:measure text:kind="value">3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20" draw:text-style-name="P28" draw:layer="layout" svg:x1="20.7cm" svg:y1="5.401cm" svg:x2="14.7cm" svg:y2="5.401cm">
            <text:p text:style-name="P28"><text:span text:style-name="T10"><text:measure text:kind="gap"/></text:span><text:span text:style-name="T10"><text:measure text:kind="value">3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21" draw:text-style-name="P28" draw:layer="layout" svg:x1="24.9cm" svg:y1="5.401cm" svg:x2="20.7cm" svg:y2="5.401cm">
            <text:p text:style-name="P28"><text:span text:style-name="T10"><text:measure text:kind="gap"/></text:span><text:span text:style-name="T10"><text:measure text:kind="value">2.1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22" draw:text-style-name="P28" draw:layer="layout" svg:x1="8.7cm" svg:y1="5.401cm" svg:x2="6.3cm" svg:y2="5.401cm">
            <text:p text:style-name="P28"><text:span text:style-name="T10"><text:measure text:kind="gap"/></text:span><text:span text:style-name="T10"><text:measure text:kind="value">1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23" draw:text-style-name="P28" draw:layer="layout" svg:x1="6.3cm" svg:y1="5.401cm" svg:x2="5.3cm" svg:y2="5.401cm">
            <text:p text:style-name="P28"><text:span text:style-name="T10"><text:measure text:kind="gap"/></text:span><text:span text:style-name="T10"><text:measure text:kind="value">500</text:measure></text:span></text:p>
          </draw:measure>
          <draw:measure draw:style-name="gr16" draw:text-style-name="P9" draw:layer="layout" svg:x1="4.9cm" svg:y1="6.1cm" svg:x2="4.9cm" svg:y2="7.1cm">
            <text:p text:style-name="P9"><text:span text:style-name="T3"><text:measure text:kind="gap"/></text:span><text:span text:style-name="T3"><text:measure text:kind="value">5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7" draw:text-style-name="P9" draw:layer="layout" svg:x1="4.4cm" svg:y1="12.7cm" svg:x2="4.4cm" svg:y2="7.1cm">
            <text:p text:style-name="P9"><text:span text:style-name="T3"><text:measure text:kind="gap"/></text:span><text:span text:style-name="T3"><text:measure text:kind="value">2.8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7" draw:text-style-name="P9" draw:layer="layout" svg:x1="4.4cm" svg:y1="23.9cm" svg:x2="4.4cm" svg:y2="18.3cm">
            <text:p text:style-name="P9"><text:span text:style-name="T3"><text:measure text:kind="gap"/></text:span><text:span text:style-name="T3"><text:measure text:kind="value">2.8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7" draw:text-style-name="P9" draw:layer="layout" svg:x1="4.4cm" svg:y1="24.9cm" svg:x2="4.4cm" svg:y2="23.9cm">
            <text:p text:style-name="P9"><text:span text:style-name="T3"><text:measure text:kind="gap"/></text:span><text:span text:style-name="T3"><text:measure text:kind="value">5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g>
          <draw:custom-shape draw:style-name="gr205" draw:text-style-name="P21" draw:layer="layout" svg:width="0.6cm" svg:height="0.6cm" svg:x="8.7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6" draw:text-style-name="P21" draw:layer="layout" svg:width="1.6cm" svg:height="1.6cm" svg:x="8.7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1" draw:layer="layout" svg:width="0.2cm" svg:height="1.2cm" svg:x="8.7cm" svg:y="1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21" draw:layer="layout" svg:width="0.6cm" svg:height="0.6cm" svg:x="8.7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1" draw:layer="layout" svg:width="0.2cm" svg:height="1.2cm" svg:x="8.7cm" svg:y="7.7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7" draw:text-style-name="P21" draw:layer="layout" svg:width="0.2cm" svg:height="2cm" svg:x="8.7cm" svg:y="9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8" draw:text-style-name="P21" draw:layer="layout" svg:width="0.2cm" svg:height="1.6cm" svg:x="8.7cm" svg:y="12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9" draw:text-style-name="P21" draw:layer="layout" svg:width="0.2cm" svg:height="6.2cm" svg:x="13.1cm" svg:y="7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0" draw:text-style-name="P21" draw:layer="layout" svg:width="0.4cm" svg:height="0.2cm" svg:x="8.7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1" draw:text-style-name="P21" draw:layer="layout" svg:width="6.2cm" svg:height="0.2cm" svg:x="14.5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36" draw:layer="layout" svg:width="1.6cm" svg:height="1cm" svg:x="11.3cm" svg:y="7.1cm">
            <text:p text:style-name="P3"><text:span text:style-name="T7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13" draw:text-style-name="P4" draw:layer="layout" svg:width="1.2cm" svg:height="1.2cm" svg:x="8.9cm" svg:y="11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4" draw:text-style-name="P42" draw:layer="layout" svg:width="0.015cm" svg:height="0.015cm" svg:x="9.5cm" svg:y="11.9cm">
              <text:p text:style-name="P3"><text:span text:style-name="T15">boil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7" draw:text-style-name="P21" draw:layer="layout" svg:width="0.2cm" svg:height="2cm" draw:transform="rotate (1.5707963267949) translate (9.1cm 15.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draw:transform="rotate (-1.5707963267949) translate (13.089cm 15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2.934cm" svg:y1="15.2cm" svg:x2="11.108cm" svg:y2="15.2cm">
                <text:p/>
              </draw:line>
              <draw:line draw:style-name="gr115" draw:text-style-name="P17" draw:layer="layout" svg:x1="12.27cm" svg:y1="15.2cm" svg:x2="9.282cm" svg:y2="15.2cm">
                <text:p/>
              </draw:line>
              <draw:line draw:style-name="gr116" draw:text-style-name="P17" draw:layer="layout" svg:x1="9.282cm" svg:y1="15.2cm" svg:x2="11.274cm" svg:y2="15.2cm">
                <text:p/>
              </draw:line>
            </draw:g>
          </draw:g>
          <draw:g>
            <draw:custom-shape draw:style-name="gr207" draw:text-style-name="P21" draw:layer="layout" svg:width="0.2cm" svg:height="2cm" draw:transform="rotate (1.5707963267949) translate (6.3cm 17.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draw:transform="rotate (-1.5707963267949) translate (10.289cm 17.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0.134cm" svg:y1="17.4cm" svg:x2="8.308cm" svg:y2="17.4cm">
                <text:p/>
              </draw:line>
              <draw:line draw:style-name="gr115" draw:text-style-name="P17" draw:layer="layout" svg:x1="9.47cm" svg:y1="17.4cm" svg:x2="6.482cm" svg:y2="17.4cm">
                <text:p/>
              </draw:line>
              <draw:line draw:style-name="gr116" draw:text-style-name="P17" draw:layer="layout" svg:x1="6.482cm" svg:y1="17.4cm" svg:x2="8.474cm" svg:y2="17.4cm">
                <text:p/>
              </draw:line>
            </draw:g>
          </draw:g>
          <draw:g>
            <draw:custom-shape draw:style-name="gr207" draw:text-style-name="P21" draw:layer="layout" svg:width="0.2cm" svg:height="2cm" svg:x="13.1cm" svg:y="13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svg:x="13.1cm" svg:y="17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3.2cm" svg:y1="17.134cm" svg:x2="13.2cm" svg:y2="15.308cm">
                <text:p/>
              </draw:line>
              <draw:line draw:style-name="gr115" draw:text-style-name="P17" draw:layer="layout" svg:x1="13.2cm" svg:y1="16.47cm" svg:x2="13.2cm" svg:y2="13.482cm">
                <text:p/>
              </draw:line>
              <draw:line draw:style-name="gr116" draw:text-style-name="P17" draw:layer="layout" svg:x1="13.2cm" svg:y1="13.482cm" svg:x2="13.2cm" svg:y2="15.474cm">
                <text:p/>
              </draw:line>
            </draw:g>
          </draw:g>
          <draw:g>
            <draw:custom-shape draw:style-name="gr207" draw:text-style-name="P21" draw:layer="layout" svg:width="0.2cm" svg:height="2cm" draw:transform="rotate (1.5707963267949) translate (12.5cm 17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5" draw:text-style-name="P36" draw:layer="layout" svg:width="0.2cm" svg:height="0.167cm" draw:transform="rotate (-1.5707963267949) translate (10.667cm 17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136" draw:text-style-name="P17" draw:layer="layout" svg:x1="10.666cm" svg:y1="17.4cm" svg:x2="12.492cm" svg:y2="17.4cm">
                <text:p/>
              </draw:line>
              <draw:line draw:style-name="gr115" draw:text-style-name="P17" draw:layer="layout" svg:x1="11.33cm" svg:y1="17.4cm" svg:x2="14.318cm" svg:y2="17.4cm">
                <text:p/>
              </draw:line>
              <draw:line draw:style-name="gr116" draw:text-style-name="P17" draw:layer="layout" svg:x1="14.318cm" svg:y1="17.4cm" svg:x2="12.326cm" svg:y2="17.4cm">
                <text:p/>
              </draw:line>
            </draw:g>
          </draw:g>
          <draw:custom-shape draw:style-name="gr215" draw:text-style-name="P21" draw:layer="layout" svg:width="0.2cm" svg:height="6.6cm" svg:x="10.3cm" svg:y="17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23" draw:text-style-name="P13" draw:layer="layout" svg:width="2.2cm" svg:height="5.6cm" svg:x="6.3cm" svg:y="9.7cm">
            <text:p text:style-name="P12"><text:span text:style-name="T6"/></text:p>
            <text:p text:style-name="P12"><text:span text:style-name="T6">40</text:span></text:p>
            <text:p text:style-name="P12"><text:span text:style-name="T6"/></text:p>
            <text:p text:style-name="P12"><text:span text:style-name="T6">80</text:span></text:p>
            <text:p text:style-name="P12"><text:span text:style-name="T6"/></text:p>
            <text:p text:style-name="P12"><text:span text:style-name="T6">120</text:span></text:p>
            <text:p text:style-name="P12"><text:span text:style-name="T6"/></text:p>
            <text:p text:style-name="P12"><text:span text:style-name="T6">160</text:span></text:p>
            <text:p text:style-name="P12"><text:span text:style-name="T6"/></text:p>
            <text:p text:style-name="P12"><text:span text:style-name="T6">200</text:span></text:p>
            <text:p text:style-name="P12"><text:span text:style-name="T6"/></text:p>
            <text:p text:style-name="P12"><text:span text:style-name="T6">240</text:span></text:p>
            <text:p text:style-name="P12"><text:span text:style-name="T6"/></text:p>
            <text:p text:style-name="P12"><text:span text:style-name="T6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4" draw:text-style-name="P1" draw:layer="layout" svg:width="9.2cm" svg:height="16.4cm" svg:x="21.9cm" svg:y="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g>
            <draw:custom-shape draw:style-name="gr225" draw:text-style-name="P14" draw:layer="layout" svg:width="1cm" svg:height="5.8cm" draw:transform="rotate (1.5707963267949) translate (5.3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draw:transform="rotate (-1.5707963267949) translate (10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3.14159265358979) translate (10.5cm 6.53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26" draw:text-style-name="P14" draw:layer="layout" svg:width="1cm" svg:height="1.2cm" svg:x="5.3cm" svg:y="7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5.9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draw:transform="rotate (-1.5707963267949) translate (19.5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3.14159265358979) translate (19.5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-1.5707963267949) translate (18.1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-3.14159265358979) translate (18.1cm 6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9" draw:text-style-name="P14" draw:layer="layout" svg:width="1cm" svg:height="7cm" draw:transform="rotate (-3.14159265358979) translate (21.7cm 24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21.7cm 22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2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2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19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00" draw:text-style-name="P14" draw:layer="layout" svg:width="1cm" svg:height="3.8cm" draw:transform="rotate (-1.5707963267949) translate (25.5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26" draw:text-style-name="P14" draw:layer="layout" svg:width="1cm" svg:height="1.2cm" svg:x="5.3cm" svg:y="22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6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7" draw:text-style-name="P14" draw:layer="layout" svg:width="2.399cm" svg:height="1cm" svg:x="30.301cm" svg:y="6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31" draw:text-style-name="P14" draw:layer="layout" svg:width="1cm" svg:height="2.2cm" svg:x="32.7cm" svg:y="22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7" draw:text-style-name="P14" draw:layer="layout" svg:width="2.399cm" svg:height="1cm" svg:x="30.3cm" svg:y="23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25.5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00" draw:text-style-name="P14" draw:layer="layout" svg:width="1cm" svg:height="3.8cm" draw:transform="rotate (1.5707963267949) translate (21.7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1.5707963267949) translate (11.1cm 7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15.9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1.3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1.3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16.9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16.9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1.5707963267949) translate (30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01" draw:text-style-name="P14" draw:layer="layout" svg:width="1cm" svg:height="14.4cm" draw:transform="rotate (-3.14159265358979) translate (33.7cm 22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02" draw:text-style-name="P14" draw:layer="layout" svg:width="1cm" svg:height="16.8cm" draw:transform="rotate (-3.14159265358979) translate (32.3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25" draw:text-style-name="P14" draw:layer="layout" svg:width="1cm" svg:height="5.8cm" draw:transform="rotate (-1.5707963267949) translate (11.1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draw:transform="rotate (1.5707963267949) translate (7.5cm 2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svg:x="7.5cm" svg:y="24.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7.9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19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21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8.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2" draw:text-style-name="P15" draw:layer="layout" svg:width="1cm" svg:height="2cm" svg:x="5.3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6" draw:layer="layout" svg:width="2cm" svg:height="0.2cm" draw:transform="rotate (1.5707963267949) translate (5.5cm 10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svg:x="5.3cm" svg:y="13.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8" draw:text-style-name="P15" draw:layer="layout" svg:width="1cm" svg:height="1cm" svg:x="5.3cm" svg:y="15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1.5707963267949) translate (5.5cm 16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199" draw:text-style-name="P14" draw:layer="layout" svg:width="1cm" svg:height="7cm" draw:transform="rotate (-3.14159265358979) translate (21.7cm 13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5" draw:layer="layout" svg:width="1cm" svg:height="3cm" draw:transform="rotate (-3.14159265358979) translate (21.7cm 11.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8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9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16" draw:layer="layout" svg:width="1cm" svg:height="0.2cm" draw:transform="rotate (-1.5707963267949) translate (21.5cm 10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14" draw:layer="layout" svg:width="1cm" svg:height="4.8cm" draw:transform="rotate (-3.14159265358979) translate (21.7cm 17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03" draw:text-style-name="P15" draw:layer="layout" svg:width="1cm" svg:height="2.8cm" draw:transform="rotate (-3.14159265358979) translate (21.7cm 16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6" draw:layer="layout" svg:width="2.8cm" svg:height="0.2cm" draw:transform="rotate (-1.5707963267949) translate (21.5cm 14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30" draw:text-style-name="P17" draw:layer="layout" svg:x1="21.5cm" svg:y1="14.1cm" svg:x2="22.3cm" svg:y2="15.1cm">
              <text:p/>
            </draw:line>
            <draw:line draw:style-name="gr30" draw:text-style-name="P17" draw:layer="layout" svg:x1="21.5cm" svg:y1="16.9cm" svg:x2="22.3cm" svg:y2="15.9cm">
              <text:p/>
            </draw:line>
          </draw:g>
        </draw:g>
        <draw:custom-shape draw:style-name="gr92" draw:text-style-name="P29" draw:layer="layout" svg:width="2cm" svg:height="1.999cm" svg:x="2.5cm" svg:y="4.468cm">
          <text:p text:style-name="P3"><text:span text:style-name="T11">O</text:span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4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frame draw:style-name="gr94" draw:text-style-name="P25" draw:layer="layout" svg:width="0.717cm" svg:height="1.703cm" svg:x="17.7cm" svg:y="26.067cm">
          <draw:text-box>
            <text:p/>
          </draw:text-box>
        </draw:frame>
        <draw:frame draw:style-name="gr95" draw:text-style-name="P31" draw:layer="layout" svg:width="13.2cm" svg:height="1.673cm" svg:x="5.697cm" svg:y="3.268cm">
          <draw:text-box>
            <text:p><text:span text:style-name="T13">Verdieping, leidingplan</text:span></text:p>
          </draw:text-box>
        </draw:frame>
        <draw:g>
          <draw:g>
            <draw:custom-shape draw:style-name="gr227" draw:text-style-name="P38" draw:layer="layout" svg:width="16.8cm" svg:height="1cm" draw:transform="rotate (1.5707963267949) translate (14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8.1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7" draw:text-style-name="P38" draw:layer="layout" svg:width="16.8cm" svg:height="1cm" draw:transform="rotate (1.5707963267949) translate (19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7.3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6.5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5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8.9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9" draw:text-style-name="P43" draw:layer="layout" svg:width="16.8cm" svg:height="6cm" draw:transform="rotate (1.5707963267949) translate (14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7" draw:text-style-name="P38" draw:layer="layout" svg:width="16.8cm" svg:height="1cm" draw:transform="rotate (1.5707963267949) translate (8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2.1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7" draw:text-style-name="P38" draw:layer="layout" svg:width="16.8cm" svg:height="1cm" draw:transform="rotate (1.5707963267949) translate (13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1.3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0.5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9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12.9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0" draw:text-style-name="P43" draw:layer="layout" svg:width="16.8cm" svg:height="6cm" draw:transform="rotate (1.5707963267949) translate (8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custom-shape draw:style-name="gr231" draw:text-style-name="P38" draw:layer="layout" svg:width="8.6cm" svg:height="0.8cm" draw:transform="rotate (1.5707963267949) translate (6.3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38" draw:layer="layout" svg:width="8.6cm" svg:height="0.8cm" draw:transform="rotate (1.5707963267949) translate (7.1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1" draw:text-style-name="P38" draw:layer="layout" svg:width="8.6cm" svg:height="0.8cm" draw:transform="rotate (1.5707963267949) translate (7.9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2" draw:text-style-name="P43" draw:layer="layout" svg:width="8.6cm" svg:height="2.4cm" draw:transform="rotate (1.5707963267949) translate (6.3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33" draw:text-style-name="P38" draw:layer="layout" svg:width="5.6cm" svg:height="8.8cm" draw:transform="rotate (1.5707963267949) translate (24.9cm 12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1" draw:text-style-name="P4" draw:layer="layout" svg:x1="6.3cm" svg:y1="18.1cm" svg:x2="12.1cm" svg:y2="12.3cm">
            <text:p/>
          </draw:line>
          <draw:line draw:style-name="gr181" draw:text-style-name="P4" draw:layer="layout" svg:x1="15.3cm" svg:y1="15.5cm" svg:x2="10.7cm" svg:y2="10.9cm">
            <text:p/>
          </draw:line>
          <draw:line draw:style-name="gr181" draw:text-style-name="P4" draw:layer="layout" svg:x1="8.5cm" svg:y1="10.9cm" svg:x2="10.7cm" svg:y2="10.9cm">
            <text:p/>
          </draw:line>
          <draw:line draw:style-name="gr181" draw:text-style-name="P4" draw:layer="layout" svg:x1="15.3cm" svg:y1="15.5cm" svg:x2="18.5cm" svg:y2="15.5cm">
            <text:p/>
          </draw:line>
          <draw:line draw:style-name="gr181" draw:text-style-name="P4" draw:layer="layout" svg:x1="21.7cm" svg:y1="18.7cm" svg:x2="18.5cm" svg:y2="15.5cm">
            <text:p/>
          </draw:line>
          <draw:line draw:style-name="gr181" draw:text-style-name="P4" draw:layer="layout" svg:x1="21.7cm" svg:y1="18.7cm" svg:x2="24.9cm" svg:y2="18.7cm">
            <text:p/>
          </draw:line>
          <draw:custom-shape draw:style-name="gr233" draw:text-style-name="P38" draw:layer="layout" svg:width="5.6cm" svg:height="8.8cm" draw:transform="rotate (1.5707963267949) translate (24.9cm 23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3" draw:text-style-name="P38" draw:layer="layout" svg:width="5.6cm" svg:height="8.8cm" draw:transform="rotate (1.5707963267949) translate (24.9cm 18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28" draw:text-style-name="P38" draw:layer="layout" svg:width="16.8cm" svg:height="0.8cm" draw:transform="rotate (1.5707963267949) translate (22.3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7" draw:text-style-name="P38" draw:layer="layout" svg:width="16.8cm" svg:height="1cm" draw:transform="rotate (1.5707963267949) translate (23.9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21.5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20.7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8" draw:text-style-name="P38" draw:layer="layout" svg:width="16.8cm" svg:height="0.8cm" draw:transform="rotate (1.5707963267949) translate (23.1cm 23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4" draw:text-style-name="P43" draw:layer="layout" svg:width="16.8cm" svg:height="4.2cm" draw:transform="rotate (1.5707963267949) translate (20.7cm 2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235" draw:text-style-name="P43" draw:layer="layout" svg:width="16.8cm" svg:height="4.2cm" draw:transform="rotate (1.5707963267949) translate (20.7cm 23.9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line draw:style-name="gr236" draw:text-style-name="P4" draw:layer="layout" svg:x1="9.3cm" svg:y1="13.5cm" svg:x2="9.1cm" svg:y2="13.1cm">
            <text:p/>
          </draw:line>
          <draw:line draw:style-name="gr236" draw:text-style-name="P4" draw:layer="layout" svg:x1="9.1cm" svg:y1="13.1cm" svg:x2="9.1cm" svg:y2="9.9cm">
            <text:p/>
          </draw:line>
          <draw:line draw:style-name="gr168" draw:text-style-name="P4" draw:layer="layout" svg:x1="9.1cm" svg:y1="12.7cm" svg:x2="9.1cm" svg:y2="11.5cm">
            <text:p/>
          </draw:line>
          <draw:line draw:style-name="gr168" draw:text-style-name="P4" draw:layer="layout" svg:x1="9.1cm" svg:y1="11.5cm" svg:x2="9.1cm" svg:y2="10.3cm">
            <text:p/>
          </draw:line>
          <draw:line draw:style-name="gr236" draw:text-style-name="P4" draw:layer="layout" svg:x1="8.9cm" svg:y1="8.3cm" svg:x2="8.9cm" svg:y2="12.1cm">
            <text:p/>
          </draw:line>
          <draw:line draw:style-name="gr168" draw:text-style-name="P4" draw:layer="layout" svg:x1="9.1cm" svg:y1="13.7cm" svg:x2="9.1cm" svg:y2="11.5cm">
            <text:p/>
          </draw:line>
          <draw:line draw:style-name="gr168" draw:text-style-name="P4" draw:layer="layout" svg:x1="9.1cm" svg:y1="11.5cm" svg:x2="9.1cm" svg:y2="10.3cm">
            <text:p/>
          </draw:line>
          <draw:line draw:style-name="gr237" draw:text-style-name="P4" draw:layer="layout" svg:x1="9.1cm" svg:y1="11.5cm" svg:x2="9.1cm" svg:y2="11.3cm">
            <text:p/>
          </draw:line>
          <draw:line draw:style-name="gr238" draw:text-style-name="P4" draw:layer="layout" svg:x1="8.9cm" svg:y1="13.5cm" svg:x2="8.9cm" svg:y2="11.5cm">
            <text:p/>
          </draw:line>
          <draw:line draw:style-name="gr238" draw:text-style-name="P4" draw:layer="layout" svg:x1="8.9cm" svg:y1="11.5cm" svg:x2="8.9cm" svg:y2="10.3cm">
            <text:p/>
          </draw:line>
          <draw:line draw:style-name="gr239" draw:text-style-name="P4" draw:layer="layout" svg:x1="8.9cm" svg:y1="11.5cm" svg:x2="8.9cm" svg:y2="11.3cm">
            <text:p/>
          </draw:line>
          <draw:line draw:style-name="gr238" draw:text-style-name="P4" draw:layer="layout" svg:x1="8.9cm" svg:y1="10.3cm" svg:x2="8.9cm" svg:y2="8.7cm">
            <text:p/>
          </draw:line>
          <draw:line draw:style-name="gr239" draw:text-style-name="P4" draw:layer="layout" svg:x1="8.9cm" svg:y1="10.3cm" svg:x2="8.9cm" svg:y2="10.1cm">
            <text:p/>
          </draw:line>
        </draw:g>
      </draw:page>
      <draw:page draw:name="page5" draw:style-name="dp1" draw:master-page-name="Default">
        <draw:g>
          <draw:g>
            <draw:custom-shape draw:style-name="gr240" draw:text-style-name="P38" draw:layer="layout" svg:width="19.6cm" svg:height="0.8cm" draw:transform="rotate (1.5707963267949) translate (13.5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38" draw:layer="layout" svg:width="19.6cm" svg:height="1cm" draw:transform="rotate (1.5707963267949) translate (15.1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12.7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11.9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11.1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14.3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2" draw:text-style-name="P43" draw:layer="layout" svg:width="19.6cm" svg:height="10.8cm" draw:transform="rotate (1.5707963267949) translate (5.3cm 25.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10.3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9.5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8.7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7.1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6.3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38" draw:layer="layout" svg:width="19.6cm" svg:height="1cm" draw:transform="rotate (1.5707963267949) translate (5.3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38" draw:layer="layout" svg:width="19.6cm" svg:height="0.8cm" draw:transform="rotate (1.5707963267949) translate (7.9cm 25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43" draw:text-style-name="P38" draw:layer="layout" svg:width="1.6cm" svg:height="13.6cm" draw:transform="rotate (1.5707963267949) translate (16.1cm 7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4" draw:text-style-name="P4" draw:layer="layout" svg:x1="21.5cm" svg:y1="18.7cm" svg:x2="24.7cm" svg:y2="18.7cm">
            <text:p/>
          </draw:line>
          <draw:g>
            <draw:custom-shape draw:style-name="gr245" draw:text-style-name="P38" draw:layer="layout" svg:width="16.4cm" svg:height="0.8cm" draw:transform="rotate (1.5707963267949) translate (27.1cm 23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38" draw:layer="layout" svg:width="16.4cm" svg:height="1cm" draw:transform="rotate (1.5707963267949) translate (28.7cm 23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38" draw:layer="layout" svg:width="16.4cm" svg:height="0.8cm" draw:transform="rotate (1.5707963267949) translate (26.3cm 23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38" draw:layer="layout" svg:width="16.4cm" svg:height="0.8cm" draw:transform="rotate (1.5707963267949) translate (27.9cm 23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43" draw:layer="layout" svg:width="16.4cm" svg:height="3.4cm" draw:transform="rotate (1.5707963267949) translate (26.3cm 23.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243" draw:text-style-name="P38" draw:layer="layout" svg:width="1.6cm" svg:height="13.6cm" draw:transform="rotate (1.5707963267949) translate (16.1cm 2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3" draw:layer="layout" svg:width="3.2cm" svg:height="2cm" svg:x="26.3cm" svg:y="7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9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11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13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15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17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19.5cm">
            <text:p/>
            <draw:enhanced-geometry svg:viewBox="0 0 21600 21600" draw:type="rectangle" draw:enhanced-path="M 0 0 L 21600 0 21600 21600 0 21600 0 0 Z N"/>
          </draw:custom-shape>
          <draw:custom-shape draw:style-name="gr248" draw:text-style-name="P3" draw:layer="layout" svg:width="3.2cm" svg:height="2cm" svg:x="26.3cm" svg:y="21.5cm">
            <text:p/>
            <draw:enhanced-geometry svg:viewBox="0 0 21600 21600" draw:type="rectangle" draw:enhanced-path="M 0 0 L 21600 0 21600 21600 0 21600 0 0 Z N"/>
          </draw:custom-shape>
          <draw:custom-shape draw:style-name="gr249" draw:text-style-name="P3" draw:layer="layout" svg:width="4cm" svg:height="5.4cm" svg:x="6.1cm" svg:y="18.1cm">
            <text:p/>
            <draw:enhanced-geometry svg:viewBox="0 0 21600 21600" draw:type="rectangle" draw:enhanced-path="M 0 0 L 21600 0 21600 21600 0 21600 0 0 Z N"/>
          </draw:custom-shape>
          <draw:custom-shape draw:style-name="gr249" draw:text-style-name="P3" draw:layer="layout" svg:width="4cm" svg:height="5.4cm" svg:x="10.3cm" svg:y="18.1cm">
            <text:p/>
            <draw:enhanced-geometry svg:viewBox="0 0 21600 21600" draw:type="rectangle" draw:enhanced-path="M 0 0 L 21600 0 21600 21600 0 21600 0 0 Z N"/>
          </draw:custom-shape>
          <draw:custom-shape draw:style-name="gr249" draw:text-style-name="P3" draw:layer="layout" svg:width="4cm" svg:height="5.4cm" svg:x="6.1cm" svg:y="7.5cm">
            <text:p/>
            <draw:enhanced-geometry svg:viewBox="0 0 21600 21600" draw:type="rectangle" draw:enhanced-path="M 0 0 L 21600 0 21600 21600 0 21600 0 0 Z N"/>
          </draw:custom-shape>
          <draw:custom-shape draw:style-name="gr249" draw:text-style-name="P3" draw:layer="layout" svg:width="4cm" svg:height="5.4cm" svg:x="10.3cm" svg:y="7.5cm">
            <text:p/>
            <draw:enhanced-geometry svg:viewBox="0 0 21600 21600" draw:type="rectangle" draw:enhanced-path="M 0 0 L 21600 0 21600 21600 0 21600 0 0 Z N"/>
          </draw:custom-shape>
          <draw:custom-shape draw:style-name="gr250" draw:text-style-name="P3" draw:layer="layout" svg:width="1.8cm" svg:height="4.8cm" svg:x="14.3cm" svg:y="13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6" draw:text-style-name="P37" draw:layer="layout" svg:width="32cm" svg:height="25.6cm" svg:x="2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7" draw:text-style-name="P9" draw:layer="layout" svg:x1="4.4cm" svg:y1="18.1cm" svg:x2="4.4cm" svg:y2="12.9cm">
            <text:p text:style-name="P9"><text:span text:style-name="T3"><text:measure text:kind="gap"/></text:span><text:span text:style-name="T3"><text:measure text:kind="value">2.6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51" draw:text-style-name="P28" draw:layer="layout" svg:x1="29.7cm" svg:y1="5.401cm" svg:x2="26.3cm" svg:y2="5.401cm">
            <text:p text:style-name="P28"><text:span text:style-name="T10"><text:measure text:kind="gap"/></text:span><text:span text:style-name="T10"><text:measure text:kind="value">1.7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141" draw:text-style-name="P9" draw:layer="layout" svg:x1="4.5cm" svg:y1="24.901cm" svg:x2="4.5cm" svg:y2="6.101cm">
            <text:p text:style-name="P9"><text:span text:style-name="T3"><text:measure text:kind="gap"/></text:span><text:span text:style-name="T3"><text:measure text:kind="value">9.4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52" draw:text-style-name="P28" draw:layer="layout" svg:x1="29.7cm" svg:y1="4.601cm" svg:x2="5.3cm" svg:y2="4.601cm">
            <text:p text:style-name="P28"><text:span text:style-name="T10"><text:measure text:kind="gap"/></text:span><text:span text:style-name="T10"><text:measure text:kind="value">12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53" draw:text-style-name="P28" draw:layer="layout" svg:x1="14.3cm" svg:y1="5.4cm" svg:x2="10.3cm" svg:y2="5.4cm">
            <text:p text:style-name="P28"><text:span text:style-name="T10"><text:measure text:kind="gap"/></text:span><text:span text:style-name="T10"><text:measure text:kind="value">2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54" draw:text-style-name="P28" draw:layer="layout" svg:x1="16.1cm" svg:y1="5.401cm" svg:x2="14.3cm" svg:y2="5.401cm">
            <text:p text:style-name="P28"><text:span text:style-name="T10"><text:measure text:kind="gap"/></text:span><text:span text:style-name="T10"><text:measure text:kind="value">9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55" draw:text-style-name="P28" draw:layer="layout" svg:x1="26.3cm" svg:y1="5.401cm" svg:x2="16.1cm" svg:y2="5.401cm">
            <text:p text:style-name="P28"><text:span text:style-name="T10"><text:measure text:kind="gap"/></text:span><text:span text:style-name="T10"><text:measure text:kind="value">5.1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56" draw:text-style-name="P28" draw:layer="layout" svg:x1="10.1cm" svg:y1="5.401cm" svg:x2="6.1cm" svg:y2="5.401cm">
            <text:p text:style-name="P28"><text:span text:style-name="T10"><text:measure text:kind="gap"/></text:span><text:span text:style-name="T10"><text:measure text:kind="value">2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57" draw:text-style-name="P28" draw:layer="layout" svg:x1="6.1cm" svg:y1="5.401cm" svg:x2="5.3cm" svg:y2="5.401cm">
            <text:p text:style-name="P28"><text:span text:style-name="T10"><text:measure text:kind="gap"/></text:span><text:span text:style-name="T10"><text:measure text:kind="value">400</text:measure></text:span></text:p>
          </draw:measure>
          <draw:measure draw:style-name="gr16" draw:text-style-name="P9" draw:layer="layout" svg:x1="4.9cm" svg:y1="6.1cm" svg:x2="4.9cm" svg:y2="7.5cm">
            <text:p text:style-name="P9"><text:span text:style-name="T3"><text:measure text:kind="gap"/></text:span><text:span text:style-name="T3"><text:measure text:kind="value">700</text:measure></text:span><text:span text:style-name="T3"><text:s/></text:span><text:span text:style-name="T3"><text:measure text:kind="unit">mm</text:measure></text:span><text:span text:style-name="T3"><text:measure text:kind="gap"/></text:span><text:span text:style-name="T3">`</text:span></text:p>
          </draw:measure>
          <draw:measure draw:style-name="gr17" draw:text-style-name="P9" draw:layer="layout" svg:x1="4.4cm" svg:y1="12.9cm" svg:x2="4.4cm" svg:y2="7.5cm">
            <text:p text:style-name="P9"><text:span text:style-name="T3"><text:measure text:kind="gap"/></text:span><text:span text:style-name="T3"><text:measure text:kind="value">2.7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7" draw:text-style-name="P9" draw:layer="layout" svg:x1="4.4cm" svg:y1="23.5cm" svg:x2="4.4cm" svg:y2="18.1cm">
            <text:p text:style-name="P9"><text:span text:style-name="T3"><text:measure text:kind="gap"/></text:span><text:span text:style-name="T3"><text:measure text:kind="value">2.7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17" draw:text-style-name="P9" draw:layer="layout" svg:x1="4.4cm" svg:y1="24.9cm" svg:x2="4.4cm" svg:y2="23.5cm">
            <text:p text:style-name="P9"><text:span text:style-name="T3"><text:measure text:kind="gap"/></text:span><text:span text:style-name="T3"><text:measure text:kind="value">7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</draw:g>
        <draw:custom-shape draw:style-name="gr92" draw:text-style-name="P29" draw:layer="layout" svg:width="2cm" svg:height="1.999cm" svg:x="2.5cm" svg:y="4.468cm">
          <text:p text:style-name="P3"><text:span text:style-name="T11">O</text:span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4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frame draw:style-name="gr94" draw:text-style-name="P25" draw:layer="layout" svg:width="0.717cm" svg:height="1.703cm" svg:x="17.7cm" svg:y="26.067cm">
          <draw:text-box>
            <text:p/>
          </draw:text-box>
        </draw:frame>
        <draw:frame draw:style-name="gr95" draw:text-style-name="P31" draw:layer="layout" svg:width="13.2cm" svg:height="1.673cm" svg:x="5.697cm" svg:y="3.268cm">
          <draw:text-box>
            <text:p><text:span text:style-name="T13">Dak achterzijde</text:span></text:p>
          </draw:text-box>
        </draw:frame>
      </draw:page>
      <draw:page draw:name="page6" draw:style-name="dp1" draw:master-page-name="Default">
        <draw:custom-shape draw:style-name="gr258" draw:text-style-name="P44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45" draw:layer="layout" svg:width="0.717cm" svg:height="1.703cm" svg:x="22.697cm" svg:y="17.668cm">
          <draw:text-box>
            <text:p/>
          </draw:text-box>
        </draw:frame>
        <draw:custom-shape draw:style-name="gr92" draw:text-style-name="P29" draw:layer="layout" svg:width="2cm" svg:height="1.999cm" svg:x="2.5cm" svg:y="4.467cm">
          <text:p text:style-name="P3"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9" draw:text-style-name="P31" draw:layer="layout" svg:width="8.8cm" svg:height="2.401cm" svg:x="5.697cm" svg:y="4.868cm">
          <draw:text-box>
            <text:p><text:span text:style-name="T13">Spanten vanaf Westzijde</text:span></text:p>
          </draw:text-box>
        </draw:frame>
        <draw:g>
          <draw:custom-shape draw:style-name="gr260" draw:text-style-name="P46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46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2" draw:text-style-name="P17" draw:layer="layout" svg:x1="22.897cm" svg:y1="16.868cm" svg:x2="22.897cm" svg:y2="12.468cm">
            <text:p/>
          </draw:line>
          <draw:line draw:style-name="gr263" draw:text-style-name="P17" draw:layer="layout" svg:x1="8.497cm" svg:y1="16.868cm" svg:x2="25.297cm" svg:y2="16.868cm">
            <text:p/>
          </draw:line>
          <draw:line draw:style-name="gr264" draw:text-style-name="P17" draw:layer="layout" svg:x1="25.697cm" svg:y1="16.868cm" svg:x2="31.697cm" svg:y2="16.868cm">
            <text:p/>
          </draw:line>
          <draw:custom-shape draw:style-name="gr265" draw:text-style-name="P47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48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48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48" draw:layer="layout" svg:width="2.4cm" svg:height="0.401cm" svg:x="2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7" draw:text-style-name="P17" draw:layer="layout" svg:x1="10.097cm" svg:y1="10.868cm" svg:x2="19.697cm" svg:y2="10.868cm">
            <text:p/>
          </draw:line>
          <draw:measure draw:style-name="gr268" draw:text-style-name="P28" draw:layer="layout" svg:x1="7.296cm" svg:y1="12.067cm" svg:x2="7.296cm" svg:y2="8.068cm">
            <text:p text:style-name="P28"><text:span text:style-name="T10"><text:measure text:kind="gap"/></text:span><text:span text:style-name="T10"><text:measure text:kind="value">1.999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69" draw:text-style-name="P28" draw:layer="layout" svg:x1="23.196cm" svg:y1="16.867cm" svg:x2="23.196cm" svg:y2="22.068cm">
            <text:p text:style-name="P28"><text:span text:style-name="T10"><text:measure text:kind="gap"/></text:span><text:span text:style-name="T10"><text:measure text:kind="value">2.6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270" draw:text-style-name="P17" draw:layer="layout" svg:x1="13.297cm" svg:y1="22.468cm" svg:x2="13.297cm" svg:y2="9.268cm">
            <text:p/>
          </draw:line>
          <draw:line draw:style-name="gr271" draw:text-style-name="P17" draw:layer="layout" svg:x1="8.497cm" svg:y1="11.668cm" svg:x2="14.897cm" svg:y2="8.468cm">
            <text:p/>
          </draw:line>
          <draw:measure draw:style-name="gr272" draw:text-style-name="P49" draw:layer="layout" svg:x1="14.896cm" svg:y1="8.468cm" svg:x2="22.896cm" svg:y2="12.468cm">
            <text:p text:style-name="P49"><text:span text:style-name="T3"><text:measure text:kind="gap"/></text:span><text:span text:style-name="T3"><text:measure text:kind="value">4.472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73" draw:text-style-name="P28" draw:layer="layout" svg:x1="35.296cm" svg:y1="18.068cm" svg:x2="35.296cm" svg:y2="22.468cm">
            <text:p text:style-name="P28"><text:span text:style-name="T10"><text:measure text:kind="gap"/></text:span><text:span text:style-name="T10"><text:measure text:kind="value">2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271" draw:text-style-name="P17" draw:layer="layout" svg:x1="14.897cm" svg:y1="8.468cm" svg:x2="22.897cm" svg:y2="12.468cm">
            <text:p/>
          </draw:line>
          <draw:line draw:style-name="gr270" draw:text-style-name="P17" draw:layer="layout" svg:x1="22.897cm" svg:y1="22.468cm" svg:x2="22.897cm" svg:y2="16.868cm">
            <text:p/>
          </draw:line>
          <draw:measure draw:style-name="gr274" draw:text-style-name="P28" draw:layer="layout" svg:x1="7.696cm" svg:y1="22.468cm" svg:x2="7.696cm" svg:y2="12.067cm">
            <text:p text:style-name="P28"><text:span text:style-name="T10"><text:measure text:kind="gap"/></text:span><text:span text:style-name="T10"><text:measure text:kind="value">5.2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75" draw:text-style-name="P28" draw:layer="layout" svg:x1="16.572cm" svg:y1="16.468cm" svg:x2="16.572cm" svg:y2="11.268cm">
            <text:p text:style-name="P28"><text:span text:style-name="T10"><text:measure text:kind="gap"/></text:span><text:span text:style-name="T10"><text:measure text:kind="value">2.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271" draw:text-style-name="P17" draw:layer="layout" svg:x1="31.697cm" svg:y1="16.868cm" svg:x2="34.097cm" svg:y2="18.068cm">
            <text:p/>
          </draw:line>
          <draw:measure draw:style-name="gr276" draw:text-style-name="P49" draw:layer="layout" svg:x1="8.496cm" svg:y1="11.668cm" svg:x2="14.896cm" svg:y2="8.468cm">
            <text:p text:style-name="P49"><text:span text:style-name="T3"><text:measure text:kind="gap"/></text:span><text:span text:style-name="T3"><text:measure text:kind="value">3.577,5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76" draw:text-style-name="P49" draw:layer="layout" svg:x1="31.696cm" svg:y1="16.867cm" svg:x2="34.896cm" svg:y2="18.467cm">
            <text:p text:style-name="P49"><text:span text:style-name="T3"><text:measure text:kind="gap"/></text:span><text:span text:style-name="T3"><text:measure text:kind="value">1.789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77" draw:text-style-name="P49" draw:layer="layout" svg:x1="22.896cm" svg:y1="12.468cm" svg:x2="31.696cm" svg:y2="16.867cm">
            <text:p text:style-name="P49"><text:span text:style-name="T3"><text:measure text:kind="gap"/></text:span><text:span text:style-name="T3"><text:measure text:kind="value">4.919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78" draw:text-style-name="P28" draw:layer="layout" svg:x1="25.696cm" svg:y1="17.268cm" svg:x2="8.096cm" svg:y2="17.268cm">
            <text:p text:style-name="P28"><text:span text:style-name="T10"><text:measure text:kind="gap"/></text:span><text:span text:style-name="T10"><text:measure text:kind="value">8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79" draw:text-style-name="P28" draw:layer="layout" svg:x1="34.896cm" svg:y1="17.668cm" svg:x2="31.696cm" svg:y2="17.668cm">
            <text:p text:style-name="P28"><text:span text:style-name="T10"><text:measure text:kind="gap"/></text:span><text:span text:style-name="T10"><text:measure text:kind="value">1.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0" draw:text-style-name="P28" draw:layer="layout" svg:x1="22.496cm" svg:y1="12.468cm" svg:x2="22.496cm" svg:y2="16.867cm">
            <text:p text:style-name="P28"><text:span text:style-name="T10"><text:measure text:kind="gap"/></text:span><text:span text:style-name="T10"><text:measure text:kind="value">2.199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1" draw:text-style-name="P28" draw:layer="layout" svg:x1="22.896cm" svg:y1="22.468cm" svg:x2="13.296cm" svg:y2="22.468cm">
            <text:p text:style-name="P28"><text:span text:style-name="T10"><text:measure text:kind="gap"/></text:span><text:span text:style-name="T10"><text:measure text:kind="value">4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2" draw:text-style-name="P28" draw:layer="layout" svg:x1="34.096cm" svg:y1="22.468cm" svg:x2="27.696cm" svg:y2="22.468cm">
            <text:p text:style-name="P28"><text:span text:style-name="T10"><text:measure text:kind="gap"/></text:span><text:span text:style-name="T10"><text:measure text:kind="value">3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3" draw:text-style-name="P49" draw:layer="layout" svg:x1="35.296cm" svg:y1="23.994cm" svg:x2="7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84" draw:text-style-name="P28" draw:layer="layout" svg:x1="13.296cm" svg:y1="22.468cm" svg:x2="8.496cm" svg:y2="22.4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5" draw:text-style-name="P28" draw:layer="layout" svg:x1="27.696cm" svg:y1="22.468cm" svg:x2="22.896cm" svg:y2="22.4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custom-shape draw:style-name="gr266" draw:text-style-name="P48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2" draw:text-style-name="P17" draw:layer="layout" svg:x1="34.097cm" svg:y1="22.468cm" svg:x2="34.097cm" svg:y2="18.068cm">
            <text:p/>
          </draw:line>
          <draw:line draw:style-name="gr270" draw:text-style-name="P17" draw:layer="layout" svg:x1="27.697cm" svg:y1="22.468cm" svg:x2="27.697cm" svg:y2="16.868cm">
            <text:p/>
          </draw:line>
          <draw:measure draw:style-name="gr286" draw:text-style-name="P28" draw:layer="layout" svg:x1="31.696cm" svg:y1="17.268cm" svg:x2="25.696cm" svg:y2="17.268cm">
            <text:p text:style-name="P28"><text:span text:style-name="T10"><text:measure text:kind="gap"/></text:span><text:span text:style-name="T10"><text:measure text:kind="value">3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7" draw:text-style-name="P28" draw:layer="layout" svg:x1="19.696cm" svg:y1="11.268cm" svg:x2="10.096cm" svg:y2="11.268cm">
            <text:p text:style-name="P28"><text:span text:style-name="T10"><text:measure text:kind="gap"/></text:span><text:span text:style-name="T10"><text:measure text:kind="value">4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</draw:g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</draw:page>
      <draw:page draw:name="page7" draw:style-name="dp1" draw:master-page-name="Default">
        <draw:g>
          <draw:line draw:style-name="gr288" draw:text-style-name="P17" draw:layer="layout" svg:x1="13.299cm" svg:y1="11.268cm" svg:x2="13.299cm" svg:y2="11.668cm">
            <text:p/>
          </draw:line>
          <draw:line draw:style-name="gr288" draw:text-style-name="P17" draw:layer="layout" svg:x1="13.299cm" svg:y1="17.268cm" svg:x2="13.299cm" svg:y2="17.668cm">
            <text:p/>
          </draw:line>
          <draw:line draw:style-name="gr288" draw:text-style-name="P17" draw:layer="layout" svg:x1="22.899cm" svg:y1="17.268cm" svg:x2="22.899cm" svg:y2="17.668cm">
            <text:p/>
          </draw:line>
          <draw:line draw:style-name="gr288" draw:text-style-name="P17" draw:layer="layout" svg:x1="27.699cm" svg:y1="17.268cm" svg:x2="27.699cm" svg:y2="17.668cm">
            <text:p/>
          </draw:line>
        </draw:g>
        <draw:g>
          <draw:custom-shape draw:style-name="gr289" draw:text-style-name="P50" draw:layer="layout" svg:width="4.003cm" svg:height="8cm" draw:transform="rotate (-1.5707963267949) translate (22.895cm 7.58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0" draw:text-style-name="P50" draw:layer="layout" svg:width="8cm" svg:height="4.003cm" draw:transform="rotate (-3.14159265358979) translate (14.895cm 11.58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1" draw:text-style-name="P50" draw:layer="layout" svg:width="2.396cm" svg:height="4.798cm" draw:transform="rotate (-1.5707963267949) translate (35.695cm 15.60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2" draw:text-style-name="P51" draw:layer="layout" svg:width="10.798cm" svg:height="16.003cm" draw:transform="rotate (1.5707963267949) translate (7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3" draw:text-style-name="P51" draw:layer="layout" svg:width="5.599cm" svg:height="7.6cm" draw:transform="rotate (1.5707963267949) translate (23.297cm 22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4" draw:text-style-name="P51" draw:layer="layout" svg:width="4.401cm" svg:height="4.398cm" draw:transform="rotate (1.5707963267949) translate (30.897cm 22.3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95" draw:text-style-name="P51" draw:layer="layout" svg:width="1.577cm" svg:height="6cm" draw:transform="rotate (1.5707963267949) translate (24.897cm 16.71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96" draw:text-style-name="P51" draw:layer="layout" svg:width="4.001cm" svg:height="1.6cm" draw:transform="rotate (1.5707963267949) translate (23.297cm 16.78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97" draw:text-style-name="P50" draw:layer="layout" svg:width="0.799cm" svg:height="1.6cm" draw:transform="rotate (-1.5707963267949) translate (24.897cm 11.98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0" draw:text-style-name="P46" draw:layer="layout" svg:width="8.4cm" svg:height="0.4cm" svg:x="26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46" draw:layer="layout" svg:width="17.6cm" svg:height="0.4cm" svg:x="8.096cm" svg:y="22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2" draw:text-style-name="P17" draw:layer="layout" svg:x1="22.897cm" svg:y1="16.868cm" svg:x2="22.897cm" svg:y2="12.468cm">
            <text:p/>
          </draw:line>
          <draw:custom-shape draw:style-name="gr298" draw:text-style-name="P52" draw:layer="layout" svg:width="3.999cm" svg:height="0.8cm" draw:transform="rotate (1.5707963267949) translate (23.296cm 16.7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63" draw:text-style-name="P17" draw:layer="layout" svg:x1="8.497cm" svg:y1="16.868cm" svg:x2="25.297cm" svg:y2="16.868cm">
            <text:p/>
          </draw:line>
          <draw:line draw:style-name="gr264" draw:text-style-name="P17" draw:layer="layout" svg:x1="25.697cm" svg:y1="16.868cm" svg:x2="31.697cm" svg:y2="16.868cm">
            <text:p/>
          </draw:line>
          <draw:custom-shape draw:style-name="gr265" draw:text-style-name="P47" draw:layer="layout" svg:width="29.6cm" svg:height="2.001cm" svg:x="6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9" draw:text-style-name="P52" draw:layer="layout" svg:width="4.4cm" svg:height="0.8cm" draw:transform="rotate (1.5707963267949) translate (34.496cm 22.4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00" draw:text-style-name="P17" draw:layer="layout" svg:x1="24.897cm" svg:y1="12.468cm" svg:x2="25.297cm" svg:y2="12.068cm">
            <text:p/>
          </draw:line>
          <draw:custom-shape draw:style-name="gr301" draw:text-style-name="P52" draw:layer="layout" svg:width="10.401cm" svg:height="0.8cm" draw:transform="rotate (1.5707963267949) translate (7.296cm 22.38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2" draw:text-style-name="P52" draw:layer="layout" svg:width="0.799cm" svg:height="7.6cm" draw:transform="rotate (1.5707963267949) translate (24.096cm 16.7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03" draw:text-style-name="P52" draw:layer="layout" svg:width="0.799cm" svg:height="15.2cm" draw:transform="rotate (1.5707963267949) translate (8.096cm 16.784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300" draw:text-style-name="P17" draw:layer="layout" svg:x1="30.497cm" svg:y1="14.468cm" svg:x2="24.897cm" svg:y2="14.468cm">
            <text:p/>
          </draw:line>
          <draw:line draw:style-name="gr300" draw:text-style-name="P17" draw:layer="layout" svg:x1="30.497cm" svg:y1="15.268cm" svg:x2="24.897cm" svg:y2="15.268cm">
            <text:p/>
          </draw:line>
          <draw:line draw:style-name="gr300" draw:text-style-name="P17" draw:layer="layout" svg:x1="30.497cm" svg:y1="14.868cm" svg:x2="24.897cm" svg:y2="14.868cm">
            <text:p/>
          </draw:line>
          <draw:line draw:style-name="gr300" draw:text-style-name="P17" draw:layer="layout" svg:x1="30.497cm" svg:y1="14.468cm" svg:x2="30.497cm" svg:y2="15.668cm">
            <text:p/>
          </draw:line>
          <draw:line draw:style-name="gr304" draw:text-style-name="P17" draw:layer="layout" svg:x1="25.697cm" svg:y1="12.068cm" svg:x2="22.897cm" svg:y2="11.668cm">
            <text:p/>
          </draw:line>
          <draw:line draw:style-name="gr300" draw:text-style-name="P17" draw:layer="layout" svg:x1="25.297cm" svg:y1="12.068cm" svg:x2="22.497cm" svg:y2="11.668cm">
            <text:p/>
          </draw:line>
          <draw:custom-shape draw:style-name="gr266" draw:text-style-name="P48" draw:layer="layout" svg:width="2.4cm" svg:height="0.401cm" svg:x="12.0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48" draw:layer="layout" svg:width="2.4cm" svg:height="0.401cm" svg:x="21.6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6" draw:text-style-name="P48" draw:layer="layout" svg:width="2.4cm" svg:height="0.401cm" svg:x="28.1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7" draw:text-style-name="P17" draw:layer="layout" svg:x1="10.097cm" svg:y1="10.868cm" svg:x2="19.697cm" svg:y2="10.868cm">
            <text:p/>
          </draw:line>
          <draw:measure draw:style-name="gr305" draw:text-style-name="P28" draw:layer="measurelines" svg:x1="7.296cm" svg:y1="12.067cm" svg:x2="7.296cm" svg:y2="8.068cm">
            <text:p text:style-name="P28"><text:span text:style-name="T10"><text:measure text:kind="gap"/></text:span><text:span text:style-name="T10"><text:measure text:kind="value">1.999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06" draw:text-style-name="P28" draw:layer="layout" svg:x1="23.196cm" svg:y1="16.867cm" svg:x2="23.196cm" svg:y2="22.068cm">
            <text:p text:style-name="P28"><text:span text:style-name="T10"><text:measure text:kind="gap"/></text:span><text:span text:style-name="T10"><text:measure text:kind="value">2.6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270" draw:text-style-name="P17" draw:layer="layout" svg:x1="13.297cm" svg:y1="22.468cm" svg:x2="13.297cm" svg:y2="9.268cm">
            <text:p/>
          </draw:line>
          <draw:line draw:style-name="gr271" draw:text-style-name="P17" draw:layer="layout" svg:x1="8.497cm" svg:y1="11.668cm" svg:x2="14.897cm" svg:y2="8.468cm">
            <text:p/>
          </draw:line>
          <draw:measure draw:style-name="gr272" draw:text-style-name="P49" draw:layer="layout" svg:x1="14.896cm" svg:y1="8.468cm" svg:x2="23.696cm" svg:y2="12.868cm">
            <text:p text:style-name="P49"><text:span text:style-name="T3"><text:measure text:kind="gap"/></text:span><text:span text:style-name="T3"><text:measure text:kind="value">4.919,5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307" draw:text-style-name="P28" draw:layer="layout" svg:x1="35.296cm" svg:y1="18.068cm" svg:x2="35.296cm" svg:y2="22.468cm">
            <text:p text:style-name="P28"><text:span text:style-name="T10"><text:measure text:kind="gap"/></text:span><text:span text:style-name="T10"><text:measure text:kind="value">2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271" draw:text-style-name="P17" draw:layer="layout" svg:x1="14.897cm" svg:y1="8.468cm" svg:x2="22.897cm" svg:y2="12.468cm">
            <text:p/>
          </draw:line>
          <draw:line draw:style-name="gr308" draw:text-style-name="P17" draw:layer="layout" svg:x1="7.297cm" svg:y1="11.668cm" svg:x2="15.297cm" svg:y2="7.668cm">
            <text:p/>
          </draw:line>
          <draw:line draw:style-name="gr270" draw:text-style-name="P17" draw:layer="layout" svg:x1="22.897cm" svg:y1="22.468cm" svg:x2="22.897cm" svg:y2="16.868cm">
            <text:p/>
          </draw:line>
          <draw:line draw:style-name="gr308" draw:text-style-name="P17" draw:layer="layout" svg:x1="23.697cm" svg:y1="12.868cm" svg:x2="14.897cm" svg:y2="8.468cm">
            <text:p/>
          </draw:line>
          <draw:measure draw:style-name="gr309" draw:text-style-name="P28" draw:layer="layout" svg:x1="7.696cm" svg:y1="22.468cm" svg:x2="7.696cm" svg:y2="12.067cm">
            <text:p text:style-name="P28"><text:span text:style-name="T10"><text:measure text:kind="gap"/></text:span><text:span text:style-name="T10"><text:measure text:kind="value">5.2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308" draw:text-style-name="P17" draw:layer="layout" svg:x1="24.897cm" svg:y1="12.868cm" svg:x2="14.497cm" svg:y2="7.668cm">
            <text:p/>
          </draw:line>
          <draw:line draw:style-name="gr308" draw:text-style-name="P17" draw:layer="layout" svg:x1="7.697cm" svg:y1="12.068cm" svg:x2="14.897cm" svg:y2="8.468cm">
            <text:p/>
          </draw:line>
          <draw:measure draw:style-name="gr310" draw:text-style-name="P28" draw:layer="layout" svg:x1="16.571cm" svg:y1="16.068cm" svg:x2="16.571cm" svg:y2="10.868cm">
            <text:p text:style-name="P28"><text:span text:style-name="T10"><text:measure text:kind="gap"/></text:span><text:span text:style-name="T10"><text:measure text:kind="value">2.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271" draw:text-style-name="P17" draw:layer="layout" svg:x1="31.697cm" svg:y1="16.868cm" svg:x2="34.097cm" svg:y2="18.068cm">
            <text:p/>
          </draw:line>
          <draw:line draw:style-name="gr308" draw:text-style-name="P17" draw:layer="layout" svg:x1="8.097cm" svg:y1="16.868cm" svg:x2="25.297cm" svg:y2="16.868cm">
            <text:p/>
          </draw:line>
          <draw:line draw:style-name="gr308" draw:text-style-name="P17" draw:layer="layout" svg:x1="8.097cm" svg:y1="16.068cm" svg:x2="25.297cm" svg:y2="16.068cm">
            <text:p/>
          </draw:line>
          <draw:measure draw:style-name="gr276" draw:text-style-name="P49" draw:layer="layout" svg:x1="7.696cm" svg:y1="12.067cm" svg:x2="14.896cm" svg:y2="8.468cm">
            <text:p text:style-name="P49"><text:span text:style-name="T3"><text:measure text:kind="gap"/></text:span><text:span text:style-name="T3"><text:measure text:kind="value">4.024,5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76" draw:text-style-name="P49" draw:layer="layout" svg:x1="31.696cm" svg:y1="16.867cm" svg:x2="34.896cm" svg:y2="18.467cm">
            <text:p text:style-name="P49"><text:span text:style-name="T3"><text:measure text:kind="gap"/></text:span><text:span text:style-name="T3"><text:measure text:kind="value">1.789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277" draw:text-style-name="P49" draw:layer="layout" svg:x1="23.696cm" svg:y1="12.868cm" svg:x2="31.696cm" svg:y2="16.867cm">
            <text:p text:style-name="P49"><text:span text:style-name="T3"><text:measure text:kind="gap"/></text:span><text:span text:style-name="T3"><text:measure text:kind="value">4.472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measure draw:style-name="gr311" draw:text-style-name="P28" draw:layer="layout" svg:x1="23.296cm" svg:y1="17.167cm" svg:x2="8.096cm" svg:y2="17.167cm">
            <text:p text:style-name="P28"><text:span text:style-name="T10"><text:measure text:kind="gap"/></text:span><text:span text:style-name="T10"><text:measure text:kind="value">7.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308" draw:text-style-name="P17" draw:layer="layout" svg:x1="8.097cm" svg:y1="22.468cm" svg:x2="8.097cm" svg:y2="12.068cm">
            <text:p/>
          </draw:line>
          <draw:measure draw:style-name="gr312" draw:text-style-name="P28" draw:layer="layout" svg:x1="30.496cm" svg:y1="16.53cm" svg:x2="24.096cm" svg:y2="16.53cm">
            <text:p text:style-name="P28"><text:span text:style-name="T10"><text:measure text:kind="gap"/></text:span><text:span text:style-name="T10"><text:measure text:kind="value">3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308" draw:text-style-name="P17" draw:layer="layout" svg:x1="7.297cm" svg:y1="22.468cm" svg:x2="7.297cm" svg:y2="11.668cm">
            <text:p/>
          </draw:line>
          <draw:line draw:style-name="gr308" draw:text-style-name="P17" draw:layer="layout" svg:x1="23.297cm" svg:y1="16.068cm" svg:x2="23.297cm" svg:y2="12.868cm">
            <text:p/>
          </draw:line>
          <draw:line draw:style-name="gr308" draw:text-style-name="P17" draw:layer="layout" svg:x1="25.697cm" svg:y1="16.068cm" svg:x2="31.697cm" svg:y2="16.068cm">
            <text:p/>
          </draw:line>
          <draw:line draw:style-name="gr308" draw:text-style-name="P17" draw:layer="layout" svg:x1="35.297cm" svg:y1="22.468cm" svg:x2="35.297cm" svg:y2="18.068cm">
            <text:p/>
          </draw:line>
          <draw:line draw:style-name="gr308" draw:text-style-name="P17" draw:layer="layout" svg:x1="35.297cm" svg:y1="18.068cm" svg:x2="31.297cm" svg:y2="16.068cm">
            <text:p/>
          </draw:line>
          <draw:measure draw:style-name="gr313" draw:text-style-name="P28" draw:layer="layout" svg:x1="21.788cm" svg:y1="12.067cm" svg:x2="21.788cm" svg:y2="16.068cm">
            <text:p text:style-name="P28"><text:span text:style-name="T10"><text:measure text:kind="gap"/></text:span><text:span text:style-name="T10"><text:measure text:kind="value">2.0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14" draw:text-style-name="P28" draw:layer="layout" svg:x1="34.896cm" svg:y1="17.668cm" svg:x2="31.696cm" svg:y2="17.668cm">
            <text:p text:style-name="P28"><text:span text:style-name="T10"><text:measure text:kind="gap"/></text:span><text:span text:style-name="T10"><text:measure text:kind="value">1.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15" draw:text-style-name="P28" draw:layer="layout" svg:x1="22.396cm" svg:y1="12.868cm" svg:x2="22.396cm" svg:y2="16.068cm">
            <text:p text:style-name="P28"><text:span text:style-name="T10"><text:measure text:kind="gap"/></text:span><text:span text:style-name="T10"><text:measure text:kind="value">1.6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16" draw:text-style-name="P28" draw:layer="layout" svg:x1="22.896cm" svg:y1="22.468cm" svg:x2="13.296cm" svg:y2="22.468cm">
            <text:p text:style-name="P28"><text:span text:style-name="T10"><text:measure text:kind="gap"/></text:span><text:span text:style-name="T10"><text:measure text:kind="value">4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17" draw:text-style-name="P28" draw:layer="layout" svg:x1="34.096cm" svg:y1="22.468cm" svg:x2="29.296cm" svg:y2="22.4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3" draw:text-style-name="P49" draw:layer="layout" svg:x1="35.296cm" svg:y1="23.994cm" svg:x2="7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line draw:style-name="gr308" draw:text-style-name="P17" draw:layer="layout" svg:x1="24.097cm" svg:y1="16.068cm" svg:x2="24.097cm" svg:y2="12.868cm">
            <text:p/>
          </draw:line>
          <draw:measure draw:style-name="gr318" draw:text-style-name="P28" draw:layer="layout" svg:x1="13.296cm" svg:y1="22.468cm" svg:x2="8.496cm" svg:y2="22.4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308" draw:text-style-name="P17" draw:layer="layout" svg:x1="34.497cm" svg:y1="22.468cm" svg:x2="34.497cm" svg:y2="18.068cm">
            <text:p/>
          </draw:line>
          <draw:measure draw:style-name="gr319" draw:text-style-name="P28" draw:layer="layout" svg:x1="29.296cm" svg:y1="22.468cm" svg:x2="22.896cm" svg:y2="22.468cm">
            <text:p text:style-name="P28"><text:span text:style-name="T10"><text:measure text:kind="gap"/></text:span><text:span text:style-name="T10"><text:measure text:kind="value">3.2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304" draw:text-style-name="P17" draw:layer="layout" svg:x1="36.497cm" svg:y1="18.468cm" svg:x2="14.897cm" svg:y2="7.668cm">
            <text:p/>
          </draw:line>
          <draw:line draw:style-name="gr308" draw:text-style-name="P17" draw:layer="layout" svg:x1="19.297cm" svg:y1="9.668cm" svg:x2="16.097cm" svg:y2="8.068cm">
            <text:p/>
          </draw:line>
          <draw:line draw:style-name="gr308" draw:text-style-name="P17" draw:layer="layout" svg:x1="23.172cm" svg:y1="11.628cm" svg:x2="20.097cm" svg:y2="10.068cm">
            <text:p/>
          </draw:line>
          <draw:line draw:style-name="gr308" draw:text-style-name="P17" draw:layer="layout" svg:x1="34.497cm" svg:y1="17.268cm" svg:x2="31.297cm" svg:y2="15.668cm">
            <text:p/>
          </draw:line>
          <draw:line draw:style-name="gr304" draw:text-style-name="P17" draw:layer="layout" svg:x1="14.897cm" svg:y1="7.668cm" svg:x2="6.097cm" svg:y2="12.068cm">
            <text:p/>
          </draw:line>
          <draw:custom-shape draw:style-name="gr266" draw:text-style-name="P48" draw:layer="layout" svg:width="2.4cm" svg:height="0.401cm" svg:x="32.496cm" svg:y="2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2" draw:text-style-name="P17" draw:layer="layout" svg:x1="34.097cm" svg:y1="22.468cm" svg:x2="34.097cm" svg:y2="18.068cm">
            <text:p/>
          </draw:line>
          <draw:line draw:style-name="gr270" draw:text-style-name="P17" draw:layer="layout" svg:x1="29.297cm" svg:y1="22.468cm" svg:x2="29.297cm" svg:y2="16.868cm">
            <text:p/>
          </draw:line>
          <draw:line draw:style-name="gr308" draw:text-style-name="P17" draw:layer="layout" svg:x1="25.697cm" svg:y1="16.868cm" svg:x2="31.697cm" svg:y2="16.868cm">
            <text:p/>
          </draw:line>
          <draw:line draw:style-name="gr308" draw:text-style-name="P17" draw:layer="layout" svg:x1="34.897cm" svg:y1="18.468cm" svg:x2="31.697cm" svg:y2="16.868cm">
            <text:p/>
          </draw:line>
          <draw:measure draw:style-name="gr320" draw:text-style-name="P28" draw:layer="layout" svg:x1="31.696cm" svg:y1="17.167cm" svg:x2="24.096cm" svg:y2="17.167cm">
            <text:p text:style-name="P28"><text:span text:style-name="T10"><text:measure text:kind="gap"/></text:span><text:span text:style-name="T10"><text:measure text:kind="value">3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21" draw:text-style-name="P28" draw:layer="layout" svg:x1="19.696cm" svg:y1="11.268cm" svg:x2="10.096cm" svg:y2="11.268cm">
            <text:p text:style-name="P28"><text:span text:style-name="T10"><text:measure text:kind="gap"/></text:span><text:span text:style-name="T10"><text:measure text:kind="value">4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22" draw:text-style-name="P28" draw:layer="layout" svg:x1="22.896cm" svg:y1="22.468cm" svg:x2="22.896cm" svg:y2="12.067cm">
            <text:p text:style-name="P28"><text:span text:style-name="T10"><text:measure text:kind="gap"/></text:span><text:span text:style-name="T10"><text:measure text:kind="value">5.2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line draw:style-name="gr308" draw:text-style-name="P17" draw:layer="layout" svg:x1="24.897cm" svg:y1="16.068cm" svg:x2="24.897cm" svg:y2="12.868cm">
            <text:p/>
          </draw:line>
        </draw:g>
        <draw:custom-shape draw:style-name="gr258" draw:text-style-name="P44" draw:layer="layout" svg:width="34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3" draw:text-style-name="P53" draw:layer="layout" svg:width="1.6cm" svg:height="1.6cm" draw:transform="rotate (-1.5707963267949) translate (14.9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4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25" draw:text-style-name="P28" draw:layer="layout" svg:x1="18.9cm" svg:y1="20.868cm" svg:x2="14.1cm" svg:y2="20.8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26" draw:text-style-name="P28" draw:layer="layout" svg:x1="35.3cm" svg:y1="20.868cm" svg:x2="33.3cm" svg:y2="20.868cm">
            <text:p text:style-name="P28"><text:span text:style-name="T10"><text:measure text:kind="gap"/></text:span><text:span text:style-name="T10"><text:measure text:kind="value">1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g>
            <draw:custom-shape draw:style-name="gr323" draw:text-style-name="P53" draw:layer="layout" svg:width="1.6cm" svg:height="1.6cm" draw:transform="rotate (-1.5707963267949) translate (16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6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9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9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1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1.1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9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9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4.9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4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6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6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1.3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1.1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32.5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7" draw:text-style-name="P41" draw:layer="layout" svg:width="2.801cm" svg:height="1.2cm" draw:transform="rotate (-1.5707963267949) translate (32.3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1.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1.5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28" draw:text-style-name="P28" draw:layer="layout" svg:x1="28.5cm" svg:y1="20.868cm" svg:x2="23.7cm" svg:y2="20.8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29" draw:text-style-name="P28" draw:layer="layout" svg:x1="23.7cm" svg:y1="20.868cm" svg:x2="18.9cm" svg:y2="20.8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30" draw:text-style-name="P28" draw:layer="layout" svg:x1="14.1cm" svg:y1="20.868cm" svg:x2="9.3cm" svg:y2="20.8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31" draw:text-style-name="P28" draw:layer="layout" svg:x1="9.3cm" svg:y1="20.868cm" svg:x2="7.3cm" svg:y2="20.868cm">
            <text:p text:style-name="P28"><text:span text:style-name="T10"><text:measure text:kind="gap"/></text:span><text:span text:style-name="T10"><text:measure text:kind="value">1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32" draw:text-style-name="P28" draw:layer="layout" svg:x1="33.3cm" svg:y1="20.868cm" svg:x2="28.5cm" svg:y2="20.86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g>
            <draw:custom-shape draw:style-name="gr333" draw:text-style-name="P53" draw:layer="layout" svg:width="1.6cm" svg:height="3.2cm" draw:transform="rotate (-1.5707963267949) translate (26.1cm 18.96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7" draw:text-style-name="P41" draw:layer="layout" svg:width="2.801cm" svg:height="1.2cm" draw:transform="rotate (-1.5707963267949) translate (24.2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7" draw:text-style-name="P41" draw:layer="layout" svg:width="2.801cm" svg:height="1.2cm" draw:transform="rotate (-1.5707963267949) translate (25.897cm 18.06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4" draw:text-style-name="P54" draw:layer="layout" svg:width="2cm" svg:height="4.002cm" svg:x="23.497cm" svg:y="18.067cm">
              <text:p/>
              <draw:enhanced-geometry svg:viewBox="0 0 21600 21600" draw:type="rectangle" draw:enhanced-path="M 0 0 L 21600 0 21600 21600 0 21600 0 0 Z N"/>
            </draw:custom-shape>
            <draw:custom-shape draw:style-name="gr335" draw:text-style-name="P41" draw:layer="layout" svg:width="1.198cm" svg:height="1.2cm" draw:transform="rotate (-1.5707963267949) translate (25.097cm 18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35" draw:text-style-name="P41" draw:layer="layout" svg:width="1.198cm" svg:height="1.2cm" draw:transform="rotate (-1.5707963267949) translate (25.097cm 20.0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1.7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1.5cm 12.4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custom-shape draw:style-name="gr92" draw:text-style-name="P29" draw:layer="layout" svg:width="2cm" svg:height="1.999cm" svg:x="2.5cm" svg:y="4.467cm">
          <text:p text:style-name="P3"><text:span text:style-name="T11"><text:line-break/></text:span><text:span text:style-name="T11">N <text:s text:c="2"/>Z</text:span></text:p>
          <text:p text:style-name="P3"><text:span text:style-name="T11">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6" draw:text-style-name="P55" draw:layer="layout" svg:width="8.8cm" svg:height="1.6cm" svg:x="5.697cm" svg:y="4.067cm">
          <draw:text-box>
            <text:p><text:span text:style-name="T16">Gevel Westzijde</text:span></text:p>
          </draw:text-box>
        </draw:frame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</draw:page>
      <draw:page draw:name="page8" draw:style-name="dp1" draw:master-page-name="Default">
        <draw:g>
          <draw:line draw:style-name="gr288" draw:text-style-name="P17" draw:layer="layout" svg:x1="29.299cm" svg:y1="11.268cm" svg:x2="29.299cm" svg:y2="11.668cm">
            <text:p/>
          </draw:line>
          <draw:line draw:style-name="gr288" draw:text-style-name="P17" draw:layer="layout" svg:x1="14.899cm" svg:y1="17.268cm" svg:x2="14.899cm" svg:y2="17.668cm">
            <text:p/>
          </draw:line>
          <draw:line draw:style-name="gr288" draw:text-style-name="P17" draw:layer="layout" svg:x1="19.699cm" svg:y1="17.268cm" svg:x2="19.699cm" svg:y2="17.668cm">
            <text:p/>
          </draw:line>
          <draw:line draw:style-name="gr288" draw:text-style-name="P17" draw:layer="layout" svg:x1="29.299cm" svg:y1="17.268cm" svg:x2="29.299cm" svg:y2="17.668cm">
            <text:p/>
          </draw:line>
        </draw:g>
        <draw:g>
          <draw:custom-shape draw:style-name="gr337" draw:text-style-name="P51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8" draw:text-style-name="P50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9" draw:text-style-name="P50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0" draw:text-style-name="P50" draw:layer="layout" svg:width="2.399cm" svg:height="4.798cm" draw:transform="rotate (-1.5707963267949) translate (11.635cm 15.52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3" draw:text-style-name="P51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1" draw:text-style-name="P51" draw:layer="layout" svg:width="4.399cm" svg:height="4.399cm" draw:transform="rotate (1.5707963267949) translate (7.152cm 22.38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2" draw:text-style-name="P51" draw:layer="layout" svg:width="1.574cm" svg:height="6cm" draw:transform="rotate (1.5707963267949) translate (11.697cm 16.79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6" draw:text-style-name="P51" draw:layer="layout" svg:width="4.001cm" svg:height="1.6cm" draw:transform="rotate (1.5707963267949) translate (17.697cm 16.78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3" draw:text-style-name="P50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262" draw:text-style-name="P17" draw:layer="layout" svg:x1="19.697cm" svg:y1="16.867cm" svg:x2="19.697cm" svg:y2="12.467cm">
            <text:p/>
          </draw:line>
          <draw:custom-shape draw:style-name="gr344" draw:text-style-name="P52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63" draw:text-style-name="P17" draw:layer="layout" svg:x1="34.097cm" svg:y1="16.867cm" svg:x2="18.897cm" svg:y2="16.867cm">
            <text:p/>
          </draw:line>
          <draw:line draw:style-name="gr264" draw:text-style-name="P17" draw:layer="layout" svg:x1="18.497cm" svg:y1="16.867cm" svg:x2="10.897cm" svg:y2="16.867cm">
            <text:p/>
          </draw:line>
          <draw:custom-shape draw:style-name="gr345" draw:text-style-name="P47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6" draw:text-style-name="P46" draw:layer="layout" svg:width="9.6cm" svg:height="0.401cm" svg:x="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9" draw:text-style-name="P52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00" draw:text-style-name="P17" draw:layer="layout" svg:x1="17.697cm" svg:y1="12.467cm" svg:x2="17.297cm" svg:y2="12.067cm">
            <text:p/>
          </draw:line>
          <draw:custom-shape draw:style-name="gr347" draw:text-style-name="P52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2" draw:text-style-name="P52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3" draw:text-style-name="P52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00" draw:text-style-name="P17" draw:layer="layout" svg:x1="12.097cm" svg:y1="14.467cm" svg:x2="17.697cm" svg:y2="14.467cm">
            <text:p/>
          </draw:line>
          <draw:line draw:style-name="gr300" draw:text-style-name="P17" draw:layer="layout" svg:x1="12.097cm" svg:y1="15.267cm" svg:x2="17.697cm" svg:y2="15.267cm">
            <text:p/>
          </draw:line>
          <draw:line draw:style-name="gr300" draw:text-style-name="P17" draw:layer="layout" svg:x1="12.097cm" svg:y1="14.867cm" svg:x2="17.697cm" svg:y2="14.867cm">
            <text:p/>
          </draw:line>
          <draw:line draw:style-name="gr300" draw:text-style-name="P17" draw:layer="layout" svg:x1="12.097cm" svg:y1="14.467cm" svg:x2="12.097cm" svg:y2="15.667cm">
            <text:p/>
          </draw:line>
          <draw:line draw:style-name="gr304" draw:text-style-name="P17" draw:layer="layout" svg:x1="16.897cm" svg:y1="12.067cm" svg:x2="19.697cm" svg:y2="11.667cm">
            <text:p/>
          </draw:line>
          <draw:line draw:style-name="gr300" draw:text-style-name="P17" draw:layer="layout" svg:x1="17.297cm" svg:y1="12.067cm" svg:x2="20.097cm" svg:y2="11.667cm">
            <text:p/>
          </draw:line>
          <draw:custom-shape draw:style-name="gr348" draw:text-style-name="P48" draw:layer="layout" svg:width="2.4cm" svg:height="0.4cm" svg:x="28.0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8" draw:text-style-name="P48" draw:layer="layout" svg:width="2.4cm" svg:height="0.4cm" svg:x="18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8" draw:text-style-name="P48" draw:layer="layout" svg:width="2.4cm" svg:height="0.4cm" svg:x="13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67" draw:text-style-name="P17" draw:layer="layout" svg:x1="32.497cm" svg:y1="10.867cm" svg:x2="22.897cm" svg:y2="10.867cm">
            <text:p/>
          </draw:line>
          <draw:custom-shape draw:style-name="gr349" draw:text-style-name="P46" draw:layer="layout" svg:width="16cm" svg:height="0.401cm" svg:x="18.496cm" svg:y="22.0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70" draw:text-style-name="P17" draw:layer="layout" svg:x1="29.297cm" svg:y1="22.467cm" svg:x2="29.297cm" svg:y2="9.267cm">
            <text:p/>
          </draw:line>
          <draw:line draw:style-name="gr271" draw:text-style-name="P17" draw:layer="layout" svg:x1="34.097cm" svg:y1="11.667cm" svg:x2="27.697cm" svg:y2="8.467cm">
            <text:p/>
          </draw:line>
          <draw:line draw:style-name="gr271" draw:text-style-name="P17" draw:layer="layout" svg:x1="27.697cm" svg:y1="8.467cm" svg:x2="19.697cm" svg:y2="12.467cm">
            <text:p/>
          </draw:line>
          <draw:line draw:style-name="gr308" draw:text-style-name="P17" draw:layer="layout" svg:x1="35.297cm" svg:y1="11.667cm" svg:x2="27.297cm" svg:y2="7.667cm">
            <text:p/>
          </draw:line>
          <draw:line draw:style-name="gr270" draw:text-style-name="P17" draw:layer="layout" svg:x1="19.697cm" svg:y1="22.467cm" svg:x2="19.697cm" svg:y2="16.867cm">
            <text:p/>
          </draw:line>
          <draw:line draw:style-name="gr308" draw:text-style-name="P17" draw:layer="layout" svg:x1="18.897cm" svg:y1="12.867cm" svg:x2="27.697cm" svg:y2="8.467cm">
            <text:p/>
          </draw:line>
          <draw:line draw:style-name="gr308" draw:text-style-name="P17" draw:layer="layout" svg:x1="17.697cm" svg:y1="12.867cm" svg:x2="28.097cm" svg:y2="7.667cm">
            <text:p/>
          </draw:line>
          <draw:line draw:style-name="gr308" draw:text-style-name="P17" draw:layer="layout" svg:x1="34.897cm" svg:y1="12.067cm" svg:x2="27.697cm" svg:y2="8.467cm">
            <text:p/>
          </draw:line>
          <draw:line draw:style-name="gr271" draw:text-style-name="P17" draw:layer="layout" svg:x1="10.897cm" svg:y1="16.867cm" svg:x2="8.497cm" svg:y2="18.067cm">
            <text:p/>
          </draw:line>
          <draw:line draw:style-name="gr308" draw:text-style-name="P17" draw:layer="layout" svg:x1="34.497cm" svg:y1="16.867cm" svg:x2="19.297cm" svg:y2="16.867cm">
            <text:p/>
          </draw:line>
          <draw:line draw:style-name="gr308" draw:text-style-name="P17" draw:layer="layout" svg:x1="34.497cm" svg:y1="16.067cm" svg:x2="19.297cm" svg:y2="16.067cm">
            <text:p/>
          </draw:line>
          <draw:line draw:style-name="gr308" draw:text-style-name="P17" draw:layer="layout" svg:x1="34.497cm" svg:y1="22.467cm" svg:x2="34.497cm" svg:y2="12.067cm">
            <text:p/>
          </draw:line>
          <draw:line draw:style-name="gr308" draw:text-style-name="P17" draw:layer="layout" svg:x1="35.297cm" svg:y1="22.467cm" svg:x2="35.297cm" svg:y2="11.667cm">
            <text:p/>
          </draw:line>
          <draw:line draw:style-name="gr308" draw:text-style-name="P17" draw:layer="layout" svg:x1="19.297cm" svg:y1="16.867cm" svg:x2="19.297cm" svg:y2="12.867cm">
            <text:p/>
          </draw:line>
          <draw:line draw:style-name="gr308" draw:text-style-name="P17" draw:layer="layout" svg:x1="18.497cm" svg:y1="16.067cm" svg:x2="10.897cm" svg:y2="16.067cm">
            <text:p/>
          </draw:line>
          <draw:line draw:style-name="gr308" draw:text-style-name="P17" draw:layer="layout" svg:x1="7.297cm" svg:y1="22.467cm" svg:x2="7.297cm" svg:y2="18.067cm">
            <text:p/>
          </draw:line>
          <draw:line draw:style-name="gr308" draw:text-style-name="P17" draw:layer="layout" svg:x1="7.297cm" svg:y1="18.067cm" svg:x2="11.297cm" svg:y2="16.067cm">
            <text:p/>
          </draw:line>
          <draw:measure draw:style-name="gr350" draw:text-style-name="P28" draw:layer="layout" svg:x1="19.696cm" svg:y1="22.467cm" svg:x2="29.296cm" svg:y2="22.467cm">
            <text:p text:style-name="P28"><text:span text:style-name="T10"><text:measure text:kind="gap"/></text:span><text:span text:style-name="T10"><text:measure text:kind="value">4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283" draw:text-style-name="P49" draw:layer="layout" svg:x1="7.296cm" svg:y1="23.994cm" svg:x2="35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line draw:style-name="gr308" draw:text-style-name="P17" draw:layer="layout" svg:x1="18.497cm" svg:y1="16.067cm" svg:x2="18.497cm" svg:y2="12.867cm">
            <text:p/>
          </draw:line>
          <draw:line draw:style-name="gr308" draw:text-style-name="P17" draw:layer="layout" svg:x1="8.097cm" svg:y1="22.467cm" svg:x2="8.097cm" svg:y2="18.067cm">
            <text:p/>
          </draw:line>
          <draw:line draw:style-name="gr304" draw:text-style-name="P17" draw:layer="layout" svg:x1="6.097cm" svg:y1="18.467cm" svg:x2="27.697cm" svg:y2="7.667cm">
            <text:p/>
          </draw:line>
          <draw:line draw:style-name="gr308" draw:text-style-name="P17" draw:layer="layout" svg:x1="23.297cm" svg:y1="9.667cm" svg:x2="26.497cm" svg:y2="8.067cm">
            <text:p/>
          </draw:line>
          <draw:line draw:style-name="gr308" draw:text-style-name="P17" draw:layer="layout" svg:x1="19.422cm" svg:y1="11.627cm" svg:x2="22.497cm" svg:y2="10.067cm">
            <text:p/>
          </draw:line>
          <draw:line draw:style-name="gr308" draw:text-style-name="P17" draw:layer="layout" svg:x1="8.097cm" svg:y1="17.267cm" svg:x2="11.297cm" svg:y2="15.667cm">
            <text:p/>
          </draw:line>
          <draw:line draw:style-name="gr304" draw:text-style-name="P17" draw:layer="layout" svg:x1="27.697cm" svg:y1="7.667cm" svg:x2="36.497cm" svg:y2="12.067cm">
            <text:p/>
          </draw:line>
          <draw:custom-shape draw:style-name="gr348" draw:text-style-name="P48" draw:layer="layout" svg:width="2.4cm" svg:height="0.4cm" svg:x="7.6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62" draw:text-style-name="P17" draw:layer="layout" svg:x1="8.497cm" svg:y1="22.467cm" svg:x2="8.497cm" svg:y2="18.067cm">
            <text:p/>
          </draw:line>
          <draw:line draw:style-name="gr270" draw:text-style-name="P17" draw:layer="layout" svg:x1="14.897cm" svg:y1="22.467cm" svg:x2="14.897cm" svg:y2="16.867cm">
            <text:p/>
          </draw:line>
          <draw:line draw:style-name="gr308" draw:text-style-name="P17" draw:layer="layout" svg:x1="19.297cm" svg:y1="16.867cm" svg:x2="10.897cm" svg:y2="16.867cm">
            <text:p/>
          </draw:line>
          <draw:line draw:style-name="gr308" draw:text-style-name="P17" draw:layer="layout" svg:x1="7.697cm" svg:y1="18.467cm" svg:x2="10.897cm" svg:y2="16.867cm">
            <text:p/>
          </draw:line>
          <draw:line draw:style-name="gr308" draw:text-style-name="P17" draw:layer="layout" svg:x1="17.697cm" svg:y1="16.067cm" svg:x2="17.697cm" svg:y2="12.867cm">
            <text:p/>
          </draw:line>
        </draw:g>
        <draw:custom-shape draw:style-name="gr351" draw:text-style-name="P44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45" draw:layer="layout" svg:width="0.717cm" svg:height="1.703cm" svg:x="22.697cm" svg:y="17.668cm">
          <draw:text-box>
            <text:p/>
          </draw:text-box>
        </draw:frame>
        <draw:custom-shape draw:style-name="gr92" draw:text-style-name="P29" draw:layer="layout" svg:width="2cm" svg:height="1.999cm" svg:x="2.498cm" svg:y="4.467cm">
          <text:p text:style-name="P3"><text:span text:style-name="T11"><text:line-break/></text:span><text:span text:style-name="T11">Z <text:s text:c="2"/>N</text:span></text:p>
          <text:p text:style-name="P3"><text:span text:style-name="T1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6" draw:text-style-name="P55" draw:layer="layout" svg:width="8.8cm" svg:height="1.6cm" svg:x="5.697cm" svg:y="4.067cm">
          <draw:text-box>
            <text:p><text:span text:style-name="T16">Gevel Oostzijde</text:span></text:p>
          </draw:text-box>
        </draw:frame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g>
          <draw:g>
            <draw:custom-shape draw:style-name="gr323" draw:text-style-name="P53" draw:layer="layout" svg:width="1.6cm" svg:height="1.6cm" draw:transform="rotate (-1.5707963267949) translate (13.2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2" draw:text-style-name="P41" draw:layer="layout" svg:width="2.399cm" svg:height="1.2cm" draw:transform="rotate (-1.5707963267949) translate (13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4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4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1.2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1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2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2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53" draw:layer="layout" svg:width="0.798cm" svg:height="0.8cm" draw:transform="rotate (-1.5707963267949) translate (26.0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1" draw:layer="layout" svg:width="0.798cm" svg:height="0.6cm" draw:transform="rotate (-1.5707963267949) translate (25.998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1.698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2" draw:text-style-name="P41" draw:layer="layout" svg:width="2.399cm" svg:height="1.2cm" draw:transform="rotate (-1.5707963267949) translate (11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9.6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9.4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8.0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7.898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55" draw:text-style-name="P41" draw:layer="layout" svg:width="3.999cm" svg:height="1.2cm" draw:transform="rotate (-1.5707963267949) translate (32.8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5" draw:text-style-name="P41" draw:layer="layout" svg:width="3.999cm" svg:height="1.2cm" draw:transform="rotate (-1.5707963267949) translate (31.298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6" draw:text-style-name="P54" draw:layer="layout" svg:width="2cm" svg:height="3.999cm" svg:x="30.498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7" draw:text-style-name="P41" draw:layer="layout" svg:width="1.2cm" svg:height="1.2cm" draw:transform="rotate (-1.5707963267949) translate (32.098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41" draw:layer="layout" svg:width="1.2cm" svg:height="1.2cm" draw:transform="rotate (-1.5707963267949) translate (32.098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58" draw:text-style-name="P28" draw:layer="layout" svg:x1="33.298cm" svg:y1="20.97cm" svg:x2="35.298cm" svg:y2="20.97cm">
            <text:p text:style-name="P28"><text:span text:style-name="T10"><text:measure text:kind="gap"/></text:span><text:span text:style-name="T10"><text:measure text:kind="value">1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59" draw:text-style-name="P28" draw:layer="layout" svg:x1="9.298cm" svg:y1="20.97cm" svg:x2="14.098cm" svg:y2="20.97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60" draw:text-style-name="P28" draw:layer="layout" svg:x1="7.298cm" svg:y1="20.97cm" svg:x2="9.298cm" svg:y2="20.97cm">
            <text:p text:style-name="P28"><text:span text:style-name="T10"><text:measure text:kind="gap"/></text:span><text:span text:style-name="T10"><text:measure text:kind="value">1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g>
            <draw:custom-shape draw:style-name="gr323" draw:text-style-name="P53" draw:layer="layout" svg:width="1.6cm" svg:height="1.6cm" draw:transform="rotate (-1.5707963267949) translate (27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7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30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30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4.4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4.2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2.8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2.698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61" draw:text-style-name="P28" draw:layer="layout" svg:x1="14.098cm" svg:y1="20.97cm" svg:x2="18.898cm" svg:y2="20.97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62" draw:text-style-name="P28" draw:layer="layout" svg:x1="18.898cm" svg:y1="20.97cm" svg:x2="23.698cm" svg:y2="20.97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63" draw:text-style-name="P28" draw:layer="layout" svg:x1="23.698cm" svg:y1="20.97cm" svg:x2="28.498cm" svg:y2="20.97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64" draw:text-style-name="P28" draw:layer="layout" svg:x1="28.498cm" svg:y1="20.97cm" svg:x2="33.298cm" svg:y2="20.97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</draw:g>
      </draw:page>
      <draw:page draw:name="page9" draw:style-name="dp1" draw:master-page-name="Default">
        <draw:g>
          <draw:custom-shape draw:style-name="gr365" draw:text-style-name="P56" draw:layer="layout" svg:width="7cm" svg:height="16.4cm" svg:x="27.5cm" svg:y="6.1cm">
            <text:p text:style-name="P3">3.5×</text:p>
            <text:p text:style-name="P3">(6.5+8.2+6.5)</text:p>
            <text:p text:style-name="P3"/>
            <text:p text:style-name="P3">0</text:p>
            <draw:enhanced-geometry svg:viewBox="0 0 21600 21600" draw:mirror-horizontal="true" draw:type="rectangle" draw:enhanced-path="M 0 0 L 21600 0 21600 21600 0 21600 0 0 Z N"/>
          </draw:custom-shape>
          <draw:custom-shape draw:style-name="gr365" draw:text-style-name="P56" draw:layer="layout" svg:width="7cm" svg:height="16.4cm" svg:x="20.5cm" svg:y="6.1cm">
            <text:p text:style-name="P3">3.5×</text:p>
            <text:p text:style-name="P3">(6.5+8.2+6.5)</text:p>
            <text:p text:style-name="P3"/>
            <text:p text:style-name="P3">0</text:p>
            <draw:enhanced-geometry svg:viewBox="0 0 21600 21600" draw:mirror-horizontal="true" draw:type="rectangle" draw:enhanced-path="M 0 0 L 21600 0 21600 21600 0 21600 0 0 Z N"/>
          </draw:custom-shape>
          <draw:custom-shape draw:style-name="gr366" draw:text-style-name="P56" draw:layer="layout" svg:width="0.8cm" svg:height="16.4cm" svg:x="34.5cm" svg:y="6.1cm">
            <text:p text:style-name="P3">0</text:p>
            <text:p text:style-name="P3"/>
            <text:p text:style-name="P3"/>
            <text:p text:style-name="P3">5.4×</text:p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366" draw:text-style-name="P56" draw:layer="layout" svg:width="0.8cm" svg:height="16.4cm" svg:x="7.3cm" svg:y="6.1cm">
            <text:p text:style-name="P3">0</text:p>
            <text:p text:style-name="P3"/>
            <text:p text:style-name="P3"/>
            <text:p text:style-name="P3">3×</text:p>
            <text:p text:style-name="P3">9</text:p>
            <draw:enhanced-geometry svg:viewBox="0 0 21600 21600" draw:type="rectangle" draw:enhanced-path="M 0 0 L 21600 0 21600 21600 0 21600 0 0 Z N"/>
          </draw:custom-shape>
          <draw:custom-shape draw:style-name="gr367" draw:text-style-name="P56" draw:layer="layout" svg:width="3.2cm" svg:height="16.4cm" svg:x="8.1cm" svg:y="6.1cm">
            <text:p text:style-name="P3">1.6×</text:p>
            <text:p text:style-name="P3">(2.8+8.2+2.8)</text:p>
            <text:p text:style-name="P3"/>
            <text:p text:style-name="P3">0</text:p>
            <draw:enhanced-geometry svg:viewBox="0 0 21600 21600" draw:mirror-horizontal="true" draw:type="rectangle" draw:enhanced-path="M 0 0 L 21600 0 21600 21600 0 21600 0 0 Z N"/>
          </draw:custom-shape>
          <draw:custom-shape draw:style-name="gr368" draw:text-style-name="P56" draw:layer="layout" svg:width="4.4cm" svg:height="16.4cm" svg:x="16.1cm" svg:y="6.1cm">
            <text:p text:style-name="P3">2.2×</text:p>
            <text:p text:style-name="P3">(5+8.2+5)</text:p>
            <text:p text:style-name="P3"/>
            <text:p text:style-name="P3">(2+2.6)×</text:p>
            <text:p text:style-name="P3">8.2</text:p>
            <draw:enhanced-geometry svg:viewBox="0 0 21600 21600" draw:type="rectangle" draw:enhanced-path="M 0 0 L 21600 0 21600 21600 0 21600 0 0 Z N"/>
          </draw:custom-shape>
          <draw:custom-shape draw:style-name="gr369" draw:text-style-name="P56" draw:layer="layout" svg:width="4.8cm" svg:height="16.4cm" svg:x="11.3cm" svg:y="6.1cm">
            <text:p text:style-name="P3">2.4×</text:p>
            <text:p text:style-name="P3">(3.4+8.2+3.4)</text:p>
            <text:p text:style-name="P3"/>
            <text:p text:style-name="P3">0</text:p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337" draw:text-style-name="P51" draw:layer="layout" svg:width="10.8cm" svg:height="16cm" draw:transform="rotate (1.5707963267949) translate (19.234cm 22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8" draw:text-style-name="P50" draw:layer="layout" svg:width="4.002cm" svg:height="8cm" draw:transform="rotate (-1.5707963267949) translate (27.697cm 7.666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9" draw:text-style-name="P50" draw:layer="layout" svg:width="8cm" svg:height="4.002cm" draw:transform="rotate (-3.14159265358979) translate (35.697cm 11.6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0" draw:text-style-name="P50" draw:layer="layout" svg:width="2.399cm" svg:height="4.798cm" draw:transform="rotate (-1.5707963267949) translate (11.635cm 15.52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3" draw:text-style-name="P51" draw:layer="layout" svg:width="5.599cm" svg:height="7.6cm" draw:transform="rotate (1.5707963267949) translate (11.697cm 22.46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41" draw:text-style-name="P51" draw:layer="layout" svg:width="4.399cm" svg:height="4.399cm" draw:transform="rotate (1.5707963267949) translate (7.152cm 22.38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0" draw:text-style-name="P51" draw:layer="layout" svg:width="1.6cm" svg:height="6cm" draw:transform="rotate (1.5707963267949) translate (11.697cm 16.86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6" draw:text-style-name="P51" draw:layer="layout" svg:width="4.001cm" svg:height="1.6cm" draw:transform="rotate (1.5707963267949) translate (17.697cm 16.78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3" draw:text-style-name="P50" draw:layer="layout" svg:width="0.8cm" svg:height="1.6cm" draw:transform="rotate (-1.5707963267949) translate (19.297cm 12.068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71" draw:text-style-name="P52" draw:layer="layout" svg:width="5.6cm" svg:height="0.8cm" draw:transform="rotate (1.5707963267949) translate (15.9cm 22.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4" draw:text-style-name="P52" draw:layer="layout" svg:width="4cm" svg:height="0.8cm" draw:transform="rotate (1.5707963267949) translate (18.4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5" draw:text-style-name="P47" draw:layer="layout" svg:width="29.6cm" svg:height="2cm" svg:x="6.496cm" svg:y="22.4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99" draw:text-style-name="P52" draw:layer="layout" svg:width="4.4cm" svg:height="0.8cm" draw:transform="rotate (1.5707963267949) translate (7.2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00" draw:text-style-name="P17" draw:layer="layout" svg:x1="17.697cm" svg:y1="12.467cm" svg:x2="17.297cm" svg:y2="12.067cm">
            <text:p/>
          </draw:line>
          <draw:custom-shape draw:style-name="gr347" draw:text-style-name="P52" draw:layer="layout" svg:width="10.4cm" svg:height="0.8cm" draw:transform="rotate (1.5707963267949) translate (34.496cm 22.4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2" draw:text-style-name="P52" draw:layer="layout" svg:width="0.8cm" svg:height="7.6cm" draw:transform="rotate (1.5707963267949) translate (10.8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03" draw:text-style-name="P52" draw:layer="layout" svg:width="0.8cm" svg:height="15.2cm" draw:transform="rotate (1.5707963267949) translate (19.296cm 16.867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00" draw:text-style-name="P17" draw:layer="layout" svg:x1="12.097cm" svg:y1="14.467cm" svg:x2="17.697cm" svg:y2="14.467cm">
            <text:p/>
          </draw:line>
          <draw:line draw:style-name="gr300" draw:text-style-name="P17" draw:layer="layout" svg:x1="12.097cm" svg:y1="15.267cm" svg:x2="17.697cm" svg:y2="15.267cm">
            <text:p/>
          </draw:line>
          <draw:line draw:style-name="gr300" draw:text-style-name="P17" draw:layer="layout" svg:x1="12.097cm" svg:y1="14.867cm" svg:x2="17.697cm" svg:y2="14.867cm">
            <text:p/>
          </draw:line>
          <draw:line draw:style-name="gr300" draw:text-style-name="P17" draw:layer="layout" svg:x1="12.097cm" svg:y1="14.467cm" svg:x2="12.097cm" svg:y2="15.667cm">
            <text:p/>
          </draw:line>
          <draw:line draw:style-name="gr304" draw:text-style-name="P17" draw:layer="layout" svg:x1="16.897cm" svg:y1="12.067cm" svg:x2="19.697cm" svg:y2="11.667cm">
            <text:p/>
          </draw:line>
          <draw:line draw:style-name="gr300" draw:text-style-name="P17" draw:layer="layout" svg:x1="17.297cm" svg:y1="12.067cm" svg:x2="20.097cm" svg:y2="11.667cm">
            <text:p/>
          </draw:line>
          <draw:line draw:style-name="gr308" draw:text-style-name="P17" draw:layer="layout" svg:x1="35.297cm" svg:y1="11.667cm" svg:x2="27.297cm" svg:y2="7.667cm">
            <text:p/>
          </draw:line>
          <draw:line draw:style-name="gr308" draw:text-style-name="P17" draw:layer="layout" svg:x1="18.897cm" svg:y1="12.867cm" svg:x2="27.697cm" svg:y2="8.467cm">
            <text:p/>
          </draw:line>
          <draw:line draw:style-name="gr308" draw:text-style-name="P17" draw:layer="layout" svg:x1="17.697cm" svg:y1="12.867cm" svg:x2="28.097cm" svg:y2="7.667cm">
            <text:p/>
          </draw:line>
          <draw:line draw:style-name="gr308" draw:text-style-name="P17" draw:layer="layout" svg:x1="34.897cm" svg:y1="12.067cm" svg:x2="27.697cm" svg:y2="8.467cm">
            <text:p/>
          </draw:line>
          <draw:line draw:style-name="gr308" draw:text-style-name="P17" draw:layer="layout" svg:x1="34.497cm" svg:y1="16.067cm" svg:x2="19.297cm" svg:y2="16.067cm">
            <text:p/>
          </draw:line>
          <draw:line draw:style-name="gr308" draw:text-style-name="P17" draw:layer="layout" svg:x1="34.497cm" svg:y1="22.467cm" svg:x2="34.497cm" svg:y2="12.067cm">
            <text:p/>
          </draw:line>
          <draw:line draw:style-name="gr308" draw:text-style-name="P17" draw:layer="layout" svg:x1="35.297cm" svg:y1="22.467cm" svg:x2="35.297cm" svg:y2="11.667cm">
            <text:p/>
          </draw:line>
          <draw:line draw:style-name="gr308" draw:text-style-name="P17" draw:layer="layout" svg:x1="19.297cm" svg:y1="16.867cm" svg:x2="19.297cm" svg:y2="12.867cm">
            <text:p/>
          </draw:line>
          <draw:line draw:style-name="gr308" draw:text-style-name="P17" draw:layer="layout" svg:x1="18.497cm" svg:y1="16.067cm" svg:x2="10.897cm" svg:y2="16.067cm">
            <text:p/>
          </draw:line>
          <draw:line draw:style-name="gr308" draw:text-style-name="P17" draw:layer="layout" svg:x1="7.297cm" svg:y1="22.467cm" svg:x2="7.297cm" svg:y2="18.067cm">
            <text:p/>
          </draw:line>
          <draw:line draw:style-name="gr308" draw:text-style-name="P17" draw:layer="layout" svg:x1="7.297cm" svg:y1="18.067cm" svg:x2="11.297cm" svg:y2="16.067cm">
            <text:p/>
          </draw:line>
          <draw:measure draw:style-name="gr283" draw:text-style-name="P49" draw:layer="layout" svg:x1="7.296cm" svg:y1="23.994cm" svg:x2="35.296cm" svg:y2="23.994cm">
            <text:p text:style-name="P49"><text:span text:style-name="T3"><text:measure text:kind="gap"/></text:span><text:span text:style-name="T3"><text:measure text:kind="value">14.000</text:measure></text:span><text:span text:style-name="T3"><text:s/></text:span><text:span text:style-name="T3"><text:measure text:kind="unit">mm</text:measure></text:span><text:span text:style-name="T3"><text:measure text:kind="gap"/></text:span></text:p>
          </draw:measure>
          <draw:line draw:style-name="gr308" draw:text-style-name="P17" draw:layer="layout" svg:x1="18.497cm" svg:y1="16.067cm" svg:x2="18.497cm" svg:y2="12.867cm">
            <text:p/>
          </draw:line>
          <draw:line draw:style-name="gr308" draw:text-style-name="P17" draw:layer="layout" svg:x1="8.097cm" svg:y1="22.467cm" svg:x2="8.097cm" svg:y2="18.067cm">
            <text:p/>
          </draw:line>
          <draw:line draw:style-name="gr304" draw:text-style-name="P17" draw:layer="layout" svg:x1="6.097cm" svg:y1="18.467cm" svg:x2="27.697cm" svg:y2="7.667cm">
            <text:p/>
          </draw:line>
          <draw:line draw:style-name="gr308" draw:text-style-name="P17" draw:layer="layout" svg:x1="23.297cm" svg:y1="9.667cm" svg:x2="26.497cm" svg:y2="8.067cm">
            <text:p/>
          </draw:line>
          <draw:line draw:style-name="gr308" draw:text-style-name="P17" draw:layer="layout" svg:x1="19.422cm" svg:y1="11.627cm" svg:x2="22.497cm" svg:y2="10.067cm">
            <text:p/>
          </draw:line>
          <draw:line draw:style-name="gr308" draw:text-style-name="P17" draw:layer="layout" svg:x1="8.097cm" svg:y1="17.267cm" svg:x2="11.297cm" svg:y2="15.667cm">
            <text:p/>
          </draw:line>
          <draw:line draw:style-name="gr304" draw:text-style-name="P17" draw:layer="layout" svg:x1="27.697cm" svg:y1="7.667cm" svg:x2="36.497cm" svg:y2="12.067cm">
            <text:p/>
          </draw:line>
          <draw:line draw:style-name="gr308" draw:text-style-name="P17" draw:layer="layout" svg:x1="18.497cm" svg:y1="16.867cm" svg:x2="10.897cm" svg:y2="16.867cm">
            <text:p/>
          </draw:line>
          <draw:line draw:style-name="gr308" draw:text-style-name="P17" draw:layer="layout" svg:x1="7.697cm" svg:y1="18.467cm" svg:x2="10.897cm" svg:y2="16.867cm">
            <text:p/>
          </draw:line>
          <draw:custom-shape draw:style-name="gr372" draw:text-style-name="P52" draw:layer="layout" svg:width="11.172cm" svg:height="0.798cm" draw:transform="skewX (0.001221730476396) rotate (0.462686784703697) translate (17.617cm 12.605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3" draw:text-style-name="P52" draw:layer="layout" svg:width="5.592cm" svg:height="0.801cm" draw:transform="skewX (-0.00244346095279199) rotate (0.462686784703697) translate (6.856cm 17.80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4" draw:text-style-name="P52" draw:layer="layout" svg:width="8.764cm" svg:height="0.803cm" draw:transform="rotate (0.462686784703697) translate (27.452cm 11.703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5" draw:text-style-name="P57" draw:layer="layout" svg:width="29.6cm" svg:height="0.401cm" svg:x="6.496cm" svg:y="21.98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08" draw:text-style-name="P17" draw:layer="layout" svg:x1="34.497cm" svg:y1="16.867cm" svg:x2="18.097cm" svg:y2="16.867cm">
            <text:p/>
          </draw:line>
        </draw:g>
        <draw:custom-shape draw:style-name="gr351" draw:text-style-name="P44" draw:layer="layout" svg:width="36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23" draw:text-style-name="P53" draw:layer="layout" svg:width="1.6cm" svg:height="1.6cm" draw:transform="rotate (-1.5707963267949) translate (13.3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2" draw:text-style-name="P41" draw:layer="layout" svg:width="2.399cm" svg:height="1.2cm" draw:transform="rotate (-1.5707963267949) translate (13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4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4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1.3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1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2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2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53" draw:text-style-name="P53" draw:layer="layout" svg:width="0.798cm" svg:height="0.8cm" draw:transform="rotate (-1.5707963267949) translate (26.1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4" draw:text-style-name="P41" draw:layer="layout" svg:width="0.798cm" svg:height="0.6cm" draw:transform="rotate (-1.5707963267949) translate (26.097cm 18.4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1.797cm 18.8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2" draw:text-style-name="P41" draw:layer="layout" svg:width="2.399cm" svg:height="1.2cm" draw:transform="rotate (-1.5707963267949) translate (11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9.7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9.5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18.1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17.997cm 18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355" draw:text-style-name="P41" draw:layer="layout" svg:width="3.999cm" svg:height="1.2cm" draw:transform="rotate (-1.5707963267949) translate (32.9cm 1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5" draw:text-style-name="P41" draw:layer="layout" svg:width="3.999cm" svg:height="1.2cm" draw:transform="rotate (-1.5707963267949) translate (31.397cm 18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6" draw:text-style-name="P54" draw:layer="layout" svg:width="2cm" svg:height="3.999cm" svg:x="30.597cm" svg:y="18.0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7" draw:text-style-name="P41" draw:layer="layout" svg:width="1.2cm" svg:height="1.2cm" draw:transform="rotate (-1.5707963267949) translate (32.197cm 1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7" draw:text-style-name="P41" draw:layer="layout" svg:width="1.2cm" svg:height="1.2cm" draw:transform="rotate (-1.5707963267949) translate (32.197cm 20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76" draw:text-style-name="P28" draw:layer="layout" svg:x1="33.397cm" svg:y1="21.801cm" svg:x2="35.397cm" svg:y2="21.801cm">
            <text:p text:style-name="P28"><text:span text:style-name="T10"><text:measure text:kind="gap"/></text:span><text:span text:style-name="T10"><text:measure text:kind="value">1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77" draw:text-style-name="P28" draw:layer="layout" svg:x1="9.397cm" svg:y1="21.801cm" svg:x2="14.197cm" svg:y2="21.8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78" draw:text-style-name="P28" draw:layer="layout" svg:x1="7.397cm" svg:y1="21.801cm" svg:x2="9.397cm" svg:y2="21.801cm">
            <text:p text:style-name="P28"><text:span text:style-name="T10"><text:measure text:kind="gap"/></text:span><text:span text:style-name="T10"><text:measure text:kind="value">1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g>
            <draw:custom-shape draw:style-name="gr323" draw:text-style-name="P53" draw:layer="layout" svg:width="1.6cm" svg:height="1.6cm" draw:transform="rotate (-1.5707963267949) translate (27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7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30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30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4.5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4.3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23" draw:text-style-name="P53" draw:layer="layout" svg:width="1.6cm" svg:height="1.6cm" draw:transform="rotate (-1.5707963267949) translate (22.9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4" draw:text-style-name="P41" draw:layer="layout" svg:width="1.6cm" svg:height="1.2cm" draw:transform="rotate (-1.5707963267949) translate (22.797cm 12.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379" draw:text-style-name="P28" draw:layer="layout" svg:x1="14.197cm" svg:y1="21.801cm" svg:x2="18.997cm" svg:y2="21.8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0" draw:text-style-name="P28" draw:layer="layout" svg:x1="18.997cm" svg:y1="21.8cm" svg:x2="23.797cm" svg:y2="21.8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1" draw:text-style-name="P28" draw:layer="layout" svg:x1="23.797cm" svg:y1="21.801cm" svg:x2="28.597cm" svg:y2="21.8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2" draw:text-style-name="P28" draw:layer="layout" svg:x1="28.597cm" svg:y1="21.801cm" svg:x2="33.397cm" svg:y2="21.801cm">
            <text:p text:style-name="P28"><text:span text:style-name="T10"><text:measure text:kind="gap"/></text:span><text:span text:style-name="T10"><text:measure text:kind="value">2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3" draw:text-style-name="P28" draw:layer="layout" svg:x1="7.7cm" svg:y1="22.1cm" svg:x2="7.7cm" svg:y2="17.5cm">
            <text:p text:style-name="P28"><text:span text:style-name="T10"><text:measure text:kind="gap"/></text:span><text:span text:style-name="T10"><text:measure text:kind="value">2.3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4" draw:text-style-name="P28" draw:layer="layout" svg:x1="17.7cm" svg:y1="22.1cm" svg:x2="17.7cm" svg:y2="12.1cm">
            <text:p text:style-name="P28"><text:span text:style-name="T10"><text:measure text:kind="gap"/></text:span><text:span text:style-name="T10"><text:measure text:kind="value">5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5" draw:text-style-name="P28" draw:layer="layout" svg:x1="14.1cm" svg:y1="22.1cm" svg:x2="14.1cm" svg:y2="15.3cm">
            <text:p text:style-name="P28"><text:span text:style-name="T10"><text:measure text:kind="gap"/></text:span><text:span text:style-name="T10"><text:measure text:kind="value">3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6" draw:text-style-name="P28" draw:layer="layout" svg:x1="23.3cm" svg:y1="22.1cm" svg:x2="23.3cm" svg:y2="9.1cm">
            <text:p text:style-name="P28"><text:span text:style-name="T10"><text:measure text:kind="gap"/></text:span><text:span text:style-name="T10"><text:measure text:kind="value">6.5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7" draw:text-style-name="P28" draw:layer="layout" svg:x1="34.9cm" svg:y1="22.1cm" svg:x2="34.9cm" svg:y2="11.3cm">
            <text:p text:style-name="P28"><text:span text:style-name="T10"><text:measure text:kind="gap"/></text:span><text:span text:style-name="T10"><text:measure text:kind="value">5.4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8" draw:text-style-name="P28" draw:layer="layout" svg:x1="9.4cm" svg:y1="22.1cm" svg:x2="9.4cm" svg:y2="16.5cm">
            <text:p text:style-name="P28"><text:span text:style-name="T10"><text:measure text:kind="gap"/></text:span><text:span text:style-name="T10"><text:measure text:kind="value">2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89" draw:text-style-name="P28" draw:layer="layout" svg:x1="30.9cm" svg:y1="22.1cm" svg:x2="30.9cm" svg:y2="9.1cm">
            <text:p text:style-name="P28"><text:span text:style-name="T10"><text:measure text:kind="gap"/></text:span><text:span text:style-name="T10"><text:measure text:kind="value">6.5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</draw:g>
        <draw:g>
          <draw:line draw:style-name="gr270" draw:text-style-name="P17" draw:layer="layout" svg:x1="30.499cm" svg:y1="22.467cm" svg:x2="30.499cm" svg:y2="16.467cm">
            <text:p/>
          </draw:line>
          <draw:line draw:style-name="gr304" draw:text-style-name="P17" draw:layer="layout" svg:x1="24.899cm" svg:y1="18.867cm" svg:x2="32.899cm" svg:y2="14.867cm">
            <text:p/>
          </draw:line>
          <draw:line draw:style-name="gr304" draw:text-style-name="P17" draw:layer="layout" svg:x1="32.899cm" svg:y1="14.867cm" svg:x2="37.699cm" svg:y2="17.267cm">
            <text:p/>
          </draw:line>
          <draw:line draw:style-name="gr270" draw:text-style-name="P17" draw:layer="layout" svg:x1="28.899cm" svg:y1="17.267cm" svg:x2="36.899cm" svg:y2="17.267cm">
            <text:p/>
          </draw:line>
          <draw:line draw:style-name="gr270" draw:text-style-name="P17" draw:layer="layout" svg:x1="32.899cm" svg:y1="15.267cm" svg:x2="37.699cm" svg:y2="17.667cm">
            <text:p/>
          </draw:line>
          <draw:line draw:style-name="gr270" draw:text-style-name="P17" draw:layer="layout" svg:x1="24.899cm" svg:y1="19.267cm" svg:x2="32.899cm" svg:y2="15.267cm">
            <text:p/>
          </draw:line>
          <draw:line draw:style-name="gr270" draw:text-style-name="P17" draw:layer="layout" svg:x1="26.499cm" svg:y1="22.467cm" svg:x2="26.499cm" svg:y2="18.467cm">
            <text:p/>
          </draw:line>
          <draw:line draw:style-name="gr270" draw:text-style-name="P17" draw:layer="layout" svg:x1="25.699cm" svg:y1="18.867cm" svg:x2="26.499cm" svg:y2="19.267cm">
            <text:p/>
          </draw:line>
        </draw:g>
        <draw:frame draw:style-name="gr94" draw:text-style-name="P45" draw:layer="layout" svg:width="0.717cm" svg:height="1.703cm" svg:x="22.697cm" svg:y="17.668cm">
          <draw:text-box>
            <text:p/>
          </draw:text-box>
        </draw:frame>
        <draw:custom-shape draw:style-name="gr92" draw:text-style-name="P29" draw:layer="layout" svg:width="2cm" svg:height="1.999cm" svg:x="2.498cm" svg:y="4.467cm">
          <text:p text:style-name="P3"><text:span text:style-name="T11"><text:line-break/></text:span><text:span text:style-name="T11">Z <text:s text:c="2"/>N</text:span></text:p>
          <text:p text:style-name="P3"><text:span text:style-name="T1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6" draw:text-style-name="P55" draw:layer="layout" svg:width="8.8cm" svg:height="1.6cm" svg:x="5.697cm" svg:y="4.067cm">
          <draw:text-box>
            <text:p><text:span text:style-name="T16">Gevel Oostzijde met car port</text:span></text:p>
          </draw:text-box>
        </draw:frame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</draw:page>
      <draw:page draw:name="page10" draw:style-name="dp1" draw:master-page-name="Default">
        <draw:custom-shape draw:style-name="gr390" draw:text-style-name="P46" draw:layer="layout" svg:width="16.4cm" svg:height="0.399cm" svg:x="7.698cm" svg:y="22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47" draw:layer="layout" svg:width="18.8cm" svg:height="1.999cm" svg:x="6.498cm" svg:y="22.468cm">
          <text:p/>
          <draw:enhanced-geometry svg:viewBox="0 0 21600 21600" draw:type="rectangle" draw:enhanced-path="M 0 0 L 21600 0 21600 21600 0 21600 0 0 Z N"/>
        </draw:custom-shape>
        <draw:custom-shape draw:style-name="gr392" draw:text-style-name="P44" draw:layer="layout" svg:width="29.2cm" svg:height="22.399cm" svg:x="2.498cm" svg:y="2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93" draw:text-style-name="P58" draw:layer="layout" svg:width="0.4cm" svg:height="8.399cm" svg:x="15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3" draw:text-style-name="P58" draw:layer="layout" svg:width="0.4cm" svg:height="8.399cm" svg:x="7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3" draw:text-style-name="P58" draw:layer="layout" svg:width="0.4cm" svg:height="8.399cm" svg:x="23.6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94" draw:text-style-name="P28" draw:layer="measurelines" svg:x1="24.596cm" svg:y1="16.869cm" svg:x2="24.596cm" svg:y2="10.869cm">
            <text:p text:style-name="P28"><text:span text:style-name="T10"><text:measure text:kind="gap"/></text:span><text:span text:style-name="T10"><text:measure text:kind="value">3.0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95" draw:text-style-name="P28" draw:layer="layout" svg:x1="24.596cm" svg:y1="22.47cm" svg:x2="24.596cm" svg:y2="16.869cm">
            <text:p text:style-name="P28"><text:span text:style-name="T10"><text:measure text:kind="gap"/></text:span><text:span text:style-name="T10"><text:measure text:kind="value">2.800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396" draw:text-style-name="P28" draw:layer="layout" svg:x1="23.696cm" svg:y1="22.47cm" svg:x2="8.096cm" svg:y2="22.47cm">
            <text:p text:style-name="P28"><text:span text:style-name="T10"><text:measure text:kind="gap"/></text:span><text:span text:style-name="T10"><text:measure text:kind="value">7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custom-shape draw:style-name="gr397" draw:text-style-name="P59" draw:layer="layout" svg:width="16.4cm" svg:height="0.801cm" svg:x="7.696cm" svg:y="10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7" draw:text-style-name="P59" draw:layer="layout" svg:width="16.4cm" svg:height="0.801cm" svg:x="7.696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8" draw:text-style-name="P59" draw:layer="layout" svg:width="0.8cm" svg:height="13.6cm" svg:x="22.8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59" draw:layer="layout" svg:width="0.4cm" svg:height="4.4cm" svg:x="7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8" draw:text-style-name="P59" draw:layer="layout" svg:width="0.8cm" svg:height="13.6cm" svg:x="8.096cm" svg:y="8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0" draw:text-style-name="P59" draw:layer="layout" svg:width="0.4cm" svg:height="0.799cm" svg:x="7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0" draw:text-style-name="P59" draw:layer="layout" svg:width="0.4cm" svg:height="0.799cm" svg:x="23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59" draw:layer="layout" svg:width="0.4cm" svg:height="4.4cm" svg:x="23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9" draw:text-style-name="P59" draw:layer="layout" svg:width="0.4cm" svg:height="4.4cm" svg:x="15.696cm" svg:y="6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0" draw:text-style-name="P59" draw:layer="layout" svg:width="0.4cm" svg:height="0.799cm" svg:x="15.696cm" svg:y="16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01" draw:text-style-name="P28" draw:layer="layout" svg:x1="24.596cm" svg:y1="10.869cm" svg:x2="24.596cm" svg:y2="6.87cm">
            <text:p text:style-name="P28"><text:span text:style-name="T10"><text:measure text:kind="gap"/></text:span><text:span text:style-name="T10"><text:measure text:kind="value">1.999,5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402" draw:text-style-name="P28" draw:layer="layout" svg:x1="15.696cm" svg:y1="7.27cm" svg:x2="8.096cm" svg:y2="7.27cm">
            <text:p text:style-name="P28"><text:span text:style-name="T10"><text:measure text:kind="gap"/></text:span><text:span text:style-name="T10"><text:measure text:kind="value">3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403" draw:text-style-name="P28" draw:layer="layout" svg:x1="23.696cm" svg:y1="7.27cm" svg:x2="16.096cm" svg:y2="7.27cm">
            <text:p text:style-name="P28"><text:span text:style-name="T10"><text:measure text:kind="gap"/></text:span><text:span text:style-name="T10"><text:measure text:kind="value">3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  <draw:measure draw:style-name="gr404" draw:text-style-name="P28" draw:layer="layout" svg:x1="7.696cm" svg:y1="22.47cm" svg:x2="7.696cm" svg:y2="8.87cm">
            <text:p text:style-name="P28"><text:span text:style-name="T10"><text:measure text:kind="gap"/></text:span><text:span text:style-name="T10"><text:measure text:kind="value">6.800</text:measure></text:span><text:span text:style-name="T10"><text:s/></text:span><text:span text:style-name="T10"><text:measure text:kind="unit">mm</text:measure></text:span><text:span text:style-name="T10"><text:measure text:kind="gap"/></text:span></text:p>
          </draw:measure>
        </draw:g>
        <draw:frame draw:style-name="gr94" draw:text-style-name="P45" draw:layer="layout" svg:width="0.717cm" svg:height="1.703cm" svg:x="21.497cm" svg:y="17.668cm">
          <draw:text-box>
            <text:p/>
          </draw:text-box>
        </draw:frame>
        <draw:frame draw:style-name="gr259" draw:text-style-name="P31" draw:layer="layout" svg:width="8.8cm" svg:height="2.401cm" svg:x="6.9cm" svg:y="4.868cm">
          <draw:text-box>
            <text:p><text:span text:style-name="T13">Spanten vanaf Noordzijde</text:span></text:p>
          </draw:text-box>
        </draw:frame>
        <draw:custom-shape draw:style-name="gr405" draw:text-style-name="P48" draw:layer="layout" svg:width="2.4cm" svg:height="0.399cm" svg:x="21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48" draw:layer="layout" svg:width="2.4cm" svg:height="0.399cm" svg:x="7.698cm" svg:y="22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9" draw:layer="layout" svg:width="2cm" svg:height="1.999cm" svg:x="2.5cm" svg:y="4.467cm">
          <text:p text:style-name="P3"><text:span text:style-name="T11"><text:line-break/></text:span><text:span text:style-name="T11">O <text:s text:c="2"/>W</text:span></text:p>
          <text:p text:style-name="P3"><text:span text:style-name="T11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</draw:page>
      <draw:page draw:name="page11" draw:style-name="dp1" draw:master-page-name="Default">
        <draw:custom-shape draw:style-name="gr406" draw:text-style-name="P51" draw:layer="layout" svg:width="10.8cm" svg:height="18cm" draw:transform="rotate (1.5707963267949) translate (6.9cm 22.4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07" draw:text-style-name="P60" draw:layer="layout" svg:width="6.8cm" svg:height="4.402cm" svg:x="14.1cm" svg:y="17.266cm">
            <text:p text:style-name="P3"><text:span text:style-name="T8">Bad-</text:span></text:p>
            <text:p text:style-name="P3"><text:span text:style-name="T8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8" draw:text-style-name="P60" draw:layer="layout" svg:width="4.4cm" svg:height="4.402cm" svg:x="7.7cm" svg:y="17.266cm">
            <text:p text:style-name="P3"><text:span text:style-name="T8">Entree</text:span></text:p>
            <text:p text:style-name="P3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9" draw:text-style-name="P60" draw:layer="layout" svg:width="7.2cm" svg:height="4.4cm" svg:x="7.7cm" svg:y="11.667cm">
            <text:p text:style-name="P3"><text:span text:style-name="T8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0" draw:text-style-name="P60" draw:layer="layout" svg:width="6cm" svg:height="4.4cm" svg:x="18.1cm" svg:y="11.667cm">
            <text:p text:style-name="P3"><text:span text:style-name="T8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1" draw:text-style-name="P60" draw:layer="layout" svg:width="2.4cm" svg:height="4.4cm" svg:x="15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2" draw:text-style-name="P60" draw:layer="layout" svg:width="0.4cm" svg:height="3.601cm" svg:x="13.7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3" draw:text-style-name="P60" draw:layer="layout" svg:width="0.4cm" svg:height="3.201cm" svg:x="13.3cm" svg:y="1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4" draw:text-style-name="P60" draw:layer="layout" svg:width="3.2cm" svg:height="4.402cm" svg:x="20.9cm" svg:y="17.266cm">
            <text:p text:style-name="P3"><text:span text:style-name="T8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5" draw:text-style-name="P45" draw:layer="layout" svg:width="0.717cm" svg:height="1.704cm" svg:x="14.5cm" svg:y="20.466cm">
            <draw:text-box>
              <text:p/>
            </draw:text-box>
          </draw:frame>
        </draw:g>
        <draw:g>
          <draw:line draw:style-name="gr308" draw:text-style-name="P17" draw:layer="layout" svg:x1="7.698cm" svg:y1="16.868cm" svg:x2="24.098cm" svg:y2="16.868cm">
            <text:p/>
          </draw:line>
          <draw:custom-shape draw:style-name="gr416" draw:text-style-name="P52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6" draw:text-style-name="P52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7" draw:text-style-name="P47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18" draw:text-style-name="P46" draw:layer="layout" svg:width="16.4cm" svg:height="0.4cm" svg:x="7.6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419" draw:text-style-name="P61" draw:layer="layout" svg:width="0.8cm" svg:height="0.4cm" draw:transform="rotate (1.5707963267949) translate (15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19" draw:text-style-name="P61" draw:layer="layout" svg:width="0.8cm" svg:height="0.4cm" draw:transform="rotate (1.5707963267949) translate (23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19" draw:text-style-name="P61" draw:layer="layout" svg:width="0.8cm" svg:height="0.4cm" draw:transform="rotate (1.5707963267949) translate (7.698cm 17.26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0" draw:text-style-name="P52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52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8" draw:text-style-name="P17" draw:layer="layout" svg:x1="7.698cm" svg:y1="16.068cm" svg:x2="24.098cm" svg:y2="16.068cm">
            <text:p/>
          </draw:line>
          <draw:custom-shape draw:style-name="gr421" draw:text-style-name="P62" draw:layer="layout" svg:width="0.4cm" svg:height="3.2cm" svg:x="7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21" draw:text-style-name="P62" draw:layer="layout" svg:width="0.4cm" svg:height="3.2cm" svg:x="15.698cm" svg:y="8.468cm">
            <text:p/>
            <draw:enhanced-geometry svg:viewBox="0 0 21600 21600" draw:type="rectangle" draw:enhanced-path="M 0 0 L 21600 0 21600 21600 0 21600 0 0 Z N"/>
          </draw:custom-shape>
          <draw:custom-shape draw:style-name="gr421" draw:text-style-name="P62" draw:layer="layout" svg:width="0.4cm" svg:height="3.2cm" svg:x="23.698cm" svg:y="8.4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5" draw:text-style-name="P41" draw:layer="layout" svg:width="1.198cm" svg:height="1.2cm" draw:transform="rotate (-1.5707963267949) translate (22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5" draw:text-style-name="P41" draw:layer="layout" svg:width="1.198cm" svg:height="1.2cm" draw:transform="rotate (-1.5707963267949) translate (17.6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5" draw:text-style-name="P41" draw:layer="layout" svg:width="1.198cm" svg:height="1.2cm" draw:transform="rotate (-1.5707963267949) translate (16.0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4" draw:text-style-name="P41" draw:layer="layout" svg:width="1.6cm" svg:height="1.2cm" draw:transform="rotate (-1.5707963267949) translate (17.6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4" draw:text-style-name="P41" draw:layer="layout" svg:width="1.6cm" svg:height="1.2cm" draw:transform="rotate (-1.5707963267949) translate (10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35" draw:text-style-name="P41" draw:layer="layout" svg:width="1.198cm" svg:height="1.2cm" draw:transform="rotate (-1.5707963267949) translate (10.498cm 18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4" draw:text-style-name="P41" draw:layer="layout" svg:width="1.6cm" svg:height="1.2cm" draw:transform="rotate (-1.5707963267949) translate (22.4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4" draw:text-style-name="P41" draw:layer="layout" svg:width="1.6cm" svg:height="1.2cm" draw:transform="rotate (-1.5707963267949) translate (16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4" draw:text-style-name="P41" draw:layer="layout" svg:width="1.6cm" svg:height="1.2cm" draw:transform="rotate (-1.5707963267949) translate (12.0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24" draw:text-style-name="P41" draw:layer="layout" svg:width="1.6cm" svg:height="1.2cm" draw:transform="rotate (-1.5707963267949) translate (20.898cm 12.4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422" draw:text-style-name="P63" draw:layer="layout" svg:width="19.546cm" svg:height="4.8cm" svg:x="6.096cm" svg:y="7.669cm">
            <text:p/>
            <draw:enhanced-geometry svg:viewBox="0 0 21600 21600" draw:type="rectangle" draw:enhanced-path="M 0 0 L 21600 0 21600 21600 0 21600 0 0 Z N"/>
          </draw:custom-shape>
        </draw:g>
        <draw:frame draw:style-name="gr94" draw:text-style-name="P45" draw:layer="layout" svg:width="0.717cm" svg:height="1.703cm" svg:x="22.897cm" svg:y="18.067cm">
          <draw:text-box>
            <text:p/>
          </draw:text-box>
        </draw:frame>
        <draw:frame draw:style-name="gr94" draw:text-style-name="P45" draw:layer="layout" svg:width="0.717cm" svg:height="1.703cm" svg:x="20.9cm" svg:y="13.667cm">
          <draw:text-box>
            <text:p/>
          </draw:text-box>
        </draw:frame>
        <draw:measure draw:style-name="gr423" draw:text-style-name="P64" draw:layer="layout" svg:x1="5.961cm" svg:y1="12.065cm" svg:x2="5.961cm" svg:y2="8.067cm">
          <text:p text:style-name="P64"><text:span text:style-name="T10"><text:measure text:kind="gap"/></text:span><text:span text:style-name="T10"><text:measure text:kind="value">1.999</text:measure></text:span><text:span text:style-name="T10"><text:s/></text:span><text:span text:style-name="T10"><text:measure text:kind="unit">mm</text:measure></text:span><text:span text:style-name="T10"><text:measure text:kind="gap"/></text:span></text:p>
        </draw:measure>
        <draw:measure draw:style-name="gr424" draw:text-style-name="P64" draw:layer="layout" svg:x1="6.363cm" svg:y1="22.468cm" svg:x2="6.363cm" svg:y2="12.068cm">
          <text:p text:style-name="P64"><text:span text:style-name="T10"><text:measure text:kind="gap"/></text:span><text:span text:style-name="T10"><text:measure text:kind="value">5.200</text:measure></text:span><text:span text:style-name="T10"><text:s/></text:span><text:span text:style-name="T10"><text:measure text:kind="unit">mm</text:measure></text:span><text:span text:style-name="T10"><text:measure text:kind="gap"/></text:span></text:p>
        </draw:measure>
        <draw:custom-shape draw:style-name="gr425" draw:text-style-name="P52" draw:layer="layout" svg:width="3.999cm" svg:height="16.4cm" draw:transform="rotate (1.5707963267949) translate (7.7cm 12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6" draw:text-style-name="P55" draw:layer="layout" svg:width="8.8cm" svg:height="1.6cm" svg:x="4.5cm" svg:y="4.067cm">
          <draw:text-box>
            <text:p><text:span text:style-name="T16">Gevel Noordzijde</text:span></text:p>
          </draw:text-box>
        </draw:frame>
        <draw:custom-shape draw:style-name="gr426" draw:text-style-name="P44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9" draw:layer="layout" svg:width="2cm" svg:height="1.999cm" svg:x="2.5cm" svg:y="4.467cm">
          <text:p text:style-name="P3"><text:span text:style-name="T11"><text:line-break/></text:span><text:span text:style-name="T11">O <text:s text:c="2"/>W</text:span></text:p>
          <text:p text:style-name="P3"><text:span text:style-name="T11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  <draw:g>
          <draw:line draw:style-name="gr427" draw:text-style-name="P17" draw:layer="layout" svg:x1="11.297cm" svg:y1="20.468cm" svg:x2="12.097cm" svg:y2="20.468cm">
            <text:p/>
          </draw:line>
          <draw:line draw:style-name="gr427" draw:text-style-name="P17" draw:layer="layout" svg:x1="10.897cm" svg:y1="20.868cm" svg:x2="11.697cm" svg:y2="20.868cm">
            <text:p/>
          </draw:line>
          <draw:line draw:style-name="gr427" draw:text-style-name="P17" draw:layer="layout" svg:x1="10.497cm" svg:y1="21.268cm" svg:x2="11.297cm" svg:y2="21.268cm">
            <text:p/>
          </draw:line>
          <draw:line draw:style-name="gr427" draw:text-style-name="P17" draw:layer="layout" svg:x1="10.097cm" svg:y1="21.668cm" svg:x2="10.897cm" svg:y2="21.668cm">
            <text:p/>
          </draw:line>
          <draw:line draw:style-name="gr427" draw:text-style-name="P17" draw:layer="layout" svg:x1="12.897cm" svg:y1="18.868cm" svg:x2="13.697cm" svg:y2="18.868cm">
            <text:p/>
          </draw:line>
          <draw:line draw:style-name="gr427" draw:text-style-name="P17" draw:layer="layout" svg:x1="12.497cm" svg:y1="19.268cm" svg:x2="13.297cm" svg:y2="19.268cm">
            <text:p/>
          </draw:line>
          <draw:line draw:style-name="gr427" draw:text-style-name="P17" draw:layer="layout" svg:x1="12.097cm" svg:y1="19.668cm" svg:x2="12.897cm" svg:y2="19.668cm">
            <text:p/>
          </draw:line>
          <draw:line draw:style-name="gr427" draw:text-style-name="P17" draw:layer="layout" svg:x1="11.697cm" svg:y1="20.068cm" svg:x2="12.497cm" svg:y2="20.068cm">
            <text:p/>
          </draw:line>
          <draw:line draw:style-name="gr427" draw:text-style-name="P17" draw:layer="layout" svg:x1="14.497cm" svg:y1="17.268cm" svg:x2="15.297cm" svg:y2="17.268cm">
            <text:p/>
          </draw:line>
          <draw:line draw:style-name="gr427" draw:text-style-name="P17" draw:layer="layout" svg:x1="14.097cm" svg:y1="17.668cm" svg:x2="14.897cm" svg:y2="17.668cm">
            <text:p/>
          </draw:line>
          <draw:line draw:style-name="gr427" draw:text-style-name="P17" draw:layer="layout" svg:x1="13.697cm" svg:y1="18.068cm" svg:x2="14.497cm" svg:y2="18.068cm">
            <text:p/>
          </draw:line>
          <draw:line draw:style-name="gr427" draw:text-style-name="P17" draw:layer="layout" svg:x1="13.297cm" svg:y1="18.468cm" svg:x2="14.097cm" svg:y2="18.468cm">
            <text:p/>
          </draw:line>
          <draw:line draw:style-name="gr427" draw:text-style-name="P17" draw:layer="layout" svg:x1="15.297cm" svg:y1="16.468cm" svg:x2="16.097cm" svg:y2="16.468cm">
            <text:p/>
          </draw:line>
          <draw:line draw:style-name="gr427" draw:text-style-name="P17" draw:layer="layout" svg:x1="14.897cm" svg:y1="16.868cm" svg:x2="15.697cm" svg:y2="16.868cm">
            <text:p/>
          </draw:line>
        </draw:g>
      </draw:page>
      <draw:page draw:name="page12" draw:style-name="dp1" draw:master-page-name="Default">
        <draw:custom-shape draw:style-name="gr428" draw:text-style-name="P51" draw:layer="layout" svg:width="10.399cm" svg:height="18cm" draw:transform="rotate (1.5707963267949) translate (6.9cm 22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08" draw:text-style-name="P17" draw:layer="layout" svg:x1="7.698cm" svg:y1="16.868cm" svg:x2="24.098cm" svg:y2="16.868cm">
            <text:p/>
          </draw:line>
          <draw:custom-shape draw:style-name="gr416" draw:text-style-name="P52" draw:layer="layout" svg:width="0.799cm" svg:height="8cm" draw:transform="rotate (1.5707963267949) translate (16.0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6" draw:text-style-name="P52" draw:layer="layout" svg:width="0.799cm" svg:height="8cm" draw:transform="rotate (1.5707963267949) translate (7.698cm 16.8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7" draw:text-style-name="P47" draw:layer="layout" svg:width="18.8cm" svg:height="2.001cm" svg:x="6.4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29" draw:text-style-name="P46" draw:layer="layout" svg:width="15.6cm" svg:height="0.4cm" svg:x="8.098cm" svg:y="22.068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48" draw:layer="layout" svg:width="2.4cm" svg:height="0.401cm" svg:x="7.2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30" draw:text-style-name="P48" draw:layer="layout" svg:width="2cm" svg:height="0.401cm" svg:x="14.8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48" draw:layer="layout" svg:width="2.4cm" svg:height="0.401cm" svg:x="22.098cm" svg:y="22.468cm">
            <text:p/>
            <draw:enhanced-geometry svg:viewBox="0 0 21600 21600" draw:type="rectangle" draw:enhanced-path="M 0 0 L 21600 0 21600 21600 0 21600 0 0 Z N"/>
          </draw:custom-shape>
          <draw:custom-shape draw:style-name="gr420" draw:text-style-name="P52" draw:layer="layout" svg:width="14.4cm" svg:height="0.8cm" draw:transform="rotate (1.5707963267949) translate (24.0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52" draw:layer="layout" svg:width="14.4cm" svg:height="0.8cm" draw:transform="rotate (1.5707963267949) translate (6.898cm 22.4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08" draw:text-style-name="P17" draw:layer="layout" svg:x1="7.698cm" svg:y1="16.068cm" svg:x2="24.098cm" svg:y2="16.068cm">
            <text:p/>
          </draw:line>
        </draw:g>
        <draw:frame draw:style-name="gr94" draw:text-style-name="P45" draw:layer="layout" svg:width="0.717cm" svg:height="1.703cm" svg:x="24.795cm" svg:y="18.067cm">
          <draw:text-box>
            <text:p/>
          </draw:text-box>
        </draw:frame>
        <draw:measure draw:style-name="gr431" draw:text-style-name="P64" draw:layer="layout" svg:x1="5.961cm" svg:y1="12.065cm" svg:x2="5.961cm" svg:y2="8.067cm">
          <text:p text:style-name="P64"><text:span text:style-name="T10"><text:measure text:kind="gap"/></text:span><text:span text:style-name="T10"><text:measure text:kind="value">1.999</text:measure></text:span><text:span text:style-name="T10"><text:s/></text:span><text:span text:style-name="T10"><text:measure text:kind="unit">mm</text:measure></text:span><text:span text:style-name="T10"><text:measure text:kind="gap"/></text:span></text:p>
        </draw:measure>
        <draw:measure draw:style-name="gr432" draw:text-style-name="P64" draw:layer="layout" svg:x1="6.363cm" svg:y1="22.468cm" svg:x2="6.363cm" svg:y2="12.068cm">
          <text:p text:style-name="P64"><text:span text:style-name="T10"><text:measure text:kind="gap"/></text:span><text:span text:style-name="T10"><text:measure text:kind="value">5.200</text:measure></text:span><text:span text:style-name="T10"><text:s/></text:span><text:span text:style-name="T10"><text:measure text:kind="unit">mm</text:measure></text:span><text:span text:style-name="T10"><text:measure text:kind="gap"/></text:span></text:p>
        </draw:measure>
        <draw:g>
          <draw:custom-shape draw:style-name="gr433" draw:text-style-name="P41" draw:layer="layout" svg:width="3.6cm" svg:height="4.4cm" draw:transform="rotate (-1.5707963267949) translate (22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4" draw:text-style-name="P41" draw:layer="layout" svg:width="3.999cm" svg:height="2.002cm" draw:transform="rotate (-1.5707963267949) translate (18.1cm 12.069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5" draw:text-style-name="P41" draw:layer="layout" svg:width="3.999cm" svg:height="2.2cm" draw:transform="rotate (-1.5707963267949) translate (20.3cm 12.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6" draw:text-style-name="P41" draw:layer="layout" svg:width="3.6cm" svg:height="4.402cm" draw:transform="rotate (-1.5707963267949) translate (14.1cm 18.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7" draw:text-style-name="P41" draw:layer="layout" svg:width="3.999cm" svg:height="2.002cm" draw:transform="rotate (-1.5707963267949) translate (15.7cm 12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8" draw:text-style-name="P41" draw:layer="layout" svg:width="3.999cm" svg:height="2.2cm" draw:transform="rotate (-1.5707963267949) translate (13.698cm 12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9" draw:text-style-name="P63" draw:layer="layout" svg:width="2cm" svg:height="3.601cm" svg:x="23.3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9" draw:text-style-name="P63" draw:layer="layout" svg:width="2cm" svg:height="3.601cm" svg:x="6.5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0" draw:text-style-name="P65" draw:layer="layout" svg:width="7.6cm" svg:height="0.401cm" svg:x="12.1cm" svg:y="11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1" draw:text-style-name="P63" draw:layer="layout" svg:width="3.6cm" svg:height="0.801cm" svg:x="8.5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2" draw:text-style-name="P63" draw:layer="layout" svg:width="3.701cm" svg:height="0.801cm" svg:x="19.617cm" svg:y="11.6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40" draw:text-style-name="P65" draw:layer="layout" svg:width="7.6cm" svg:height="0.401cm" svg:x="12.1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3" draw:text-style-name="P63" draw:layer="layout" svg:width="18.8cm" svg:height="0.401cm" svg:x="6.5cm" svg:y="18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4" draw:text-style-name="P63" draw:layer="layout" svg:width="18.8cm" svg:height="0.799cm" svg:x="6.5cm" svg:y="15.2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5" draw:text-style-name="P63" draw:layer="layout" svg:width="18.8cm" svg:height="0.433cm" svg:x="6.5cm" svg:y="7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63" draw:layer="layout" svg:width="0.4cm" svg:height="3.999cm" svg:x="6.5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6" draw:text-style-name="P63" draw:layer="layout" svg:width="0.4cm" svg:height="3.999cm" svg:x="24.9cm" svg:y="7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63" draw:layer="layout" svg:width="0.4cm" svg:height="2cm" svg:x="6.5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7" draw:text-style-name="P63" draw:layer="layout" svg:width="0.4cm" svg:height="2cm" svg:x="24.9cm" svg:y="16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48" draw:text-style-name="P63" draw:layer="layout" svg:width="6cm" svg:height="2.032cm" svg:x="12.9cm" svg:y="7.6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9" draw:text-style-name="P63" draw:layer="layout" svg:width="6cm" svg:height="2cm" svg:x="18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0" draw:text-style-name="P66" draw:layer="layout" svg:width="5.6cm" svg:height="2cm" svg:x="19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1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1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1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1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14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15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16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17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18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19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20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21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1" draw:text-style-name="P63" draw:layer="layout" svg:width="2cm" svg:height="2cm" svg:x="22.9cm" svg:y="16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2" draw:text-style-name="P66" draw:layer="layout" svg:width="1.6cm" svg:height="1.799cm" svg:x="23.1cm" svg:y="16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3" draw:text-style-name="P63" draw:layer="layout" svg:width="6cm" svg:height="1.999cm" svg:x="12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9" draw:text-style-name="P63" draw:layer="layout" svg:width="6cm" svg:height="2cm" svg:x="6.9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0" draw:text-style-name="P66" draw:layer="layout" svg:width="5.6cm" svg:height="2cm" svg:x="7.1cm" svg:y="9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9" draw:text-style-name="P63" draw:layer="layout" svg:width="6cm" svg:height="2cm" svg:x="18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0" draw:text-style-name="P66" draw:layer="layout" svg:width="5.6cm" svg:height="2cm" svg:x="19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9" draw:text-style-name="P63" draw:layer="layout" svg:width="6cm" svg:height="2cm" svg:x="6.9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0" draw:text-style-name="P66" draw:layer="layout" svg:width="5.6cm" svg:height="2cm" svg:x="7.1cm" svg:y="7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line draw:style-name="gr300" draw:text-style-name="P17" draw:layer="layout" svg:x1="23.299cm" svg:y1="14.469cm" svg:x2="8.499cm" svg:y2="14.469cm">
            <text:p/>
          </draw:line>
          <draw:line draw:style-name="gr300" draw:text-style-name="P17" draw:layer="layout" svg:x1="23.299cm" svg:y1="15.269cm" svg:x2="8.499cm" svg:y2="15.269cm">
            <text:p/>
          </draw:line>
          <draw:line draw:style-name="gr300" draw:text-style-name="P17" draw:layer="layout" svg:x1="23.299cm" svg:y1="14.869cm" svg:x2="8.499cm" svg:y2="14.869cm">
            <text:p/>
          </draw:line>
          <draw:line draw:style-name="gr300" draw:text-style-name="P17" draw:layer="layout" svg:x1="23.299cm" svg:y1="14.469cm" svg:x2="23.299cm" svg:y2="15.669cm">
            <text:p/>
          </draw:line>
          <draw:line draw:style-name="gr300" draw:text-style-name="P17" draw:layer="layout" svg:x1="12.099cm" svg:y1="12.869cm" svg:x2="12.099cm" svg:y2="12.069cm">
            <text:p/>
          </draw:line>
          <draw:line draw:style-name="gr300" draw:text-style-name="P17" draw:layer="layout" svg:x1="8.499cm" svg:y1="14.469cm" svg:x2="8.499cm" svg:y2="15.669cm">
            <text:p/>
          </draw:line>
          <draw:line draw:style-name="gr300" draw:text-style-name="P17" draw:layer="layout" svg:x1="13.299cm" svg:y1="14.469cm" svg:x2="13.299cm" svg:y2="15.669cm">
            <text:p/>
          </draw:line>
          <draw:line draw:style-name="gr300" draw:text-style-name="P17" draw:layer="layout" svg:x1="18.499cm" svg:y1="14.469cm" svg:x2="18.499cm" svg:y2="15.669cm">
            <text:p/>
          </draw:line>
          <draw:line draw:style-name="gr300" draw:text-style-name="P17" draw:layer="layout" svg:x1="19.699cm" svg:y1="12.869cm" svg:x2="19.699cm" svg:y2="12.069cm">
            <text:p/>
          </draw:line>
          <draw:line draw:style-name="gr300" draw:text-style-name="P17" draw:layer="layout" svg:x1="19.699cm" svg:y1="12.069cm" svg:x2="12.099cm" svg:y2="12.069cm">
            <text:p/>
          </draw:line>
        </draw:g>
        <draw:custom-shape draw:style-name="gr92" draw:text-style-name="P29" draw:layer="layout" svg:width="2cm" svg:height="1.999cm" svg:x="2.5cm" svg:y="4.467cm">
          <text:p text:style-name="P3"><text:span text:style-name="T11"><text:line-break/></text:span><text:span text:style-name="T11">W <text:s text:c="2"/>O</text:span></text:p>
          <text:p text:style-name="P3"><text:span text:style-name="T11">Z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6" draw:text-style-name="P55" draw:layer="layout" svg:width="8.8cm" svg:height="1.6cm" svg:x="4.5cm" svg:y="4.067cm">
          <draw:text-box>
            <text:p><text:span text:style-name="T16">Gevel Zuidzijde</text:span></text:p>
          </draw:text-box>
        </draw:frame>
        <draw:custom-shape draw:style-name="gr426" draw:text-style-name="P44" draw:layer="layout" svg:width="29.6cm" svg:height="20.799cm" svg:x="4.498cm" svg:y="4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30" draw:layer="layout" svg:width="9.58cm" svg:height="5.462cm" svg:x="5.717cm" svg:y="24.886cm">
          <draw:text-box>
            <text:p><text:span text:style-name="T12"><text:file-name text:display="name">julianapark-k31-14</text:file-name></text:span><text:span text:style-name="T12"><text:s text:c="2"/></text:span><text:span text:style-name="T12"><text:date style:data-style-name="D4" text:date-value="2018-06-26">26-06-2018</text:date></text:span></text:p>
            <text:p><text:span text:style-name="T12">Arend Freije</text:span></text:p>
            <text:p><text:span text:style-name="T12">afreije@inn.nl</text:span></text:p>
            <text:p><text:span text:style-name="T12">06-8743497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hatch draw:name="Trap" draw:style="single" draw:color="#000000" draw:distance="0.3cm" draw:rotation="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2DT1H43M51S</meta:editing-duration>
    <meta:editing-cycles>595</meta:editing-cycles>
    <meta:generator>LibreOffice/6.0.4.2$Linux_X86_64 LibreOffice_project/00m0$Build-2</meta:generator>
    <dc:date>2018-06-26T18:53:40.566469214</dc:date>
    <meta:print-date>2017-03-14T08:27:27.604361285</meta:print-date>
    <meta:document-statistic meta:object-count="1774"/>
  </office:meta>
</office:document-meta>
</file>